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Gentium" svg:font-family="Gentium" style:font-family-generic="system" style:font-pitch="variable" svg:panose-1="2 0 5 3 6 0 0 2 0 4"/>
    <style:font-face style:name="Estrangelo Edessa" svg:font-family="Estrangelo Edessa" style:font-family-generic="script" style:font-pitch="variable" svg:panose-1="0 0 0 0 0 0 0 0 0 0"/>
    <style:font-face style:name="Arial" svg:font-family="Arial" style:font-family-generic="swiss" style:font-pitch="variable" svg:panose-1="2 11 6 4 2 2 2 2 2 4"/>
    <style:font-face style:name="DejaVu Sans" svg:font-family="DejaVu Sans" style:font-family-generic="swiss" style:font-pitch="variable" svg:panose-1="2 11 6 3 3 8 4 2 2 4"/>
  </office:font-face-decls>
  <office:automatic-styles>
    <style:style style:name="P1" style:parent-style-name="Normal1" style:master-page-name="MP0" style:family="paragraph">
      <style:paragraph-properties fo:break-before="page" fo:text-align="justify"/>
    </style:style>
    <style:style style:name="T2" style:parent-style-name="DefaultParagraphFont" style:family="text">
      <style:text-properties style:font-name="Gentium" style:font-name-complex="Estrangelo Edessa" fo:font-size="13pt" style:font-size-asian="13pt" style:font-size-complex="13pt" style:language-complex="syr" style:country-complex="SY"/>
    </style:style>
    <style:style style:name="T3" style:parent-style-name="DefaultParagraphFont" style:family="text">
      <style:text-properties style:font-name="Gentium" style:font-name-complex="Estrangelo Edessa" fo:font-style="italic" style:font-style-asian="italic" style:font-style-complex="italic" fo:font-size="13pt" style:font-size-asian="13pt" style:font-size-complex="13pt" style:language-complex="syr" style:country-complex="SY"/>
    </style:style>
    <style:style style:name="T4" style:parent-style-name="DefaultParagraphFont" style:family="text">
      <style:text-properties style:font-name="Gentium" style:font-name-complex="Estrangelo Edessa" fo:font-size="13pt" style:font-size-asian="13pt" style:font-size-complex="13pt" style:language-complex="syr" style:country-complex="SY"/>
    </style:style>
    <style:style style:name="T5" style:parent-style-name="DefaultParagraphFont" style:family="text">
      <style:text-properties style:font-name="Gentium" style:font-name-complex="Estrangelo Edessa" fo:font-size="13pt" style:font-size-asian="13pt" style:font-size-complex="13pt" style:language-complex="syr" style:country-complex="SY"/>
    </style:style>
    <style:style style:name="T6" style:parent-style-name="DefaultParagraphFont" style:family="text">
      <style:text-properties style:font-name="Gentium" style:font-name-complex="Estrangelo Edessa" style:text-position="super 61.5%" fo:font-size="13pt" style:font-size-asian="13pt" style:font-size-complex="13pt" style:language-complex="syr" style:country-complex="SY"/>
    </style:style>
    <style:style style:name="T7" style:parent-style-name="DefaultParagraphFont" style:family="text">
      <style:text-properties style:font-name="Gentium" style:font-name-complex="Estrangelo Edessa" fo:font-size="13pt" style:font-size-asian="13pt" style:font-size-complex="13pt" style:language-complex="syr" style:country-complex="SY"/>
    </style:style>
    <style:style style:name="T8" style:parent-style-name="DefaultParagraphFont" style:family="text">
      <style:text-properties style:font-name="Gentium" style:font-name-complex="Estrangelo Edessa" fo:font-size="13pt" style:font-size-asian="13pt" style:font-size-complex="13pt" style:language-complex="syr" style:country-complex="SY"/>
    </style:style>
    <style:style style:name="T9" style:parent-style-name="DefaultParagraphFont" style:family="text">
      <style:text-properties style:font-name="Gentium" style:font-name-complex="Estrangelo Edessa" style:text-position="super 61.5%" fo:font-size="13pt" style:font-size-asian="13pt" style:font-size-complex="13pt" style:language-complex="syr" style:country-complex="SY"/>
    </style:style>
    <style:style style:name="T10" style:parent-style-name="DefaultParagraphFont" style:family="text">
      <style:text-properties style:font-name="Gentium" style:font-name-complex="Estrangelo Edessa" fo:font-size="13pt" style:font-size-asian="13pt" style:font-size-complex="13pt" style:language-complex="syr" style:country-complex="SY"/>
    </style:style>
    <style:style style:name="T11" style:parent-style-name="DefaultParagraphFont" style:family="text">
      <style:text-properties style:font-name="Gentium" style:font-name-complex="Estrangelo Edessa" fo:font-size="13pt" style:font-size-asian="13pt" style:font-size-complex="13pt" style:language-complex="syr" style:country-complex="SY"/>
    </style:style>
    <style:style style:name="T12" style:parent-style-name="Hyperlink" style:family="text">
      <style:text-properties style:font-name="Gentium" style:font-name-complex="Estrangelo Edessa" fo:font-size="13pt" style:font-size-asian="13pt" style:font-size-complex="13pt" style:language-complex="syr" style:country-complex="SY"/>
    </style:style>
    <style:style style:name="T13" style:parent-style-name="DefaultParagraphFont" style:family="text">
      <style:text-properties style:font-name="Gentium" style:font-name-complex="Estrangelo Edessa" fo:font-size="13pt" style:font-size-asian="13pt" style:font-size-complex="13pt" style:language-complex="syr" style:country-complex="SY"/>
    </style:style>
    <style:style style:name="P14" style:parent-style-name="Normal1" style:family="paragraph">
      <style:paragraph-properties fo:border-top="none" fo:border-left="none" fo:border-bottom="0.0104in solid #000000" fo:border-right="none" fo:padding-top="0in" fo:padding-left="0in" fo:padding-bottom="0.0138in" fo:padding-right="0in" style:shadow="none" fo:text-align="justify" fo:line-height="0.0138in"/>
      <style:text-properties style:font-name="Gentium" style:font-name-complex="Estrangelo Edessa" fo:color="#003300" style:language-complex="syr" style:country-complex="SY"/>
    </style:style>
    <style:style style:name="S1" style:family="section">
      <style:section-properties fo:margin-left="0in" fo:margin-right="0in" style:writing-mode="lr-tb"/>
    </style:style>
    <style:style style:name="P15"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6" style:parent-style-name="Normal1" style:family="paragraph">
      <style:paragraph-properties style:snap-to-layout-grid="false" fo:text-align="justify" style:writing-mode="rl-tb" fo:margin-top="0.0833in"/>
    </style:style>
    <style:style style:name="T1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3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3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4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4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5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5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6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6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6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6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7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7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5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5"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1"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3"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9"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1"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7"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3"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9"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1"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3"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5"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1"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7"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3"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S2" style:family="section">
      <style:section-properties fo:margin-left="0in" fo:margin-right="0in" style:writing-mode="lr-tb"/>
    </style:style>
    <style:style style:name="P285"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286" style:parent-style-name="Normal1" style:family="paragraph">
      <style:paragraph-properties style:snap-to-layout-grid="false" fo:text-align="justify" style:writing-mode="rl-tb" fo:margin-top="0.0833in"/>
    </style:style>
    <style:style style:name="T28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30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30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0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0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0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0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0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0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0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0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31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31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1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1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1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1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1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1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1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1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32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32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2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2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2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2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2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2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2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2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3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3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3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3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33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33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3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3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3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3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4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4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34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34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4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4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4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4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4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4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5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5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5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5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5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5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5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5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35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35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6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6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6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6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6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6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36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36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6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6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7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7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7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7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7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7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7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7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37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37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8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8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8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8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38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38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8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8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8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8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9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9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9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9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9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9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9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9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9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9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40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40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0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0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0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0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0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0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0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0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1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1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41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41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1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1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1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1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1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1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42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42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2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2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2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2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2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2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2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2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43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43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3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3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3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35"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3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3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3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43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44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41"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4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4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4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44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44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4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4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4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5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5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45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45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5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5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5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5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45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45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6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6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6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6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6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6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6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6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46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46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7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7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7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7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7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7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47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47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7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7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8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8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8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8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8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8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8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8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48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48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9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9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9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9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9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9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49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49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9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49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0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0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0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0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0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0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0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0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0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0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51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51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1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1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1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1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1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1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51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51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2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2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2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2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52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52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2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2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2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2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3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3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3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3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53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53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3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3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3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3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4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4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54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54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4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4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4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4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54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54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5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5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5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5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5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5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55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55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5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5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6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6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6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6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6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6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6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6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56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56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7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7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7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7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57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57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7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7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7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7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58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58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8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8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8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8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8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8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58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58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9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9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9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9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9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9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9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9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59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59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0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0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0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0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0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0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60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60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0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0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1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1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1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1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61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61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1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1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1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1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2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2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62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62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2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2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2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2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2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2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63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63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3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3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3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3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63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63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3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3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4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4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4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4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4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4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64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64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4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4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5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5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5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5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5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5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65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65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5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5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6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6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6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66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66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6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6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66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66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69"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7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71"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7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7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7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67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67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77"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7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79"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8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8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8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68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68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85"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8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8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8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68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69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91"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9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93"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9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9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9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69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69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99"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0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01"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0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03"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0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05"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0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0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0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70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71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11"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1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13"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1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15"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1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1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1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71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72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21"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2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23"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2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25"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2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27"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2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2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3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73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73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33"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3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35"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3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3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3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73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74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41"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4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43"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4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45"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4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47"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4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S3" style:family="section">
      <style:section-properties fo:margin-left="0in" fo:margin-right="0in" style:writing-mode="lr-tb"/>
    </style:style>
    <style:style style:name="P749"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750" style:parent-style-name="Normal1" style:family="paragraph">
      <style:paragraph-properties style:snap-to-layout-grid="false" fo:text-align="justify" style:writing-mode="rl-tb" fo:margin-top="0.0833in"/>
    </style:style>
    <style:style style:name="T75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75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75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5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5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5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5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5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5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6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6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6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6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76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76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6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6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6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6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7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7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77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77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7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7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7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7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7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7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78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78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8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8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8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8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8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8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8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8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79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79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9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9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9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9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9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9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9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9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0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0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0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0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0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0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0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0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0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0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1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1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1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1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1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1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1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1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1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1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2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2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2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2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2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2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2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2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2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2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3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3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3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3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3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3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3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3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3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3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4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4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4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4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4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4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4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4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4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4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5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5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5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5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5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5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5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5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5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5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6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6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6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6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6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6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6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6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6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6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7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7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7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7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7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7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7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7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7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7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8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8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8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8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8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85"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8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8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8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8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9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9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9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9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9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9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9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89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89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9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0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0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0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0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0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0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0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0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0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0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1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1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1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1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1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1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1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1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1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1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2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2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2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2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2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2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2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27"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2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2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3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3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3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3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3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3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3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3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3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3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4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4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4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4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4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4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4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4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4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4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5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5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5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5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5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5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5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5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5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5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6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6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6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6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6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6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6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6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6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6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7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7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7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7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7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7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7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7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7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7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8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8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8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8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8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8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8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8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8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8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9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9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9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9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9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9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99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99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9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9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0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0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0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0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0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0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0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0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0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0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1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1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1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1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S4" style:family="section">
      <style:section-properties fo:margin-left="0in" fo:margin-right="0in" style:writing-mode="lr-tb"/>
    </style:style>
    <style:style style:name="P1014"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015" style:parent-style-name="Normal1" style:family="paragraph">
      <style:paragraph-properties style:snap-to-layout-grid="false" fo:text-align="justify" style:writing-mode="rl-tb" fo:margin-top="0.0833in"/>
    </style:style>
    <style:style style:name="T101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1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1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1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2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2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2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2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2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2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2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2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2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2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3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31"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3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3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3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3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3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3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3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3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4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4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4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4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4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4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4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4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4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4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5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5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5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5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5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5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5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5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5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5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6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6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6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6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6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6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6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6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6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6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7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7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7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7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7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7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7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7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7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7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8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8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8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8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8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8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8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8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8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8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9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9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9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9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9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9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09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09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9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09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0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0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0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0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0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0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0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0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0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0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1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1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1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1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1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1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1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1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1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1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2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2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2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2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2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2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2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2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2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2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3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3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3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3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3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3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3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3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3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3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4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4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4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4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4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4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4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4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4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4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5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5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5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5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5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5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5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5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5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5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6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6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6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6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6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6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6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6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6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6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7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7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7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7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7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7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7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7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7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7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8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8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8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8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8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8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8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8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8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8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9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9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9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9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9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9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9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19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19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19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0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0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0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0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0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0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0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0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0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0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1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1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1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1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1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1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1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1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1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1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2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2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2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2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2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2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2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2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2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2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3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3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3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3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3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3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3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3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3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3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4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4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4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4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4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4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4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4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4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4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5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5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5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5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5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5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5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5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5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S5" style:family="section">
      <style:section-properties fo:margin-left="0in" fo:margin-right="0in" style:writing-mode="lr-tb"/>
    </style:style>
    <style:style style:name="P1259"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260" style:parent-style-name="Normal1" style:family="paragraph">
      <style:paragraph-properties style:snap-to-layout-grid="false" fo:text-align="justify" style:writing-mode="rl-tb" fo:margin-top="0.0833in"/>
    </style:style>
    <style:style style:name="T126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6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6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6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6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6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6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6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6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7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7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7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7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7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7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7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7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7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7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8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8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8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8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8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8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8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8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8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8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9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9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9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9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9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9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29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9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29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29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0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0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0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0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0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0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0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0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0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0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1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1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1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1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1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1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1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1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1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1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2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2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2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2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2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2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2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2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2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2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3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3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3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3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3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3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3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37"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3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39"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4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4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4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4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4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4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4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4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4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4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5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5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5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5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5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5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5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5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5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5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6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61"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6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6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6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6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6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6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6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6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7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7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7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7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7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7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7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7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7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7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8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8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8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8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8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8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8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8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8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8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9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9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9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9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9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9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9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39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39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39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0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0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0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0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0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0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0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0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0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0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1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1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1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1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1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1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1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1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1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1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2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2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2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2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2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2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2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2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2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2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3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3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3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3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3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3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3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3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3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3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4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4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4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4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4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4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4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4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4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4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5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5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5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5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5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5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5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5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5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5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6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6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6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6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6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6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6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6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6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6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7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7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7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7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7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7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7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7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7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7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8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8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8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8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8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8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8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8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8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8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9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9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9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9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9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9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49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9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49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49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0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0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0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50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0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0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0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50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0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0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1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51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1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13"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1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1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1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51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1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1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2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52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2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23"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2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2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2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52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2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29"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3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3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3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53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3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3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3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53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3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3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4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4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54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4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4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4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54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4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4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4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55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5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5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5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55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5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5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5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55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5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6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6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6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6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56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6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6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6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56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6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7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7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57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7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7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7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57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7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7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7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58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8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8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8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58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8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8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8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58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8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9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9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59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9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9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9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59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59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9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59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0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0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0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0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0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0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0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0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0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0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1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1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1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1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1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1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1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1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1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1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2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2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2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2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2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2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2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2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2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2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3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3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3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3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3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3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36"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3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3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3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40"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4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4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4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44"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4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4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4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48"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4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5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5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5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5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5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5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5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5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5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5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6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6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6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6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6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6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6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6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6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6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7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7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7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7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7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7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7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7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7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7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8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8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8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8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8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85"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8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8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8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8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9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91"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9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9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9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9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69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9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69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69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0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0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0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0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0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0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0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0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0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0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1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1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1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13"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1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1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1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17"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1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1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2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2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2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2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2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2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2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2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2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2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3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3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3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33"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3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3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3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3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3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3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4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4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4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4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4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4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4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4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4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4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5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5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5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5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5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5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5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5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5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5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6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6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62"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6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6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6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6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6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6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6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7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7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7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7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7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7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7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7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7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7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8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8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8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8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8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8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8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8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8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8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9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9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9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9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9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9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9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79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79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79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0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0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0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0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0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0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0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0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0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0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1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1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1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1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1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1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1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1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1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1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2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2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2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2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S6" style:family="section">
      <style:section-properties fo:margin-left="0in" fo:margin-right="0in" style:writing-mode="lr-tb"/>
    </style:style>
    <style:style style:name="P1824"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825" style:parent-style-name="Normal1" style:family="paragraph">
      <style:paragraph-properties style:snap-to-layout-grid="false" fo:text-align="justify" style:writing-mode="rl-tb" fo:margin-top="0.0833in"/>
    </style:style>
    <style:style style:name="T182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2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2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2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3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3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3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3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3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3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3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3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3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3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4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41"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4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4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4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4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4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4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4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4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5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5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5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5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5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5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5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5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5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5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6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6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6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6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6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6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6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6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6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69"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7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7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7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7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7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7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7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7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7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7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8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8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8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8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8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85" style:parent-style-name="refmarker"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8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8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8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8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9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9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9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9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9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89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89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97"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9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89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0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0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0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0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0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0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0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0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0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0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1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1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1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1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1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1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1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1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1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1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2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2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2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2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2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2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2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2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2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2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3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3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3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3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3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3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3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3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3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3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4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4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4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4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4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4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4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4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4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4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5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5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5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5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5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5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5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5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5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5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6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6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6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6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6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6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6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6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6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6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7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7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7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7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7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7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7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7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7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7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8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8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8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8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8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8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8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8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8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8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9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9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9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9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9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9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9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199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199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199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0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0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0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0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0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0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0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0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0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0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1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1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1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1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1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1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1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1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1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1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2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2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2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2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2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2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2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2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2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2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S7" style:family="section">
      <style:section-properties fo:margin-left="0in" fo:margin-right="0in" style:writing-mode="lr-tb"/>
    </style:style>
    <style:style style:name="P2030"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2031" style:parent-style-name="Normal1" style:family="paragraph">
      <style:paragraph-properties style:snap-to-layout-grid="false" fo:text-align="justify" style:writing-mode="rl-tb" fo:margin-top="0.0833in"/>
    </style:style>
    <style:style style:name="T203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3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3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3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3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3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3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3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4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4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4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4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4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4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4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4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4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4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5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5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5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5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5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5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5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5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5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5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6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6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6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6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6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6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6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6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6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6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7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7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7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7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7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7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7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7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7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7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8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8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8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8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8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8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8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8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8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8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9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9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9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9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9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9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9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09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09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09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0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0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0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0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0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0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0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0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0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0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1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1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1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1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1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1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1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1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1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1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2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2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22"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2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2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2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2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2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2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2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3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3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3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3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3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3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3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3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3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3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4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4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4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4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4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4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4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4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48"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4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5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5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5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5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5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5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5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5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5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5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6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6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6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6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6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6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6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6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6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6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7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7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7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7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7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7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7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7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7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7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S8" style:family="section">
      <style:section-properties fo:margin-left="0in" fo:margin-right="0in" style:writing-mode="lr-tb"/>
    </style:style>
    <style:style style:name="P2180"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2181" style:parent-style-name="Normal1" style:family="paragraph">
      <style:paragraph-properties style:snap-to-layout-grid="false" fo:text-align="justify" style:writing-mode="rl-tb" fo:margin-top="0.0833in"/>
    </style:style>
    <style:style style:name="T218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8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8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8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8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8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8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8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9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9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9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9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9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9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9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19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19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19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0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0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0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0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0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0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0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0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0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0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1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1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1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1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1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1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1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1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1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19"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2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2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2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2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2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2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2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2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2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2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3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3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3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3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3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3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3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3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3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3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4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4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4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4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4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4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4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4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4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4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5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51"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5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5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5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5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5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5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5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5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6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6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6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6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6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6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6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6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6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6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7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7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7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7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7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7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7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7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7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7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8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8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8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8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8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8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8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8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8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8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9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9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9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9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9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9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9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29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29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29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0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0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0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0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0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0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0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0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0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0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1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11"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1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1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1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1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1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1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1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1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2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2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2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2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2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2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2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2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2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2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3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3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3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3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3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3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3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3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3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3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4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41"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4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4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4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4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4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4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4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4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5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5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5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5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5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5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5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5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5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5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6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6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6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6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6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6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6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6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6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6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7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7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S9" style:family="section">
      <style:section-properties fo:margin-left="0in" fo:margin-right="0in" style:writing-mode="lr-tb"/>
    </style:style>
    <style:style style:name="P2372"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2373" style:parent-style-name="Normal1" style:family="paragraph">
      <style:paragraph-properties style:snap-to-layout-grid="false" fo:text-align="justify" style:writing-mode="rl-tb" fo:margin-top="0.0833in"/>
    </style:style>
    <style:style style:name="T237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7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7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7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7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7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8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8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8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8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8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8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8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8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8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8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9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9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9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9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9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9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9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39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39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39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0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0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0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0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0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0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0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0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0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0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1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1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1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1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1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1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1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1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1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1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2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2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2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2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2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2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2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2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2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2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3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31"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3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3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3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3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3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3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3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3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4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4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4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4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4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4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4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4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4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4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5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5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5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5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5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5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5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5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5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5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6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6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6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6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6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6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6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6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6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6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7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7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7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7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7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7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76"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7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7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7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8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8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8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8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8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8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8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8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8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89"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9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9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9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9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9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9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9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49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49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49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0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0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0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0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0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0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0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0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0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0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1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1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1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1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1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1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1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1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S10" style:family="section">
      <style:section-properties fo:margin-left="0in" fo:margin-right="0in" style:writing-mode="lr-tb"/>
    </style:style>
    <style:style style:name="P2518"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2519" style:parent-style-name="Normal1" style:family="paragraph">
      <style:paragraph-properties style:snap-to-layout-grid="false" fo:text-align="justify" style:writing-mode="rl-tb" fo:margin-top="0.0833in"/>
    </style:style>
    <style:style style:name="T252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2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2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2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2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2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2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2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2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2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3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3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3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3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3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3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3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3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3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3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4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4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4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4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4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4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4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4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4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4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5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5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5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5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5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5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5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5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5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5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6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6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6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6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6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6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6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6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6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6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7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7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7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7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7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7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7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7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7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7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8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8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8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8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8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8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8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8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8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8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9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9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9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9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9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9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9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59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59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59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0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0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0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0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0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05"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0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0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0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0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1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1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1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1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1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1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1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1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1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1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2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2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2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2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2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2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2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2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2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2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3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3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3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3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3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3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3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3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3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3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4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4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4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4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4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4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4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4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4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4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5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5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5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5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5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5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5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5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5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5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6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6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6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6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6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6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6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6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6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6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7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7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7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7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7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7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7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7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11" style:family="section">
      <style:section-properties fo:margin-left="0in" fo:margin-right="0in" style:writing-mode="lr-tb"/>
    </style:style>
    <style:style style:name="P2678" style:parent-style-name="Normal1" style:family="paragraph">
      <style:paragraph-properties fo:keep-with-next="always" fo:widows="0" fo:orphans="0" style:snap-to-layout-grid="false" fo:text-align="center" fo:margin-top="0.0833in"/>
    </style:style>
    <style:style style:name="T2679" style:parent-style-name="DefaultParagraphFont" style:family="text">
      <style:text-properties style:font-name="Gentium" style:font-name-complex="Estrangelo Edessa" fo:font-size="14pt" style:font-size-asian="14pt" style:font-size-complex="14pt" style:language-complex="syr" style:country-complex="SY"/>
    </style:style>
    <style:style style:name="T2680" style:parent-style-name="DefaultParagraphFont" style:family="text">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2681" style:parent-style-name="Normal1" style:family="paragraph">
      <style:paragraph-properties style:snap-to-layout-grid="false" fo:text-align="justify" style:writing-mode="rl-tb" fo:margin-top="0.0833in"/>
    </style:style>
    <style:style style:name="T268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8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8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8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8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8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8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8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9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9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9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9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9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9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9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69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69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69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0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0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0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0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0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0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0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0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0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0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1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1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1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1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1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1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1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1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1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1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20"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2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2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2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2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2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2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2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2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2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3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3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3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3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3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35"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3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3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3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3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4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4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4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4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4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4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4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4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4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4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5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5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5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5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5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55"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5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5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5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5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6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6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6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6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6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6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6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6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6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6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7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7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7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7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7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7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7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7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7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7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8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8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8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8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8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8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8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8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8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8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9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9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9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9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9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9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9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79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79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79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0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0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0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0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0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0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0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0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0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0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1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1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1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1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1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1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1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1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1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1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2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2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2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2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2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2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2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2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2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2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3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3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3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3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3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3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3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3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3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3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4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4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4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4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4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4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4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4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4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4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5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51"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5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5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5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5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5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5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5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5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6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6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6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6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6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S12" style:family="section">
      <style:section-properties fo:margin-left="0in" fo:margin-right="0in" style:writing-mode="lr-tb"/>
    </style:style>
    <style:style style:name="P2865"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2866" style:parent-style-name="Normal1" style:family="paragraph">
      <style:paragraph-properties style:snap-to-layout-grid="false" fo:text-align="justify" style:writing-mode="rl-tb" fo:margin-top="0.0833in"/>
    </style:style>
    <style:style style:name="T286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6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6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7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7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7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7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7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7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7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7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7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7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8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8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8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8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8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8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8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8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8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8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9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9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9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9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9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9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9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89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89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89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0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0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0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0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0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0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0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0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0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0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1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1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1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1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1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1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1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1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1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1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2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2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2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2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2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2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2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2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2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2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3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3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3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3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34"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3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3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3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3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3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4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4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4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4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4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4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4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4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4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4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5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5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5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5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5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5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5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57" style:parent-style-name="DefaultParagraphFont"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5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5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6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6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6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6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6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6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6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6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6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6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7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71"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72"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7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74"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75"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7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77"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78"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7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80"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81"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8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83"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84"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8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86"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87"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8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89"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90"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9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9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9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9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9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9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299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2998"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2999"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300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00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002"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3003"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3004"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3005" style:parent-style-name="refmarker" style:family="text">
      <style:text-properties style:font-name="Gentium" style:font-name-complex="Estrangelo Edessa" fo:font-weight="bold" style:font-weight-asian="bold" fo:color="#0000FF" style:letter-kerning="true" style:text-position="super 60.7%" fo:font-size="14pt" style:font-size-asian="14pt" style:font-size-complex="14pt" fo:background-color="#FFFFFF" style:language-complex="syr" style:country-complex="SY"/>
    </style:style>
    <style:style style:name="T3006" style:parent-style-name="refmarker" style:family="text">
      <style:text-properties style:font-name="Gentium" style:font-name-complex="Estrangelo Edessa" fo:font-weight="bold" style:font-weight-asian="bold" fo:color="#0000FF" style:letter-kerning="true" style:text-position="28.5% 100%" fo:font-size="14pt" style:font-size-asian="14pt" style:font-size-complex="14pt" fo:background-color="#FFFFFF" style:language-complex="syr" style:country-complex="SY"/>
    </style:style>
    <style:style style:name="T300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office:automatic-styles>
  <office:body>
    <office:text text:use-soft-page-breaks="true">
      <text:p text:style-name="P1"><text:span text:style-name="T2">The Syriac text presented here is that of</text:span><text:span text:style-name="T3"><text:s/>Codex Ambrosiana</text:span><text:span text:style-name="T4"><text:s/>(</text:span><text:span text:style-name="T5">6</text:span><text:span text:style-name="T6">th</text:span><text:span text:style-name="T7">/</text:span><text:span text:style-name="T8">7</text:span><text:span text:style-name="T9">th</text:span><text:span text:style-name="T10"><text:s/></text:span><text:span text:style-name="T11">Century), as published by A.M. Ceriani (1861). The text has been gleaned from the<text:s/></text:span><text:a xlink:href="http://pseudepigrapha.org/" office:target-frame-name="_top" xlink:show="replace"><text:span text:style-name="T12">Online Critical Pseudepigrapha</text:span></text:a><text:span text:style-name="T13">.</text:span></text:p>
      <text:p text:style-name="P14"/>
      <text:section text:name="Sect1" text:style-name="S1">
        <text:p text:style-name="P15">3</text:p>
        <text:p text:style-name="P16"><text:span text:style-name="T17">1</text:span><text:span text:style-name="T18"> </text:span><text:span text:style-name="T19">ܒܫܢܬ ܬܠܬܝܢ ܕܡܦܘܠܬܗ̇ ܕܡܕܝܢܬܢ ܐܢܐ̇ ܫܠܬܐܝܠ ܕܐܝܬܝ ܥܙܪܐ̣܂</text:span><text:span text:style-name="T20"><text:s/></text:span><text:span text:style-name="T21">ܐܝ̇ܬܝ ܗܘ̇ܝܬ ܒܒܒܠ܂</text:span><text:span text:style-name="T22"><text:s/></text:span><text:span text:style-name="T23">ܘܪܡ̣ܐ ܗ̇ܘܝܬ ܥܠ ܬܫܘܝܬܝ ܘܬܘܝܗ ܗ̇ܘܝܬ܂</text:span><text:span text:style-name="T24"><text:s/></text:span><text:span text:style-name="T25">ܘܡܚܫ̈ܒܬܐ ܣܠܩܢ ܗ̈ܘܝ ܥܠ ܠܒܝ܂</text:span><text:span text:style-name="T26"><text:s/></text:span><text:span text:style-name="T27">2</text:span><text:span text:style-name="T28"> </text:span><text:span text:style-name="T29">ܡܛܠ ܕܚ̇ܙܝܬ ܚܘܪܒܗ̇ ܕܨܗܝܘܢ܂</text:span><text:span text:style-name="T30"><text:s/></text:span><text:span text:style-name="T31">ܘܟܗܝܢܘܬܗܘܢ ܕܥܘܡܖ̈ܝ ܒܒܠ܂</text:span><text:span text:style-name="T32"><text:s/></text:span><text:span text:style-name="T33">3</text:span><text:span text:style-name="T34"> </text:span><text:span text:style-name="T35">ܘܐܬܕܡ̤ܪܬ ܪܘܚܝ ܣܓܝ܂</text:span><text:span text:style-name="T36"><text:s/></text:span><text:span text:style-name="T37">ܘܫ̇ܪܝܬ ܐܡ̇ܠܠ ܠܘܬ ܡܪܝܡܐ ܡܠܐ ܕܚܝ̈ܠܬܐ</text:span><text:span text:style-name="T38"><text:s/></text:span><text:span text:style-name="T39">4</text:span><text:span text:style-name="T40"> </text:span><text:span text:style-name="T41">ܘܐܡ̇ܪܬ܂</text:span><text:span text:style-name="T42"><text:s/></text:span><text:span text:style-name="T43">ܐܘ ܡܪܝܐ ܡܪܝ܂</text:span><text:span text:style-name="T44"><text:s/></text:span><text:span text:style-name="T45">ܠܐ ܗܘܐ ܐܢܬ ܐܡ̣ܪܬ ܡܢ ܪܝܫ ܟܕ ܓܒܠܬܗ̇ ܠܐܪܥܐ ܘܗܕܐ ܒܠܚܘܕܝܟ܂</text:span><text:span text:style-name="T46"><text:s/></text:span><text:span text:style-name="T47">ܘܦ̣ܩܕܬ ܠܥܦܪܐ</text:span><text:span text:style-name="T48"><text:s/></text:span><text:span text:style-name="T49">5</text:span><text:span text:style-name="T50"> </text:span><text:span text:style-name="T51">ܘܝܗ̣ܒ ܠܟ ܠܐܕܡ ܦܓܪܐ ܡܝܬܐ܂</text:span><text:span text:style-name="T52"><text:s/></text:span><text:span text:style-name="T53">ܘܗ̣ܘ ܓܒܝܠܬܐ ܗܘܐ ܕܐ̈ܝܕܝܟ܂</text:span><text:span text:style-name="T54"><text:s/></text:span><text:span text:style-name="T55">ܘܢܦܚ̣ܬ ܒܗ ܪܘܚܐ ܕܚ̈ܝܐ܂</text:span><text:span text:style-name="T56"><text:s/></text:span><text:span text:style-name="T57">ܘܗ̣ܘܐ ܚ̇ܝܐ ܩܕܡܝܟ܂</text:span><text:span text:style-name="T58"><text:s/></text:span><text:span text:style-name="T59">6</text:span><text:span text:style-name="T60"> </text:span><text:span text:style-name="T61">ܘܐ̣ܥܠܬܝܗܝ ܠܦܪܕܝܣܐ̇ ܗ̇ܘ ܕܢ̤ܨܒܬ ܝܡܝܢܟ̇܂</text:span><text:span text:style-name="T62"><text:s/></text:span><text:span text:style-name="T63">ܡܢ ܩܕܡ ܕܬܐܬܐ ܐܪܥܐ܂</text:span><text:span text:style-name="T64"><text:s/></text:span><text:span text:style-name="T65">7</text:span><text:span text:style-name="T66"> </text:span><text:span text:style-name="T67">ܘܠܗܢܐ ܦܩܕܬܝܗܝ ܦܘܩܕܢܐ ܘܥܒܪܗ܂</text:span><text:span text:style-name="T68"><text:s/></text:span><text:span text:style-name="T69">ܘܒܪ ܫܥܬܗ ܓܙ̣ܪܬ ܥܠܘܗܝ ܡܘܬܐ ܘܥܠ ܬܘ̈ܠܕܬܗ܂</text:span><text:span text:style-name="T70"><text:s/></text:span><text:span text:style-name="T71">ܘܡܢܗ ܐܬܝܠܕܘ ܥܡ̈ܡܐ ܘܫ̈ܒܛܐ܂</text:span><text:span text:style-name="T72"><text:s/></text:span><text:span text:style-name="T73">ܘܠܫ̈ܢܐ ܘܐܡ̈ܘܬܐ ܘܫܖ̈ܒܬܐ܂</text:span><text:span text:style-name="T74"><text:s/></text:span><text:span text:style-name="T75">ܐܝܠܝܢ ܕܠܝܬ ܠܗܝܢ ܡܢܝܢܐ܂</text:span><text:span text:style-name="T76"><text:s/></text:span><text:span text:style-name="T77">8</text:span><text:span text:style-name="T78"> </text:span><text:span text:style-name="T79">ܘܐܙܠܘ ܟܠ</text:span><text:span text:style-name="T80"><text:s/>ܥܡܝ<text:s/></text:span><text:span text:style-name="T81">ܒ̇ܥ̈ܒܕܝܗܘܢ܂</text:span><text:span text:style-name="T82"><text:s/></text:span><text:span text:style-name="T83">ܘܡܪܫܥܝܢ ܗܘܘ ܘܡܥܘܠܝܢ ܩܕܡܝܟ܂</text:span><text:span text:style-name="T84"><text:s/></text:span><text:span text:style-name="T85">ܘܐܢܬ ܠܐ ܟܠ̣ܝܬ ܐܝܘܢ܂</text:span><text:span text:style-name="T86"><text:s/></text:span><text:span text:style-name="T87">9</text:span><text:span text:style-name="T88"> </text:span><text:span text:style-name="T89">ܬܘܒ ܕܝܢ ܒܙܒܢ ܐܝܬ̣ܝܬ ܛܘܦܢܐ ܥܠ ܐܪܥܐ ܘܥܠ ܥܡܘܖ̈ܘܗܝ ܕܥܠܡܐ̣܂</text:span><text:span text:style-name="T90"><text:s/></text:span><text:span text:style-name="T91">ܘܐ̣ܘܒܕܬ ܐܢܘܢ܂</text:span><text:span text:style-name="T92"><text:s/></text:span><text:span text:style-name="T93">10</text:span><text:span text:style-name="T94"> </text:span><text:span text:style-name="T95">ܘܗ̣ܘܐ ܐܟܚܕܐ ܐܒܕܢܗܘܢ܂</text:span><text:span text:style-name="T96"><text:s/></text:span><text:span text:style-name="T97">ܘܐܝܟ ܕܠܐܕܡ ܡܘܬܐ̣܂</text:span><text:span text:style-name="T98"><text:s/></text:span><text:span text:style-name="T99">ܗܟܢܐ ܐܦ ܠܗ̇ܢܘܢ ܡܘܬܐ ܕܛܘܦܢܐ܂</text:span><text:span text:style-name="T100"><text:s/></text:span><text:span text:style-name="T101">11</text:span><text:span text:style-name="T102"> </text:span><text:span text:style-name="T103">ܐܘܬ̣ܪܬ ܕܝܢ ܚܕ ܡܢܗܘܢ ܥܡ ܒܝܬܗ܂</text:span><text:span text:style-name="T104"><text:s/></text:span><text:span text:style-name="T105">ܘܡܢܗ ܙܕܝ̈ܩܐ ܟܠܗܘܢ ܪܕܘ܂</text:span><text:span text:style-name="T106"><text:s/></text:span><text:span text:style-name="T107">12</text:span><text:span text:style-name="T108"> </text:span><text:span text:style-name="T109">ܘܗ̣ܘܐ ܕܟܕ ܫܪܝܘ ܢܣܓܘܢ ܥܡܘܖ̈ܝܗ̇ ܕܐܪܥܐ܂</text:span><text:span text:style-name="T110"><text:s/></text:span><text:span text:style-name="T111">ܘܐܣܓܝܘ ܒܢ̈ܝܐ ܘܥܡܡ̈ܐ ܘܟܢ̈ܫܐ ܣܓܝܐ̈ܐ܃</text:span><text:span text:style-name="T112"><text:s/></text:span><text:span text:style-name="T113">ܘܫܪܝܘ ܬܘܒ ܕܢܪܫܥܘܢ ܝܬܝܪ ܡܢ ܩ̈ܕܡܝܐ܂</text:span><text:span text:style-name="T114"><text:s/></text:span><text:span text:style-name="T115">13</text:span><text:span text:style-name="T116"> </text:span><text:span text:style-name="T117">ܘܗ̣ܘܐ ܕܟܕ ܐܪܫܥܘ ܩܕܡܝܟ܃</text:span><text:span text:style-name="T118"><text:s/></text:span><text:span text:style-name="T119">ܓܒ̣ܝܬ ܠܟ ܚܕ ܡܢܗܘܢ ܕܫܡܗ ܐܒܪܗܡ܃</text:span><text:span text:style-name="T120"><text:s/></text:span><text:span text:style-name="T121">14</text:span><text:span text:style-name="T122"> </text:span><text:span text:style-name="T123">ܘܐܚܒܬܝܗܝ ܘܚܘܝܬܝܗܝ ܫܘܠܡܗܘܢ ܕܙܒ̈ܢܐ ܠܗ ܒܠܚܘܕܘܗܝ܃</text:span><text:span text:style-name="T124"><text:s/></text:span><text:span text:style-name="T125">ܒܝܢܬ ܠܟ ܘܠܗ ܒܠܠܝܐ܃</text:span><text:span text:style-name="T126"><text:s/></text:span><text:span text:style-name="T127">15</text:span><text:span text:style-name="T128"> </text:span><text:span text:style-name="T129">ܘܐܩܝܡܬ ܠܗ ܩܝܡ̈ܐ ܕܠܥܠܡ܃</text:span><text:span text:style-name="T130"><text:s/></text:span><text:span text:style-name="T131">ܘܐܡ̣ܪܬ ܠܗ ܕܠܐ ܡܡܬܘܡ ܬܫܒܩܝܘܗܝ ܠܙܪܥܗ܂</text:span><text:span text:style-name="T132"><text:s/></text:span><text:span text:style-name="T133">ܘܝܗ̣ܒܬ ܠܗ ܠܐܝܣܚܩ܂</text:span><text:span text:style-name="T134"><text:s/></text:span><text:span text:style-name="T135">ܘܠܐܝܣܚܩ ܝܗ̣ܒܬ ܠܝܥܩܘܒ ܘܠܥܝܣܘ܂</text:span><text:span text:style-name="T136"><text:s/></text:span><text:span text:style-name="T137">16</text:span><text:span text:style-name="T138"> </text:span><text:span text:style-name="T139">ܘܓܒ̣ܝܬ ܠܟ ܠܝܪܬܘܬܐ ܠܝܥܩܘܒ܂</text:span><text:span text:style-name="T140"><text:s/></text:span><text:span text:style-name="T141">ܘܠܥܝܣܘ ܣܢ̣ܝܬ܂</text:span><text:span text:style-name="T142"><text:s/></text:span><text:span text:style-name="T143">ܘܗ̣ܘܐ ܝܥܩܘܒ ܠܥܡܐ ܣܓܝܐܐ܂</text:span><text:span text:style-name="T144"><text:s/></text:span><text:span text:style-name="T145">17</text:span><text:span text:style-name="T146"> </text:span><text:span text:style-name="T147">ܘܟܕ ܐܣ̣ܩܬ ܠܙܪܥܗ ܡܢ ܡܨܪܝܢ ܘܐܩܝܡܬ ܠܗ ܩܝܡ̈ܐ ܕܠܥܠܡ܂</text:span><text:span text:style-name="T148"><text:s/></text:span><text:span text:style-name="T149">ܘܐܝܬ̣ܝܬ ܐܢܘܢ ܠܛܘܪ ܣܝܢܝ܂</text:span><text:span text:style-name="T150"><text:s/></text:span><text:span text:style-name="T151">18</text:span><text:span text:style-name="T152"> </text:span><text:span text:style-name="T153">ܘܐܪܟ̣ܢܬ ܫܡܝܐ ܘܐܙ̣ܝܥܬ ܠܐܪܥܐ܂</text:span><text:span text:style-name="T154"><text:s/>ܘܐܚ̣ܕܬܗ̇<text:s/></text:span><text:span text:style-name="T155">ܠܬܒܝܠ܂</text:span><text:span text:style-name="T156"><text:s/></text:span><text:span text:style-name="T157">ܘܥܒ̣ܕܬ ܠܬܗܘ̈ܡܐ ܕܢܪܬܘܢ܂</text:span><text:span text:style-name="T158"><text:s/></text:span><text:span text:style-name="T159">ܘܫܓ̣ܫܬ ܥܠܡ̈ܐ܂</text:span><text:span text:style-name="T160"><text:s/></text:span><text:span text:style-name="T161">19</text:span><text:span text:style-name="T162"> </text:span><text:span text:style-name="T163">ܘܥܒ̣ܪܬ ܬܫܒܘܚܬܟ ܬܖ̈ܥܐ ܐܪܒܥܐ ܕܢܘܪܐ ܘܕܙܘ̈ܥܐ ܘܕܪܘܚܐ ܘܕܥܪܝܐ̣܂</text:span><text:span text:style-name="T164"><text:s/></text:span><text:span text:style-name="T165">ܕܬܬܠ ܠܙܪܥܗ ܕܝܥܩܘܒ ܢܡܘܣܐ܂</text:span><text:span text:style-name="T166"><text:s/></text:span><text:span text:style-name="T167">ܘܠܓܢܣܗ ܕܐܝܣܪܐܝܠ ܦܘܩ̈ܕܢܐ܂</text:span><text:span text:style-name="T168"><text:s/></text:span><text:span text:style-name="T169">20</text:span><text:span text:style-name="T170"> </text:span><text:span text:style-name="T171">ܘܠܐ ܐܪܝܡ̣ܬ ܡܢܗܘܢ ܠܒܐ ܒܝܫ̣ܐ܂</text:span><text:span text:style-name="T172"><text:s/></text:span><text:span text:style-name="T173">ܡܛܠ ܕܢܥ̣ܒܕ ܒܗܘܢ ܢܡܘܣܟ ܦܐܖ̈ܐ܂</text:span><text:span text:style-name="T174"><text:s/></text:span><text:span text:style-name="T175">21</text:span><text:span text:style-name="T176"> </text:span><text:span text:style-name="T177">ܠܒܐ ܓܝܪ ܒܝ̣ܫܐ ܠܒ̣ܫ ܐܕܡ ܩܕܡܝܐ܂</text:span><text:span text:style-name="T178"><text:s/></text:span><text:span text:style-name="T179">ܘܐܥܒܪ ܘܐܙܕܟܝ܂</text:span><text:span text:style-name="T180"><text:s/></text:span><text:span text:style-name="T181">ܐܠܐ ܐܦ</text:span><text:span text:style-name="T182"><text:s/>ܥܠ<text:s/></text:span><text:span text:style-name="T183">ܐܝܠܝܢ ܕܐܬܝܠܕܘ ܡܢܗ̇܂</text:span><text:span text:style-name="T184"><text:s/></text:span><text:span text:style-name="T185">22</text:span><text:span text:style-name="T186"> </text:span><text:span text:style-name="T187">ܘܩܘܝ ܒܗܘܢ ܚܫܐ ܘܢܡܘܣܐ ܒܠܒܗ ܕܥܡܐ܂</text:span><text:span text:style-name="T188"><text:s/></text:span><text:span text:style-name="T189">ܥܡ ܥܩܪܐ ܒܝ̣ܫܐ܂</text:span><text:span text:style-name="T190"><text:s/></text:span><text:span text:style-name="T191">ܗܝ̇ܕܝܢ ܐܪܚ̤ܩܬ ܛ̇ܒܬܐ ܘܐܬܬ ܒܝ̣ܫܬܐ܂</text:span><text:span text:style-name="T192"><text:s/></text:span><text:span text:style-name="T193">23</text:span><text:span text:style-name="T194"> </text:span><text:span text:style-name="T195">ܘܥ̣ܒܪܘ ܙܒܢ̈ܐ ܘܫܠܡ̇ܘ ܥܕ̈ܢܐ ܀</text:span><text:span text:style-name="T196"><text:s/></text:span><text:span text:style-name="T197">ܘܐܩ̣ܝܡܬ ܠܟ ܥ̣ܒܕܐ ܕܫܡܗ ܕܘܝܕ܂</text:span><text:span text:style-name="T198"><text:s/></text:span><text:span text:style-name="T199">24</text:span><text:span text:style-name="T200"> </text:span><text:span text:style-name="T201">ܘܐܡ̣ܪܬ ܠܗ ܕܢܒܢܐ ܡܕܝܢܬܐ ܠܫܡܟ܂</text:span><text:span text:style-name="T202"><text:s/></text:span><text:span text:style-name="T203">ܘܒܝܬܐ̣ ܕܢܬܩܪܒܘܢ ܠܟ ܒܗ ܩܘܖ̈ܒܢܐ ܡܢ ܕܝܠܟ܂</text:span><text:span text:style-name="T204"><text:s/></text:span><text:span text:style-name="T205">25</text:span><text:span text:style-name="T206"> </text:span><text:span text:style-name="T207">ܘܗܘܬ ܗܕܐ ܫܢ̈ܝܐ ܣܓܝܐ̈ܬܐ܂</text:span><text:span text:style-name="T208"><text:s/></text:span><text:span text:style-name="T209">ܘܚܛܘ ܠܟ ܥܡܘܖ̈ܝܗ̇ ܕܡܕܝܢܬܐ܂</text:span><text:span text:style-name="T210"><text:s/></text:span><text:span text:style-name="T211">26</text:span><text:span text:style-name="T212"> </text:span><text:span text:style-name="T213">ܘܡܕܡ ܚܕܬ ܠܐ ܥܒ̣ܕܘ ܥܠ ܡܕܡ ܕܥܒ̣ܕ ܐܕܡ ܘܟܘܠܗܝܢ ܬܘ̈ܠܕܬܗ܂</text:span><text:span text:style-name="T214"><text:s/></text:span><text:span text:style-name="T215">ܠܒܝܫܝܢ ܗܘܘ ܓܝܪ ܐܦ ܗ̣ܢܘܢ ܠܒܐ ܒܝܫ̣ܐ܂</text:span><text:span text:style-name="T216"><text:s/></text:span><text:span text:style-name="T217">27</text:span><text:span text:style-name="T218"> </text:span><text:span text:style-name="T219">ܘܐܫܠܡܬܗ̇<text:s/></text:span><text:soft-page-break/><text:span text:style-name="T220">ܠܡܕܝܢܬܟ ܒܝܕ ܒܥܠܕܒ̈ܒܝܟ܂</text:span><text:span text:style-name="T221"><text:s/></text:span><text:span text:style-name="T222">28</text:span><text:span text:style-name="T223"> </text:span><text:span text:style-name="T224">ܘܐܢܐ ܐܡ̇ܪܬ ܗ̇ܝܕܝܢ ܒܠܒܝ ܕܠܡܐ ܫܦܝܪ ܥ̇ܒܕܝܢ ܥܡܘܖ̈ܝܗ̇ ܕܒܒܠ܂</text:span><text:span text:style-name="T225"><text:s/></text:span><text:span text:style-name="T226">ܘܡܛܠ ܗܢܐ ܫܒܩܬܗ̇ ܠܨܗܝܘܢ܂</text:span><text:span text:style-name="T227"><text:s/></text:span><text:span text:style-name="T228">29</text:span><text:span text:style-name="T229"> </text:span><text:span text:style-name="T230">ܘܗ̣ܘܐ ܕܟܕ ܐܬܝ̇ܬ ܠܗܪܟܐ ܚܙܝܬ ܖ̈ܘܫܥܐ ܣܓܝܐ̈ܐ ܕܠܝܬ ܠܗܘܢ ܡܢܝܢܐ܂</text:span><text:span text:style-name="T231"><text:s/></text:span><text:span text:style-name="T232">ܘܥܘ̣̈ܠܐ ܣܓܝܐ̈ܐ ܚܙܬ ܢܦܫܝ ܗܕܐ ܫܢܬܐ ܕܬܠܬܝܢ܂</text:span><text:span text:style-name="T233"><text:s/></text:span><text:span text:style-name="T234">ܘܐܬܬܙܝܥ ܠܒܝ</text:span><text:span text:style-name="T235"><text:s/></text:span><text:span text:style-name="T236">30</text:span><text:span text:style-name="T237"> </text:span><text:span text:style-name="T238">ܕܚܙ̇ܝܬ ܕܐܝ̇ܟܢܐ ܡܣܝܒܪ ܐܢܬ ܠܚ̈ܛܝܐ܂</text:span><text:span text:style-name="T239"><text:s/></text:span><text:span text:style-name="T240">ܘܚܐ̇ܣ ܐܢܬ ܥܠ ܖ̈ܫܝܥܐ܂</text:span><text:span text:style-name="T241"><text:s/></text:span><text:span text:style-name="T242">ܘܐܘܒܕܬ ܠܥܡܟ ܘܢܛ̣ܪܬ ܠܣܢܐ̈ܝܟ܂</text:span><text:span text:style-name="T243"><text:s/></text:span><text:span text:style-name="T244">31</text:span><text:span text:style-name="T245"> </text:span><text:span text:style-name="T246">ܘܠܐ ܐܘ̣ܕܥܬ ܠܐܢܫ ܕܐܝ̇ܟܢܐ ܡܬܕܪܟܐ ܐܘܪܚܟ܂</text:span><text:span text:style-name="T247"><text:s/></text:span><text:span text:style-name="T248">ܕܠܡܐ ܫܦܝܪ ܥ̤ܒܕܬ ܒܒܠ ܝܬܝܪ ܡܢ ܨܗܝܘܢ܂</text:span><text:span text:style-name="T249"><text:s/></text:span><text:span text:style-name="T250">32</text:span><text:span text:style-name="T251"> </text:span><text:span text:style-name="T252">ܐܘ ܠܥܡܐ ܐܚܪܢܐ ܝ̇ܕܥܬ ܝܬܝܪ ܡܢ ܐܝܣܪܝܠ܂</text:span><text:span text:style-name="T253"><text:s/></text:span><text:span text:style-name="T254">ܐܘ ܐܝ̇ܢܐ ܫܒܛܐ ܗܝܡܢ ܒܕܝܬܩܐ ܕܝܠܟ ܐܝܟ ܝܥܩܘܒ܂</text:span><text:span text:style-name="T255"><text:s/></text:span><text:span text:style-name="T256">33</text:span><text:span text:style-name="T257"> </text:span><text:span text:style-name="T258">ܗܠܝܢ ܕܐܓܪܗܘܢ ܠܐ ܐܬܚܙܝ܂</text:span><text:span text:style-name="T259"><text:s/></text:span><text:span text:style-name="T260">ܘܥܡܠܗܘܢ ܠܐ ܥܒ̣ܕ ܦܐܖ̈ܐ܂</text:span><text:span text:style-name="T261"><text:s/></text:span><text:span text:style-name="T262">ܡܥܒܪ ܓܝܪ ܥܒ̇ܪܬ ܥܠ ܥܡ̈ܡܐ܂</text:span><text:span text:style-name="T263"><text:s/></text:span><text:span text:style-name="T264">ܘܚܙܝܬ ܐܢܘܢ ܕܗܫܐ ܡܨܠܚܝܢ܂</text:span><text:span text:style-name="T265"><text:s/></text:span><text:span text:style-name="T266">ܘܠܐ ܡܬܕܟܪܝܢ ܦܘܩ̈ܕܢܝܟ ݊ ܀</text:span><text:span text:style-name="T267"><text:s/></text:span><text:span text:style-name="T268">34</text:span><text:span text:style-name="T269"> </text:span><text:span text:style-name="T270">ܗܫܐ ܕܝܢ ܬܩܘܠ ܒܡܣܐܬܐ ܥܘ̣ܠܢ ܕܝܠܢ ܘܕܥ̇ܡܘܖ̈ܘܗܝ ܕܥܠܡܐ܂</text:span><text:span text:style-name="T271"><text:s/></text:span><text:span text:style-name="T272">ܘܢܬܚܙܐ ܢܬܥܗ ܕܩܢܝܐ ܕܠܐ ܡܪܟܢ܂</text:span><text:span text:style-name="T273"><text:s/></text:span><text:span text:style-name="T274">35</text:span><text:span text:style-name="T275"> </text:span><text:span text:style-name="T276">ܐܘ ܐܡܬܝ ܠܐ ܚܛܘ ܩܕܡܝܟ ܥܡܘܖ̈ܘܗܝ ܕܥܠܡܐ܂</text:span><text:span text:style-name="T277"><text:s/></text:span><text:span text:style-name="T278">ܐܘ ܐ̇ܝܢܐ ܥܡܐ ܢܛܪ ܗܟܢܐ ܦܘܩ̈ܕܢܝܟ܂</text:span><text:span text:style-name="T279"><text:s/></text:span><text:span text:style-name="T280">36</text:span><text:span text:style-name="T281"> </text:span><text:span text:style-name="T282">ܒܢܝ̈ܢܫܐ ܕܝܢ ܒܫܡ̈ܗܐ ܡܫܟܚ ܐܢܬ ܕܢܛ̣ܪܘ ܦܘܩ̈ܕܢܝܟ܂</text:span><text:span text:style-name="T283"><text:s/></text:span><text:span text:style-name="T284">ܥܡܐ ܕܝܢ ܠܐ ܡܫܟܚ ܐܢܬ ݊ ܀ ݊</text:span></text:p>
      </text:section>
      <text:section text:name="Sect2" text:style-name="S2">
        <text:p text:style-name="P285">4</text:p>
        <text:p text:style-name="P286"><text:span text:style-name="T287">1</text:span><text:span text:style-name="T288"> </text:span><text:span text:style-name="T289">ܘܥ̣ܢܐ ܡܠܐܟܐ ܕܐܫܬܠܚ ܠܘܬܝ ܕܫܡܗ ܐܘܪܐܝܠ</text:span><text:span text:style-name="T290"><text:s/></text:span><text:span text:style-name="T291">2</text:span><text:span text:style-name="T292"> </text:span><text:span text:style-name="T293">ܘܐܡ̣ܪ ܠܝ܂</text:span><text:span text:style-name="T294"><text:s/></text:span><text:span text:style-name="T295">ܡܙܥ ܙܥ ܠܒܟ ܒܥܠܡܐ ܗܢܐ܂</text:span><text:span text:style-name="T296"><text:s/></text:span><text:span text:style-name="T297">ܘܕܬܕܪܟ ܗܘ ܨ̣ܒܝܬ ܐܘܪܚܗ ܕܡܪܝܡܐ ܀</text:span><text:span text:style-name="T298"><text:s/></text:span><text:span text:style-name="T299">3</text:span><text:span text:style-name="T300"> </text:span><text:span text:style-name="T301">ܘܥ̇ܢܝܬ ܘܐܡܪܬ ܐܝܢ ܡܪܝ ݊</text:span><text:span text:style-name="T302"><text:s/></text:span><text:span text:style-name="T303">ܘܬܘܒ ܥ̣ܢܐ ܘܐܡ̣ܪ ܠܝ܂</text:span><text:span text:style-name="T304"><text:s/></text:span><text:span text:style-name="T305">ܬܠܬ ܐܘܖ̈ܚܢ ܐ̇ܫܬܕܪܬ ܕܐ̇ܚܘܝܟ܁</text:span><text:span text:style-name="T306"><text:s/></text:span><text:span text:style-name="T307">ܘܬܠܬܐ ܡ̈ܬܠܝܢ ܕܐ̇ܣܝܡ ܩܕܡܝܟ܂</text:span><text:span text:style-name="T308"><text:s/></text:span><text:span text:style-name="T309">4</text:span><text:span text:style-name="T310"> </text:span><text:span text:style-name="T311">ܗܠܝܢ ܕܐܢ ܬܚܘܝܢܝ ܚܕܐ ܡܢܗܝ̣ܢ܂</text:span><text:span text:style-name="T312"><text:s/></text:span><text:span text:style-name="T313">ܐܚ̇ܘܝܟ ܐܦ ܐܢܐ̇܂</text:span><text:span text:style-name="T314"><text:s/></text:span><text:span text:style-name="T315">ܐܘܪܚܐ ܗ̇ܝ ܕܡܬܪܓܪܓܬ ܕܬܚܙܐ܂</text:span><text:span text:style-name="T316"><text:s/></text:span><text:span text:style-name="T317">ܘܡܠܦ ܐ̇ܢܐ ܠܟ ܕܡܛܠ ܡܢܐ ܠܒܐ ܒܝ̣ܫܐ܂</text:span><text:span text:style-name="T318"><text:s/></text:span><text:span text:style-name="T319">5</text:span><text:span text:style-name="T320"> </text:span><text:span text:style-name="T321">ܘܥ̇ܢܝܬ ܘܐܡ̇ܪܬ܂</text:span><text:span text:style-name="T322"><text:s/></text:span><text:span text:style-name="T323">ܡܠܠ ܡܪܝ ܀ ݊</text:span><text:span text:style-name="T324"><text:s/></text:span><text:span text:style-name="T325">ܘܥ̣ܢܐ ܘܐ̣ܡܪ ܠܝ܂</text:span><text:span text:style-name="T326"><text:s/></text:span><text:span text:style-name="T327">ܙܠ ܬܩܘܠ ܠܝ ܡܬܩܠܐ ܕܢܘܪܐ܂</text:span><text:span text:style-name="T328"><text:s/></text:span><text:span text:style-name="T329">ܐܘ ܐܟܝܠ ܠܝ ܣܐܬܐ ܕܪܘܚܐ܂</text:span><text:span text:style-name="T330"><text:s/></text:span><text:span text:style-name="T331">ܐܘ ܩܪܝ ܠܝ ܠܝܘܡܐ ܕܥ̣ܒܪ܂</text:span><text:span text:style-name="T332"><text:s/></text:span><text:span text:style-name="T333">6</text:span><text:span text:style-name="T334"> </text:span><text:span text:style-name="T335">ܘܐܡ̇ܪܬ ܠܗ܂</text:span><text:span text:style-name="T336"><text:s/></text:span><text:span text:style-name="T337">ܡ̣̇ܢܘ ܡܢ ܝܠـܝ̈ܕܐ ܡܫܟܚ ܕܢܥܒܕ ܗܠܝܢ ܕܐܡ̣ܪܬ܂</text:span><text:span text:style-name="T338"><text:s/>ܠܝ<text:s/></text:span><text:span text:style-name="T339">ܕܝܠܝ ܡܪܝ܈ ܬܫܐܠ ܗܠܝܢ ܟܘܠܗܝܢ̣܂ ܀</text:span><text:span text:style-name="T340"><text:s/></text:span><text:span text:style-name="T341">7</text:span><text:span text:style-name="T342"> </text:span><text:span text:style-name="T343">ܘܐܡ̣ܪ ܠܝ܂</text:span><text:span text:style-name="T344"><text:s/></text:span><text:span text:style-name="T345">ܐܠܘ ܫܐܠܬܟ ܗ̇ܘܝܬ ܘܐ̇ܡܪܬ ܠܟ܂</text:span><text:span text:style-name="T346"><text:s/></text:span><text:span text:style-name="T347">ܕܟܡܐ ܐܘܨܖ̈ܐ ܐܝܬ ܒܠܒܗ ܕܝܡܐ܃</text:span><text:span text:style-name="T348"><text:s/></text:span><text:span text:style-name="T349">ܐܘ ܟܡܐ ܡܒ̈ܘܥܐ ܐܝܬ ܒܪܝܫܗ ܕܬܗܘܡܐ܃</text:span><text:span text:style-name="T350"><text:s/></text:span><text:span text:style-name="T351">ܐܘ ܟܡܐ ܫܒ̈ܝܠܝܢ ܐܝܬ ܠܥܠ ܡܢ ܪܩܝܥܐ܃</text:span><text:span text:style-name="T352"><text:s/></text:span><text:span text:style-name="T353">ܐܘܐܝܠܝܢ ܐܢܘܢ ܡܦ̈ܩܢܝܗ ܕܫܝܘܠ܃</text:span><text:span text:style-name="T354"><text:s/></text:span><text:span text:style-name="T355">ܐܘ ܐܝܠܝܢ ܐ̈ܢܝܢ ܐܘܖ̈ܚܬܗ ܕܦܪܕܝܣܐ̣܂</text:span><text:span text:style-name="T356"><text:s/></text:span><text:span text:style-name="T357">8</text:span><text:span text:style-name="T358"> </text:span><text:span text:style-name="T359">ܐܡ̇ܪ ܗ̣ܘܝܬ ܠܝ̣ ܕܠܬܗܘܡܐ ܠܐ ܢܚ̇ܬܬ܂</text:span><text:span text:style-name="T360"><text:s/></text:span><text:span text:style-name="T361">ܐܦ ܠܐ ܠܫܝܘܠ ܥܕܟܝܠ ܠܐ ܢܚ̇ܬܬ܂</text:span><text:span text:style-name="T362"><text:s/></text:span><text:span text:style-name="T363">ܐܦ ܠܐ ܠܫܡܝܐ ܡܢ ܝܘܡ̈ܝ ܣ̇ܠܩܬ܂</text:span><text:span text:style-name="T364"><text:s/></text:span><text:span text:style-name="T365">9</text:span><text:span text:style-name="T366"> </text:span><text:span text:style-name="T367">ܗܫܐ ܕܝܢ ܠܐ ܫܐ̇ܠܬܟ ܥܠ ܗܠܝܢ܂</text:span><text:span text:style-name="T368"><text:s/></text:span><text:span text:style-name="T369">ܐܠܐ ܥܠ ܢܘܪܐ ܘܪܘܚܐ ܘܝܘܡܐ܂</text:span><text:span text:style-name="T370"><text:s/></text:span><text:span text:style-name="T371">ܐܝܠܝܢ ܕܒܗܘܢ</text:span><text:span text:style-name="T372"><text:s/>ܥܒ̣ܕܬ܂<text:s/></text:span><text:span text:style-name="T373">ܘܐܝܠܝܢ ܕܠܒܪ ܡܢܗܘܢ ܠܐ ܡܫܟܚ ܐܢܬ ܕܬܗܘܐ܂</text:span><text:span text:style-name="T374"><text:s/></text:span><text:span text:style-name="T375">ܘܠܐ ܐܡ̣ܪܬ ܠܝ ܥܠܝܗܘܢ ܀</text:span><text:span text:style-name="T376"><text:s/></text:span><text:span text:style-name="T377">10</text:span><text:span text:style-name="T378"> </text:span><text:span text:style-name="T379">ܘܐܡ̣ܪ ܠܝ܂</text:span><text:span text:style-name="T380"><text:s/></text:span><text:span text:style-name="T381">ܐܢܬ ܠܐܝܠܝܢ ܕܪܒ̇ܝܢ ܥܡܟ ܠܐ ܡܫܟܚ ܐܢܬ ܠܡܕܥ̣܂</text:span><text:span text:style-name="T382"><text:s/></text:span><text:span text:style-name="T383">11</text:span><text:span text:style-name="T384"> </text:span><text:span text:style-name="T385">ܘܐܝ̇ܟܢܐ ܡܫܟܚ ܡܐܢܟ ܠܡܚܕ ܐܘܪܚܗ ܕܡܪܝܡܐ܂</text:span><text:span text:style-name="T386"><text:s/></text:span><text:span text:style-name="T387">ܡܛܠ ܕܒܡܕܡ ܕܠܐ ܡܬܕܪܟ̣܂</text:span><text:span text:style-name="T388"><text:s/></text:span><text:span text:style-name="T389">ܐܬ̣ܒܪܝܬ ܐܘܪܚܗ ܕܡܪܝܡܐ܂</text:span><text:span text:style-name="T390"><text:s/></text:span><text:span text:style-name="T391">ܘܠܐ ܡ̣ܨܐ ܐܝ̇ܢܐ ܕܡܬܚܒܠ ܒܥܠܡܐ ܕܡܬܚܒܠ܂</text:span><text:span text:style-name="T392"><text:s/></text:span><text:span text:style-name="T393">ܕܢܕܐ ܐܘܪܚܗ ܕܗ̇ܘ ܕܠܐ ܡܬܚܒܠ ܀</text:span><text:span text:style-name="T394"><text:s/></text:span><text:span text:style-name="T395">ܘܟܕ ܫܡ̇ܥܬ ܗܠܝ̣ܢ܂</text:span><text:span text:style-name="T396"><text:s/></text:span><text:span text:style-name="T397">ܢܦ̇ܠܬ ܥܠ ܐ̈ܦܝ</text:span><text:span text:style-name="T398"><text:s/></text:span><text:span text:style-name="T399">12</text:span><text:span text:style-name="T400"> </text:span><text:span text:style-name="T401">ܘܐܡ̇ܪܬ ܠܗ܂</text:span><text:span text:style-name="T402"><text:s/></text:span><text:span text:style-name="T403">ܛܒ ܗܘܐ ܠܢ ܐܠܘ ܠܐ ܐܬ̣ܝܢ܂</text:span><text:span text:style-name="T404"><text:s/></text:span><text:span text:style-name="T405">ܐܘ ܕܟܕ ܐܬܝܢܢ ܚܝܝܢ ܚܢܢ ܒܪܘܫܥܐ܂</text:span><text:span text:style-name="T406"><text:s/></text:span><text:span text:style-name="T407">ܘܚ̇ܫܝܢ ܚܢܢ ܘܠܐ ܝܕܥ̇ܝܢܢ̇܂</text:span><text:span text:style-name="T408"><text:s/></text:span><text:span text:style-name="T409">ܕܡܛܠ ܡܢܐ ܚ̇ܫܝܢܢ ܀</text:span><text:span text:style-name="T410"><text:s/></text:span><text:span text:style-name="T411">13</text:span><text:span text:style-name="T412"> </text:span><text:span text:style-name="T413">ܘܥ̣ܢܐ ܘܐܡ̣ܪ ܠܝ܂</text:span><text:span text:style-name="T414"><text:s/></text:span><text:span text:style-name="T415">ܡܐܙ̣ܠ ܐܙ̣ܠܘ ܥܒ̈ܐ ܕܩܝ̈ܣܐ ܕܦܩܥܬܐ܂</text:span><text:span text:style-name="T416"><text:s/></text:span><text:span text:style-name="T417">ܘܐܬܚܫܒܘ ܡܚܫܒܬܐ</text:span><text:span text:style-name="T418"><text:s/></text:span><text:span text:style-name="T419">14</text:span><text:span text:style-name="T420"> </text:span><text:span text:style-name="T421">ܘܐܡ̣ܪܘ܂</text:span><text:span text:style-name="T422"><text:s/></text:span><text:span text:style-name="T423">ܬܘ ܢܐܙܠ ܢܥܒܕ ܩܪܒܐ ܥܡ ܝܡܐ܂</text:span><text:span text:style-name="T424"><text:s/></text:span><text:span text:style-name="T425">ܕܢܪܚܩ ܡܢ ܩܕܡ̈ܝܢ܂</text:span><text:span text:style-name="T426"><text:s/></text:span><text:span text:style-name="T427">ܘܢܥܒܕ ܠܢ ܥܒܐ ܐܚܪܢܐ܂</text:span><text:span text:style-name="T428"><text:s/></text:span><text:span text:style-name="T429">15</text:span><text:span text:style-name="T430"> </text:span><text:span text:style-name="T431">ܐܦ ܓ̈ܠܠܘܗܝ ܕܝܡܐ ܗܟܘܬ ܐܬܚܫܒܘ ܡܚܫܒܬܐ ܘܐܡ̣ܪܘ܂</text:span><text:span text:style-name="T432"><text:s/></text:span><text:span text:style-name="T433">ܬܘ ܢܣܩ ܢܥܒܕ ܩܪܒܐ ܥܡ ܥܒܐ<text:s/></text:span><text:soft-page-break/><text:span text:style-name="T434">ܕܦܩܥܬܐ܂</text:span><text:span text:style-name="T435"><text:s/></text:span><text:span text:style-name="T436">ܡܛܠ ܕܐܦ ܬܡܢ ܢܥܒܕ ܠܢ ܐܬܪܐ ܐܚܪܢܐ܂</text:span><text:span text:style-name="T437"><text:s/></text:span><text:span text:style-name="T438">16</text:span><text:span text:style-name="T439"> </text:span><text:span text:style-name="T440">ܘܗܘܬ ܡܚܫܒܬܗ ܕܥܒܐ ܠܣܪܝܩܘܬܐ܂</text:span><text:span text:style-name="T441"><text:s/></text:span><text:span text:style-name="T442">ܐܬܬ ܓܝܪ ܢܘܪܐ ܘܐ̣ܟܠܬܗ</text:span><text:span text:style-name="T443"><text:s/></text:span><text:span text:style-name="T444">17</text:span><text:span text:style-name="T445"> </text:span><text:span text:style-name="T446">ܘܗܘܬ<text:s/></text:span><text:span text:style-name="T447">ܐܦ ܡܚܫܒܬܐ ܕܓ̈ܠܠܘܗܝ ܕܝܡܐ܂</text:span><text:span text:style-name="T448"><text:s/></text:span><text:span text:style-name="T449">ܩܡ ܓܝܪ ܚ̇ܠܐ ܘܟܠ̣ܐ ܐܢܘܢ܂</text:span><text:span text:style-name="T450"><text:s/></text:span><text:span text:style-name="T451">18</text:span><text:span text:style-name="T452"> </text:span><text:span text:style-name="T453">ܐܠܘ ܗܟܝܠ ܗܘ̣ܝܬ ܕܝܢ̇ܗܘܢ ܕܗ̇ܢܘܢ̣܂</text:span><text:span text:style-name="T454"><text:s/></text:span><text:span text:style-name="T455">ܠܐ̇ܝܢܐ ܡܢܗܘܢ ܡܙܟܐ ܗ̣ܘܝܬ̣ ܘܠܐܝ̇ܢܐ ܡܚܝܒ ܗܘ̣ܝܬ܂</text:span><text:span text:style-name="T456"><text:s/></text:span><text:span text:style-name="T457">19</text:span><text:span text:style-name="T458"> </text:span><text:span text:style-name="T459">ܘܥ̇ܢܝܬ ܘܐܡ̇ܪܬ܂</text:span><text:span text:style-name="T460"><text:s/></text:span><text:span text:style-name="T461">ܬܖ̈ܝܣܘܢ ܡܚܫܒܬܐ ܣܪܝܩܬܐ ܐܬܚܫܒܘ܂</text:span><text:span text:style-name="T462"><text:s/></text:span><text:span text:style-name="T463">ܐܪܥܐ ܓܝܪ ܐܬܝܣ̤ܒܬ ܠܥܒܐ܂</text:span><text:span text:style-name="T464"><text:s/></text:span><text:span text:style-name="T465">ܘܐܬܪܐ ܕܝܡܐ ܕܢܛܥܢ ܓ̈ܠܠܘܗܝ ܀ ܀</text:span><text:span text:style-name="T466"><text:s/></text:span><text:span text:style-name="T467">20</text:span><text:span text:style-name="T468"> </text:span><text:span text:style-name="T469">ܘܥ̣ܢܐ ܘܐܡ̣ܪ ܠܝ܂</text:span><text:span text:style-name="T470"><text:s/></text:span><text:span text:style-name="T471">ܫܦܝܪ ܕܢܬ̣܂</text:span><text:span text:style-name="T472"><text:s/></text:span><text:span text:style-name="T473">ܘܠܡܢܐ ܠܐ ܕܢ̣ܬ ܢܦܫܟ܂</text:span><text:span text:style-name="T474"><text:s/></text:span><text:span text:style-name="T475">21</text:span><text:span text:style-name="T476"> </text:span><text:span text:style-name="T477">ܐܝܟ̇ܢܐ ܓܝܪ ܕܐܪܥܐ ܠܥܒܐ ܝܗܝܒܐ܃</text:span><text:span text:style-name="T478"><text:s/></text:span><text:span text:style-name="T479">ܘܐܬܪܐ ܕܝܡܐ ܕܢܛܥܢ ܓܠܠܘ̈ܗܝ̣܂</text:span><text:span text:style-name="T480"><text:s/></text:span><text:span text:style-name="T481">ܗܟܢܐ ܐܦ ܐܝܠܝܢ ܕܥܠ ܐܪܥܐ ܥܡ̇ܪܝܢ̇܂</text:span><text:span text:style-name="T482"><text:s/></text:span><text:span text:style-name="T483">ܡܕܡ ܕܥܠ ܐܪܥܐ ܗܘ ܒܠܚܘܕ ܡܫܟܚܝܢ ܕܢܕܥܘܢ܂</text:span><text:span text:style-name="T484"><text:s/></text:span><text:span text:style-name="T485">ܘܐܝ̇ܢܐ ܕܠܥܠ ܡܢ ܫܡܝܐ̣ ܡܕܡ ܕܠܥܠ ܡܢ ܫܡܝܐ܂</text:span><text:span text:style-name="T486"><text:s/></text:span><text:span text:style-name="T487">22</text:span><text:span text:style-name="T488"> </text:span><text:span text:style-name="T489">ܘܥ̇ܢܝܬ ܘܐܡ̇ܪܬ܂</text:span><text:span text:style-name="T490"><text:s/></text:span><text:span text:style-name="T491">ܒܥ̇ܐ ܐܢܐ ܡܢܟ ܡܪܝ̣܂</text:span><text:span text:style-name="T492"><text:s/></text:span><text:span text:style-name="T493">ܠܡܢܐ ܡܪܝ ܐܬܝܗܒ ܠܝ ܡܕܥܐ ܠܡܬܚܫܒܘ܂</text:span><text:span text:style-name="T494"><text:s/></text:span><text:span text:style-name="T495">23</text:span><text:span text:style-name="T496"> </text:span><text:span text:style-name="T497">ܠܐ ܓܝܪ ܨ̇ܒܝܬ ܕܐܫܐܠ ܥܠ ܐܘܖ̈ܚܬܐ ܕܠܥܠ܂</text:span><text:span text:style-name="T498"><text:s/></text:span><text:span text:style-name="T499">ܐܠܐ ܥܠ ܐܝܠܝܢ ܕܥ̇ܒܖ̈ܢ ܥܠܝܢ ܒܟܠܝܘܡ܂</text:span><text:span text:style-name="T500"><text:s/></text:span><text:span text:style-name="T501">ܡܛܠ ܕܐܝܣܪܝܠ ܐܬܝܗܒ ܠܥܡܡ̈ܐ܂</text:span><text:span text:style-name="T502"><text:s/></text:span><text:span text:style-name="T503">ܘܥܡܐ ܕܐܚ̣ܒܬ ܐܬܝܗܒ ܠܫܒ̈ܛܐ ܖ̈ܫܝܥܐ܂</text:span><text:span text:style-name="T504"><text:s/></text:span><text:span text:style-name="T505">ܘܢܡܘܣܐ ܩܕܝܫܐ ܕܐܒܗ̈ܬܢ ܐܬܒ̇ܛܠ ܠܗ܂</text:span><text:span text:style-name="T506"><text:s/></text:span><text:span text:style-name="T507">ܘܕܝ̈ܬܩܣ ܕܐܬܟܬܒ ܠܐ ܐܝܬܝܗܝܢ܂</text:span><text:span text:style-name="T508"><text:s/></text:span><text:span text:style-name="T509">24</text:span><text:span text:style-name="T510"> </text:span><text:span text:style-name="T511">ܘܥܒ̇ܪܝܢܢ ܡܢ ܥܠܡܐ ܐܝܟ ܩܡ̈ܨܐ܂</text:span><text:span text:style-name="T512"><text:s/>ܘܚ̇ܝܢܢ<text:s/></text:span><text:span text:style-name="T513">ܐܝܟ ܗܒܠܐ܂</text:span><text:span text:style-name="T514"><text:s/></text:span><text:span text:style-name="T515">ܐܦ ܠܐ ܫ̇ܘܝܢܢ ܕܢܗܘܘܢ ܥܠܝܢ ܖ̈ܚܡ̣ܐ܂</text:span><text:span text:style-name="T516"><text:s/></text:span><text:span text:style-name="T517">25</text:span><text:span text:style-name="T518"> </text:span><text:span text:style-name="T519">ܐܠܐ ܡܢܐ ܢܥܒܕ ܠܗ ܠܫܡܗ ܪܒܐ ܕܐܬܩܪܝ ܥܠܝܢ܂</text:span><text:span text:style-name="T520"><text:s/></text:span><text:span text:style-name="T521">ܥܠ ܗܠܝܢ ܫܐ̇ܠܬ܂</text:span><text:span text:style-name="T522"><text:s/></text:span><text:span text:style-name="T523">26</text:span><text:span text:style-name="T524"> </text:span><text:span text:style-name="T525">ܘܥܢ̣ܐ ܘܐܡ̣ܪ ܠܝ܂</text:span><text:span text:style-name="T526"><text:s/></text:span><text:span text:style-name="T527">ܐܢ ܬܗܘܐ ܬܚܙܐ܂</text:span><text:span text:style-name="T528"><text:s/></text:span><text:span text:style-name="T529">ܘܐܢ ܬܣܓܐ ܬܐܚܐ̣ ܬܬܕܡܪ܂</text:span><text:span text:style-name="T530"><text:s/></text:span><text:span text:style-name="T531">ܡܛܠ ܕܡܣܬܪܗܒ ܥܠܡܐ ܕܢܥܒܪ܂</text:span><text:span text:style-name="T532"><text:s/></text:span><text:span text:style-name="T533">27</text:span><text:span text:style-name="T534"> </text:span><text:span text:style-name="T535">ܕܠܐ ܡܣܝܒܪ ܕܢܛܥܢ ܡܕܡ ܕܡܠܝܟ ܠܙܕܝ̈ܩܐ܂</text:span><text:span text:style-name="T536"><text:s/></text:span><text:span text:style-name="T537">ܡܛܠ ܕܬܐܢ̈ܚܬܐ ܡܠܐ ܥܠܡܐ ܗܢܐ܂</text:span><text:span text:style-name="T538"><text:s/></text:span><text:span text:style-name="T539">ܘܟܘܖ̈ܗܢܐ ܣܓܝܐ̈ܐ܂</text:span><text:span text:style-name="T540"><text:s/></text:span><text:span text:style-name="T541">28</text:span><text:span text:style-name="T542"> </text:span><text:span text:style-name="T543">ܐܙܕܪ̣ܥܬ ܓܝܪ ܒܝܫ̣ܬܐ ܗ̇ܝ ܕܫܐܠܬܢܝ ܥܠܝܗ̇܂</text:span><text:span text:style-name="T544"><text:s/></text:span><text:span text:style-name="T545">ܘܠܐ ܥܕܟܝܠ ܐܬ̣ܐ ܐܕܪܗ̇܂</text:span><text:span text:style-name="T546"><text:s/></text:span><text:span text:style-name="T547">29</text:span><text:span text:style-name="T548"> </text:span><text:span text:style-name="T549">ܐܠܐ ܗܟܝܠ ܢܬܚܨܕ ܡܕܡ ܕܐܙܕܪܥ ܘܢܫܢܐ ܐܬܪܐ܂</text:span><text:span text:style-name="T550"><text:s/></text:span><text:span text:style-name="T551">ܐܝ̇ܟܐ ܕܐܙܕ̤ܪܥܬ ܒܝ̣ܫܬܐ̣܂</text:span><text:span text:style-name="T552"><text:s/></text:span><text:span text:style-name="T553">ܠܐ ܐܬ̇ܝܐ ܐܪܥܐ ܐܝ̇ܟܐ ܕܐܙܕ̤ܪܥܬ ܛ̇ܒܬܐ܂</text:span><text:span text:style-name="T554"><text:s/></text:span><text:span text:style-name="T555">30</text:span><text:span text:style-name="T556"> </text:span><text:span text:style-name="T557">ܡܛܠ ܕܦܪܕܬܐ ܗܘ ܚܕܐ ܕܙܪܥܐ ܕܒܝ̣ܫܬܐ ܐܙܕܪܥ ܒܠܒܗ ܕܐܕܡ܂</text:span><text:span text:style-name="T558"><text:s/></text:span><text:span text:style-name="T559">ܡܢ ܪܝܫ</text:span><text:span text:style-name="T560"><text:s/></text:span><text:span text:style-name="T561">ܘܟܡܐ ܦܐܖ̈ܐ ܕܪܘܫܥܐ ܐܘܠܕ܂</text:span><text:span text:style-name="T562"><text:s/></text:span><text:span text:style-name="T563">ܥܕܡܐ ܠܗܫܐ܂</text:span><text:span text:style-name="T564"><text:s/></text:span><text:span text:style-name="T565">ܘܢܐܠܕ ܥܕܡܐ ܕܢܐܬܐ ܐܕܪܐ܂</text:span><text:span text:style-name="T566"><text:s/></text:span><text:span text:style-name="T567">31</text:span><text:span text:style-name="T568"> </text:span><text:span text:style-name="T569">ܦܚܡ ܗܟܝܠ ܐܢܬ ܒܢܦܫܟ ܘܚܙܝ܂</text:span><text:span text:style-name="T570"><text:s/></text:span><text:span text:style-name="T571">ܕܦܪܕܬܐ ܚܕܐ ܕܙܪܥܐ ܕܒܝ̣ܫܬܐ ܕܐܙܕܪܥ ܟܡܐ ܦܐܖ̈ܐ ܕܪܘܫܥܐ ܥܒ̣ܕ܂</text:span><text:span text:style-name="T572"><text:s/></text:span><text:span text:style-name="T573">32</text:span><text:span text:style-name="T574"> </text:span><text:span text:style-name="T575">ܐܡܬܝ ܗܟܝܠ ܕܢܙܕ̇ܪܥܘܢ ܫܢ̈ܢܐ ܕܛ̇ܒ̈ܬܐ ܕܠܝܬ ܠܗܘܢ ܡܢܝܢܐ̣܂</text:span><text:span text:style-name="T576"><text:s/></text:span><text:span text:style-name="T577">ܐܝ̇ܢܐ ܐܕܪܐ ܥܬܝܕܝܢ ܕܢܥܒܕܘܢ܂</text:span><text:span text:style-name="T578"><text:s/></text:span><text:span text:style-name="T579">33</text:span><text:span text:style-name="T580"> </text:span><text:span text:style-name="T581">ܘܥ̇ܢܝܬ ܘܐܡܪܬ܂</text:span><text:span text:style-name="T582"><text:s/></text:span><text:span text:style-name="T583">ܥܕܡܐ ܠܐܡܬܝ ܘܐܡܬܝ ܗܠܝܢ܂</text:span><text:span text:style-name="T584"><text:s/></text:span><text:span text:style-name="T585">ܡܛܘܠ ܕܙܥܘܖ̈ܝܢ ܐ̈ܢܝܢ ܘܒܝ̈ܫܢ ܫ̈ܢܝܢ ܀</text:span><text:span text:style-name="T586"><text:s/></text:span><text:span text:style-name="T587">34</text:span><text:span text:style-name="T588"> </text:span><text:span text:style-name="T589">ܘܥ̣ܢܐ ܘܐ̣ܡܪ ܠܝ܂</text:span><text:span text:style-name="T590"><text:s/></text:span><text:span text:style-name="T591">ܠܐ ܡܣܬܪܗܒ ܐܢܬ ܝܬܝܪ ܡܢ ܡܪܝܡܐ܂</text:span><text:span text:style-name="T592"><text:s/></text:span><text:span text:style-name="T593">ܐܢܬ ܓܝܪ ܡܣܬܪܗܒ ܐܢܬ ܡܛܠ ܢܦܫܟ܂</text:span><text:span text:style-name="T594"><text:s/></text:span><text:span text:style-name="T595">ܡܪܝܡܐ ܕܝܢ ܡܛܠ ܣܓܝܐ̈ܐ܂</text:span><text:span text:style-name="T596"><text:s/></text:span><text:span text:style-name="T597">35</text:span><text:span text:style-name="T598"> </text:span><text:span text:style-name="T599">ܠܐ ܗܘܐ ܓܝܪ ܥܠ ܗܠܝܢ ܫܐ̇ܠ ܗܘ̈ܝ ܢܦܫ̈ܬܗܘܢ ܕܙܕܝ̈ܩܐ ܒܐܘܨܖ̈ܝܗܝܢ܂</text:span><text:span text:style-name="T600"><text:s/></text:span><text:span text:style-name="T601">ܘܐܡ̣ܪ ܕܥܕܡܐ ܠܐܡܬܝ ܐܝ̇ܬܝܢ ܗܪܟܐ܂</text:span><text:span text:style-name="T602"><text:s/></text:span><text:span text:style-name="T603">ܘܐܡܬܝ ܐܕܪܗ ܕܐܓܪܢ ܀</text:span><text:span text:style-name="T604"><text:s/></text:span><text:span text:style-name="T605">36</text:span><text:span text:style-name="T606"> </text:span><text:span text:style-name="T607">ܘܥ̣ܢܐ ܪܡ̇ܐܝܠ ܡܠܐܟܐ ܘܐܡ̣ܪ ܠܗ̈ܝܢ܂</text:span><text:span text:style-name="T608"><text:s/></text:span><text:span text:style-name="T609">ܥܕܡܐ ܕܢܬܡܠܐ ܡܢܝܢܐ ܕܐܝܠܝܢ ܕܕܡ̇ܝܢ ܠܟܝ̈ܢ܂</text:span><text:span text:style-name="T610"><text:s/></text:span><text:span text:style-name="T611">ܡܛܠ ܕܡܬܩܠ ܬܩ̇ܠܗ ܩܕܝܫܐ ܠܥܠܡܐ܂</text:span><text:span text:style-name="T612"><text:s/></text:span><text:span text:style-name="T613">37</text:span><text:span text:style-name="T614"> </text:span><text:span text:style-name="T615">ܘܡܡܫܚ ܡ̣ܫܚ ܐܢܘܢ ܠܙܒ̈ܢܐ܂</text:span><text:span text:style-name="T616"><text:s/></text:span><text:span text:style-name="T617">ܘܡܡܢܐ ܡܢܐ ܐܢܘܢ ܠܥܕ̈ܢܐ܂</text:span><text:span text:style-name="T618"><text:s/></text:span><text:span text:style-name="T619">ܘܠܐ ܢܫܠܐ ܘܠܐ ܢܥܝܪ ܥܕܡܐ ܕܢܬܡܠܐ ܡܢܝܢܐ ܕܐܡܝܪ ܀</text:span><text:span text:style-name="T620"><text:s/></text:span><text:span text:style-name="T621">38</text:span><text:span text:style-name="T622"> </text:span><text:span text:style-name="T623">ܘܥ̇ܢܝܬ ܘܐܡ̇ܪܬ ܐܘ ܡܪܝܐ ܡܪܝ܂</text:span><text:span text:style-name="T624"><text:s/></text:span><text:span text:style-name="T625">ܐܠܐ</text:span><text:span text:style-name="T626"><text:s/>ܗܕܐ<text:s/></text:span><text:span text:style-name="T627">ܚܢܢ ܟܘܠܢ ܡܠܝܢܢ ܪܘܫܥܐ܂</text:span><text:span text:style-name="T628"><text:s/></text:span><text:span text:style-name="T629">39</text:span><text:span text:style-name="T630"> </text:span><text:span text:style-name="T631">ܘܕܠܡܐ ܡܛܠܬܢ ܕܝܠܢ ܢܬܟܠܐ ܦܘܪܥܢܐ ܕܙܕܝ̈ܩܐ̇܂</text:span><text:span text:style-name="T632"><text:s/></text:span><text:span text:style-name="T633">ܚܛܗ̈ܐ ܕܥܡܘܖ̈ܝܗ̇ ܕܐܪܥܐ܂</text:span><text:span text:style-name="T634"><text:s/></text:span><text:span text:style-name="T635">40</text:span><text:span text:style-name="T636"> </text:span><text:span text:style-name="T637">ܘܥ̣ܢܐ ܘܐܡ̣ܪ ܠܝ܂</text:span><text:span text:style-name="T638"><text:s/></text:span><text:span text:style-name="T639">ܙܠ ܘܫܐܠܝܗ̇ ܠܗ̇ܝ ܕܒܟܪܣܗ̇ ܢܣܝܒܐ܂</text:span><text:span text:style-name="T640"><text:s/></text:span><text:span text:style-name="T641">ܕܐܡܬܝ ܕܬܡ̇ܠܐ ܬܫܥܐ ܝܖ̈ܚܝܗ̇܂</text:span><text:span text:style-name="T642"><text:s/></text:span><text:span text:style-name="T643">ܕܐܢ ܡܫܟܚ ܬܘܒ ܡܪܒܥܐ ܕܢܐܚܕܝܘܗܝ ܠܥ̣ܘܠܐ ܒܓܘܗ܂</text:span><text:span text:style-name="T644"><text:s/></text:span><text:span text:style-name="T645">41</text:span><text:span text:style-name="T646"> </text:span><text:span text:style-name="T647">ܘܐܡ̇ܪܬ܂</text:span><text:span text:style-name="T648"><text:s/></text:span><text:span text:style-name="T649">ܠܐ ܡܫܟܚ ܡܪܝ ݊ ܀ ݊ ܀</text:span><text:span text:style-name="T650"><text:s/></text:span><text:span text:style-name="T651">ܘܥܢܐ ܘܐܡ̣ܪ ܠܝ܂</text:span><text:span text:style-name="T652"><text:s/></text:span><text:span text:style-name="T653">ܫܝܘܠ ܘܐܘܨܖ̈ܐ ܕܢܦܫ̈ܬܐ ܠܡܪܒܥܐ ܕܡ̇ܝܢ܂</text:span><text:span text:style-name="T654"><text:s/></text:span><text:span text:style-name="T655">42</text:span><text:span text:style-name="T656"> </text:span><text:span text:style-name="T657">ܐܝܟ̇ܢܐ ܓܝܪ ܕܡܣܬܪܗܒܐ ܗ̇ܝ ܕܝܠܕܐ ܕܬܥܪܘܩ ܡܢ ܐܘܠܨܢܗ̇ ܕܝܠܕܗ̇܂</text:span><text:span text:style-name="T658"><text:s/></text:span><text:span text:style-name="T659">ܗܟܢܐ ܐܦ ܗܠܝܢ ܡܣܬܪܗܒܝܢ ܕܢܬܠܘܢ ܡܕܡ ܕܐܬܬܣܝܡ ܒܗܘܢ<text:s/></text:span><text:soft-page-break/><text:span text:style-name="T660">ܡܢ ܪܝܫ܂</text:span><text:span text:style-name="T661"><text:s/></text:span><text:span text:style-name="T662">43</text:span><text:span text:style-name="T663"> </text:span><text:span text:style-name="T664">ܘܗܝ̇ܕܝܢ ܢܬܓܠܐ ܠܟ ܥܠ ܐܝܠܝܢ ܕܡܬܪܓܪܓ ܐܢܬ ܕܬܚܙܐ܂</text:span><text:span text:style-name="T665"><text:s/></text:span><text:span text:style-name="T666">44</text:span><text:span text:style-name="T667"> </text:span><text:span text:style-name="T668">ܘܥ̇ܢܝܬ ܘܐܡ̇ܪܬ܂</text:span><text:span text:style-name="T669"><text:s/></text:span><text:span text:style-name="T670">ܐܢ ܐܫܟ̇ܚܬ ܖ̈ܚ̣ܡܐ ܒܥ̈ܝܢܝܟ܂</text:span><text:span text:style-name="T671"><text:s/></text:span><text:span text:style-name="T672">ܘܐܢ ܡܫܟܚܐ ܘܫ̇ܘܐ ܐܢܐ</text:span><text:span text:style-name="T673"><text:s/></text:span><text:span text:style-name="T674">45</text:span><text:span text:style-name="T675"> </text:span><text:span text:style-name="T676">ܐܘܕܥܝܢܝ ܐܦܢ ܗܕܐ܂</text:span><text:span text:style-name="T677"><text:s/></text:span><text:span text:style-name="T678">ܕܐܢ ܙܒܝܐ ܕܥ̇ܒܪ ܥܠܝܢ ܣ̇ܓܝ܂</text:span><text:span text:style-name="T679"><text:s/></text:span><text:span text:style-name="T680">ܐܘ ܗ̇ܘ ܕܥܬܝܕ ܕܢܐܬܐ܂</text:span><text:span text:style-name="T681"><text:s/></text:span><text:span text:style-name="T682">46</text:span><text:span text:style-name="T683"> </text:span><text:span text:style-name="T684">ܡܛܠ ܕܙܒܢܐ ܕܥ̣ܒܪ ܝܕ̇ܥܢܐ܂</text:span><text:span text:style-name="T685"><text:s/></text:span><text:span text:style-name="T686">ܘܡܕܡ ܕܥܬܝܕ ܠܐ ܝܕ̇ܥ ܐܢܐ ܀</text:span><text:span text:style-name="T687"><text:s/></text:span><text:span text:style-name="T688">47</text:span><text:span text:style-name="T689"> </text:span><text:span text:style-name="T690">ܘܥ̣ܢܐ ܘܐܡ̣ܪ ܠܝ܂</text:span><text:span text:style-name="T691"><text:s/></text:span><text:span text:style-name="T692">ܩܘܡ ܡܢ ܓܒܐ ܕܝܡܝܢܐ܂</text:span><text:span text:style-name="T693"><text:s/></text:span><text:span text:style-name="T694">ܘܐܚ̇ܘܝܟ ܦܘܫܩܐ ܕܡܬܠܐ܂</text:span><text:span text:style-name="T695"><text:s/></text:span><text:span text:style-name="T696">48</text:span><text:span text:style-name="T697"> </text:span><text:span text:style-name="T698">ܘܩܡ̇ܬ ܘܚ̇ܙܝܬ܂</text:span><text:span text:style-name="T699"><text:s/></text:span><text:span text:style-name="T700">ܘܗܐ ܥ̣ܒܪ ܩܕܡܝ ܐܬܘܢܐ ܕܢܘܪܐ ܕܝܩ̇ܕ܂</text:span><text:span text:style-name="T701"><text:s/></text:span><text:span text:style-name="T702">ܘܗ̣ܘܐ ܕܟܕ ܥܒ̤ܪܬ ܫܠܗܒܝܬܐ̣܂</text:span><text:span text:style-name="T703"><text:s/></text:span><text:span text:style-name="T704">ܚ̇ܙܝܬ ܘܗܐ</text:span><text:span text:style-name="T705"><text:s/>ܝܬܝܪ<text:s/></text:span><text:span text:style-name="T706">ܬܢܢܐ܂</text:span><text:span text:style-name="T707"><text:s/></text:span><text:span text:style-name="T708">49</text:span><text:span text:style-name="T709"> </text:span><text:span text:style-name="T710">ܘܡܢ ܒܬܪ ܗܠܝܢ ܥ̇ܒ̤ܪܬ ܩܕܡܝ ܥܢܢܐ ܕܡܠܝܐ ܡ̈ܝܐ܂</text:span><text:span text:style-name="T711"><text:s/></text:span><text:span text:style-name="T712">ܘܢܣ̤ܟܬ ܡܛܪܐ ܙܥܝܦܐ ܣ̇ܓܝ܂</text:span><text:span text:style-name="T713"><text:s/></text:span><text:span text:style-name="T714">ܘܟܕ ܥ̣ܒܪ ܙܥܦܗ ܕܡܛܪܐ܂</text:span><text:span text:style-name="T715"><text:s/></text:span><text:span text:style-name="T716">ܝܬܪ ܒܗ̇ ܛܘ̈ܦܐ ܀</text:span><text:span text:style-name="T717"><text:s/></text:span><text:span text:style-name="T718">50</text:span><text:span text:style-name="T719"> </text:span><text:span text:style-name="T720">ܘܥ̣ܢܐ ܘܐܡ̣ܪ ܠܝ܂</text:span><text:span text:style-name="T721"><text:s/></text:span><text:span text:style-name="T722">ܐܬܪܥܐ ܒܢܦܫܟ ܘܚܙܝ܂</text:span><text:span text:style-name="T723"><text:s/></text:span><text:span text:style-name="T724">ܕܐܝܟܢܐ ܕܡܝܬܪ ܡܛܪܐ܂</text:span><text:span text:style-name="T725"><text:s/></text:span><text:span text:style-name="T726">ܡܢ ܛܘ̈ܦܐ ܘܢܘܪܐ ܡܢ ܬܢܢܐ̣ ܗܟܢܐ ܐܬܝ̤ܬܪܬ ܡܫܘܚܬܐ ܕܥ̤ܒܪܬ܂</text:span><text:span text:style-name="T727"><text:s/></text:span><text:span text:style-name="T728">ܝܬܪ ܕܝܢ ܛܘ̈ܦܐ ܘܬܢܢܐ܂</text:span><text:span text:style-name="T729"><text:s/></text:span><text:span text:style-name="T730">51</text:span><text:span text:style-name="T731"> </text:span><text:span text:style-name="T732">ܘܒ̇ܥܝܬ ܡܢܗ ܘܐܡ̇ܪܬ܂</text:span><text:span text:style-name="T733"><text:s/></text:span><text:span text:style-name="T734">ܐܢ ܟܝ̇ ܚ̇ܝܐ ܐܢܐ ܥܕܡܐ ܠܝܘܡ̈ܬܐ ܗ̇ܢܘܢ̣܂</text:span><text:span text:style-name="T735"><text:s/></text:span><text:span text:style-name="T736">ܐܘ ܡ̣ܢܘ ܢܗܘܐ ܒܝܘܡ̈ܬܐ ܗ̇ܢܘܢ ܀</text:span><text:span text:style-name="T737"><text:s/></text:span><text:span text:style-name="T738">52</text:span><text:span text:style-name="T739"> </text:span><text:span text:style-name="T740">ܘܥܢ̣ܐ ܘܐܡ̣ܪ ܠܝ܂</text:span><text:span text:style-name="T741"><text:s/></text:span><text:span text:style-name="T742">ܥܠ ܐܬܘ̈ܬܐ ܐܝܠܝܢ ܕܫܐܠܬܢܝ̣܂</text:span><text:span text:style-name="T743"><text:s/></text:span><text:span text:style-name="T744">ܡܢܗܝܢ ܡܫܟܚ ܐܢܐ ܕܐܡ̇ܪ ܠܟ܂</text:span><text:span text:style-name="T745"><text:s/></text:span><text:span text:style-name="T746">ܥܠ ܚܝܝ̈ܟ ܕܝܢ ܠܐ ܐܫܬ̇ܕܪܬ ܕܐܡ̇ܪ ܠܟ܂</text:span><text:span text:style-name="T747"><text:s/></text:span><text:span text:style-name="T748">ܐܦܠܐ ܓܝܪ ܝܕ̇ܥ ܐܢܐ܂</text:span></text:p>
      </text:section>
      <text:section text:name="Sect3" text:style-name="S3">
        <text:p text:style-name="P749">5</text:p>
        <text:p text:style-name="P750"><text:span text:style-name="T751">1</text:span><text:span text:style-name="T752"> </text:span><text:span text:style-name="T753">ܥܠ ܐܬܘ̈ܬܐ ܕܝܢ̣܂</text:span><text:span text:style-name="T754"><text:s/></text:span><text:span text:style-name="T755">ܗܐ ܝܘܡ̈ܬܐ ܐܬ̇ܝܢ܂</text:span><text:span text:style-name="T756"><text:s/></text:span><text:span text:style-name="T757">ܘܢܬܬܚܕܘܢ ܥ̇ܡܘܖ̈ܘܗܝ ܕܥܠܡܐ ܒܬܘܗܬܐ ܣܓܝܐܬܐ܂</text:span><text:span text:style-name="T758"><text:s/></text:span><text:span text:style-name="T759">ܘܬܬܟܣܐ ܡܢ̇ܬܐ ܕܫܪܪܐ܂</text:span><text:span text:style-name="T760"><text:s/></text:span><text:span text:style-name="T761">ܘܥܩܪܬܐ ܬܗܘܐ ܐܪܥܗ̇ ܕܗܝܡܢܘܬܐ܂</text:span><text:span text:style-name="T762"><text:s/></text:span><text:span text:style-name="T763">2</text:span><text:span text:style-name="T764"> </text:span><text:span text:style-name="T765">ܘܢܣܓܐ ܥ̣ܘܠܐ ܘܫܪܝܚܘܬܐ̣܂</text:span><text:span text:style-name="T766"><text:s/></text:span><text:span text:style-name="T767">ܝܬܝܪ ܡܢ ܗܢܐ ܕܚ̣ܙܝܬ ܗܫܐ܂</text:span><text:span text:style-name="T768"><text:s/></text:span><text:span text:style-name="T769">ܘܝܬܝܪ ܡܢ ܗ̇ܘ ܕܫܡ̣ܥܬ ܡܢ ܩܕܝܡ܂</text:span><text:span text:style-name="T770"><text:s/></text:span><text:span text:style-name="T771">3</text:span><text:span text:style-name="T772"> </text:span><text:span text:style-name="T773">ܘܬܗܘܐ ܕܠܐ ܩܝ̇ܡܐ܂</text:span><text:span text:style-name="T774"><text:s/></text:span><text:span text:style-name="T775">ܘܕܠܐ ܡܬܕܝܫܐ ܐܪܥܐ ܗܕܐ ܕܚ̣ܙܝܬ ܕܡܡܠܟܐ ܗܫܐ܂</text:span><text:span text:style-name="T776"><text:s/></text:span><text:span text:style-name="T777">ܘܢܚܙܘܢܗ̇ ܠܐܪܥܐ ܗܕܐ ܟܕ ܚܪܒܐ܂</text:span><text:span text:style-name="T778"><text:s/></text:span><text:span text:style-name="T779">4</text:span><text:span text:style-name="T780"> </text:span><text:span text:style-name="T781">ܐܢ ܕܝܢ ܢܬܠ ܠܟ ܡܪܝܡܐ</text:span><text:span text:style-name="T782"><text:s/>ܚ̇ܙܝܐ̣܂<text:s/></text:span><text:span text:style-name="T783">ܚ̇ܙܐ ܐܢܬ ܠܗ̇ܝ ܕܒܬܪ ܬܠܝܬܝܬܐ ܕܡܫܬܓܫܐ܂</text:span><text:span text:style-name="T784"><text:s/></text:span><text:span text:style-name="T785">ܘܢܬܚܙܐ ܡܢ ܫܠܝܐ ܫܡ̣ܫܐ ܒܠܠܝܐ܂</text:span><text:span text:style-name="T786"><text:s/></text:span><text:span text:style-name="T787">ܘܣܗܪܐ ܒܐܝܡܡܐ܂</text:span><text:span text:style-name="T788"><text:s/></text:span><text:span text:style-name="T789">5</text:span><text:span text:style-name="T790"> </text:span><text:span text:style-name="T791">ܘܩܝܣܐ ܢ̇ܛܦ ܕܡܐ܂</text:span><text:span text:style-name="T792"><text:s/></text:span><text:span text:style-name="T793">ܘܟܐܦܐ ܬܬܠ ܩܠܗ̇܂</text:span><text:span text:style-name="T794"><text:s/></text:span><text:span text:style-name="T795">ܘܥܡ̈ܡܐ ܢܬܙܝܥܘܢ܂</text:span><text:span text:style-name="T796"><text:s/></text:span><text:span text:style-name="T797">ܘܐܐܖ̈ ܢܬܚܠܦܘܢ܂</text:span><text:span text:style-name="T798"><text:s/></text:span><text:span text:style-name="T799">6</text:span><text:span text:style-name="T800"> </text:span><text:span text:style-name="T801">ܘܢܡܠܟ ܗܘ ܕܠܐ ܣܒ̇ܪܝܢ ܥܠܘܗܝ ܣܓܝܐ̈ܐ܂</text:span><text:span text:style-name="T802"><text:s/></text:span><text:span text:style-name="T803">ܘܦܪܚܬܐ ܬܫܢܐ܂</text:span><text:span text:style-name="T804"><text:s/></text:span><text:span text:style-name="T805">7</text:span><text:span text:style-name="T806"> </text:span><text:span text:style-name="T807">ܘܝܡܐ ܕܣܕܘܡ ܢܥܒܕ ܢܘ̈ܢܐ ܣܓ̈ܝܐܐ܂</text:span><text:span text:style-name="T808"><text:s/></text:span><text:span text:style-name="T809">ܘܢܬܠ ܩܠܗ ܒܠܠܝܐ ܗ̇ܘ ܕܠܐ ܝܕ̇ܥܝܢ ܠܗ ܣ̈ܓܝܐܐ܂</text:span><text:span text:style-name="T810"><text:s/></text:span><text:span text:style-name="T811">ܘܟܠܗܘܢ ܢܫܡܥܘܢܗ̇܂</text:span><text:span text:style-name="T812"><text:s/></text:span><text:span text:style-name="T813">8</text:span><text:span text:style-name="T814"> </text:span><text:span text:style-name="T815">ܘܦܚ̈ܬܐ ܢܬܥܒܕܘܢ ܒܕܘ̈ܟܝܬܐ ܣܓܝܐ̈ܬܐ܂ ܘܬܟܝܒܐܝܬ ܢܘܪܐ ܬܗܘܐ ܡܫܬܕܪܐ܂ ܘܚܝ̈ܘܬܐ ܕܕܒܪܐ ܢܫ̈ܢܝܢ ܡܢ ܐܬܪܗܝܢ܂ ܘܐܬ̈ܘܬܐ ܡܢ ܢܫ̈ܐ ܢܬܚ̈ܢܝܢ܂ ܢܬܝܠܕܘܢ ܓܝܪ ܥܘ̣̈ܠܐ ܟܕ ܠܐ ܡܫܡܠܝܢ܂</text:span><text:span text:style-name="T816"><text:s/></text:span><text:span text:style-name="T817">9</text:span><text:span text:style-name="T818"> </text:span><text:span text:style-name="T819">ܘܒܡ̈ܝܐ ܚ̈ܠܝܐ ܢܫܬܟܚܘܢ ܡܠܝܚܐ܂ ܘܖ̈ܚ̇ܡܐ ܥܠ ܖ̈ܚܡ̇ܝܗܘܢ ܡܢ ܫܠܝܐ ܢܥܒܕܘܢ ܩܪܒܐ܂ ܘܬܬܟܣܐ ܗܝ̇ܕܝܢ ܚܟܡܬܐ܂ ܘܣܟܘܠܬܢܘܬܐ ܬܐܙܠ ܠܗ̇ ܠܐܘܨܖ̈ܝܗ̇</text:span><text:span text:style-name="T820"><text:s/></text:span><text:span text:style-name="T821">10</text:span><text:span text:style-name="T822"> </text:span><text:span text:style-name="T823">ܠܘܬ ܣܓܝܐ̈ܐ ܘܠܐ ܬܫܬܟܚ܂ ܘܢܣܓܐ ܛܠܘܡܝܐ ܘܫܪܝܚܘܬܐ ܥܠ ܐܪܥܐ܂</text:span><text:span text:style-name="T824"><text:s/></text:span><text:span text:style-name="T825">11</text:span><text:span text:style-name="T826"> </text:span><text:span text:style-name="T827">ܘܢܫܐ̇ܠ ܐܬܪܐ ܠܐ̇ܝܢܐ ܕܩܪܝܒ ܠܗ ܘܢܐܡܪ ܠܗ܂ ܕܠܡܐ ܥܒ̤ܪܬ ܥܠܝܟ ܙܕܝܩܘܬܐ܃ ܐܘ ܓܒܪܐ ܕܥ̇ܒܕ ܙܕܝܩܘܬܐ܂ ܘܗ̣ܘ ܕܝܢ ܐܬܪܐ ܢܟܦܘܪ܂</text:span><text:span text:style-name="T828"><text:s/></text:span><text:span text:style-name="T829">12</text:span><text:span text:style-name="T830"> </text:span><text:span text:style-name="T831">ܘܢܗܘܐ ܒܗ̇ܘ ܙܒܢܐ܂ ܢܣܒܪܘܢ ܒ̇ܢܝ ܐܢܫܐ ܘܠܐ ܢܣܒܘܢ܂ ܘܢܠܐܘܢ ܘܠܐ ܢܫܟܚܘܢ܂ ܘܢܥܡܠܘܢ ܘܠܐ ܬܬܩܢ ܐܘܪܚܗܘܢ܂</text:span><text:span text:style-name="T832"><text:s/></text:span><text:span text:style-name="T833">13</text:span><text:span text:style-name="T834"> </text:span><text:span text:style-name="T835">ܗܠܝܢ ܐܬܘ̈ܬܐ ܐܬܦܩܕ ܠܝ ܕܐܡ̇ܪ ܠܟ܂ ܘܐܢ ܕܝܢ ܬܨܠܐ ܬܘܒ ܘܬܒܥܐ ܐܝܟ ܕܗܫܐ܂ ܘܬܨܘܡ ܫܒܥܐ ܝܘܡ̈ܝܢ܂ ܫܡ̇ܥܬ ܕܪܘܪܒܢ ܡܢ ܗܠܝܢ܂</text:span><text:span text:style-name="T836"><text:s/></text:span><text:span text:style-name="T837">14</text:span><text:span text:style-name="T838"> </text:span><text:span text:style-name="T839">ܘܐܬ̇ܬܥܝܪܬ܂ ܘܦܓܪܝ ܪܐ̇ܬ ܗܘܐ ܣ̇ܓܝ܂ ܘܢܦܫܝ ܠܐܝܐ ܗܘܬ ܐܝܟ ܕܬܦܘܩ܂</text:span><text:span text:style-name="T840"><text:s/></text:span><text:span text:style-name="T841">15</text:span><text:span text:style-name="T842"> </text:span><text:span text:style-name="T843">ܘܐܚܕܢܝ ܡܠܐ̇ܟܐ ܗ̇ܘ ܕܡܡܠܠ ܒܝ܂ ܘܚܝܠܢܝ ܘܐܩܝܡܢܝ ܥܠ ܖ̈ܓܠܝ܀܀ ݊</text:span><text:span text:style-name="T844"><text:s/></text:span><text:span text:style-name="T845">16</text:span><text:span text:style-name="T846"> </text:span><text:span text:style-name="T847">ܘܗ̣ܘܐ ܒܠܠܝܐ ܕܬܪܝܢ܂ ܘܐ̣ܬܐ ܠܘܬܝ ܦܣܠܛܐܝܠ ܪܝܫܗ ܕܥܡܐ܂ ܘܐܡ̣ܪ ܠܝ܂ ܐܝ̇ܟܐ ܗ̣ܘܝܬ܂ ܘܠܡܢܐ ܟܡܝܖ̈ܢ ܐ̈ܦܝܟ܂</text:span><text:span text:style-name="T848"><text:s/></text:span><text:span text:style-name="T849">17</text:span><text:span text:style-name="T850"> </text:span><text:span text:style-name="T851">ܐܘ ܠܐ ܝܕ̇ܥ<text:s/></text:span><text:soft-page-break/><text:span text:style-name="T852">ܐܢܬ܂ ܕܐܢܬ ܗܘ ܕܐܬܗ̣ܝܡܢܬ ܥܠ ܐܝܣܪܝܠ ܒܐܬܪܐ ܕܫܒܝܬܗܘܢ܂</text:span><text:span text:style-name="T853"><text:s/></text:span><text:span text:style-name="T854">18</text:span><text:span text:style-name="T855"> </text:span><text:span text:style-name="T856">ܩܘܡ ܗܟܝܠ ܘܐܟܘܠ ܠܚܡܐ ܩܠܝܠ܂ ܕܠܐ ܬܫܒܘܩ ܐܢܘܢ ܐܝܟ ܪܥ̇ܝܐ ܠܡܪ ܥܝܬܗ ܒܐܝ̣ܕܐ ܕܕܐ̈ܒܐ ܚ̈ܒܠܐ܂</text:span><text:span text:style-name="T857"><text:s/></text:span><text:span text:style-name="T858">19</text:span><text:span text:style-name="T859"> </text:span><text:span text:style-name="T860">ܘܐܢܐ ܐܡ̇ܪܬ ܠܗ܂ ܙܠ ܠܟ ܡܢܝ ܘܠܐ ܬܬܩܪܒ ܨܐܕܝ ܥܕܡܐ ܠܫܒܥܐ ܝܘܡ̈ܝܢ ܘܗܝ̇ܕܝܢ ܬܐܬܐ ܠܘܬܝ ܘܐܫܡ̇ܥܟ ܡ̈ܠܐ܂ ܘܟܕ ܐܡ̇ܪܬ ܠܗ ܐܙ̣ܠ ܠܗ ܡܢ ܠܘܬܝ ܀ ܨܠܘܬܐ ܕܥܙܪܐ܂</text:span><text:span text:style-name="T861"><text:s/></text:span><text:span text:style-name="T862">20</text:span><text:span text:style-name="T863"> </text:span><text:span text:style-name="T864">ܘܐܢܐ ܨܡ̇ܬ ܫܒܥܐ ܝܘܡ̈ܝܢ܂ ܟܕ ܡܬܬܢܚ ܗ̇ܘܝܬ ܘܒܟ̇ܐ̣ ܐܝܟ ܕܦܩܕܢܝ ܪܡܐܝܠ ܡܠܐܟܐ܂</text:span><text:span text:style-name="T865"><text:s/></text:span><text:span text:style-name="T866">21</text:span><text:span text:style-name="T867"> </text:span><text:span text:style-name="T868">ܘܗ̣ܘܐ ܡܢ ܒܬܪ ܫܒܥܐ ܝܘ̈ܡܝܢ܂ ܘܗܐ ܬܘܒ ܡܚ̈ܫܒܬܗ ܕܠܒܝ ܐ̈ܠܨܢ ܗ̈ܘܝ ܠܝ ܣ̇ܓܝ܂</text:span><text:span text:style-name="T869"><text:s/></text:span><text:span text:style-name="T870">22</text:span><text:span text:style-name="T871"> </text:span><text:span text:style-name="T872">ܘܢܣ̤ܒܬ ܢܦܫܝ ܪܘܚܐ ܕܒܘܝܢܐ܂ ܘܬܘܒ ܫ̇ܪܝܬ ܠܡܡܠܠܘ ܩܕܡ ܡܪܝܡܐ ܡ̈ܠܐ ܗܠܝܢ ܕܒܥܘܬܐ ܘܕܬܟܫܦܬܐ܂</text:span><text:span text:style-name="T873"><text:s/></text:span><text:span text:style-name="T874">23</text:span><text:span text:style-name="T875"> </text:span><text:span text:style-name="T876">ܘܥ̇ܢܝܬ ܘܐܡ̇ܪܬ܂ ܐܘ ܡܪܝܐ ܡܪܝ܂ ܡܢ ܟܘܠܗܘܢ ܥܒ̈ܝܗ̇ ܕܐܪܥܐ ܘܐ̈ܝܠܢܝܗ̇ ܓܒܝܬ ܠܟ ܓܦܬܐ ܚܕܐ܂</text:span><text:span text:style-name="T877"><text:s/></text:span><text:span text:style-name="T878">24</text:span><text:span text:style-name="T879"> </text:span><text:span text:style-name="T880">ܘܡܢ ܟܠܗܝܢ ܐܖ̈ܥܬܐ ܕܬܒܝܠ ܓ̣ܒܝܬ ܠܟ ܐܬܪܐܚܕ܂</text:span><text:span text:style-name="T881"><text:s/></text:span><text:span text:style-name="T882">25</text:span><text:span text:style-name="T883"> </text:span><text:span text:style-name="T884">ܘܡܢ ܟܘܠܗܘܢ ܬܗ̈ܘܡܐ ܕܝܡܐ ܐܣܓܝܬ ܠܟ ܚܕ ܢܚܠܐ܂ ܘܡܢ ܟܘܠܗܘܢ</text:span><text:span text:style-name="T885"><text:s/>ܗܒܒܐ<text:s/></text:span><text:span text:style-name="T886">ܕܬܒܝܠ ܓܒ̣ܝܬ ܠܟ ܗܒܒܐ ܚܕ ܘܡܢ ܟܠܗܝܢ ܡ̈ܕܝܢܬܐ ܕܐܬܒܢܝ ܩܕ̣ܫܬ ܠܟ ܠܨܗܝܘܢ܂</text:span><text:span text:style-name="T887"><text:s/></text:span><text:span text:style-name="T888">26</text:span><text:span text:style-name="T889"> </text:span><text:span text:style-name="T890">ܘܡܢ ܟܘܠܗ̇ ܦܪܚܬܐ ܕܐܬܒ̤ܪܝܬ ܫܡ̣ܗܬ ܠܟ ܝܘܢܐ ܚܕܐ܂ ܘܡܢ ܟܠܗ̇ ܥܢܐ ܕܐܬܒ̤ܪܝܬ ܨܒ̣ܝܬ ܒܢܩܝܐ ܚܕܐ܂</text:span><text:span text:style-name="T891"><text:s/></text:span><text:span text:style-name="T892">27</text:span><text:span text:style-name="T893"> </text:span><text:span text:style-name="T894">ܘܡܢ ܣܘܓܐܐ ܕܥܡ̈ܡܐ ܩ̣ܪܒܬ ܠܟ ܥܡܐ ܚܕ܂ ܘܢܡܘܣܐ ܗ̇ܘ ܕܐܬܒܚܪ ܡܢ ܟܠ̣܂ ܝܗ̣ܒܬ ܠܥܡܐ ܗ̇ܘ ܕܪܚ̣ܡܬ܂</text:span><text:span text:style-name="T895"><text:s/></text:span><text:span text:style-name="T896">28</text:span><text:span text:style-name="T897"> </text:span><text:span text:style-name="T898">ܘܗܫܐ ܡܪܝܐ ܠܡܢܐ ܐܫܠ̣ܡܬ ܚܕ ܠܣܓ̈ܝܐܐ܂ ܘܒܣܪܬܝܗܝ ܠܚܕ ܥ̇ܩܪܐ ܝܬܝܪ ܡܢ ܣܓ̈ܝܐܐ܂ ܘܒ̣ܕܪܬ ܘܕ̣ܪܝܬ ܠܝܚܝܕܝܟ ܒܝܢܬ ܣ̈ܓܝܐܐ܂</text:span><text:span text:style-name="T899"><text:s/></text:span><text:span text:style-name="T900">29</text:span><text:span text:style-name="T901"> </text:span><text:span text:style-name="T902">ܘܕ̇ܫܘ ܗܠܝܢ ܕܩܝ̇ܡܝܢ ܠܘܩܒܠ ܦܘ̈ܩܕܢܝܟ܂ ܠܐܝܠܝܢ ܕܗܝܡܢܘ ܒܕܝܬܩܐ ܕܝܠܟ܂</text:span><text:span text:style-name="T903"><text:s/></text:span><text:span text:style-name="T904">30</text:span><text:span text:style-name="T905"> </text:span><text:span text:style-name="T906">ܘܐܢܕܝܢ ܡܣ̣ܢܐ ܣܢܝܬܝܗܝ ܠܥܡܟ܂ ܒܐܝ̈ܕܝܟ ܕܝܠܟ ܚܝܒ ܗܘܐ ܕܢܬܪܕܐ ܀ ܀</text:span><text:span text:style-name="T907"><text:s/></text:span><text:span text:style-name="T908">31</text:span><text:span text:style-name="T909"> </text:span><text:span text:style-name="T910">ܘܡܢ ܒܬܪ ܕܡ̇ܠܠܬ ܡ̈ܠܐ ܗܠܝـ̣ܢ܂ ܐܫܬܠܚ ܠܘܬܝ ܡܠܐܟܐ ܗ̇ܘ ܕܐܫܬܠܚ ܗܘܐ ܠܘܬܝ ܒܠܠܝܐ ܕܥ̣ܒܪ</text:span><text:span text:style-name="T911"><text:s/></text:span><text:span text:style-name="T912">32</text:span><text:span text:style-name="T913"> </text:span><text:span text:style-name="T914">ܘܐܡ̣ܪ ܠܝ܂ ܨܘܬܝܢܝ ܥܙܪܐ ܘܐܫ̇ܡܥܟ܂ ܘܚܘܪ ܒܝ ܘܐܣܝܡ ܩܕܡܝܟ ܡ̈ܠܐ ܀</text:span><text:span text:style-name="T915"><text:s/></text:span><text:span text:style-name="T916">33</text:span><text:span text:style-name="T917"> </text:span><text:span text:style-name="T918">ܘܥ̇ܢܝܬ ܘܐܡ̇ܪܬ ܠܗ ܡܠܠ ܡܪܝ܁܁ ܘܐܡ̣ܪ ܠܝ܂ ܣ̇ܓܝ ܐܬܬܙܝܥܬ ܥܠ ܐܝܣܪܝܠ܂ ܐܘ ܛܒ ܪܚܡܬܝܗܝ ܝܬܝܪ ܡܢ ܥܒ̇ܘܕܗ܂</text:span><text:span text:style-name="T919"><text:s/></text:span><text:span text:style-name="T920">34</text:span><text:span text:style-name="T921"> </text:span><text:span text:style-name="T922">ܘܐܡ̇ܪܬ ܠܐ ܡܪܝ܁܁ ܐܠܐ ܡܚܫ ܗܘ ܚ̇ܫܬ ܘܡ̇ܠܠܬ܂ ܡܛܘܠ ܕܡܢܓ̈ܕܢ ܠܝ ܟܘ̈ܠܝܬܝ ܟܘܠ ܫܥܐ܂ ܕܒ̇ܥܐ ܐܢܐ ܕܐܕܪܟ ܓܙܪ ܕܝܢ̣ܐ ܕܡܪܝܡܐ܂ ܘܐܥ̇ܩܒ ܡܕܡ ܡܢ ܕܝܢ̣ܗ܂</text:span><text:span text:style-name="T923"><text:s/></text:span><text:span text:style-name="T924">35</text:span><text:span text:style-name="T925"> </text:span><text:span text:style-name="T926">ܘܐܡ̣ܪ ܠܝ ܠܐ ܡܫܟܚ ܐܢܬ܂ ܘܐܡ̇ܪܬ ܠܗ ܡܛܠ ܡܢܐ ܡܪܝ</text:span><text:span text:style-name="T927"><text:s/>ܠܐ ܡ̇ܨܠܐ<text:s/></text:span><text:span text:style-name="T928">ܐܢܐ܂ ܐܘ ܠܡܝܐ ܐܬ̣̇ܝܠܕܬ܂ ܘܠܡܢܐ ܠܐ ܗ̣ܘܐ ܠܝ ܡܪܒܥܗ̇ ܕܐܡܝ ܩܒܪܐ܂ ܕܠܐ ܐܚܙܐ ܥܡܠܗ ܕܝܥܩܘܒ ܘܠܐܘܬܗ ܕܙܪܥܗ ܕܐܝܣܪܝܠ ܀ ݊ ݊</text:span><text:span text:style-name="T929"><text:s/></text:span><text:span text:style-name="T930">36</text:span><text:span text:style-name="T931"> </text:span><text:span text:style-name="T932">ܘܥܢ̣ܐ ܘܐܡ̣ܪ ܠܝ܂ ܡܢܝ ܠܝ ܐܝܠܝܢ ܕܥܕܟܝܠ ܠܐ ܐܬܘ܂ ܘܟ̇ܢܫ ܠܝ ܛܘ̈ܦܐ ܐܝܠܝܢ ܕܐܬܒܕܪ܂ ܘܐܘܪܩ ܠܝ ܗ̈ܒܒܐ ܕܝܒ̣ܫܘ܂</text:span><text:span text:style-name="T933"><text:s/></text:span><text:span text:style-name="T934">37</text:span><text:span text:style-name="T935"> </text:span><text:span text:style-name="T936">ܘܦܬܚ ܠܝ ܐܘܨܖ̈ܐ ܕܐܚܝܕܝܢ܂ ܘܐܦܩ ܠܝ ܖ̈ܘܚܐ ܕܚܒܝܫܝܢ ܒܗܘܢ܂ ܘܚܘܢܝ ܕܡܘܬܐ ܕܦܖ̈ܨܘܦܐ ܐܝܠܝܢ ܕܥܕܟܝܠ ܠܐ ܚܙ̣ܝܬ܂ ܐܘ ܚܘܢܝ ܕܡܘܬܐ ܕܩܠܐ̣܂ ܘܗ̇ܝܕܝܢ ܐܘܕܥܟ ܥܠ ܥܡܠܐ ܘܙܒܢܐ ܕܒܥ̣ܝܬ ܕܬܚܙܐ ܀</text:span><text:span text:style-name="T937"><text:s/></text:span><text:span text:style-name="T938">38</text:span><text:span text:style-name="T939"> </text:span><text:span text:style-name="T940">ܘܐܡ̇ܪܬ ܡܪܝܐ ܡܪܝ̣܂ ܡ̣ܢܘ ܕܡ̣ܨܐ ܕܢܕܥ ܐ̈ܢܝܢ ܠܗܠܝܢ܂ ܐܠܐ ܐܝ̇ܢܐ ܕܥܡ ܒܢܝ̈ܢܫܐ ܠܐ ܥܡ̇ܪ܂</text:span><text:span text:style-name="T941"><text:s/></text:span><text:span text:style-name="T942">39</text:span><text:span text:style-name="T943"> </text:span><text:span text:style-name="T944">ܐܢܐ ܕܝܢ ܣܟܠܐ ܘܕܘ̇ܝܐ܂ ܐ̇ܝܟܢ ܡܫܟܚ ܐܢܐ ܕܐܡܪ ܥܠ ܐܝܠܝܢ ܕܫܐܠܬܢܝ܂</text:span><text:span text:style-name="T945"><text:s/></text:span><text:span text:style-name="T946">40</text:span><text:span text:style-name="T947"> </text:span><text:span text:style-name="T948">ܘܐܡ̣ܪ ܠܝ܂ ܐܝܟ ܕܠܐ ܡܫܟܚ ܐܢܬ ܠܡܥܒܕ ܚܕܐ ܡܢ ܗܠܝܢ ܕܐܬܐܡܪ܂ ܗܟܢܐ ܠܐ ܡ̣ܣܐ ܐܢܬ ܕܬܫܟܚܝܘܗܝ ܠܕܝ̣ܢܝ ܐܘ ܠܫܘܠܡܐ ܕܚܘܒܐ܂ ܐܝ̇ܢܐ ܕܠܥܡܝ ܐܫܬܘܕܝܬ</text:span><text:span text:style-name="T949"><text:s/></text:span><text:span text:style-name="T950">41</text:span><text:span text:style-name="T951"> </text:span><text:span text:style-name="T952">ܘܐܡܪܬ܂ ܐܠܐ ܡܪܝ ܗܐ ܐܫ̇ܬܘܕܝܬ ܠܐܝܠܝܢ ܕܒܫܘܠܡܐ ܐܢܘܢ܂ ܘܡܢܐ ܢܥܒܕܘܢ ܐܝܠܝܢ ܕܡܢ ܩܕܡܝܢ ܐܢܘܢ܂ ܐܘ ܚܝܢ ܐܘ ܐܝܠܝܢ ܕܡܢ ܒܬܪܢ܂</text:span><text:span text:style-name="T953"><text:s/></text:span><text:span text:style-name="T954">42</text:span><text:span text:style-name="T955"> </text:span><text:span text:style-name="T956">ܘܥ̣ܢܐ ܘܐܡ̣ܪ ܠܝ܂ ܠܟܠܝܠܐ ܕܡܝܬܗ ܠܕܝ̣ܢܝ܂ ܐܝܟ ܕܠܐ ܐܝܬ ܠܐܚܖ̈ܝܐ ܫܘܘܚܖ̈ܐ̣܂ ܗܟܢܐ ܐܦܠܐ ܠܩܕܡ̈ܝܐ ܩܘܕܡܐ܂</text:span><text:span text:style-name="T957"><text:s/></text:span><text:span text:style-name="T958">43</text:span><text:span text:style-name="T959"> </text:span><text:span text:style-name="T960">ܘܥܢܝ̇ܬ ܘܐܡ̇ܪܬ܂ ܕܠܡܐ ܓܝܪ ܠܐ ܡܫܟܚ ܗ̇ܘܝܬ ܠܡܥܒܕ ܠܐܝܠܝܢ ܕܗܘܘ ܘܠܐܝܠܝܢ ܕܐܝܬܝܗܘܢ܂<text:s/></text:span><text:soft-page-break/><text:span text:style-name="T961">ܘܠܐܝܠܝܢ ܕܗ̇ܘܝܢ ܐܟܚܕܐ܂ ܕܒܥܓܠ ܕܝ̣ܝܟ ܬܘܕܥ܂</text:span><text:span text:style-name="T962"><text:s/></text:span><text:span text:style-name="T963">44</text:span><text:span text:style-name="T964"> </text:span><text:span text:style-name="T965">ܘܥ̣ܢܐ ܘܐܡ̣ܪ ܠܝ܂ ܠܐ ܡܣܬܪܗܒܐ ܒ̣ܪܝܬܐ̣ ܝܬܝܪ ܡܢ ܒܪܘܝܗ̇܂ ܘܐܠܐ ܠܐ ܛ̇ܥܢ ܗܘܐ ܥܠܡܐ ܠܐܝܠܝܢ ܕܗ̈ܘܝܢ ܗ̈ܘܝ ܒܗ ܐܟܚܕܐ܂</text:span><text:span text:style-name="T966"><text:s/></text:span><text:span text:style-name="T967">45</text:span><text:span text:style-name="T968"> </text:span><text:span text:style-name="T969">ܘܬܘܒ ܥܢ̇ܝܬ ܘܐܡ̇ܪܬ܂ ܘܐܝܟ̇ܢܐ ܐܡܪܬ ܠܥܒ̣ܕܟ܂ ܕܡܚܝܘ ܬܚ̇ܝܗ̇ ܠܒ̣ܪܝܬܐ܂ ܗ̇ܝ ܕܐܬ̤ܒܪܝܬ ܡܢܟ ܐܟܚܕܐ܂ ܐܢ ܗܟܝܠ ܡܚܐ ܚ̈ܝܝܢ ܐܟܚܕܐ܂ ܘܡܣܝܒܪܐ ܒܪ̣ܝܬܐ܂ ܡܫܟܚܐ ܗܘܬ̇ ܐܦ ܗܫܐ ܕܬܣܝܒܪ ܐܢܘܢ ܠܐܝܠܝܢ ܕܗ̇ܘܝܢ ܐܟܚܕܐ܂</text:span><text:span text:style-name="T970"><text:s/></text:span><text:span text:style-name="T971">46</text:span><text:span text:style-name="T972"> </text:span><text:span text:style-name="T973">ܘܥܢ̣ܐ ܘܐ̣ܡܪ ܠܝ܂ ܫܐܠ ܠܡܪܒܥܐ ܕܐܢܬܬܐ ܘܐܡ̣ܪ ܠܗ܂ ܕܐܢ ܥܣܪܐ ܥ̇ܠܕ ܐܢܬ܂ ܠܡܢܐ ܒܙܒܢ ܙܒܢ ܝ̇ܠܕ ܐܢܬ ܠܗܘܢ܂ ܒܥܝ ܗܟܝܠ ܡܢܗ ܐܝܟ ܕܢܬܠ ܐܢܘܢ ܠܥܣܖ̈ܬܝܗܘܢ܂</text:span><text:span text:style-name="T974"><text:s/></text:span><text:span text:style-name="T975">47</text:span><text:span text:style-name="T976"> </text:span><text:span text:style-name="T977">ܘܐܡ̇ܪܬ ܕܠܐ ܡܫܟܚ ܡܪܝ܂ ܐܠܐ ܐܢ ܒܙܒܢ ܙܒܢ܂</text:span><text:span text:style-name="T978"><text:s/></text:span><text:span text:style-name="T979">48</text:span><text:span text:style-name="T980"> </text:span><text:span text:style-name="T981">ܘܐܡ̣ܪ ܠܝ܂ ܐܦ ܐܢܐ ܝܗܒܬܗ̇ ܠܐܪܥܐ ܡܪܒܥܐ ܠܐܝܠܝܢ ܕܐ̇ܬܝܢ ܥܠܝܗ̇ ܒܙܒܢ ܙܒܢ܂</text:span><text:span text:style-name="T982"><text:s/></text:span><text:span text:style-name="T983">49</text:span><text:span text:style-name="T984"> </text:span><text:span text:style-name="T985">ܐ̇ܝܟܢܐ ܓܝܪ ܕܝܠܘܕܐ ܠܐ ܝ̇ܠܕ܂ ܐܦ ܠܐ ܗ̇ܝ ܕܣܐܒܬ ܬܘܒ܂ ܗܟܢܐ ܐܦ ܐܢܐ ܐܬܩ̇ܢܬ ܠܥܠܡܐ ܕܒ̇ܪܝܬ܂</text:span><text:span text:style-name="T986"><text:s/></text:span><text:span text:style-name="T987">50</text:span><text:span text:style-name="T988"> </text:span><text:span text:style-name="T989">ܘܫܐܠܬܗ ܘܐܡ̇ܪܬ܂ ܡܢ ܗܫܐ ܕܝܗ̣ܒܬ ܠܝ ܐܘܪܚܐ ܐܡ̇ܠܠ ܩܕܡܝܟ܂ ܗ̣ܝ ܐܡܢ ܨܗܝܘܢ ܕܐܡ̣ܪܬ ܠܝ ܥܠܝܗ̇܂ ܐܝܢ ܡܪܝ ܥܠܝܡܬܐ ܗܝ ܥܕܟܝܠ̣ ܐܘ ܡܢ ܟܕܘ ܩܪܝܒܐ ܗܝ ܠܣܝܒܘܬܐ܂</text:span><text:span text:style-name="T990"><text:s/></text:span><text:span text:style-name="T991">51</text:span><text:span text:style-name="T992"> </text:span><text:span text:style-name="T993">ܘܥ̣ܢܐ ܘܐܡ̣ܪ ܠܝ܂ ܫܐ̇ܠ ܠܗ̇ܝ ܕܝܠܕܐ ܘܬܐܡܪ ܠܟ܂</text:span><text:span text:style-name="T994"><text:s/></text:span><text:span text:style-name="T995">52</text:span><text:span text:style-name="T996"> </text:span><text:span text:style-name="T997">ܐܡ̣ܪ ܠܗ̇܂ ܡܛܠ ܡܢܐ ܐܝܠܝܢ ܕܝـ̇ܠܕܐ ܐܢܬܝ ܗܫܐ ܕܡ̇ܝܢ ܠܩܕܡ̈ܝܐ܂ ܐܠܐ ܒܨܝܪܝܢ ܐܢܘܢ ܒܪܒܘܬܐ܂</text:span><text:span text:style-name="T998"><text:s/></text:span><text:span text:style-name="T999">53</text:span><text:span text:style-name="T1000"> </text:span><text:span text:style-name="T1001">ܘܬܐܡܪ ܠܟ ܐܦ ܗ̣ܝ܂ ܕܐܚܖ̈ܢܐ ܐܢܘܢ ܐܝܠܝܢ ܕܒܚܝܠܐ ܕܥܠܝܡܘܬܐ ܐܬܝܠܕܘ܂ ܘܐܚܖ̈ܢܐ ܐܢܘܢ ܗܠܝܢ ܕܒܣܝܒܘܬܐ ܡܬܝܠܕܝ̇ܢ ܡܐ ܕܒܨ̇ܪ ܡܪܒܥܐ܂</text:span><text:span text:style-name="T1002"><text:s/></text:span><text:span text:style-name="T1003">54</text:span><text:span text:style-name="T1004"> </text:span><text:span text:style-name="T1005">ܚܘܪ ܐܦ ܐܢܬ ܘܚܙܝ ܕܒܨܝܪܝܢ ܐܢܬܘܢ ܗܘ ܒܪܒܘܬܐ ܡܢ ܗ̇ܢܘܢ ܕܡܢ ܩܕܡܝܟܘܢ܂</text:span><text:span text:style-name="T1006"><text:s/></text:span><text:span text:style-name="T1007">55</text:span><text:span text:style-name="T1008"> </text:span><text:span text:style-name="T1009">ܐܦ ܐܝܠܝܢ ܕܡܢ ܒܬܪܟܘܢ ܐܬ̇ܝܢ ܗܘ̇ܝܢ ܒܨܝܪ ܝܬܝܪ ܡܢܟܘܢ܂ ܡܛܠ ܕܡܢ ܟܕܘ ܣܐ̤ܒܬ ܠܗ̇ ܒ̣ܪܝܬܐ ܘܥܘܙܐ ܕܥܠܝܡܘܬܗ̇ ܥ̣ܒܪ ܠܗ܂</text:span><text:span text:style-name="T1010"><text:s/></text:span><text:span text:style-name="T1011">56</text:span><text:span text:style-name="T1012"> </text:span><text:span text:style-name="T1013">ܘܥ̇ܢܝܬ ܘܐܡܪܬ܂ ܒܥ̇ܐ ܐܢܐ ܡܢܟ ܡܪܝ ܐܢ ܐܫܟܚ̇ܬ ܖ̈ܚ̣ܡܐ ܩܕܡܝܟ̣܂ ܐܘܕܥܝܗܝ ܠܥܒ̣ܕܟ ܕܒܝܕ ܡܢ̇ܘ ܦܩ̇ܕ ܐܢܬ ܒ̣ܪܝܬܟ܂</text:span></text:p>
      </text:section>
      <text:section text:name="Sect4" text:style-name="S4">
        <text:p text:style-name="P1014">6</text:p>
        <text:p text:style-name="P1015"><text:span text:style-name="T1016">1</text:span><text:span text:style-name="T1017"> </text:span><text:span text:style-name="T1018">ܘܥ̣ܢܐ ܘܐܡ̣ܪ ܠܝ܂ ܩܕܡܝ ܒܝܕ ܒܪ ܐܢܫܐ܂ ܫܘܠܡܐ ܕܝܢ ܒܐܝ̈ܕܝ ܕܝܠܝ܂ ܐܝܟܢܐ ܓܝܪ ܕܡܢ ܩܕܡ ܕܬܗܘܐ ܐܪܥܗ̇ ܕܬܒܝܠ ܘܡܢ ܩܕܡ ܕܢܩܘܡܘܢ ܡܦܩ̈ܢܘܗܝ ܕܥܠܡܐ܂ ܘܡܢ ܩܕܡ ܕܢܢܫ̈ܒܢ ܝܘܩܪܗܝܢ ܕܖ̈ܘܚܐ܂</text:span><text:span text:style-name="T1019"><text:s/></text:span><text:span text:style-name="T1020">2</text:span><text:span text:style-name="T1021"> </text:span><text:span text:style-name="T1022">ܘܡܢ ܩܕܡ ܕܢܫܬܡܥ ܩܠܗܘܢ ܕܖ̈ܥܡܐ܂ ܘܡܢ ܩܕܡ ܕܢܢܗܪܘܢ ܙܠܝܩ̈ܝܗܘܢ ܕܒܖ̈ܩܐ܂ ܘܡܢ ܩܕܡ ܕܬܫܬܪܪ ܐܪܥܗ ܕܦܪܕܝܣܐ܂</text:span><text:span text:style-name="T1023"><text:s/></text:span><text:span text:style-name="T1024">3</text:span><text:span text:style-name="T1025"> </text:span><text:span text:style-name="T1026">ܘܡܢ ܩܕܡ ܕܢܬܚܙܐ ܫܘܦܪܗܘܢ ܕܗ̈ܒܒܐ܂ ܘܡܢ ܩܕܡ ܕܢܬܚܝܠ ܥܘܫܢܐ ܕܙܘ̈ܥܢܐ܂ ܘܡܢ ܩܕܡ ܕܢܬܟܢܫ̇ܘܢ ܚܝܠܘ̈ܬܐ ܕܡܠܐ̈ܟܐ ܕܠܝܬ ܠܗܘܢ ܡܢܝܢܐ܂</text:span><text:span text:style-name="T1027"><text:s/></text:span><text:span text:style-name="T1028">4</text:span><text:span text:style-name="T1029"> </text:span><text:span text:style-name="T1030">ܘܡܢ ܩܕܡ ܕܢܬܬܪܝܡ ܪܘܡܗܘܢ</text:span><text:span text:style-name="T1031"><text:s/>ܕܐܐܪ܂<text:s/></text:span><text:span text:style-name="T1032">ܘܡܢ ܩܕܡ ܕܢܫܬܡܗܢ ܡܘܫ̈ܚܬܗܘܢ ܕܖ̈ܩܝܥܐ܂ ܘܡܢ ܩܕܡ ܕܢܫܬܪܪ ܟܘܒܫܗ̇ ܕܨܗܝܘܢ܂</text:span><text:span text:style-name="T1033"><text:s/></text:span><text:span text:style-name="T1034">5</text:span><text:span text:style-name="T1035"> </text:span><text:span text:style-name="T1036">ܘܡܢ ܩܕܡ ܕܢ̇ܬܥܩ̈ܒܢ ܫܢ̈ܝܐ ܗܠܝܢ ܕܩ̇ܝ̈ܡܢ܂ ܘܡܢ ܩܕܡ ܕܢܬܓ̈ܒܠܢ ܣܟܠܘ̈ܬܗܘܢ ܕܚ̈ܛܝܐ ܗܫܐ܂ ܘܡܢ ܩܕܡ ܕܢܬܚܬܡܘܢ ܐܝܠܝܢ ܕܣܡ̇ܘ ܠܗܘܢ ܣܝܡ̈ܬܐ ܕܗܝܡܢܘܬܐ܂</text:span><text:span text:style-name="T1037"><text:s/></text:span><text:span text:style-name="T1038">6</text:span><text:span text:style-name="T1039"> </text:span><text:span text:style-name="T1040">ܗܝ̇ܕܝܢ ܐܬܚܫ̣ܒܬ ܘܗ̈ܘܝ ܗܠܝܢ ܟܠܗܝܢ ܒܐ̈ܝܕܝ ܕܝܠܝ ܒܠܚܘܕ܂ ܘܠܐ ܒܐܝ̈ܕܝ ܐܚܪܢܐ ܀</text:span><text:span text:style-name="T1041"><text:s/></text:span><text:span text:style-name="T1042">7</text:span><text:span text:style-name="T1043"> </text:span><text:span text:style-name="T1044">ܘܥܢ̇ܝܬ ܘܐܡ̇ܪܬ܂ ܐܝ̇ܢܘ ܦܘܪܫܗܘܢ ܕܙܒ̈ܢܐ܂ ܐܘ ܐܡܬܝ ܗܘ ܫܘܠܡܗ ܕܥܠܡܐ ܩܕܡܝܐ܂ ܐܘ ܐܝ̇ܢܘ ܪܝܫܗ ܕܬܢܝܢܐ܂</text:span><text:span text:style-name="T1045"><text:s/></text:span><text:span text:style-name="T1046">8</text:span><text:span text:style-name="T1047"> </text:span><text:span text:style-name="T1048">ܘܥ̣ܢܐ ܘܐܡ̣ܪ ܠܝ܂ ܡܢ ܐܒܪܗܡ ܥܕܡܐ ܠܐܒܪܗܡ܂ ܡܢ ܐܒܪܗܡ ܐܬܝܠܕ ܐܝܣܚܩ܂ ܘܡܢ ܐܝܣܚܩ ܐܬܝܠܕ ܝܥܩܘܒ ܘܥܣܘ܂ ܘܐܝ̣ܕܗ ܕܝܥܩܘܒ ܐܚܝܕܐ ܗܘܬ ܒܥܩܒܗ ܕܥܣܘ܂</text:span><text:span text:style-name="T1049"><text:s/></text:span><text:span text:style-name="T1050">9</text:span><text:span text:style-name="T1051"> </text:span><text:span text:style-name="T1052">ܥܩܒܐ ܕܩܕܡܝܐ ܥܣܘ܂ ܘܐ̣ܝܕܐ ܕܬܢܝܢܐ ܝܥܩܘܒ܂</text:span><text:span text:style-name="T1053"><text:s/></text:span><text:span text:style-name="T1054">10</text:span><text:span text:style-name="T1055"> </text:span><text:span text:style-name="T1056">ܩܕܡܝܗ ܓܝܪ ܕܒܪܢܫܐ ܐ̣ܝܕܗ܂ ܘܫܘܠܡܗ ܕܒܪܢܫܐ ܥܩܒܗ܂ ܒܝܢܬ ܗܟܝܠ ܥܩܒܐ ܠܐܝ̣ܕܐ ܡܕܡ<text:s/></text:span><text:soft-page-break/><text:span text:style-name="T1057">ܐܚܪܢ ܠܐ ܬܒܥܐ ܐܘ ܥܙܪܐ܂ ܀ ܀</text:span><text:span text:style-name="T1058"><text:s/></text:span><text:span text:style-name="T1059">11</text:span><text:span text:style-name="T1060"> </text:span><text:span text:style-name="T1061">ܘܥ̇ܢܝܬ ܘܐܡ̇ܪܬ܂ ܐܘ ܡܪܝܐ ܡܪܝ܂ ܐܢ ܐܫ̇ܟܚܬ ܖ̈ܚܡ̣ܐ ܒܥ̈ܝܢܝܟ̣܂</text:span><text:span text:style-name="T1062"><text:s/></text:span><text:span text:style-name="T1063">12</text:span><text:span text:style-name="T1064"> </text:span><text:span text:style-name="T1065">ܐܘܕܥܝܢܝ ܠܥܒ̣ܕܟ ܫܘܠܡܐ ܕܐܬ̈ܘܬܐ ܗܠܝܢ ܕܡܢܟ ܐܘܕܥܬܢܝ ܩܠܝܠ܂ ܒܠܠܝܐ ܕܥ̣ܒܪ ݊ ܀ ݊</text:span><text:span text:style-name="T1066"><text:s/></text:span><text:span text:style-name="T1067">13</text:span><text:span text:style-name="T1068"> </text:span><text:span text:style-name="T1069">ܘܥ̣ܢܐ ܘܐܡ̣ܪ ܠܝ܂ ܩܘܡ ܥܠ ܖ̈ܓܠܝܟ܂ ܘܬܫܡܥ ܩܠܐ ܪܒܐ܂</text:span><text:span text:style-name="T1070"><text:s/></text:span><text:span text:style-name="T1071">14</text:span><text:span text:style-name="T1072"> </text:span><text:span text:style-name="T1073">ܘܢܗܘܐ ܕܐܢ ܡܢܥ ܢܙܘܥ ܐܬܪܐ ܗ̇ܘ ܕܩܐ̇ܡ ܐܢܬ ܥܠܘܗܝ̣</text:span><text:span text:style-name="T1074"><text:s/></text:span><text:span text:style-name="T1075">15</text:span><text:span text:style-name="T1076"> </text:span><text:span text:style-name="T1077">ܟܕ ܡܬܡܠܠ ܥܡܟ̣܂ ܠܐ ܬܬܪܗܒ܂ ܡܛܠ ܕܡܠܬܐ ܥܠ ܛܒ̣ܐ ܗܝ ܕܫܘܠܡܐ܂ ܘܫܬܐ̈ܣܝܗ̇ ܕܐܪܥܐ ܢܣܬܟ̈ܠܢ</text:span><text:span text:style-name="T1078"><text:s/></text:span><text:span text:style-name="T1079">16</text:span><text:span text:style-name="T1080"> </text:span><text:span text:style-name="T1081">ܕܥܠܝܗܝܢ ܗܝ ܡܠܬܐ܂ ܘܡܬܖ̈ܗܒܢ ܘܡܬܬ̈ܙܝܥܢ܂ ܖ̈ܓܫܢ ܓܝܪ ܕܫܘܠܡܗܝܢ ܡܬܚܠܦ܂</text:span><text:span text:style-name="T1082"><text:s/></text:span><text:span text:style-name="T1083">17</text:span><text:span text:style-name="T1084"> </text:span><text:span text:style-name="T1085">ܘܗ̣ܘܐ ܕܟܕ ܫܡ̇ܥܬ ܩܡ̇ܬ ܥܠ ܖ̈ܓܠܝ܂ ܘܫܡ̇ܥܬ ܘܗܐ ܩܠܐ ܕܡܡܠܠ܂ ܘܩܠܗ ܐܝܟ ܩܠܐ ܕܡ̈ܝܐ ܣܓܝܐ̈ܐ܂</text:span><text:span text:style-name="T1086"><text:s/></text:span><text:span text:style-name="T1087">18</text:span><text:span text:style-name="T1088"> </text:span><text:span text:style-name="T1089">ܘܐܡ̣ܪ ܕܗܐ ܝܘܡ̈ܬܐ ܐܬ̇ܝܢ܂ ܘܢܗܘܐ ܐܡܬܝ ܕܩ̇ܪܒ ܐܢܐ ܕܐܣܥܘܪ ܠܥܡܘܖ̈ܝܗ̇ ܕܐܪܥܐ܂</text:span><text:span text:style-name="T1090"><text:s/></text:span><text:span text:style-name="T1091">19</text:span><text:span text:style-name="T1092"> </text:span><text:span text:style-name="T1093">ܘܐܡܬܝ ܕܥܬܝܕ ܐܢܐ ܕܐܦܩܘܕ ܒܐܝ̣ܕ̈ܝܗܘܢ ܕܥ̇ܘ̈ܠܐ܂ ܘܐܡܬܝ ܕܫ̇ܠܡ ܡܘܟܟܗ̇ ܕܨܗܝܘܢ܂</text:span><text:span text:style-name="T1094"><text:s/></text:span><text:span text:style-name="T1095">20</text:span><text:span text:style-name="T1096"> </text:span><text:span text:style-name="T1097">ܘܐܡܬܝ ܕܥܬܝܕ ܕܢܬܚܬܡ ܥܠܡܐ ܗܢܐ ܕܥܬܝܕ ܕܢܥܒܖ̈܂ ܗܠܝܢ ܐܬܘ̈ܬܐ ܥ̇ܒܕ ܐܢܐ܂ ܣ̣ܦܖ̈ܐ ܢܬܦܬܚܘܢ ܥܠ ܐ̈ܦܝ ܪܩܝܥܐ܂ ܘܟܠܗܘܢ ܢܚܙܘܢ ܕܝ̣ܢܝ ܐܟܚܕܐ܂</text:span><text:span text:style-name="T1098"><text:s/></text:span><text:span text:style-name="T1099">21</text:span><text:span text:style-name="T1100"> </text:span><text:span text:style-name="T1101">ܘܝ̈ܠܘܕܐ ܒܢ̈ܝ ܫܢܬܐ ܢܡܠܠܘܢ܂ ܘܢܬܠܘܢ ܩܠܗܘܢ܂ ܘܐܝܠܝܢ ܕܫܩܝܠܢ ܒܟܖ̈ܣܬܐ ܕܠܐ ܒܙܒܢܗܝܢ ܢܐ̈ܠܕܢ܂ ܝܠܘ̈ܕܐ ܠܬܠܬܐ ܝܖ̈ܚܝܢ ܘܠܐܪܒܥܐ܂ ܘܢܚܘܢ ܘܢܫܘܪܘܢ܂</text:span><text:span text:style-name="T1102"><text:s/></text:span><text:span text:style-name="T1103">22</text:span><text:span text:style-name="T1104"> </text:span><text:span text:style-name="T1105">ܘܡܢ ܫܠܝܐ ܐܬܖ̈ܘܬܐ ܐܝܠܝܢ ܕܠܐ</text:span><text:span text:style-name="T1106"><text:s/>ܙ̇ܪܥܝܢ<text:s/></text:span><text:span text:style-name="T1107">ܟܕ ܙܪܝܥܝܢ ܢܫܬܟܚܘܢ܂ ܘܐܘܨܖ̈ܐ ܕܡ̣ܠܝܢ ܡܢ ܫܠܝܐ ܢܫܬܟܚܘܢ ܟܕ ܣܦܝܩܝܢ܂</text:span><text:span text:style-name="T1108"><text:s/></text:span><text:span text:style-name="T1109">23</text:span><text:span text:style-name="T1110"> </text:span><text:span text:style-name="T1111">ܘܩܪܢܐ ܬܩܪܐ ܒܩܠܐ ܪܡ̇ܐ܂ ܐܝ̇ܕܐ ܕܟܠܗܘܢ ܢܫܡܥܘܢܗ̇ ܡܢ ܫܠܝܐ ܘܢܬܪܗܒܘܢ܂</text:span><text:span text:style-name="T1112"><text:s/></text:span><text:span text:style-name="T1113">24</text:span><text:span text:style-name="T1114"> </text:span><text:span text:style-name="T1115">ܘܢܗܘܐ ܒܗ̇ܘ ܙܒܢܐ܂ ܢܩܪܒܘܢ ܖ̈ܚ̇ܡܐ ܥܡ ܖ̈ܚܡܝܗܘܢ ܐܝܟ ܒܥܠܕܒ̈ܒܐ܂ ܕܬܬܡܗ ܐܪܥܐ ܥܡ ܥܡ̇ܘܖ̈ܝܗ̇܂ ܘܡ̈ܦܩܢܐ ܕܡܒܘ̈ܥܐ ܢܩܘܡܘܢ ܕܠܐ ܢܪܕܘܢ ܬܠܬ ܫ̈ܥܝܢ܂</text:span><text:span text:style-name="T1116"><text:s/></text:span><text:span text:style-name="T1117">25</text:span><text:span text:style-name="T1118"> </text:span><text:span text:style-name="T1119">ܘܢܗܘܐ ܟܠ ܡܐ ܕܡܫܬܚܪ ܡܢ ܗܠܝܢ ܟܠܗܝܢ ܕܩܕ̇ܡܬ ܐܡ̇ܪܬ ܠܟ܂ ܗ̣ܘ ܢܚܐ ܘܢܚܙܐ ܦܘܪܩܢܝ ܘܫܘܠܡܗ ܕܥܠܡܐ܂</text:span><text:span text:style-name="T1120"><text:s/></text:span><text:span text:style-name="T1121">26</text:span><text:span text:style-name="T1122"> </text:span><text:span text:style-name="T1123">ܘܗ̇ܝܕܝܢ ܢܚܙܐ ܠܒܢܝܢ̈ܫܐ ܗ̇ܢܘܢ ܕܐܬܥܠܝܘ܂ ܐܝܠܝܢ ܕܡܘܬܐ ܠܐ ܛܥܡ̣ܘ ܡܢ ܬܘ̈ܠܕܬܗܘܢ܂ ܘܢܬܗܦܟ ܠܒܗܘܢ ܕܥܡܘܖ̈ܝܗ̇ ܕܐܪܥܐ܂ ܘܢܬܚܠܦ ܠܡܕܥܐ ܐܚܪܢܐ܂</text:span><text:span text:style-name="T1124"><text:s/></text:span><text:span text:style-name="T1125">27</text:span><text:span text:style-name="T1126"> </text:span><text:span text:style-name="T1127">ܡܬܛܥܝܐ ܓܝܪ ܒܝ̣ܫܬܐ ܘܕ̇ܥܟ ܢܟܠܐ܂</text:span><text:span text:style-name="T1128"><text:s/></text:span><text:span text:style-name="T1129">28</text:span><text:span text:style-name="T1130"> </text:span><text:span text:style-name="T1131">ܘܫ̇ܘܚܐ ܗܝܡܢܘܬܐ܂ ܘܡܙܕܟܐ ܚ̇ܒܠܐ܂ ܘܡܬܚܙܐ ܫܪܪܐ܂ ܐ̇ܝܢܐ ܕܩܘܝ ܕܠܐ ܦܐܖ̈ܐ ܫܢ̈ܝܐ ܣܓܝܐ̈ܬܐ ܀</text:span><text:span text:style-name="T1132"><text:s/></text:span><text:span text:style-name="T1133">29</text:span><text:span text:style-name="T1134"> </text:span><text:span text:style-name="T1135">ܘܗ̣ܘܐ ܕܟܕ ܡܡܠܠ ܗܘܐ ܥܡܝ ܘܗܐ ܩܠܝܠ ܩܠܝܠ ܙܐ̇ܥ ܗܘܐ ܐܬܪܐ ܗ̇ܘ ܕܩܐ̇ܡ ܗ̇ܘܝܬ ܥܠܘܗܝ܂</text:span><text:span text:style-name="T1136"><text:s/></text:span><text:span text:style-name="T1137">30</text:span><text:span text:style-name="T1138"> </text:span><text:span text:style-name="T1139">ܘܐܡ̣ܪ ܠܝ܂ ܗܠܝܢ ܐ̇ܬܝܬ ܕܐܘܕܥܟ ܒܗܢܐ ܠܠܝܐ܂</text:span><text:span text:style-name="T1140"><text:s/></text:span><text:span text:style-name="T1141">31</text:span><text:span text:style-name="T1142"> </text:span><text:span text:style-name="T1143">ܐܢ ܗܟܝܠ ܬܘܒ ܬܒܥܐ ܘܬܨܘܡ ܫܒ̈ܥܐ ܝܘܡ̈ܝ̣ܢ܂ ܬܘܒ ܐ̇ܓܠܐ ܠܟ ܕܖ̈ܘܪܒܢ ܡܢ ܗܠܝܢ܂</text:span><text:span text:style-name="T1144"><text:s/></text:span><text:span text:style-name="T1145">32</text:span><text:span text:style-name="T1146"> </text:span><text:span text:style-name="T1147">ܘܛܠ</text:span><text:span text:style-name="T1148"><text:s/>ܕܡܫܬܡܥ<text:s/></text:span><text:span text:style-name="T1149">ܐܫܬܡܥ ܩܠܟ ܠܘܬ ܡܪܝܡܐ܂ ܚܙܗ̇ ܓܝܪ ܚܝܠܬܢܐ ܠܫܦܝܘܬܟ܂ ܐܦ ܩܕܝܫܘܬܐ ܗ̇ܝ ܕܐܝܬ ܠܟ ܡܢ ܛܠܝܘܬܟ܂</text:span><text:span text:style-name="T1150"><text:s/></text:span><text:span text:style-name="T1151">33</text:span><text:span text:style-name="T1152"> </text:span><text:span text:style-name="T1153">ܘܡܛܠ ܗܢܐ ܫܕܪܢܝ ܕܐ̇ܓܠܐ ܠܟ ܗܠܝܢ ܟܠܗܝܢ ܀ ܘܐܡ̣ܪ ܠܝ ܐܬܠܒܒ܂ ܘܠܐ ܬܕܚܠ܂</text:span><text:span text:style-name="T1154"><text:s/></text:span><text:span text:style-name="T1155">34</text:span><text:span text:style-name="T1156"> </text:span><text:span text:style-name="T1157">ܘܠܐ ܬܣܬܪܗܒ ܠܡܬܚܫܒܘ ܥܠ ܙܒ̈ܢܐ ܩܕܡ̈ܝܐ ܒܝ̈ܫܬܐ܂ ܕܠܐ ܢܗܘܐ ܥܠܝܟ ܥܘܩܒܐ ܒܙܒ̈ܢܐ ܐܚܖ̈ܝܐ܂ ܀</text:span><text:span text:style-name="T1158"><text:s/></text:span><text:span text:style-name="T1159">35</text:span><text:span text:style-name="T1160"> </text:span><text:span text:style-name="T1161">ܘܗ̣ܘܐ ܡܢ ܒܬܪ ܗܠܝـ̣ܢ ܒܟ̇ܝܬ ܘܨܡ̇ܬ ܫܒ̈ܥܐ ܝܘܡ̈ܝܢ܂ ܕܐ̇ܫܠܡ ܬܠܬ ܫ̈ܒܝܢ ܕܐܡܝܖ̈ܢ ܠܝ ܀ ݊ ݊ ܀</text:span><text:span text:style-name="T1162"><text:s/></text:span><text:span text:style-name="T1163">36</text:span><text:span text:style-name="T1164"> </text:span><text:span text:style-name="T1165">ܘܗ̣ܘܐ ܒܠܠܝܐ ܕܬܡܢܝܐ̣܂ ܘܗܐ ܠܒܝ ܬܘܒ ܡܫܬܓܫ ܗܘܐ ܒܝ܂ ܘܫ̇ܪܝܬ ܕܐܡ̇ܠܠ ܩܕܡ ܡܪܝܡܐ܂</text:span><text:span text:style-name="T1166"><text:s/></text:span><text:span text:style-name="T1167">37</text:span><text:span text:style-name="T1168"> </text:span><text:span text:style-name="T1169">ܡܛܠ ܕܪܬ̇ܚܐ ܗܘܬ ܪܘܚܝ ܣ̇ܓܝ܂ ܘܢܦܫܝ ܡܬܓܘܙܠܐ ܗܘܬ ܀ ݊</text:span><text:span text:style-name="T1170"><text:s/></text:span><text:span text:style-name="T1171">38</text:span><text:span text:style-name="T1172"> </text:span><text:span text:style-name="T1173">ܘܐܡ̇ܪܬ ܐܘ ܡܪܝܐ ܡܪܝ ܡܡܠܠܘ ܡ̣̇ܠܠܬ ܡܢ ܪܝܫ ܒ̣ܪܝܬܟ ܒܝܘܡܐ ܩܕܡܝܐ܂ ܘܐܡ̣ܪܬ ܕܢܗܘܘܢ ܫܡܝܐ ܘܐܪܥܐ܂ ܘܡܠܬܟ ܡܪܝ ܥܒܕܐ ܬܩ̣ܢܬ܂</text:span><text:span text:style-name="T1174"><text:s/></text:span><text:span text:style-name="T1175">39</text:span><text:span text:style-name="T1176"> </text:span><text:span text:style-name="T1177">ܘܗܘܬ ܗ̇ܝܕܝܢ ܪܘܚܐ ܡܪܚܦܐ ܘܚܫܘܟܐ ܡܚܦܐ܂ ܘܫܬܩܐ ܕܩܠܐ܂ ܘܩܠܐ ܕܒܪܢܫܐ ܠܝܬ ܗܘܐ ܥܕܟܝܠ܂</text:span><text:span text:style-name="T1178"><text:s/></text:span><text:span text:style-name="T1179">40</text:span><text:span text:style-name="T1180"> </text:span><text:span text:style-name="T1181">ܗ̇ܝܕܝܢ ܐܡ̇ܪܬ܂ ܕܡܢ ܐܘܨܖ̈ܝܟ ܕܝܠܟ ܢܦܘܩ ܙܗܪܐ ܕܢܘܗܪܐ܂ ܡܛܘܠ ܕܢܬܚܙܘܢ ܥ̇ܒ̈ܕܝܟ܂</text:span><text:span text:style-name="T1182"><text:s/></text:span><text:span text:style-name="T1183">41</text:span><text:span text:style-name="T1184"> </text:span><text:span text:style-name="T1185">ܘܒܝܘܡܐ ܬܘܒ ܕܬܪܝܢ ܒܪ̣ܝܬ ܪܘܚܐ ܕܪܩܝܥܐ܂ ܘܦܩ̣ܕܬ ܠܗ̇ ܕܬܥܒܕ ܦܘܪܫܢܐ ܒܝܬ ܡ̈ܝܐ<text:s/></text:span><text:soft-page-break/><text:span text:style-name="T1186">ܠܡ̈ܝܐ܂ ܡܛܠ ܕܡ̇ܢܬܐ ܡܢܗܘܢ ܬܣܩ ܠܥܠ܂ ܘܐܚܪܬܐ ܡܢ̇ܬܐ ܬܩܘܐ ܠܬܚܬ܂ ܀ ܀ ݊</text:span><text:span text:style-name="T1187"><text:s/></text:span><text:span text:style-name="T1188">42</text:span><text:span text:style-name="T1189"> </text:span><text:span text:style-name="T1190">ܘܒܝܘܡܐ ܕܬܠܬܐ ܦܩ̣ܕܬ ܠܡ̈ܝܐ ܕܢܬܟܢܫܘܢ܂ ܠܚܕܐ ܡܢ ܫܒܥ ܡܢ̈ܘܬܗ̇ ܕܐܪܥܐ܂ ܫܬ ܕܝܢ ܡܢ̈ܘܢ ܝܒܫ̣ܬ ܘܢܛ̣ܪܬ ܕܡܢܗܝܢ ܢܗ̈ܘܝܢ ܡܫܡ̈ܫܢ ܩܕܡܝܟ ܘܡܬ̈ܦܠܚܢ ܘܡܙܕܖ̈ܥܢ܂</text:span><text:span text:style-name="T1191"><text:s/></text:span><text:span text:style-name="T1192">43</text:span><text:span text:style-name="T1193"> </text:span><text:span text:style-name="T1194">ܡܠܬܟ ܕܝܢ ܕܝܠܟ ܢܦ̣ܩܬ܂ ܘܒܪܫܥܬܗ ܥ̇ܒܕܐ ܐܬܥܒܕ܂</text:span><text:span text:style-name="T1195"><text:s/></text:span><text:span text:style-name="T1196">44</text:span><text:span text:style-name="T1197"> </text:span><text:span text:style-name="T1198">ܨܡܚܘ ܓܝܪ ܗܝ̇ܕܝܢ ܡܢ ܫܠܝܐ ܦܐܖ̈ܐ ܣܓ̈ܝܐܐ ܕܠܐ ܡܢܝܢܐ܂ ܘܚ̣ܠܝܢ ܒܛܥܡ̈ܝܗܘܢ ܒܟܠ ܓܢܣ ܘܓܢܣ܂ ܘܗܒ̈ܒܐ ܕܒܕܡ̈ܘܬܐ ܚܕܠܚܕ ܠܐ ܕܡ̇ܝܢ܂ ܘܐ̈ܝܠܢܐ ܕܒܚܙܘܗܘܢ ܠܐ ܡܬܦܚܡܝܢ܂ ܘܖ̈ܝܚܢܐ ܕܒܖ̈ܝܚܢܝܗܘܢ ܠܐ ܡܬܥܩܒܝܢ܂ ܗܠܝܢ ܗ̈ܘܝ ܒܝܘܡܐ ܕܬܠܬܐ܂</text:span><text:span text:style-name="T1199"><text:s/></text:span><text:span text:style-name="T1200">45</text:span><text:span text:style-name="T1201"> </text:span><text:span text:style-name="T1202">ܘܒܝܘܡܐ ܕܐܪܒܥܐ ܦܩ̣ܕܬ ܘܗ̣ܘܐ ܫܡ̣ܫܐ ܢܗܝܪܐ܂ ܘܙܗܪܗ ܕܣܗܪܐ܂ ܘܬܘܩܢܐ ܕܟ̈ܘܟܒܐ܂</text:span><text:span text:style-name="T1203"><text:s/></text:span><text:span text:style-name="T1204">46</text:span><text:span text:style-name="T1205"> </text:span><text:span text:style-name="T1206">ܘܦܩ̣ܕܬ ܠܗܘܢ ܕܢܫܡܫܘܢ ܠܒܪܢܫܐ ܕܥܬܝܕ ܗܘܐ ܕܢܬܓܒܠ ܡܢܟ ܀</text:span><text:span text:style-name="T1207"><text:s/></text:span><text:span text:style-name="T1208">47</text:span><text:span text:style-name="T1209"> </text:span><text:span text:style-name="T1210">ܘܒܝܘܡܐ ܕܚܡܫܐ̣܂ ܐܡ̣ܪܬ ܠܡ̇ܢܬܐ ܫܒܝܥܝܬܐ ܐܝ̇ܟܐ ܕܐܝܬ ܗܘܘ ܡ̈ܝܐ ܕܢܦܩܘܢ ܚܝܘ̈ܬܐ ܘܦܖ̈ܚܬܐ ܘܢܘ̈ܢܐ܂</text:span><text:span text:style-name="T1211"><text:s/></text:span><text:span text:style-name="T1212">48</text:span><text:span text:style-name="T1213"> </text:span><text:span text:style-name="T1214">ܘܗܘܘ ܡ̈ܝܐ ܕܠܐ ܡܡܠܠܝܢ܂ ܘܕܠܐ ܢܦܫܐ̣ ܡܕܡ ܕܐܝܬ ܒܗ ܢܦܫܐ ܥܒ̇ܕܝܢ ܗܘܘ܂ ܕܡܢ ܗܠܝܢ ܢܬܢܘܢ ܕܖ̈ܐ ܬܡܝܗ̈ܬܐ ܕܝܠܟ܂</text:span><text:span text:style-name="T1215"><text:s/></text:span><text:span text:style-name="T1216">49</text:span><text:span text:style-name="T1217"> </text:span><text:span text:style-name="T1218">ܘܗ̇ܝܕܝܢ ܢܛܪ̣ܬ ܬܖ̈ܬܝܢ ܚܝ̈ܘܢ ܕܒ̣ܪܝܬ܂ ܘܩ̣ܪܝܬ ܫܡܗ̇ ܕܚܕܐ ܒܗܡܘܬ܂ ܘܫܡܗ̇ ܕܐܚܪܬܐ̣܂ ܩ̣ܪܝܬ ܠܘܝܬܢ܂</text:span><text:span text:style-name="T1219"><text:s/></text:span><text:span text:style-name="T1220">50</text:span><text:span text:style-name="T1221"> </text:span><text:span text:style-name="T1222">ܘܦܪ̣ܫܬ ܐܢ̈ܝܢ ܚܕܐ ܡܢ ܚܕܐ܂ ܡܛܠ ܕܠܐ ܓܝܪ ܡܫܟܚܐ ܗܘܬ ܗ̇ܝ ܡܢ̇ܬܐ ܫܒܝܥܝܬܐ ܪ̣ܛܝܒܬܐ ܕܬܐܚܘܕ ܐ̈ܢܝܢ܂</text:span><text:span text:style-name="T1223"><text:s/></text:span><text:span text:style-name="T1224">51</text:span><text:span text:style-name="T1225"> </text:span><text:span text:style-name="T1226">ܘܝܗܒܬ ܠܒܗܡܘܬ ܚܕܐ ܡܢ ܡܢ̈ܘܬܐ ܕܝܒ̣ܫܬ ܒܝܘܡܐ ܕܬܠܬܐ̣܂ ܕܢܥܡܪ ܬܡܢ܂ ܐܝ̇ܟܐ ܕܐܝܬ ܐܠܦ ܛܘܖ̈ܝܢ܂</text:span><text:span text:style-name="T1227"><text:s/></text:span><text:span text:style-name="T1228">52</text:span><text:span text:style-name="T1229"> </text:span><text:span text:style-name="T1230">ܠܠܘܝܬܢ ܕܝܢ ܝܗ̣ܒܬ̣܂ ܚܕܐ ܡܢ ܫܒܥ ܡܢ̈ܘܬܗ̇ ܕܪܛܝܒܘܬܐ܂ ܘܢܛ̣ܪܬ ܐܢܘܢ ܕܢܗܘܘܢ ܡܐܟܘܠܬܐ ܠܐܝܠܝܢ ܕܨ̇ܒܐ ܐܢܬ܂ ܘܐܡܬܝ ܕܨ̇ܒܐ ܐܢܬ܂</text:span><text:span text:style-name="T1231"><text:s/></text:span><text:span text:style-name="T1232">53</text:span><text:span text:style-name="T1233"> </text:span><text:span text:style-name="T1234">ܘܒܝܘܡܐ ܕܫܬܐ ܦܩ̣ܕܬ ܠܐܪܥܐ ܕܬܦܩ ܩܕܡܝܟ ܒܥܝܖ̈ܐ ܘܚܝܘ̈ܬܐ ܘܖ̈ܚܫܐ</text:span><text:span text:style-name="T1235"><text:s/></text:span><text:span text:style-name="T1236">54</text:span><text:span text:style-name="T1237"> </text:span><text:span text:style-name="T1238">ܘܥܠ ܗܠܝܢ ܕܝܢ ܐܩܝ̣ܡܬ ܠܐܕܡ ܡܕܒܪܢܐ ܥܠ ܟܠܗܘܢ ܥ̇ܒ̈ܕܐ ܕܒ̣ܪܝܬ ܡܢ ܩܕܝܡ܂ ܘܡܢܗ ܗ̇ܘܝܢ ܚܢܢ ܥܡܐ ܕܓܒ̣ܝܬ܂</text:span><text:span text:style-name="T1239"><text:s/></text:span><text:span text:style-name="T1240">55</text:span><text:span text:style-name="T1241"> </text:span><text:span text:style-name="T1242">ܗܠܝܢ ܕܝܢ ܟܠܗܝܢ ܐܡ̇ܪܬ ܩܕܡܝܟ ܡܪܝܐ ܡܪܝ܂ ܡܛܘܠ ܕܐܡ̣ܪܬ ܕܡܛܠܬܢ ܕܝܠܢ ܒܪܝܬܝܗܝ ܠܥܠܡܐ ܗܢܐ܂</text:span><text:span text:style-name="T1243"><text:s/></text:span><text:span text:style-name="T1244">56</text:span><text:span text:style-name="T1245"> </text:span><text:span text:style-name="T1246">ܫܪܟܐ ܕܝܢ ܕܥܡ̈ܡܐ ܐܝܠܝܢ ܕܡܢ ܐܕܡ ܐܬܝܠܕܘ̣܂ ܐܡ̇ܪܬ ܕܠܐ ܐܝܬܝܗܘܢ ܡܕܡ܂ ܘܕܡܝܬ ܐܢܘܢ ܠܪܘܩܐ܂ ܘܐܝܟ ܢܘܛܦܬܐ ܕܡܢ ܩܕܣܐ ܕܡ̣ܝܬ ܟܗܝܢܘܬܗܘܢ܂</text:span><text:span text:style-name="T1247"><text:s/></text:span><text:span text:style-name="T1248">57</text:span><text:span text:style-name="T1249"> </text:span><text:span text:style-name="T1250">ܘܗܫܐ ܡܪܝܐ ܗܐ ܗ̇ܢܘܢ ܥܡ̈ܡܐ ܕܠܡܕܡ ܠܐ ܐܬܚܫܒܘ܂ ܗܐ ܫܠܝܛܝܢ ܥܠܝܢ ܘܕܝ̇ܫܝܢ ܠܢ܂</text:span><text:span text:style-name="T1251"><text:s/></text:span><text:span text:style-name="T1252">58</text:span><text:span text:style-name="T1253"> </text:span><text:span text:style-name="T1254">ܚܢܢ ܕܝܢ ܥܡܟ ܗ̇ܘ ܕܝܩ̣ܪܬ ܘܩܪܝܬܝܗܝ ܒܘܟܪܐ ܘܝܚܝܕܝܐ ܩܪܝܒܐ ܘܚܒܝܒܐ܂ ܗܐ ܐܫܬ ܠܡܢ ܒܐܝ̈ܕܝܗܘܢ܂</text:span><text:span text:style-name="T1255"><text:s/></text:span><text:span text:style-name="T1256">59</text:span><text:span text:style-name="T1257"> </text:span><text:span text:style-name="T1258">ܘܐܢ ܡܛܠܬܢ ܐܬܒܪܝ ܥܠܡܐ̣܂ ܠܡܢܐ ܠܐ ܝ̇ܪܬܝܢܢ ܠܗ ܠܥܠܡܢ܂ ܥܕܡܐ ܠܐܡܬܝ ܗܠܝܢ ܀</text:span></text:p>
      </text:section>
      <text:section text:name="Sect5" text:style-name="S5">
        <text:p text:style-name="P1259">7</text:p>
        <text:p text:style-name="P1260"><text:span text:style-name="T1261">1</text:span><text:span text:style-name="T1262"> </text:span><text:span text:style-name="T1263">ܘܗ̣ܘܐ ܡܢ ܒܬܪ ܕܫܠܡ̇ܬ ܠܡܡܠܠܘ ܡ̈ܠܐ ܗܠܝܢ܂ ܗܐ ܐܫܬ ܠܚ ܠܘܬܝ ܡܠܐܟܐ ܗ̇ܘ ܕܐܫܬ ܠܚ ܗܘܐ ܠܘܬܝ ܒ̈ܠܝܠܘܬܐ ܩܕܡ̈ܝܐ܂</text:span><text:span text:style-name="T1264"><text:s/></text:span><text:span text:style-name="T1265">2</text:span><text:span text:style-name="T1266"> </text:span><text:span text:style-name="T1267">ܘܐܡ̣ܪ ܠܝ܂ ܩܘܡ ܥܙܪܐ ܘܫܡ̣ܥ ܡ̈ܠܐ ܐܝ̇ܠܝܢ ܕܐܬ̇ܝܬ ܕܐܡ̇ܪ ܠܟ܂</text:span><text:span text:style-name="T1268"><text:s/></text:span><text:span text:style-name="T1269">3</text:span><text:span text:style-name="T1270"> </text:span><text:span text:style-name="T1271">ܘܐܡ̇ܪܬ ܠܗ ܡܠܠ ܡܪܝ܅ ܘܥ̣ܢܐ ܘܐܡ̣ܪ ܠܝ܂ ܝܡܐ ܐܢ ܢܗܘܐ ܣܝ̣ܡ ܒܐܬܪܐ ܪܘܝܚܐ܂ ܐܝܟ ܕܢܗܘܐ ܦ̣ܬܐ ܘܠܐ ܡܣܬܝܟ܂</text:span><text:span text:style-name="T1272"><text:s/></text:span><text:span text:style-name="T1273">4</text:span><text:span text:style-name="T1274"> </text:span><text:span text:style-name="T1275">ܡܥܠܢܗ ܕܝܢ ܣܝ̣ܡ ܒܐܬܪܐ ܐܠܝܨܐ܂ ܐܝܟ ܕܢܗܘܐ ܕܡܐ ܠܢܗܪܐ܂</text:span><text:span text:style-name="T1276"><text:s/></text:span><text:span text:style-name="T1277">5</text:span><text:span text:style-name="T1278"> </text:span><text:span text:style-name="T1279">ܐܢܕܝܢ ܐܢܫ ܢܨܒܐ ܕܢܥܘܠ ܠܝܡܐ ܘܢܚܙܝܘܗܝ܂ ܘܢܗܘܐ ܡܪܐ ܥܠܘܗܝ܂ ܐܢܗ̣ܘ ܗܟܝܠ ܕܠܐ ܢܥܒܪ ܠܗ ܒܐܘܠܨܢܐ ܠܐܪܘܚܬܐ ܐܝ̇ܟܢ ܡܫܟܚ ܕܢܐܬܐ ܀</text:span><text:span text:style-name="T1280"><text:s/></text:span><text:span text:style-name="T1281">6</text:span><text:span text:style-name="T1282"> </text:span><text:span text:style-name="T1283">ܫܡ̣ܥ ܬܘܒ ܡܕܡ ܐܚܪܢ܂ ܡܕܝܢܬܐ ܐܝܬ ܕܒܢ̣ܝܐ ܘܣܝ̣ܡܐ ܒܐܬܪܐ ܪܒܐ ܕܦܩܥܬܐ܂ ܘܐܝܬܝܗ̇ ܕܝܢ ܗ̇ܝ ܡܕܝܢܬܐ ܕܡܠܝܐ ܛ̇ܒ̈ܬܐ ܣܓܝܐ̈ܬܐ</text:span><text:span text:style-name="T1284"><text:s/></text:span><text:span text:style-name="T1285">7</text:span><text:span text:style-name="T1286"> </text:span><text:span text:style-name="T1287">ܘܡܥܠܢܗ̇ ܐܠܝܨ ܘܣ̣ܝܡ ܒܪܘܡܐ܂ ܐܝܟ ܕܢܗܘܐ ܡܢ ܝܡܝܢܐ ܢܘܪܐ̣ ܘܡܢ ܣܡܠܐ ܡ̈ܝܐ ܕܥܡܝܩܝܢ܂</text:span><text:span text:style-name="T1288"><text:s/></text:span><text:span text:style-name="T1289">8</text:span><text:span text:style-name="T1290"> </text:span><text:span text:style-name="T1291">ܘܫܒܝܠܐ ܚܕ ܕܣ̣ܝܡ<text:s/></text:span><text:soft-page-break/><text:span text:style-name="T1292">ܒܝܢܬ ܗܠܝܢ ܬܖ̈ܝܗܘܢ܂ ܒܝܢܬ ܢܘܪܐ ܠܡ̈ܝܐ܂ ܐܝܟ ܕܠܐ ܣ̇ܦܩ ܫܒܝܠܐ ܗ̇ܘ܂ ܐܠܐ ܐܢ ܠܦܣܬܐ ܕܒܪ ܐܢܫܐ ܒܠܚܘܕ܂</text:span><text:span text:style-name="T1293"><text:s/></text:span><text:span text:style-name="T1294">9</text:span><text:span text:style-name="T1295"> </text:span><text:span text:style-name="T1296">ܐܢܗ̣ܘ ܕܝܢ ܕܡܬܝܗܒܘ ܬܬܝܗܒ ܗ̇ܝ ܡܕܝܢܬܐ ܠܝܪܬܘܬܐ܂ ܐܢܗ̣ܘ ܕܗ̇ܘ ܝܕܘܬܐ ܠܐ ܢܥܒܪ ܩܝܢܕܘܢܘܣ ܕܣ̣ܝܡ ܐܝܟܢܐ ܡܫܟܚ ܕܢܣܒܝܗ̇ ܠܝܪܬܘܬܗ</text:span><text:span text:style-name="T1297"><text:s/></text:span><text:span text:style-name="T1298">10</text:span><text:span text:style-name="T1299"> </text:span><text:span text:style-name="T1300">ܘܐܢܐ ܐܡ̇ܪܬ ܠܗ܂ ܐܝܢ ܗܟܢܐ ܗܘ ܡܪܝ ܀ ݊ ܘܥܢ̣ܐ ܘܐܡ̣ܪ ܠܝ܂ ܗܟܢܐ ܗܝ ܐܦ ܡܢܬܗ ܕܐܝܣܪܝܠ܂</text:span><text:span text:style-name="T1301"><text:s/></text:span><text:span text:style-name="T1302">11</text:span><text:span text:style-name="T1303"> </text:span><text:span text:style-name="T1304">ܡܛܠܬܗܘܢ ܓܝܪ ܥܒܕܬܗ ܠܥܠܡܐ ܘܟܕ ܐܥܒܪ ܐܕܡ ܦܘܩ̈ܕܢܝ ܐܬܚܝܒ ܗ̇ܘ ܡܕܡ ܕܐܬܥܒܕ܂</text:span><text:span text:style-name="T1305"><text:s/></text:span><text:span text:style-name="T1306">12</text:span><text:span text:style-name="T1307"> </text:span><text:span text:style-name="T1308">ܘܡܛܠ ܗܢܐ ܗܘܘ ܠܗܘܢ ܡ̈ܥܠܢܘܗܝ ܕܥܠܡܐ ܗܢܐ ܕܗܫܐ ܐܠܝܨܝܢ܂ ܘܡܠ̣ܝܢ ܬܢ̈ܚܬܐ ܘܥܡܠܐ ܘܩܝܢܕܘܢܘܣ ܣܓܝܐܐ܂ ܘܠܐܘܬܐ ܪܒܬܐ ܥܡ ܟܘܖ̈ܗܢܐ ܘܚܫ̈ܐ ܀</text:span><text:span text:style-name="T1309"><text:s/></text:span><text:span text:style-name="T1310">13</text:span><text:span text:style-name="T1311"> </text:span><text:span text:style-name="T1312">ܡ̈ܥܠܢܘܗܝ ܕܝܢ ܕܗ̇ܘ ܥܠܡܐ ܕܥܬܝܕ̣܂ ܪܘܝܚܝܢ ܘܕܠܐ ܨܦܬܐ ܐܝܬܝܗܘܢ܂ ܘܥ̇ܒܕܝܢ ܦܐܖ̈ܐ ܕܠܐ ܡ̇ܝܬܝܢ܂</text:span><text:span text:style-name="T1313"><text:s/></text:span><text:span text:style-name="T1314">14</text:span><text:span text:style-name="T1315"> </text:span><text:span text:style-name="T1316">ܐܢ ܗܟܝܠ ܠܐ ܢܥܒܪܘܢ ܚ̈ܝܐ ܒܐܘ̈ܠܨܢܐ ܘܒܒ̣ܝ̈ܫܬܐ ܗܠܝܢ ܠܐ ܡܫܟܚܝܢ ܐܝܠܝܢ ܕܣܝ̣ܡܝܢ ܠܗܘܢ܂</text:span><text:span text:style-name="T1317"><text:s/></text:span><text:span text:style-name="T1318">15</text:span><text:span text:style-name="T1319"> </text:span><text:span text:style-name="T1320">ܗܫܐ ܕܝܢ ܥܠ ܡܢܐ ܡܬܬܙܝܥ ܐܢܬ܂ ܕܟܕ ܡܬܚܒܠ ܐܢܬ܂ ܘܠܡܢܐ ܡܫܬܓܫ ܐܢܬ ܟܕ ܡܝܘܬܐ ܐܢܬ܂</text:span><text:span text:style-name="T1321"><text:s/></text:span><text:span text:style-name="T1322">16</text:span><text:span text:style-name="T1323"> </text:span><text:span text:style-name="T1324">ܘܡܛܠ ܡܢܐ ܠܐ ܢܣ̣ܒܬ ܥܠ ܠܒܟ ܡܕܡ ܕܥܬܝܕ ܐܠܐ ܡܕܡ ܕܩܐ̇ܡ ܀ ݊</text:span><text:span text:style-name="T1325"><text:s/></text:span><text:span text:style-name="T1326">17</text:span><text:span text:style-name="T1327"> </text:span><text:span text:style-name="T1328">ܘܥ̇ܢܝܬ ܘܐܡ̇ܪܬ ܡܪܝܐ ܡܪܝ܂ ܐܠܐ ܗܐ ܦܪܫ̣ܬ ܒܢܡܘܣܟ܂ ܕܙܕܝ̈ܩܐ ܗܘ ܝܖ̈ܬܝܢ ܠܗܝܢ ܠܗܠܝܢ܂ ܖ̈ܫܝܥܐ ܕܝܢ ܐܒ̇ܕܝܢ܂</text:span><text:span text:style-name="T1329"><text:s/></text:span><text:span text:style-name="T1330">18</text:span><text:span text:style-name="T1331"> </text:span><text:span text:style-name="T1332">ܙܕܝ̈ܩܐ ܗܟܝܠ ܫܦܝܪ ܡܣܝܒܪܝܢ ܐܘ̈ܠܨܢܐ܂ ܡܛܠ ܕܡܣܒܪܝܢ ܕܢܐܬܘܢ ܠܪܘܚܬܐ܂ ܖ̈ܫܝܥܐ ܕܝܢ ܐܘ̈ܠܨܢܐ ܣܒ̇ܠܝܢ̣܂ ܘܪܘܚܬܐ ܠܐ ܚܙ̇ܝܢ܂</text:span><text:span text:style-name="T1333"><text:s/></text:span><text:span text:style-name="T1334">19</text:span><text:span text:style-name="T1335"> </text:span><text:span text:style-name="T1336">ܘܥ̣ܢܐ ܘܐܡ̣ܪ ܠܝ܂ ܠܐ ܗ̣ܘܝܬ ܐܢܬ</text:span><text:span text:style-name="T1337"><text:s/></text:span><text:span text:style-name="T1338">ܝܬܝܪ ܡܢ ܐܠܗܐ܂ ܘܠܐ</text:span><text:span text:style-name="T1339"><text:s/>ܣܟܠܘܬܢ<text:s/></text:span><text:span text:style-name="T1340">ܝܬܝܪ ܡܢ ܡܪܝܡܐ܂</text:span><text:span text:style-name="T1341"><text:s/></text:span><text:span text:style-name="T1342">20</text:span><text:span text:style-name="T1343"> </text:span><text:span text:style-name="T1344">ܢܐܒܕܘܢ ܗܟܝܠ ܣܓܝܐ̈ܐ ܐܝܠܝܢ ܕܐܬܘ܂ ܥܠ ܕܐܬܒܣܝ ܒܗܘܢ ܢܡܘܣܐ ܕܐܬܣܝܡ ܡܢܝ܂</text:span><text:span text:style-name="T1345"><text:s/></text:span><text:span text:style-name="T1346">21</text:span><text:span text:style-name="T1347"> </text:span><text:span text:style-name="T1348">ܦܘܩܕܢܐ ܓܝܪ ܦܩ̇ܕ ܐܠܗܐ ܠܐܝܠܝܢ ܕܐܬܘ܂ ܟܕ ܐܬܘ ܗܝ̇ܕܝܢ ܕܡܢܐ ܢܥܒܕܘܢ ܘܢܚܘܢ܂ ܘܡܢܐ ܢܛܪܘܢ ܘܠܐ ܢܫܬܢܩܘܢ܂</text:span><text:span text:style-name="T1349"><text:s/></text:span><text:span text:style-name="T1350">22</text:span><text:span text:style-name="T1351"> </text:span><text:span text:style-name="T1352">ܗ̣ܢܘܢ ܕܝܢ ܥܨܘ ܘܠܐ ܐܫܬܡܥܘ ܠܗ܂ ܘܐܬܩܢܘ ܠܗܘܢ ܡܚ̈ܫܒܬܐ ܣܖ̈ܝܩܬܐ܂</text:span><text:span text:style-name="T1353"><text:s/></text:span><text:span text:style-name="T1354">23</text:span><text:span text:style-name="T1355"> </text:span><text:span text:style-name="T1356">ܘܐܘܣܦܘ ܠܗܘܢ ܨܢܥ̈ܬܐ ܕܡ̈ܦܠܬܐ܂ ܘܥܠ ܗܠܝܢ ܟܘܠܗܝܢ ܐܡ̣ܪܘ̣܂ ܕܠܝܬ ܗܘ ܡܪܝܡܐ܂ ܘܠܐ ܝܕܥܘ ܐܘܖ̈ܚܬܗ܂</text:span><text:span text:style-name="T1357"><text:s/></text:span><text:span text:style-name="T1358">24</text:span><text:span text:style-name="T1359"> </text:span><text:span text:style-name="T1360">ܘܠܢܡܘܣܗ ܫ̇ܛܘ܂</text:span><text:span text:style-name="T1361"><text:s/>ܘܩܝܡܘܗܝ ܦܟ̇ܪܘ܂ ܘܦܘܩ̈ܕܢܘܗܝ<text:s/></text:span><text:span text:style-name="T1362">ܠܐ ܗܝܡ̇ܢܘ܂ ܘܥܠ ܥ̇ܒ̈ܕܘܗܝ ܒܣܘ܂</text:span><text:span text:style-name="T1363"><text:s/></text:span><text:span text:style-name="T1364">25</text:span><text:span text:style-name="T1365"> </text:span><text:span text:style-name="T1366">ܡܛܠ ܗܢܐ ܐܘ ܥܙܪܐ܂ ܗܦܝ̈ܩܬܐ ܠܣܦ̈ܝܩܐ܂ ܘܡ̈ܠܝܬܐ ܠܐܝܠܝܢ ܕܡ̣ܠܝܢ܂</text:span><text:span text:style-name="T1367"><text:s/></text:span><text:span text:style-name="T1368">26</text:span><text:span text:style-name="T1369"> </text:span><text:span text:style-name="T1370">ܗܐ ܓܝܪ ܝܘܡ̈ܬܐ ܐܬ̇ܝܢ܂ ܘܢܗܘܐ ܡܐ ܕܐܬ̈ܝ ܐܬܘ̈ܬܐ ܕܩܕ̇ܡܬ ܐܡ̇ܪܬ ܠܟ̣܂ ܘܬܬܓܠܐ ܟܠܬܐ ܕܡܬܚܙܝܐ ܐܝܟ ܡܕܝܢܬܐ܂ ܘܬܬܚܙܐ ܗ̇ܝ ܕܦܪܝܫܐ ܗܫܐ܂</text:span><text:span text:style-name="T1371"><text:s/></text:span><text:span text:style-name="T1372">27</text:span><text:span text:style-name="T1373"> </text:span><text:span text:style-name="T1374">ܘܟܠ ܡ̇ܢ ܕܢܬܦܨܐ ܡܢ ܒܝ̣̈ܫܬܐ ܗܠܝܢ ܕܐܬܐܡܪ ܡܢ ܩܕܝܡ̣܂ ܗ̣ܘ ܢܚܙܐ ܬܡܝ̈ܗܬܝ܂</text:span><text:span text:style-name="T1375"><text:s/></text:span><text:span text:style-name="T1376">28</text:span><text:span text:style-name="T1377"> </text:span><text:span text:style-name="T1378">ܢܬܓܠܐ ܓܝܪ ܒܪܝ ܡܫܝܚܐ ܥܡ ܐܝܠܝܢ ܕܥܡܗ܂ ܘܢܒܣ̇ܡ ܠܐܝܠܝܢ ܕܐܫܬܚܪܘ̣܂ ܬܠܬܝܢ ܫ̈ܢܝܢ܂</text:span><text:span text:style-name="T1379"><text:s/></text:span><text:span text:style-name="T1380">29</text:span><text:span text:style-name="T1381"> </text:span><text:span text:style-name="T1382">ܘܢܗܘܐ ܡܢ ܒܬܪ ܗܠܝܢ ܫܢ̈ܝܐ܂ ܢܡܘܬ ܒܪܝ ܡܫܝܚܐ܂ ܘܟܠܗܘܢ ܐܝܠܝܢ ܕܐܝܬ ܒܗܘܢ ܢܫܡܬܐ ܕܒܪܢܫܐ܂</text:span><text:span text:style-name="T1383"><text:s/></text:span><text:span text:style-name="T1384">30</text:span><text:span text:style-name="T1385"> </text:span><text:span text:style-name="T1386">ܘܢܗܦܘܟ ܥܠܡܐ ܠܫܬܩܗ ܩܕܡܝܐ̣܂ ܫܒܥܐ ܝܘܡ̈ܝܢ܂ ܐܝܟ ܕܗܘܬ ܡܢ ܒܪܫܝܬ܂ ܐܝܟ ܕܠܐ ܐܢܫ ܢܫܬܚܪ ܀</text:span><text:span text:style-name="T1387"><text:s/></text:span><text:span text:style-name="T1388">31</text:span><text:span text:style-name="T1389"> </text:span><text:span text:style-name="T1390">ܘܢܗܘܐ ܡܢ ܒܬܪ ܫܒܥܐ ܝܘܡ̈ܝܢ̣܂ ܢܬܬܥܝܪ ܗ̇ܘ ܥܠܡܐ ܕܗܫܐ ܠܝܬܘܗܝ ܥܝܪ܂ ܘܢܡܘܬ ܚ̇ܒܠܐ܂</text:span><text:span text:style-name="T1391"><text:s/></text:span><text:span text:style-name="T1392">32</text:span><text:span text:style-name="T1393"> </text:span><text:span text:style-name="T1394">ܘܐܪܥܐ ܬܬܠ ܠܐܝܠܝܢ ܕܫܟܝܒܝܢ ܒܗ̇܂ ܘܥܦܪܐ ܢܬܠ ܠܐܝܠܝܢ ܕܕܡܟܝܢ ܒܗ܂ ܘܐܘܨܖ̈ܐ ܢܬܠܘܢ ܢܦܫ̈ܬܐ ܕܐܬܣܝܡ ܒܗܘܢ܂</text:span><text:span text:style-name="T1395"><text:s/></text:span><text:span text:style-name="T1396">33</text:span><text:span text:style-name="T1397"> </text:span><text:span text:style-name="T1398">ܘܢܬܓܠ̣ܐ ܡܪܝܡܐ ܥܠ ܟܘܪܣܝܐ ܕܕܝ̣ܢܐ܂ ܘܢܐܬܐ ܫܘܠܡܐ܂ ܘܢܥܒܪܘܢ ܖ̈ܚ̣ܡܐ ܘܪܘܚܦܐ ܢܪܚܩ܂ ܘܢܓܝܪܘܬ ܪܘܚܐ ܬܬܟܢܫ܂</text:span><text:span text:style-name="T1399"><text:s/></text:span><text:span text:style-name="T1400">34</text:span><text:span text:style-name="T1401"> </text:span><text:span text:style-name="T1402">ܕܝܢ̣ܝ ܕܝܢ ܕܝܠܝ ܢܫܬܚܪ ܒܠܚܘܕ܂ ܘܫܪܪܐ ܢܩܘܡ܂ ܘܗܝܡܢܘܬܐ ܬܪܘܙ܂</text:span><text:span text:style-name="T1403"><text:s/></text:span><text:span text:style-name="T1404">35</text:span><text:span text:style-name="T1405"> </text:span><text:span text:style-name="T1406">ܘܥ̇ܒܕܐ ܢܐܬܐ܂ ܘܐܓܪܐ ܢܬܝܕܥ܂ ܘܙܕܝܩ̈ܘܬܐ ܢܬܥܝܖ̈ܢ܂ ܘܖ̈ܘܫܥܐ ܠܐ ܢܕܡܟܘܢ܂</text:span><text:span text:style-name="T1407"><text:s/></text:span><text:span text:style-name="T1408">36</text:span><text:span text:style-name="T1409"> </text:span><text:span text:style-name="T1410">ܘܢܬܚܙܐ ܥܘܒܐ ܕܬܫܢܝܩܐ܂ ܘܠܩܘܒܠܗ ܕܝܢ ܕܗܢܐ ܐܬܪܐ ܕܢܝܚܐ܂ ܢܬܓܠܐ ܬܢܘܪܐ ܕܓܗܢܐ܂ ܘܠܩܘܒܠܗ ܬܘܒ ܦܪܕܝܣܐ ܕܒܘܣܡ̈ܐ܂</text:span><text:span text:style-name="T1411"><text:s/></text:span><text:span text:style-name="T1412">37</text:span><text:span text:style-name="T1413"> </text:span><text:span text:style-name="T1414">ܘܢܐܡܪ ܗܝ̇ܕܝܢ ܡܪܝܡܐ ܠܘܩܒܠ ܗ̇ܢܘܢ ܥܡܡ̈ܐ ܕܡܬܬܥܝܕܝܢ܂ ܚܘܪܘ ܘܚܙܘ ܒܡܢܐ ܟܦ̇ܪܬܘܢ܂<text:s/></text:span><text:soft-page-break/><text:span text:style-name="T1415">ܐܘ ܠܡ̣ܢܘ ܠܐ ܦܠ̣ܚܬܘܢ ܐܘ ܦܘܩܕ̈ܢܘܗܝ ܕܡ̣ܢܘ ܐܣܠܝܬܘܢ܂</text:span><text:span text:style-name="T1416"><text:s/></text:span><text:span text:style-name="T1417">38</text:span><text:span text:style-name="T1418"> </text:span><text:span text:style-name="T1419">ܚܙܘ ܗܟܝܠ ܠܘܩܒܠܟܘ̇ܢ܂ ܗܐ ܗܪܟܐ ܢܝ̈ܚܐ ܘܦܘ̈ܢܩܐ܂ ܘܬܡܢ ܢܘܪܐ ܘܬܫܢܝܩܐ܂ ܗܠܝܢ ܢܡܠܠ̣ ܠܗܘܢ ܒܗ̇ܘ ܝܘܡܐ ܕܕܝܢ̣ܐ܂</text:span><text:span text:style-name="T1420"><text:s/></text:span><text:span text:style-name="T1421">39</text:span><text:span text:style-name="T1422"> </text:span><text:span text:style-name="T1423">ܗ̇ܘ ܝܓܪ ܝܘܡܐ ܕܕܝ̣ܢܐ ܗܟܢܐ ܐܝܬܘܗܝ܂ ܠܐ ܫܡܫܐ ܐܝܬ ܒܗ܂ ܘܠܐ ܣܗܪܐ ܘܠܐ ܟܘܟ̈ܒܐ܂</text:span><text:span text:style-name="T1424"><text:s/></text:span><text:span text:style-name="T1425">40</text:span><text:span text:style-name="T1426"> </text:span><text:span text:style-name="T1427">ܘܠܐ ܥܢ̈ܢܐ ܘܠܐ ܒܖ̈ܩܐ܂ ܘܠܐ ܖ̈ܥܡܐ܂ ܘܠܐ ܖ̈ܘܚܐ܂ ܘܠܐ ܡ̈ܝܐ܂ ܘܠܐ ܐܐܪ܂ ܘܠܐ ܚܫܘܟܐ̣܂ ܘܠܐ ܪܡܫܐ܂ ܘܠܐ ܨܦܪܐ܂</text:span><text:span text:style-name="T1428"><text:s/></text:span><text:span text:style-name="T1429">41</text:span><text:span text:style-name="T1430"> </text:span><text:span text:style-name="T1431">ܘܠܐ ܩܝܛܐ܂ ܘܠܐ ܣܬܘܐ܂ ܘܠܐ ܪܝܫ ܫܢܬܐ܂ ܘܠܐ ܚܘܡܐ܂ ܘܠܐ ܓܠܝܕܐ܂ ܘܠܐ ܥܪܝܐ ܘܠܐ ܒܪܕܐ܂ ܘܠܐ ܛܠܐ܂ ܘܠܐ ܡܛܪܐ܂</text:span><text:span text:style-name="T1432"><text:s/></text:span><text:span text:style-name="T1433">42</text:span><text:span text:style-name="T1434"> </text:span><text:span text:style-name="T1435">ܘܠܐ ܛܗܪܐ܂ ܘܠܐ ܠܠܝܐ܂ ܘܠܐ ܐܝܡܡܐ܂ ܘܠܐ ܢܘܗܪܐ܂ ܘܠܐ ܢܗܝܪܐ܂ ܘܠܐ ܒܗܩܐ ܘܠܐ ܙܗܪܐ܂ ܐܠܐ ܐܢ ܒܠܚܘܕ ܙܠܝܩܐ ܕܬܫܒܘܚܬܗ ܕܡܪܝܡܐ܂ ܕܡܢܗ ܥܬܝܕܝܢ ܕܢܗܘܘܢ ܚ̇ܙܝܢ ܡܕܡ ܕܡܬܩܢ܂</text:span><text:span text:style-name="T1436"><text:s/></text:span><text:span text:style-name="T1437">43</text:span><text:span text:style-name="T1438"> </text:span><text:span text:style-name="T1439">ܢܘܓܪܐ ܕܝܢ ܢܗܘܐ ܠܗ ܐܝܟ ܫܒܬܐ ܕܫ̈ܢܝܐ܂</text:span><text:span text:style-name="T1440"><text:s/></text:span><text:span text:style-name="T1441">44</text:span><text:span text:style-name="T1442"> </text:span><text:span text:style-name="T1443">ܗܢܘ</text:span><text:span text:style-name="T1444"><text:s/>ܕܝܢ<text:s/></text:span><text:span text:style-name="T1445">ܘܢܡܘܣܗ ܘܠܟ ܒܠܚܘܕܝܟ ܐܘ̣ܕܥܬ ܐܢܘܢ܂</text:span><text:span text:style-name="T1446"><text:s/></text:span><text:span text:style-name="T1447">45</text:span><text:span text:style-name="T1448"> </text:span><text:span text:style-name="T1449">ܘܥ̇ܢܝܬ ܘܐܡ̇ܪܬ܂ ܡܪܝܐ ܡܪܝ ܐܦ ܗ̇ܝܕܝܢ ܐܡ̇ܪܬ܂ ܘܗܫܐ ܬܘܒ ܐܡ̇ܪܢܐ܂ ܕܛܘܒܝܗܘܢ ܠܟܠ ܐܝܠܝܢ ܕܐܬܘ ܘܢܛ̣ܪܘ ܦܘܩ̈ܕܢܐ ܐܝܠܝܢ ܕܡܬܣܝܡܝܢ ܡܢܟ܂</text:span><text:span text:style-name="T1450"><text:s/></text:span><text:span text:style-name="T1451">46</text:span><text:span text:style-name="T1452"> </text:span><text:span text:style-name="T1453">ܐܠܐ ܥܠ ܐܝܠܝܢ ܕܒܥܘܬܝ ܥܠܝܗܘܢ܂ ܡ̣ܢܘ ܓܝܪ ܡܢ ܐܝܠܝܢ ܕܐ̣ܬܘ ܕܠܐ ܚܛܘ܂ ܐܘ ܡ̣ܢܘ ܡܢ ܝܠܝ̈ܕܐ ܕܠܐ ܥ̣ܒܪ ܦܘܩܕܢܟ܂</text:span><text:span text:style-name="T1454"><text:s/></text:span><text:span text:style-name="T1455">47</text:span><text:span text:style-name="T1456"> </text:span><text:span text:style-name="T1457">ܘܗܫܐ</text:span><text:span text:style-name="T1458"><text:s/>ܚܙܝܐ<text:s/></text:span><text:span text:style-name="T1459">ܕܠܙܥܘܖ̈ܐ ܗܘ ܥܬܝܕ ܗ̇ܘ ܥܠܡܐ ܕܐ̇ܬܐ ܕܢܥܒܕ ܒܘܣܡܐ܂ ܠܣܓ̈ܝܐܐ ܕܝܢ</text:span><text:span text:style-name="T1460"><text:s/>ܬܢܝܩܐ</text:span><text:span text:style-name="T1461"><text:s/></text:span><text:span text:style-name="T1462">48</text:span><text:span text:style-name="T1463"> </text:span><text:span text:style-name="T1464">ܐܝܬܘܗܝ ܓܝܪ ܒܢ ܠܒܐ ܒܝ̣ܫܐ̣܂ ܕܗ̣ܘ ܐܛܥܝܢ ܡܢ ܗܠܝܢ܂ ܘܕܒܪܢ ܠܚܒ̇ܠܐ ܘܐܘܖ̈ܚܬܐ ܕܡܘܬܐ ܚܘ̇ܝܢ܂ ܘܫܒ̈ܝܠܐ ܕܐܒܕܢܐ ܐܘܕܥܢ܂ ܘܐܪܚܩܢ ܡܢ ܚ̈ܝܐ܂ ܘܗܕܐ ܠܐ ܗܘܐ ܠܙܥܘܖ̈ܐ܂ ܐܠܐ ܚ̇ܒܪ ܕܠܟܠܗܘܢ ܐܝܠܝܢ ܕܗܘܘ ܀</text:span><text:span text:style-name="T1465"><text:s/></text:span><text:span text:style-name="T1466">49</text:span><text:span text:style-name="T1467"> </text:span><text:span text:style-name="T1468">ܘܥ̣ܢܐ ܘܐܡ̣ܪ ܠܝ܂ ܫܡܥܝܢܝ ܥܙܪܐ ܘܐܡ̇ܪ ܠܟ܂ ܘܡܢܕܪܝܫ ܐܪܬܝܟ܂</text:span><text:span text:style-name="T1469"><text:s/></text:span><text:span text:style-name="T1470">50</text:span><text:span text:style-name="T1471"> </text:span><text:span text:style-name="T1472">ܡܛܠ ܗܢܐ ܠܐ ܥܒ̣ܕ ܡܪܝܡܐ ܚܕ ܥܠܡܐ ܐܠܐ ܬܪܝܢ܂</text:span><text:span text:style-name="T1473"><text:s/></text:span><text:span text:style-name="T1474">51</text:span><text:span text:style-name="T1475"> </text:span><text:span text:style-name="T1476">ܐܢܬ ܕܝܢ ܕܐܡ̣ܪܬ ܕܠܐ ܣܓܝܐܝܢ ܙܕܝܩ̈ܐ ܐܠܐ ܙܥܘܪܝܢ̣܂ ܫܡ̣ܥ ܠܘܩܒܠ ܗܠܝܢ܂</text:span><text:span text:style-name="T1477"><text:s/></text:span><text:span text:style-name="T1478">52</text:span><text:span text:style-name="T1479"> </text:span><text:span text:style-name="T1480">ܟܐ̈ܦܐ ܡܝܩܖ̈ܬܐ ܐܢ ܢܗ̈ܘܝܢ ܠܟ ܘܙܥܘܖ̈ܝܢ ܠܘܩܒܠ ܡܢܝܢܗܝܢ ܕܗܠܝܢ̣܂ ܐܬܩܢ ܠܟ ܐܒܪܐ ܘܚܨܦܐ܂</text:span><text:span text:style-name="T1481"><text:s/></text:span><text:span text:style-name="T1482">53</text:span><text:span text:style-name="T1483"> </text:span><text:span text:style-name="T1484">ܘܐܡ̣ܪܬ ܕܐܝ̇ܟܢܐ ܡܪܝ ܡܫܟܚ̇ܐ܂ ܀</text:span><text:span text:style-name="T1485"><text:s/></text:span><text:span text:style-name="T1486">54</text:span><text:span text:style-name="T1487"> </text:span><text:span text:style-name="T1488">ܘܥ̣ܢܐ ܘܐܡ̣ܪ ܠܝ܂ ܠܐ ܗܘܐ ܒܠܚܘܕ ܗܕܐ̣܂ ܐܠܐ ܫܐܠܝܗ̇ ܠܐܪܥܐ ܘܬܐܡܪ ܠܟ܂ ܘܐܡ̣ܪ ܠܗ̇ ܘܬܫܬܥܐ ܠܟ܂</text:span><text:span text:style-name="T1489"><text:s/></text:span><text:span text:style-name="T1490">55</text:span><text:span text:style-name="T1491"> </text:span><text:span text:style-name="T1492">ܐܡ̣ܪ ܠܗ̇܂ ܕܗܒܐ ܝܠ̣ܕܬ ܘܣܐܡܐ ܘܢܚܫܐ܂ ܘܦܪܙܠܐ ܘܐܒܪܐ܂ ܘܚܨܦܐ܂</text:span><text:span text:style-name="T1493"><text:s/></text:span><text:span text:style-name="T1494">56</text:span><text:span text:style-name="T1495"> </text:span><text:span text:style-name="T1496">ܣܓܝ ܗܘ ܕܝܢ ܣܐܡܐ ܡܢ ܕܗܒܐ܂ ܘܢܚܫܐ ܡܢ ܣܐܡܐ܂ ܘܦܪܙܠܐ ܡܢ ܢܚܫܐ܂ ܘܐܒܪܐ ܡܢ ܦܪܙܠܐ܂ ܘܚܨܦܐ ܡܢ ܐܒܪܐ܂</text:span><text:span text:style-name="T1497"><text:s/></text:span><text:span text:style-name="T1498">57</text:span><text:span text:style-name="T1499"> </text:span><text:span text:style-name="T1500">ܦܚܡ ܗܟܝܠ ܐܢܬ ܘܚܙܝ܂ ܕܐܝܠܝܢ ܡܝܩܖ̈ܢ ܘܚܒ̈ܝܒܢ܂ ܣܓܝܐ̈ܬ̣ܐ ܐܘ ܙܥܘܖ̈ܝܬܐ܂</text:span><text:span text:style-name="T1501"><text:s/></text:span><text:span text:style-name="T1502">58</text:span><text:span text:style-name="T1503"> </text:span><text:span text:style-name="T1504">ܘܥܢ̇ܝܬ ܘܐܡ̇ܪܬ܂ ܡܪܝܐ ܡܪܝ܂ ܣܓܝܐ̈ܬܐ ܕܙ̈ܠܝܠܢ ܘܙܥܘܖ̈ܝܬܐ ܝܩܝܖ̈ܢ܂</text:span><text:span text:style-name="T1505"><text:s/></text:span><text:span text:style-name="T1506">59</text:span><text:span text:style-name="T1507"> </text:span><text:span text:style-name="T1508">ܘܥ̣ܢܐ ܘܐܡ̣ܪ ܠܝ܂ ܦܚ̇ܡ ܗܟܝܠ ܐܢܬ ܒܢܦܫܟ ܡܕܡ ܕܐܬ̣ܪܥܝܬ܂ ܡܛܘܠ ܕܟܠ ܕܐܝܬ ܠܗ ܩܠܝܠ ܗܘ ܕܙܥܘܪ ܚ̇ܕܐ ܒܗ ܝܬܝܪ ܡܢ ܗ̇ܘ ܕܐܝܬ ܠܗ ܣܓܝܐ̈ܬܐ܂</text:span><text:span text:style-name="T1509"><text:s/></text:span><text:span text:style-name="T1510">60</text:span><text:span text:style-name="T1511"> </text:span><text:span text:style-name="T1512">ܗܟܢܐ ܐܝܬܘܗܝ ܡܘܠܟܢܗ</text:span><text:span text:style-name="T1513"><text:s/>ܕܕܝܢ̣ܗ܂<text:s/></text:span><text:span text:style-name="T1514">ܚܕܐ ܐܢܐ ܓܝܪ ܘܡܬܒܣܡ ܐܢܐ ܒܙܥܘܖ̈ܐ ܕܚܝܝܢ܂ ܡܛܠ ܕܗ̣ܢܘܢ ܐܢܘܢ ܐܝܠܝܢ ܕܗܫܐ ܬܫܒܘܚܬܝ ܡܫܪܪܝܢ܂ ܘܐܝܠܝܢ ܕܡܛܠܬܗܘܢ ܫܡܝ ܐܫܬܒܚ ܗܫܐ܂</text:span><text:span text:style-name="T1515"><text:s/></text:span><text:span text:style-name="T1516">61</text:span><text:span text:style-name="T1517"> </text:span><text:span text:style-name="T1518">ܘܠܐ ܡܬܬܥܝܩ ܐܢܐ ܥܠ ܣܘܓܐܗܘܢ ܕܐܝܠܝܢ ܕܐܒ̇ܕܝܢ܂ ܗ̣ܢܘܢ ܐܢܘܢ ܓܝܪ ܗܠܝܢ ܕܗܫܐ ܐܬܕܡܝܘ ܠܗܒܠܐ܂ ܘܐܝܟ ܬܢܢܐ ܗ̣ܢܘܢ ܐܬܚܫܒܘ܂ ܘܐܝܟ ܫܠܗܒܝܬܐ ܐܬܦܚܡܘ ܕܕܠܩܘ̇ ܘܕܥܟܘ ܀ ݊</text:span><text:span text:style-name="T1519"><text:s/></text:span><text:span text:style-name="T1520">62</text:span><text:span text:style-name="T1521"> </text:span><text:span text:style-name="T1522">ܘܥ̇ܢܝܬ ܘܐܡ̇ܪܬ܂ ܐܘ ܡܢܐ ܥܒ̤ܕܬܝ ܐܪܥܐ ܕܗܠܝܢ ܐܬܝܠܕܘ ܡܢܟܝ܂ ܘܐ̇ܙܠܝܢ ܠܐܒܕܢܐ܂ ܐܢܕܝܢ</text:span><text:span text:style-name="T1523"><text:s/>ܡܪܥܐ<text:s/></text:span><text:span text:style-name="T1524">ܡܢ ܥܦܪܐ ܗ̇ܘܐ܂ ܐܝܟ ܫܪܟܐ ܕܒ̣ܖ̈ܝܬܐ܂</text:span><text:span text:style-name="T1525"><text:s/></text:span><text:span text:style-name="T1526">63</text:span><text:span text:style-name="T1527"> </text:span><text:span text:style-name="T1528">ܦܩܚ ܗܘܐ ܕܐܠܘ ܐܦ ܗ̣ܘ ܥܦܪܐ܂ ܠܐ ܕܝܢ ܗ̣ܘܐ܂ ܡܛܠ</text:span><text:span text:style-name="T1529"><text:s/>ܕܡܪܥܐ<text:s/></text:span><text:span text:style-name="T1530">ܠܐ ܢܗܘܐ ܡܢ ܬܡܢ܂</text:span><text:span text:style-name="T1531"><text:s/></text:span><text:span text:style-name="T1532">64</text:span><text:span text:style-name="T1533"> </text:span><text:span text:style-name="T1534">ܗܫܐ ܕܝܢ ܡܕܥܐ ܥܡܢ ܪܒ̇ܐ܂ ܘܡܛܠ ܗܢܐ ܡܫܬܢܩܝܢ ܚܢܢ܂ ܡܛܠ ܕܟܕ ܝܕ̇ܥܝܢ ܚܢܢ ܐܒ̇ܕܝܢܢ܂</text:span><text:span text:style-name="T1535"><text:s/></text:span><text:span text:style-name="T1536">65</text:span><text:span text:style-name="T1537"> </text:span><text:span text:style-name="T1538">ܢܬܐ̈ܒܠܢ ܫܖ̈ܒܬܗܘܢ ܕܒܢܝ̈ܢܫܐ܂ ܚܝ̈ܘܬܐ ܕܝܢ ܕܕܒܪܐ ܬܚܕܐ܂<text:s/></text:span><text:soft-page-break/><text:span text:style-name="T1539">ܢܐܠܘܢ ܟܘܠܗܘܢ ܝܠܝ̣̈ܕܐ܂ ܒܥܝܪܐ ܕܝܢ ܘܥܢܐ ܢܬܒܣܡܘܢ</text:span><text:span text:style-name="T1540"><text:s/></text:span><text:span text:style-name="T1541">66</text:span><text:span text:style-name="T1542"> </text:span><text:span text:style-name="T1543">ܕܠܗܘܢ ܦܩ̇ܚ ܣ̇ܓܝ ܛܒ ܡܢܢ܂ ܡܛܠ ܕܠܐ ܡܣܟܝܢ ܠܕܝ̣ܢܐ܂ ܐܦ ܠܐ ܝܕ̇ܥܝܢ ܬܫܢܝܩܐ܂ ܐܦ ܠܐ ܚ̈ܝܐ ܡܢ ܒܬܪ ܡܘܬܐ ܐܬܡܠܟܘ ܠܗܘܢ܂</text:span><text:span text:style-name="T1544"><text:s/></text:span><text:span text:style-name="T1545">67</text:span><text:span text:style-name="T1546"> </text:span><text:span text:style-name="T1547">ܚܢܢ ܓܝܪ ܡܢܐ ܝܬ̇ܪܝܢܢ ܕܡܚܐ ܚ̇ܝܝܢ ܚܢܢ܂ ܐܠܐ ܡܫܬܢܩܘ ܡܫܬܢܩܝܢ ܚܢܢ܂</text:span><text:span text:style-name="T1548"><text:s/></text:span><text:span text:style-name="T1549">68</text:span><text:span text:style-name="T1550"> </text:span><text:span text:style-name="T1551">ܟܠܗܘܢ ܓܝܪ ܝܠܝܕ̈ܐ ܡܬܦܠܦܠܝܢ ܐܢܘܢ ܒܚܛܗ̈ܐ܂ ܘܡ̣ܠܝܢ ܐܢܘܢ ܥ̣ܘܠܐ ܘܝܩܝܖ̈ܢ ܥܠܝܗܘܢ ܡ̈ܦܠܬܗܘܢ܂</text:span><text:span text:style-name="T1552"><text:s/></text:span><text:span text:style-name="T1553">69</text:span><text:span text:style-name="T1554"> </text:span><text:span text:style-name="T1555">ܘܐܠܘ ܡܢ ܒܬܪ ܡܘܬܐ ܠܐ ܐܬ̇ܝܢ ܠܕܝܢ̣ܐ ܣ̇ܓܝ ܦܩ̇ܚ ܗܘܐ ܠܢ ܀</text:span><text:span text:style-name="T1556"><text:s/></text:span><text:span text:style-name="T1557">70</text:span><text:span text:style-name="T1558"> </text:span><text:span text:style-name="T1559">ܘܥ̣ܢܐ ܘܐܡ̣ܪ ܠܝ܂ ܘܟܕ ܡܪܝܡܐ ܡܥܒܕ ܥ̇ܒܕ ܗܘܐ ܠܗ ܠܥܠܡܐ܂ ܘܠܐܕܡ ܘܠܟܘܠ ܐܝܠܝܢ ܕܗܘܘ ܡܢܗ ܠܘܩܕܡ ܥܬܕ ܕܝܢ̣ܐ܂ ܘܐܝܠܝܢ</text:span><text:span text:style-name="T1560"><text:s/>ܕܕܝ̣ܢܐ<text:s/></text:span><text:span text:style-name="T1561">ܐ̈ܢܝܢ܂</text:span><text:span text:style-name="T1562"><text:s/></text:span><text:span text:style-name="T1563">71</text:span><text:span text:style-name="T1564"> </text:span><text:span text:style-name="T1565">ܘܗܫܐ ܡܢ ܡ̈ܠܝܟ ܐܣܬܟܠ ܕܐܡ̣ܪܬ ܕܡܕܥܐ ܥܡܢ ܪܒܐ܂</text:span><text:span text:style-name="T1566"><text:s/></text:span><text:span text:style-name="T1567">72</text:span><text:span text:style-name="T1568"> </text:span><text:span text:style-name="T1569">ܥܡܘܖ̈ܝܗ̇ ܗܟܝܠ ܕܐܪܥܐ̣ ܡܛܠ ܗܕܐ ܗܘ ܡܫܬܢܩܝܢ܂ ܕܟܕ ܐܝܬ ܒܗܘܢ ܡܕܥܐ ܐܥܘܠܘ܂ ܘܩ̣ܒܠܘ ܦܘܩ̈ܕܢܐ ܘܠܐ ܢܛ̣ܪܘ ܐܢܘܢ܂ ܐܦ ܠܢܡܘܣܐ ܕܐܬܬܣܝܡ ܠܗܘܢ ܛܠܡܘܗܝ܂</text:span><text:span text:style-name="T1570"><text:s/></text:span><text:span text:style-name="T1571">73</text:span><text:span text:style-name="T1572"> </text:span><text:span text:style-name="T1573">ܐܦ ܡܢܐ ܐܝܬ ܗܘܐ ܠܗܘܢ ܕܢܐܡܪܘܢ ܒܕܝ̣ܢܐ܂ ܐܘ ܐܝܟ̇ܢܐ ܢܦܬܚܘܢ ܦܘܡܗܘܢ܂ ܘܢܡܠܠܘܢ ܒܙܒܢܐ ܐܚܪܝܐ܂</text:span><text:span text:style-name="T1574"><text:s/></text:span><text:span text:style-name="T1575">74</text:span><text:span text:style-name="T1576"> </text:span><text:span text:style-name="T1577">ܟܡܐ ܓܝܪ ܙܒܢܐ ܐܓܪ ܪܘܚܗ ܡܪܝܡܐ ܠܥܡܘܖ̈ܘܗܝ ܕܥܠܡܐ܂ ܘܠܐ ܗܘܐ ܡܛܠܬܗܘܢ ܕܝܠܗܘܢ܂ ܐܠܐ ܡܛܠ ܙܒ̈ܢܐ ܕܣܝ̣ܡܝ̣ܢ ܀</text:span><text:span text:style-name="T1578"><text:s/></text:span><text:span text:style-name="T1579">75</text:span><text:span text:style-name="T1580"> </text:span><text:span text:style-name="T1581">ܘܥ̇ܢܝܬ ܘܐܡܪܬ܂ ܐܢ ܐܫܟ̇ܚܬ ܖ̈ܚܡܐ ܩܕܡܝܟ ܡܪܝܐ ܡܪܝ̣܂ ܐܘܕܥܝܗܝ ܠܥܒܕܟ ܐܦ ܗܕܐ܂ ܐܝܢ ܡܢ ܒܬܪ ܡܘܬܐ ܗܫܐ܂ ܟܕ ܝܗ̇ܒܝܢܢ ܟܠ ܚܕ ܚܕ ܡܢܢ ܢܦܫܢ܂ ܐܢ ܡܬܢܛܪܘ ܡܬܢܛܪܝܢܢ ܒܢܝܚܐ ܥܕܡܐ ܕܢܐܬܘܢ ܗ̇ܢܘܢ ܙܒ̈ܢܐ̇܂ ܕܒܗܘܢ ܥܬܝܕ ܐܢܬ ܕܬܚܕܬ ܒܪ̣ܝܬܟ܂ ܐܘ ܡܢ ܗܫܐ ܡܫܬܢܩܝܢܢ܂</text:span><text:span text:style-name="T1582"><text:s/></text:span><text:span text:style-name="T1583">76</text:span><text:span text:style-name="T1584"> </text:span><text:span text:style-name="T1585">ܘܥ̣ܢܐ ܘܐܡ̣ܪ ܠܝ ܐܘܕܥܟ ܐܦ ܥܠ ܗܕܐ܂ ܐܢܬ ܕܝܢ ܠܐ ܬܚܠܛ ܢܦܫܟ ܥܡ ܥܨ̈ܝܐ܂ ܘܠܐ ܬܡܢܐ ܩܢܘܡܟ ܥܡ ܐܝܠܝܢ ܕܡܫܬܢܩܝܢ܂</text:span><text:span text:style-name="T1586"><text:s/></text:span><text:span text:style-name="T1587">77</text:span><text:span text:style-name="T1588"> </text:span><text:span text:style-name="T1589">ܐܝܬ ܗܘ ܠܟ ܓܝܪ ܐܘܨܪܐ ܕ̇ܥ̈ܒܕܐ ܕܣܝܡ ܠܘܬ ܡܪܝܡܐ܂ ܘܠܐ ܢܬܚܙܐ ܠܟ ܥܕܡܐ ܠܙܒ̈ܢܐ ܐܚܖ̈ܝܐ܂</text:span><text:span text:style-name="T1590"><text:s/></text:span><text:span text:style-name="T1591">78</text:span><text:span text:style-name="T1592"> </text:span><text:span text:style-name="T1593">ܥܠ ܡܘܬܐ ܕܝܢ ܗܕܐ ܗܝ ܡܠܬܐ܂ ܐܡܬܝ ܕܢܦܘܩ ܩܨܐ ܕܓܙܪ ܕܝ̣ܢܐ ܡܢ ܠܘܬ ܡܪܝܡܐ ܥܠ ܒܪܢܫܐ ܕܢܡܘܬ܂ ܡܐ ܕܡܬܦܪܫܐ ܢܫܡܬܐ ܡܢ ܦܓܪܐ܂ ܕܬܫܬܕܪ ܠܘܬ ܗ̇ܘ ܕܝܗܒܗ̇ ܒܩܕܡܐ ܣ̇ܓܕܐ ܠܬܫܒܘܚܬܗ ܕܐܠܗܐ܂</text:span><text:span text:style-name="T1594"><text:s/></text:span><text:span text:style-name="T1595">79</text:span><text:span text:style-name="T1596"> </text:span><text:span text:style-name="T1597">ܘܐܢ ܕܝܢ ܐܝܬܝܗ̇ ܡܢ ܛܠܘܡ̈ܐ ܐܘ ܡܢ ܐܝܠܝܢ ܕܠܐ ܢܛ̣ܪܘ ܐܘܖ̈ܚܬܗ ܕܡܪܝܡܐ܂ ܐܘ ܡܢ ܐܝܠܝܢ ܕܣܢܘ ܐܢܘܢ ܠܕܚ̈ܠܘܗܝ ܕܐܠܗܐ܂</text:span><text:span text:style-name="T1598"><text:s/></text:span><text:span text:style-name="T1599">80</text:span><text:span text:style-name="T1600"> </text:span><text:span text:style-name="T1601">ܗܠܝܢ ܢܦܫ̈ܬܐ ܠܐܘܨܖ̈ܐ ܠܐ ܥ̈ܠܢ܂ ܐܠܐ ܡܢ ܗܫܐ ܗ̈ܘܝ̣ܢ ܒܬܫܢܝܩܐ܂ ܘܡܬ̈ܬܢܚܢ ܘܡܬ̈ܬܥܝܩܢ ܒܫܒܥ ܐܘܖ̈ܚܢ܂</text:span><text:span text:style-name="T1602"><text:s/></text:span><text:span text:style-name="T1603">81</text:span><text:span text:style-name="T1604"> </text:span><text:span text:style-name="T1605">ܐܘܪܚܐ ܩܕܡܝܬܐ ܕܥ̈ܨܝ ܠܢܡܘܣܗ ܕܡܪܝܡܐ܂</text:span><text:span text:style-name="T1606"><text:s/></text:span><text:span text:style-name="T1607">82</text:span><text:span text:style-name="T1608"> </text:span><text:span text:style-name="T1609">ܐܘܪܚܐ ܕܬܪܬܝܢ ܕܠܐ ܡ̈ܨܝܢ ܕܢܬܗ̈ܦܟܢ ܘܢܥܒ̈ܕܢ ܛ̇ܒ̈ܬܐ ܕܚ̈ܝܝܢ ܒܗܝܢ ܀</text:span><text:span text:style-name="T1610"><text:s/></text:span><text:span text:style-name="T1611">83</text:span><text:span text:style-name="T1612"> </text:span><text:span text:style-name="T1613">ܐܘܪܚܐ ܕܬܠܬ ܕܚܙ̈ܝܢ ܐܓܪܐ ܕܣ̣ܝܡ ܠܐܝܠܝܢ ܕܗܝ̣ܡܢܘ ܀</text:span><text:span text:style-name="T1614"><text:s/></text:span><text:span text:style-name="T1615">84</text:span><text:span text:style-name="T1616"> </text:span><text:span text:style-name="T1617">ܐܘܪܚܐ ܕܐܪܒܥ ܡܐ ܕܝ̣ܕܥ ܘܐܣܬܟܠ ܬܫܢܝܩܐ ܕܥܬܝܕ ܠܗܝܢ ܒܐܚܪܝܬܐ܂ ܗ̇ܘ ܕܒܗ ܡܬܟ̈ܘܢܢ ܢܦܫܬ̈ܗܘܢ ܕܖ̈ܫܝܥܐ܂ ܡܛܠ ܕܟܕ ܐܝܬ ܗܘܐ ܠܗܝܢ ܙܒܢܐ ܕܦܘܠܚܢܐ ܠܐ ܐܫܬܥܒܕܝ ܠܦܘܩ̈ܕܢܘܗܝ ܕܡܪܝܡܐ ݊ ܀ ݊</text:span><text:span text:style-name="T1618"><text:s/></text:span><text:span text:style-name="T1619">85</text:span><text:span text:style-name="T1620"> </text:span><text:span text:style-name="T1621">ܐܘܪܚܐ ܕܚܡܫ̣܂ ܕܚ̈ܙܝܢ ܐܘܨܖ̈ܐ ܕܢܦܫ̈ܬܐ ܐܚܖ̈ܢܝܬܐ ܕܡܬܢܛܖ̈ܢ ܡܢ ܡܠܐ̈ܟܐ ܒܢܝܚܐ ܣܓܝܐܐ ܀</text:span><text:span text:style-name="T1622"><text:s/></text:span><text:span text:style-name="T1623">86</text:span><text:span text:style-name="T1624"> </text:span><text:span text:style-name="T1625">ܐܘܪܚܐ ܕܫܬ܂ ܕܚ̈ܙܝܢ ܬܫܢܝܩܐ ܕܡܢ ܗܫܐ ܡܛܝܒ ܠܗܝܢ ݊ ܀ ܀</text:span><text:span text:style-name="T1626"><text:s/></text:span><text:span text:style-name="T1627">87</text:span><text:span text:style-name="T1628"> </text:span><text:span text:style-name="T1629">ܐܘܪܚܐ ܕܫܒܥ ܕܗ̣ܝ ܪܒܐ ܡܢ ܟܠܗܝܢ ܐܘܖ̈ܚܬܐ ܕܐܬܐܡܪ ܡܢ ܩܕܝܡ܂ ܕܫ̈ܝܚܢ</text:span><text:span text:style-name="T1630"><text:s/>ܒܒܗܬܐ<text:s/></text:span><text:span text:style-name="T1631">ܘܓܡܝܖ̈ܢ ܒܬܚܡܨܬܐ܂ ܘܚܡ̇ܝܢ ܒܕܚܠܬܐ ܕܚ̇ܙܝܢ ܬܫܒܘܚܬܗ ܕܡܪܝܡܐ܂ ܗ̇ܘ ܕܗܫܐ ܚܛܝܢ ܩܕܡܘܗܝ܂ ܕܒܚܝ̈ܝܗܝܢ܂ ܘܩܕܡ ܗ̇ܘ ܕܥܬܝ̈ܕܢ ܕܒܐܚܪܝܬܐ ܢܬܬܕ̈ܝܢܢ ܀</text:span><text:span text:style-name="T1632"><text:s/></text:span><text:span text:style-name="T1633">88</text:span><text:span text:style-name="T1634"> </text:span><text:span text:style-name="T1635">ܕܗܠܝܢ ܕܝܢ ܕܢܛ̣ܪܘ ܐܘܪܚܗ ܕܡܪܝܡܐ܂ ܗܕܐ ܗܝ ܐܘܪܚܐ ܟܕ ܢܡܛܐ ܝܘܡܐ ܕܢܬܦܖ̈ܩܢ ܡܢ ܡܐܢܐ ܗܢܐ ܕܡܬܚܒܠ܂</text:span><text:span text:style-name="T1636"><text:s/></text:span><text:span text:style-name="T1637">89</text:span><text:span text:style-name="T1638"> </text:span><text:span text:style-name="T1639">ܒܗܘ̇ ܓܝܪ ܙܒܢܐ ܕܥܡ̇ܪ ܒܗ ܐܫܬܥܒܕ ܠܡܪܝܡܐ ܒܠܐܘܬܐ܂ ܘܒܟܠ ܫ̈ܥܝܢ ܣܝ̇ܒܪ ܩܘܢܕܘܢܘܣ ܡܛܠ ܕܓܡܝܪܐܝܬ ܢ̇ܛܖ̈ܢ ܢܡܘܣܗ܂ ܗ̇ܘ ܕܣܡ ܠܗܝܢ ܢܡܘܣܐ܂</text:span><text:span text:style-name="T1640"><text:s/></text:span><text:span text:style-name="T1641">90</text:span><text:span text:style-name="T1642"> </text:span><text:span text:style-name="T1643">ܡܛܠ ܗܢܐ܂ ܗܢܘ ܦܬܓܡܐ ܕܥܠܝܗܝܢ܂</text:span><text:span text:style-name="T1644"><text:s/></text:span><text:span text:style-name="T1645">91</text:span><text:span text:style-name="T1646"> </text:span><text:span text:style-name="T1647">ܠܘܩܕܡ ܚܙ̈ܝܢ ܒܚܕܘܬܐ ܣܓܝܐܬܐ ܬܫܒܘܚܬܗ ܕܡܪܝܡܐ ܗ̇ܘ ܕܕܒ̇ܪ ܐ̈ܢܝܢ܂ ܘܡܬ̈ܬܢܝܚܢ ܘܐ̈ܬܝܢ ܒܫܒܥ ܐܘܖ̈ܚܢ ܀</text:span><text:span text:style-name="T1648"><text:s/></text:span><text:span text:style-name="T1649">92</text:span><text:span text:style-name="T1650"> </text:span><text:span text:style-name="T1651">ܐܘܪܚܐ ܩܕܡܝܬܐ܂<text:s/></text:span><text:soft-page-break/><text:span text:style-name="T1652">ܡܛܠ ܕܒܠܐܘܬܐ ܣܓܝܐܬܐ ܐܬܟܬܫ ܠܡܙܟܐ ܡܚܫܒܬܐ ܒܝܫ̣ܬܐ ܕܐܬܓܒ̤ܠܬ ܥܡܗܝܢ܂ ܕܠܐ ܢܛܥ̈ܝܢ ܡܢ ܚ̈ܝܐ ܠܡܘܬܐ ܀</text:span><text:span text:style-name="T1653"><text:s/></text:span><text:span text:style-name="T1654">93</text:span><text:span text:style-name="T1655"> </text:span><text:span text:style-name="T1656">ܐܘܪܚܐ ܕܬܪܬܝܢ܂ ܕܚ̈ܙܝܢ ܗܘܦܟܐ ܕܡܬܗ̈ܦܟܢ ܘܡܬܛܖ̈ܦܢ ܒܗ ܢܦܫ̈ܬܗܘܢ ܕܖ̈ܫܝܥܐ܂ ܘܬܫܢܝܩܐ ܕܢܛܝܪ ܠܗܘܢ ܀ ݊</text:span><text:span text:style-name="T1657"><text:s/></text:span><text:span text:style-name="T1658">94</text:span><text:span text:style-name="T1659"> </text:span><text:span text:style-name="T1660">ܐܘܪܚܐ ܕܬܠܬ ܕܚ̇ܙܝܢ ܣܗܕܘܬܐ ܕܡܣܗܕ ܥܠܝܗܝܢ ܓܒܘܠܗܝܢ܂ ܡܛܠ ܕܒܚܝ̈ܝܗܝܢ ܢܛܪ ܢܡܘܣܐ ܕܐܬܗܝܡܢ ܀</text:span><text:span text:style-name="T1661"><text:s/></text:span><text:span text:style-name="T1662">95</text:span><text:span text:style-name="T1663"> </text:span><text:span text:style-name="T1664">ܐܘܪܚܐ ܕܐܪܒܥ ܕܚ̈ܙܝܢ ܘܡܣ̈ܬܟܠܢ ܢܝܚܐ ܕܗܫܐ ܡܐ ܕܐܬܟܢܫ ܒܐܘܨܖ̈ܝܗܝܢ܂ ܡ̈ܬܬܢܝܚܢ ܒܢܝܚܐ ܣܓܝܐܐ܂ ܘܡܢ ܡܠܐ̈ܟܐ ܡܬܢܛܖ̈ܢ ܘܬܫܒܘܚܬܐ ܕܢܛܝܪܐ ܠܗܝܢ ܠܐܚܪܝܬܐ ܀</text:span><text:span text:style-name="T1665"><text:s/></text:span><text:span text:style-name="T1666">96</text:span><text:span text:style-name="T1667"> </text:span><text:span text:style-name="T1668">ܐܘܪܚܐ ܕܚܡܫ̣܂ ܕܚ̇ܕܝܢ ܕܐܝ̇ܟܢܐ ܥ̣ܪܩ ܗܫܐ ܡܢ ܡܐ ܕܡܬܚܒܠ܂ ܘܐܝܟ̇ܢܐ ܝܖ̈ܬܢ ܡܕܡ ܕܥܬܝܕ܂ ܘܬܘܒ ܚ̇ܙܝܢ ܐܘܠܨܢܐ ܘܣܘܓܐܐ ܕܥܡܠܐ ܕܐܬܚܪܪ ܡܢܗ̇܂ ܘܖ̈ܘܚܬܐ ܕܥܬ̈ܝܕܢ ܕܢܩ̈ܒܠܢ܂ ܘܦܘܢ̈ܩܐ ܕܢܣ̈ܒܢ ܘܗܘ̈ܝܢ ܕܠܐ ܡܝ̈ܬܢ ݊ ܀ ݊</text:span><text:span text:style-name="T1669"><text:s/></text:span><text:span text:style-name="T1670">97</text:span><text:span text:style-name="T1671"> </text:span><text:span text:style-name="T1672">ܐܘܪܚܐ ܕܫܬ̣܂ ܐܡܬܝ ܕܢܬܚܘܐ ܠܗܝܢ ܕܐܝܟ̇ܢܐ ܥܬܝ̈ܕܢ ܐܦܝܗ̈ܝܢ ܕܢܢܗܖ̈ܢ ܐܝܟ ܫܡܫܐ܂ ܘܕܐܝܟ̇ܢܐ ܥܬ̈ܝܕܢ ܕܢܬܕܡ̈ܝܢ ܠܢܘܗܪܐ ܕܟܘܟ̈ܒܐ ܘܬܘܒ ܠܐ ܡ̈ܬܚܒܠܢ ݊ ܀</text:span><text:span text:style-name="T1673"><text:s/></text:span><text:span text:style-name="T1674">98</text:span><text:span text:style-name="T1675"> </text:span><text:span text:style-name="T1676">ܐܘܪܚܐ ܕܫܒܥ ܕܗ̣ܝ ܪܒܐ ܡܢ ܟܠܗܝܢ ܗܠܝܢ ܕܐܬܐܡܪ ܡܢ ܩܕܝܡ ܕܡܫܬܒܗܖ̈ܢ ܒܦܪܗܣܝܐ܂ ܘܡܬܠܒ̈ܒܢ ܘܠܐ ܒܗ̈ܬܢ܂ ܘܡܣܬܖ̈ܗܒܢ ܕܢܚ̈ܙܝܢ ܐܦܘ̈ܗܝ ܕܗ̇ܘ ܕܐܫܬܥܒܕ ܠܗ ܒܚܝܝ̈ܗܝܢ܂ ܘܕܗ̇ܘ ܕܥܬ̈ܝܕܢ ܕܢܫ̈ܬܒܚܢ ܡܢܗ܂ ܘܕܢܩ̈ܒܠܢ ܡܢܗ ܐܓܪܐ܂</text:span><text:span text:style-name="T1677"><text:s/></text:span><text:span text:style-name="T1678">99</text:span><text:span text:style-name="T1679"> </text:span><text:span text:style-name="T1680">ܗܠܝܢ ܐ̈ܢܝܢ ܐܘܖ̈ܚܬܐ ܕܢܦܫܬ̈ܗܘܢ ܕܙܕܝ̈ܩܐ܂ ܕܡܢ ܗܫܐ ܡܣܬܒܖ̈ܢ ܀ ܀ ܘܐܘܖ̈ܚܬܐ ܕܬܫܢ̈ܝܩܐ ܕܐܬܐܡܪ ܡܢ ܩܕܝܡ ܢܩܒܠܘܢ ܡܢ ܗܫܐ ܥܨܝ̈ܐ܂ ܗܠܝܢ ܢܦܫܬ̈ܐ ܠܐܘܨܖ̈ܐ ܠܐ ܥ̈ܠܢ ܐܠܐ ܡܢ ܗܫܐ ܗܘ̈ܝܢ ܡܬܛܖ̈ܦܢ ܒܬܫܢܝܩܐ܂ ܘܡܬܬ̈ܢܚܢ ܘܡܬܐ̈ܒܠܢ ܒܫܒܥ ܐܘܖ̈ܚܢ ݊ ܀ ݊</text:span><text:span text:style-name="T1681"><text:s/></text:span><text:span text:style-name="T1682">100</text:span><text:span text:style-name="T1683"> </text:span><text:span text:style-name="T1684">ܘܥ̇ܢܝܬ ܘܐܡ̇ܪܬ ܂ ܡܟܝܠ ܡܬܝܗܒ ܗܘܐ</text:span><text:span text:style-name="T1685"><text:s/>ܠܗܘܢ<text:s/></text:span><text:span text:style-name="T1686">ܐܬܪܐ ܐܘ ܙܒܢܐ ܠܢܦܫ̈ܬܐ ܡܢ ܒܬܪ ܕܦܖ̈ܩܢ ܡܢ ܦܓܖ̈ܐ ܕܢܚ̈ܙܝܢ ܡܕܡ ܕܐܡ̣ܪܬ ܠܝ ܀</text:span><text:span text:style-name="T1687"><text:s/></text:span><text:span text:style-name="T1688">101</text:span><text:span text:style-name="T1689"> </text:span><text:span text:style-name="T1690">ܘܥ̣ܢܐ ܘܐܡ̣ܪ ܠܝ܂ ܫܒܥܐ ܐܢܘܢ ܝܘܡ̈ܝܢ</text:span><text:span text:style-name="T1691"><text:s/>ܕܚܐܪܘܬܗܘܢ<text:s/></text:span><text:span text:style-name="T1692">ܕܒܗ̇ܢܘܢ ܫܒܥܐ ܝܘܡ̈ܝܢ ܚܙ̈ܝܢ ܡ̈ܠܐ ܗܠܝܢ ܕܐܬܐܡܪ ܡܢ ܩܕܝܡ ܘܡܢ ܒܬܪܟ̣ܢ܂ ܢܬܟ̈ܢܫܢ ܠܐܘܨܖ̈ܝܗܝܢ ܀ ܀</text:span><text:span text:style-name="T1693"><text:s/></text:span><text:span text:style-name="T1694">102</text:span><text:span text:style-name="T1695"> </text:span><text:span text:style-name="T1696">ܘܥ̇ܢܝܬ ܘܐ̇ܡܪܬ܂ ܐܢ ܐܫܟ̇ܚܬ ܖ̈ܚ̣ܡܐ ܒܥ̈ܝܢܝܟ̣ ܐܘܕܥܝܢܝ ܠܥܒ̣ܕܟ ܬܘܒ ܐܦ ܗܕܐ܂ ܕܐܢ ܒܝܘܡܐ ܕܕܝ̣ܢܐ ܡܫܟܚܝܢ ܙܕܝ̈ܩܐ ܕܢܫܐܠܘܢ ܐܢܘܢ ܠܖ̈ܫܝܥܐ܂ ܐܘ ܕܢܒܥܘܢ ܥܠܝܗܘܢ ܡܢ ܡܪܝܡܐ܂</text:span><text:span text:style-name="T1697"><text:s/></text:span><text:span text:style-name="T1698">103</text:span><text:span text:style-name="T1699"> </text:span><text:span text:style-name="T1700">ܐܘ ܐܒܗ̈ܐ ܚܠܦ ܒܢܝ̈ܗܘܢ܂ ܐܘ ܒܢ̈ܝܐ ܚܠܦ ܐܒܗ̈ܝܗܘܢ܂ ܐܘ ܐܚ̈ܐ ܚܠܦ ܐܚ̈ܝܗܘܢ ܐܘ ܐܚ̈ܝܢܐ ܚܠܦ ܐܚ̈ܝܢܝܗܘܢ܂ ܐܘ ܖ̈ܚ̇ܡܐ ܚܠܦ ܖ̈ܚܡܝܗܘܢ ܀</text:span><text:span text:style-name="T1701"><text:s/></text:span><text:span text:style-name="T1702">104</text:span><text:span text:style-name="T1703"> </text:span><text:span text:style-name="T1704">ܘܥ̣ܢܐ ܘܐܡ̣ܪ ܠܝ܂ ܡܛܠ ܕܐܫܟܚܬ ܖ̈ܚܡܐ ܩܕܡ ܥܝܢ̈ܝ̣܂ ܐܦ ܥܠ ܗܕܐ ܐܘܕܥܟ܂ ܝܘܡܗ ܕܕܝ̣ܢܐ̣܂ ܝܘܡܐ ܗܘ ܓܙܝܪܐ܂ ܘܠܟܠ ܡܚܘܐ ܚܬܡܐ ܕܫܪܪܐ܂ ܐܝ̇ܟܢܐ ܓܝܪ ܕܗܫܐ ܠܐ ܡܫܕܪ ܐܒܐ ܠܒܪܗ܂ ܐܘ ܒܪܐ ܠܐܒܘܗܝ܂ ܐܘ ܡܪܐ ܠܥܒ̣ܕܗ܂ ܐܘ ܪܚ̇ܡܐ ܠܚܒܝܒܗ܂ ܕܚܠܦܘܗܝ ܢܬܟܪܗ܂ ܐܘ ܕܢܕܡܟ ܐܘ ܕܢܐܟܘܠ ܐܘ ܕܢܬܐܣܐ ܀</text:span><text:span text:style-name="T1705"><text:s/></text:span><text:span text:style-name="T1706">105</text:span><text:span text:style-name="T1707"> </text:span><text:span text:style-name="T1708">ܗܟܢܐ ܐܦ ܗܝ̇ܕܝܢ ܠܐ ܡܫܟܚ ܐܢܫ ܕܢܒܥܐ̇܂ ܥܠ ܐ̈ܦܝ ܐܢܫ ܒܗ̇ܘ ܝܘܡܐ܂ ܐܦܠܐ ܕܢܘܩܪ ܐܢܫ ܥܠ ܐܢܫ܂ ܟܠܗܘܢ ܓܝܪ ܗܝ̇ܕܝܢ ܢܛܥܢܘܢ ܐܢܫ ܐܢܫ ܙܕܝܩܘܬܗ ܐܘ ܥܘ̣ܠܗ܂</text:span><text:span text:style-name="T1709"><text:s/></text:span><text:span text:style-name="T1710">106</text:span><text:span text:style-name="T1711"> </text:span><text:span text:style-name="T1712">ܘܥ̇ܢܝܬ ܘܐܡ̇ܪܬ܂ ܘܐܝܟܢܐ ܡܪܝ ܐܫܟܚܢ ܕܒ̣ܥܐ ܡܢ ܩܕܝܡ ܐܒܪܗܡ ܥܠ ܗܕܘܡ̈ܝܐ܂ ܐܦ ܡܘܫܐ ܒܡܕܒܪܐ ܥܠ ܐܒܗ̈ܬܐ ܟܕ ܚܛܘ܂</text:span><text:span text:style-name="T1713"><text:s/></text:span><text:span text:style-name="T1714">107</text:span><text:span text:style-name="T1715"> </text:span><text:span text:style-name="T1716">ܘܝܫܘܥ ܒܪ ܢܘܢ ܡܢ ܒܬܪܗ ܥܠ ܐܝܣܪܝܠ܇ ܒܝܘܡ̈ܬܗ ܕܥܟܪ܂</text:span><text:span text:style-name="T1717"><text:s/></text:span><text:span text:style-name="T1718">108</text:span><text:span text:style-name="T1719"> </text:span><text:span text:style-name="T1720">ܘܫܡܘܐܝܠ ܒܝܘܡ̈ܝ ܫܐܘܠ ܘܕܘܝܕ ܥܠ ܬܒܪܗ ܕܥܡܐ܂ ܘܫܠܝܡܘܢ ܥܠ ܗܢ̇ܘܢ ܕܒܝܬ ܡܩܕܫܐ܂</text:span><text:span text:style-name="T1721"><text:s/></text:span><text:span text:style-name="T1722">109</text:span><text:span text:style-name="T1723"> </text:span><text:span text:style-name="T1724">ܘܐܠܝܐ ܥܠ ܐܝܠܝܢ ܕܩܒܠܘ ܡܛܪܐ܂ ܘܥܠ ܡܝܬܐ ܡܛܠ ܕܢܚܐ܂</text:span><text:span text:style-name="T1725"><text:s/></text:span><text:span text:style-name="T1726">110</text:span><text:span text:style-name="T1727"> </text:span><text:span text:style-name="T1728">ܘܚܙܩܝܐ ܥܠ ܥܡܐ ܒܝܘܡ̈ܬܗ ܕܣܢܚܝܪܝܒ܇ ܘܣ̈ܓܝܐܐ ܚܠܦ ܣܓܝܐ̈ܐ܂</text:span><text:span text:style-name="T1729"><text:s/></text:span><text:span text:style-name="T1730">111</text:span><text:span text:style-name="T1731"> </text:span><text:span text:style-name="T1732">ܐܢ ܗܟܝܠ ܗܫܐ ܕܟܕ ܚܒ̇ܠܐ ܪܒܐ ܗ̣ܘܐ܂ ܘܛܠܘܡܝܐ ܣܓ̣ܐ܂ ܒܥܘ ܙܕܝ̈ܩܐ ܥܠ<text:s/></text:span><text:span text:style-name="T1733">ܪܫܝܥܐ܂<text:s/></text:span><text:span text:style-name="T1734">ܘܠܡܢܐ ܡܪܝ ܐܦ ܗ̇ܝܕܝܢ ܠܐ ܢܗܘܐ ܗܟܢܐ ܀</text:span><text:span text:style-name="T1735"><text:s/></text:span><text:span text:style-name="T1736">112</text:span><text:span text:style-name="T1737"> </text:span><text:span text:style-name="T1738">ܘܥܢܐ ܘܐܡ̣ܪ ܠܝ܂ ܗܢܐ ܥܠܡܐ ܐܝܬ ܠܗ ܫܘܠܡܐ܂ ܘܬܫܒܘܚܬܗ ܕܐܠܗܐ ܠܐ ܗܘܐ ܐܡܝܢܐܝܬ ܡܩܘܝܐ ܒܗ܂ ܡܛܠ ܗܢܐ ܒܥܘ ܚܝ̈ܠܬܢܐ ܥܠ ܗ̇ܢܘܢ ܕܠܝܬ ܒܗܘܢ ܚܝܠܐ܂<text:s/></text:span><text:span text:style-name="T1739">113</text:span><text:span text:style-name="T1740"> </text:span><text:span text:style-name="T1741">ܝܘܡܗ<text:s/></text:span><text:soft-page-break/><text:span text:style-name="T1742">ܕܝܢ ܕܕܝܢ̣ܐ ܫܘܠܡܗ ܗܘ ܕܗܢܐ ܥܠܡܐ̣܂ ܘܪܝܫܗ ܕܥܠܡܐ ܕܥܬܝܕ ܗ̇ܘ ܕܠܐ ܡܐ̇ܬ ܕܒܗ ܥ̇ܒܪ ܚܒ̇ܠܐ ܀<text:s/></text:span><text:span text:style-name="T1743">114</text:span><text:span text:style-name="T1744"> </text:span><text:span text:style-name="T1745">ܘܡܫܬܪܝܐ ܫܪܝܚܘܬܐ܂ ܘܡܬܒܛܠܐ ܟܦܘܪܘܬܐ܂ ܘܪܒ̇ܝܐ ܙܕܝܩܘܬܐ܂ ܘܕܢ̇ܚ ܫܪܪܐ܂<text:s/></text:span><text:span text:style-name="T1746">115</text:span><text:span text:style-name="T1747"> </text:span><text:span text:style-name="T1748">ܗܝ̇ܕܝܢ ܗܟܝܠ ܠܐ ܡܫܟܚ ܐܢܫ ܕܢܪܚܡ ܥܠ ܐܝ̇ܢܐ ܕܐܙܕܟܝ ܒܕܝ̣ܢܐ܂ ܐܦܠܐ ܕܢܒܐܫ ܠܐܝ̇ܢܐ ܕܙܟ̣ܐ ܒܕܝܢ̣ܐ܂<text:s/></text:span><text:span text:style-name="T1749">116</text:span><text:span text:style-name="T1750"> </text:span><text:span text:style-name="T1751">ܘܥܢ̇ܝܬ ܘܐܡ̇ܪܬ܂ ܕܗܕܐ ܗܝ ܡܠܬܝ ܩܕܡܝܬܐ ܘܐܚܪܝܬܐ ܕܦܩܚ ܗܘܐ ܠܗ̇ ܠܐܪܥܐ ܕܠܐ ܬܬܠܝܘܗܝ ܠܐܕܡ܂ ܐܘ ܕܟܕ ܝܗܒ̣ܬܗ ܐܪܬܝܬܗ ܕܠܐ ܢܚܛܐ܂<text:s/></text:span><text:span text:style-name="T1752">117</text:span><text:span text:style-name="T1753"> </text:span><text:span text:style-name="T1754">ܡܢܐ ܓܝܪ ܗܢܝܢܐ ܐܝܬ ܠܗܘܢ ܠܟܘܠܗܘܢ ܐܝܠܝܢ ܕܐܬܘ܂ ܕܗܐ ܚ̈ܝܝܢ ܒܥܩ̈ܬܐ܂ ܘܡܐ ܕܡܝ̣ܬܘ ܡܣܟܝܢ ܠܬܫܢܝܩܐ܂<text:s/></text:span><text:span text:style-name="T1755">118</text:span><text:span text:style-name="T1756"> </text:span><text:span text:style-name="T1757">ܐܘ ܡܢܐ ܥܒܕܬ ܐܕܡ܂ ܐܢ ܓܝܪ ܐܢܬ ܚܛܝܬ̣܂ ܐܠܐ ܠܐ ܗܘܬ ܒܝ̣ܫܬܐ ܕܝܠܟ ܒܠܚܘܕܝܟ܂ ܐܠܐ ܐܦ ܕܝܠܢ ܐܝܠܝܢ ܕܡܢܟ ܗ̇ܘܝܢ܂<text:s/></text:span><text:span text:style-name="T1758">119</text:span><text:span text:style-name="T1759"> </text:span><text:span text:style-name="T1760">ܡܢܟ<text:s/></text:span><text:span text:style-name="T1761">ܓܝܪ ܝܘܬܪܢܐ ܐܝܬ܂ ܕܗܐ ܐܬܡܠܟ ܠܢ ܙܒܢܐ ܕܠܐ ܡܐ̇ܬ܂ ܚܢܢ ܕܝܢ ܥ̇ܒ̈ܕܐ ܡܝ̈ܬܐ ܥܒܕܢ܂</text:span><text:span text:style-name="T1762"><text:s/></text:span><text:span text:style-name="T1763">120</text:span><text:span text:style-name="T1764"> </text:span><text:span text:style-name="T1765">ܘܕܐܬܝܕܥ ܠܢ ܣܒܪܐ ܕܠܐ ܓܐ̇ܙ܂ ܚܢܢ ܕܝܢ ܒܝ̣ܫܐܝܬ ܐܣܬܪܩܢ܂<text:s/></text:span><text:span text:style-name="T1766">121</text:span><text:span text:style-name="T1767"> </text:span><text:span text:style-name="T1768">ܘܕܗܐ ܢܛܝܪܝܢ ܐܘܨܖ̈ܐ ܕܠܐ ܨܦܬܐ ܘܕܠܐ ܟܘܪܗܢܐ܂ ܚܢܢ ܕܝܢ ܒܝܫ̣ܐܝܬ ܐܬܗܦܟܢ ܚܢܢ܂<text:s/></text:span><text:span text:style-name="T1769">122</text:span><text:span text:style-name="T1770"> </text:span><text:span text:style-name="T1771">ܘܕܥܬܝܕܐ ܬܫܒܘܚܬܗ ܕܡܪܝܡܐ ܕܬܓܢ ܥܠ ܐܝܠܝܢ ܕܒܢܟܦܘܬܐ ܚܝܘ܂ ܚܢܢ ܕܝܢ ܒܐܘܖ̈ܚܬܐ ܒܝ̣ܫ̈ܬܐ ܪܕܝܢ܂<text:s/></text:span><text:span text:style-name="T1772">123</text:span><text:span text:style-name="T1773"> </text:span><text:span text:style-name="T1774">ܘܕܡܬܚܙܐ ܦܪܕܝܣܐ ܗ̇ܘ ܕܠܐ ܚܡ̇ܝܢ ܦܐܖ̈ܘܗܝ܂ ܕܒܗ ܐܝܬ ܦܘ̈ܢܩܐ ܘܐܣܝܘܬܐ܂<text:s/></text:span><text:span text:style-name="T1775">124</text:span><text:span text:style-name="T1776"> </text:span><text:span text:style-name="T1777">ܚܢܢ ܕܝܢ ܠܐ ܥܐܠܝܢܢ܂ ܡܛܠ ܕܠܐܬܖ̈ܘܬܐ ܒܝ̣ܫ̈ܐ ܦܠܚܢܢ܂<text:s/></text:span><text:span text:style-name="T1778">125</text:span><text:span text:style-name="T1779"> </text:span><text:span text:style-name="T1780">ܘܕܥܬ̈ܝܕܢ ܐܦܝܗ̈ܘܢ ܕܩܕܝ̈ܫܐ ܕܢܢܗܖ̈ܢ ܝܬܝܪ ܡܢ ܟܘܟ̈ܒܐ܂ ܘܐ̈ܦܝܢ ܕܝܠܢ ܢܐܟܡ̈ܢ ܝܬܝܪ ܡܢ ܚܫܘܟܐ܂<text:s/></text:span><text:span text:style-name="T1781">126</text:span><text:span text:style-name="T1782"> </text:span><text:span text:style-name="T1783">ܕܠܐ ܓܝܪ ܐܬܒܝܢ ܚܢܢ ܒܚܝ̈ܝܢ ܟܕ ܡܥܘܠܝܢ ܗ̈ܘܝܢ ܕܥܬܝܕܝܢܢ ܕܢܚܫ ܡܢ ܒܬܪ ܡܘܬܢ܂<text:s/></text:span><text:span text:style-name="T1784">127</text:span><text:span text:style-name="T1785"> </text:span><text:span text:style-name="T1786">ܘܥ̣ܢܐ ܘܐܡܪ ܠܝ܂ ܗܕܐ ܗܝ ܡܚܫܒܬܐ ܕܐܓܘܢܐ܂ ܗ̇ܘ ܕܡܬܟܬܫ ܥܠ ܐܪܥܐ̣܂ ܒܪܢܫܐ ܕܡܬܝܠܕ܂<text:s/></text:span><text:span text:style-name="T1787">128</text:span><text:span text:style-name="T1788"> </text:span><text:span text:style-name="T1789">ܐܢ ܡܙܕܟܐ ܢܚܫ ܗ̇ܘ ܡܕܡ ܕܐܡ̇ܕܬ܂ ܘܐܢ ܕܝܢ ܢܙ̇ܟܐ ܢܩܒܠ ܗ̇ܘ ܡܕܡ ܕܐܡ̇ܪܬ܂<text:s/></text:span><text:span text:style-name="T1790">129</text:span><text:span text:style-name="T1791"> </text:span><text:span text:style-name="T1792">ܡܛܠ ܕܗܕܐ ܗܝ ܐܘܪܚܐ ܗ̇ܝ ܕܐܡ̣ܪ ܡܘܫܐ̇܂ ܟܕ ܚܝ ܗܘܐ ܠܥܡܐ ܘܐܡ̣ܪ ܠܗܘܢ܂ ܗܐ ܝܗ̇ܒܬ ܩܕܡܝܟܘܢ ܝܘܡܢܐ̣܂ ܚ̈ܝܐ ܘܡܘܬܐ܂ ܛ̇ܒܬ̈ܐ ܘܒܝ̣ܫ̈ܬܐ܂ ܓܒܘ ܠܟܘܢ ܗܟܝܠ ܚ̈ܝܐ ܕܬܚܘܢ܂ ܐܢܬܘܢ ܘܙܪܥܟܘܢ܂<text:s/></text:span><text:span text:style-name="T1793">130</text:span><text:span text:style-name="T1794"> </text:span><text:span text:style-name="T1795">ܘܥܨܘ ܘܠܐ ܐܬܛܦܝܣܘ ܠܗ܂ ܘܠܐ ܠܢܒ̈ܝܐ ܕܡܢ ܒܬܪܗ܂ ܐܦ ܠܝ ܕܡ̇ܠܠܬ ܥܡܗܘܢ<text:s/></text:span><text:span text:style-name="T1796">131</text:span><text:span text:style-name="T1797"> </text:span><text:span text:style-name="T1798">ܡܛܠ ܗܢܐ ܠܐ ܬܗܘܐ ܥܩܬܐ ܥܠ ܐܒܕܢܗܘܢ܂ ܐܝܟ̇ܢܐ ܕܗܘ̇ܝܐ ܚܕܘܬܐ ܥܠ ܚܝܝ̈ܗܘܢ ܕܐܝܠܝܢ ܕܐܬܛܦܝܣܘ ܀<text:s/></text:span><text:span text:style-name="T1799">132</text:span><text:span text:style-name="T1800"> </text:span><text:span text:style-name="T1801">ܘܥ̇ܢܝܬ ܘܐܡ̇ܪܬ ܠܗ܂ ܝܕ̇ܥ ܐܢܐ ܡܪܝ̣ ܕܗܫܐ ܐܬܩܪܝ ܡܪܝܡܐ ܡܪܚܡܢܐ܂ ܡܛܠ ܕܡܪܚܡ ܥܠ ܐܝܠܝܢ ܕܥܕܟܝܠ ܠܐ ܐܬܘ ܠܥܠܡܐ܂<text:s/></text:span><text:span text:style-name="T1802">133</text:span><text:span text:style-name="T1803"> </text:span><text:span text:style-name="T1804">ܘܚܢܢܐ ܡܛܠ ܕܚܐ̇ܢ ܠܐܝܠܝܢ ܕܡܬܦܢܝܢ ܥܠ ܢܡܘܣܗ܂<text:s/></text:span><text:span text:style-name="T1805">134</text:span><text:span text:style-name="T1806"> </text:span><text:span text:style-name="T1807">ܘܢܓܝܪ ܪܘܚܐ ܡܛܠ ܕܡܓܪ ܪܘܚܗ ܥܡܢ ܥܡ ܐܝܠܝܢ ܕܚ̇ܛܝܢ܂ ܡܛܘܠ ܕܥ̣̈ܒܕܘܗܝ ܚܢܢ܂<text:s/></text:span><text:span text:style-name="T1808">135</text:span><text:span text:style-name="T1809"> </text:span><text:span text:style-name="T1810">ܘܝܗ̇ܘܒܐ ܡܛܠ ܕܨ̇ܒܐ ܗܘ ܠܡܬܠ ܝܬܝܪ ܡܢ ܕܠܡܬܒܥ܂<text:s/></text:span><text:span text:style-name="T1811">136</text:span><text:span text:style-name="T1812"> </text:span><text:span text:style-name="T1813">ܘܣ̇ܓܝ ܖ̈ܚ̣ܡܐ܂ ܡܛܠ ܕܝܬܝܪܐܝܬ ܡܣܓܐ ܖ̈ܚ̣ܡܐ ܥܠ ܐܝܠܝܢ ܕܐܝܬܝܗܘܢ ܗܫܐ܂ ܘܥܠ ܐܝܠܝܢ ܕܥ̣ܒܪܘ܂ ܘܥܠ ܐܝܠܝܢ ܕܥܬܝܕܝܢ܂<text:s/></text:span><text:span text:style-name="T1814">137</text:span><text:span text:style-name="T1815"> </text:span><text:span text:style-name="T1816">ܐܢ ܓܝܪ ܠܐ ܢܣܓܐ ܐܝܘܢ ܠܖ̈ܚܡܘܗܝ܂ ܠܐ ܡܫܟܚ ܥܠܡܐ ܕܢܚܐ ܥܡ ܥ̇ܡܘܖ̈ܘܗܝ܂<text:s/></text:span><text:span text:style-name="T1817">138</text:span><text:span text:style-name="T1818"> </text:span><text:span text:style-name="T1819">ܘܝܗܘܒܐ ܡܛܠ ܕܐ ܠܐ ܢܬܠ ܒܛܒܘܬܗ̣܂ ܐܝܟ ܕܢܬܩܠܠܘܢ ܥ̇ܘ̈ܠܐ ܡܢ ܥܘ̣ܠܗܘܢ܂ ܘܐܠܐ ܠܐ ܡܫܟܚ ܗܘܐ ܕܢܚܐ ܚܕ ܡܢ ܪܒܘ ܡܢ ܒ̈ܢܝ ܐܢܫܐ<text:s/></text:span><text:span text:style-name="T1820">139</text:span><text:span text:style-name="T1821"> </text:span><text:span text:style-name="T1822">ܘܕܝܢܐ܆<text:s/></text:span><text:span text:style-name="T1823">ܡܛܠ ܕܐܠܐ ܢܕܥ ܡܢ ܥܦܫܗܘܢ ܕܐܝܠܝܢ ܕܐܬܒܪܝܘ ܒܡܠܬܗ܂ ܘܢܛܥܐ ܣܘܓܐܐ ܕܥܘ̣ܠܗܘܢ܂ ܘܐܠܐ ܠܐ ܡܫܬܚܪ ܗܘܐ ܡܢ ܣܘܓܐܐ ܕܠܝܬ ܠܗ ܡܢܝܢܐ܂ ܐܠܐ ܐܢ ܩܠܝܠ ܙܥܘܖ̈ܐ ܀ ݊</text:span></text:p>
      </text:section>
      <text:section text:name="Sect6" text:style-name="S6">
        <text:soft-page-break/>
        <text:p text:style-name="P1824">8</text:p>
        <text:p text:style-name="P1825"><text:span text:style-name="T1826">1</text:span><text:span text:style-name="T1827"> </text:span><text:span text:style-name="T1828">ܘܥܢ̣ܐ ܘܐܡ̣ܪ ܠܝ܂ ܗܢܐ ܥܠܡܐ ܥ̣ܒܕ ܡܪܝܡܐ ܡܛܘܠ ܣܓ̈ܝܐܐ܂ ܘܗ̇ܘ ܕܝܢ ܕܥܬܝܕ ܡܛܠ ܙܥܘܖ̈ܐ܂<text:s/></text:span><text:span text:style-name="T1829">2</text:span><text:span text:style-name="T1830"> </text:span><text:span text:style-name="T1831">ܐܦܫܩ ܕܝܢ ܡܠܬܐ ܩܕܡܝܟ ܐܘ ܥܙܪܐ܂ ܐܝܟ ܕܬܫܐܠܝܗ̇ ܠܐܪܥܐ ܘܬܐܡܪ ܠܟ ܕܐܝ̇ܢܐ ܥܦܪܐ ܝܗ̇ܒܐ܂ ܣ̇ܓܝ ܗ̇ܘ ܕܗ̇ܘܐ ܡܢܗ ܚܨܦܐ܂ ܐܘ ܗ̇ܘ ܕܗ̇ܘܐ ܡܢܗ ܕܗܒܐ̣܂ ܗܟܢܐ ܐܝܬܘܗܝ ܥ̇ܒܕܗ ܕܗܢܐ ܥܠܡܐ܂<text:s/></text:span><text:span text:style-name="T1832">3</text:span><text:span text:style-name="T1833"> </text:span><text:span text:style-name="T1834">ܣܓ̈ܝܐܐ ܐܬܒܪܝܘ ܐܠܐ ܙܥܘܪܝܢ ܗܘܘ ܚ̈ܝܝܢ ܀ ݊ ݊<text:s/></text:span><text:span text:style-name="T1835">4</text:span><text:span text:style-name="T1836"> </text:span><text:span text:style-name="T1837">ܘܥ̇ܢܝܬ ܘܐܡ̇ܪܬ܂ ܣܪܘܦܝ ܢܦܫܝ ܡܕܥܐ̣܂ ܘܐܫܬܝ ܠܒܝ ܒܘܝܢܐ܂<text:s/></text:span><text:span text:style-name="T1838">5</text:span><text:span text:style-name="T1839"> </text:span><text:span text:style-name="T1840">ܐܬ̇ܝܬ ܓܝܪ ܕܠܐ ܒܨܒܝܢܟܝ܂ ܘܐ̇ܙܠܐ ܐܢܬܝ ܟܕ ܠܐ ܨܒܝܬܝ܂ ܠܐ ܓܝܪ ܐܬܝܗܒ ܠܟܝ ܫܘܠܛܢܐ܂ ܐܠܐ ܐܢ ܒܠܚܘܕ ܒܚܝ̈ܐ ܕܙܒܢܐ ܙܥܘܪܐ ܀ ܀</text:span><text:span text:style-name="T1841"><text:s/></text:span><text:span text:style-name="T1842">6</text:span><text:span text:style-name="T1843"> </text:span><text:span text:style-name="T1844">ܐܘ ܡܪܝܐ ܡܪܝ܂ ܐܢ ܦܩ̇ܕ ܐܢܬ ܠܥܒܕܟ̣܂ ܐܒ̇ܥܐ ܩܕܡܝܟ܂ ܘܬܬܠ ܠܢ ܙܪܥܐ ܘܦܘܠܚܢܐ ܕܠܒܐ ܚܕܬܐ ܡܢ ܐܝ̇ܟܐ ܕܗ̇ܘܝܢ ܦܐܖ̈ܐ ܐܝܟ ܕܢܫܟܚ ܠܡܚܐ ܟܠ ܕܡܬܚܒܠ܁ ܗ̇ܘ ܕܠܒ̣ܫ ܕܡܘܬܗ ܕܒܪܢܫܐ܂<text:s/></text:span><text:span text:style-name="T1845">7</text:span><text:span text:style-name="T1846"> </text:span><text:span text:style-name="T1847">ܚܕ ܓܝܪ ܐܝܬܝܟ̣ ܘܓܒܝܠܬܐ ܚܕܐ܂ ܐܝܬܝܢ ܚܢܢ ܥܒܕ ܐܝ̈ܕܝܟ ܐܝܟ ܕܐܡ̣ܪܬ܂<text:s/></text:span><text:span text:style-name="T1848">8</text:span><text:span text:style-name="T1849"> </text:span><text:span text:style-name="T1850">ܘܡܚܝܘ ܡ̇ܚܐ ܐܢܬ ܠܢ̇܂ ܗܫܐ ܒܡܪܒܥܐ ܠܦܓܪܐ ܕܓܒ̣ܠܬ ܘܡܪܟܒ ܐܢܬ ܗܕ̈ܡܐ܂ ܘܡܬܢܛܪܐ ܒܪܝܬܟ܂ ܒܢܘܪܐ ܘܡ̈ܝܐ܂ ܘܬܫܥܐ ܝܪܚܝܢ ܡܣܝܒܪܐ ܓܒܝܠܬܟ ܠܒ̣ܪܝܬܐ ܕܒܪ̣ܝܬ ܒܓܘܗ̇܂<text:s/></text:span><text:span text:style-name="T1851">9</text:span><text:span text:style-name="T1852"> </text:span><text:span text:style-name="T1853">ܗ̣ܘ ܕܝܢ ܗ̇ܘ ܕܢܛ̇ܪ ܘܗ̇ܘ ܕܡܬܢܛܪ ܬܖ̈ܝܗܘܢ ܒܢܛܘܪܬܟ ܕܝܠܟ ܡܬܢܛܪܝܢ܂ ܘܡܐ ܕܝܗ̇ܒ ܬܘܒ ܡܪܒܥܐ ܡܕܡ ܕܗ̣ܘܐ ܒܗ܂<text:s/></text:span><text:span text:style-name="T1854">10</text:span><text:span text:style-name="T1855"> </text:span><text:span text:style-name="T1856">ܦܩ̣ܕܬ ܕܡܢܗܘܢ ܡܢ ܗܖ̈ܡܐ ܢܗܘܐ ܚܠ̣ܒܐ܂ ܦܐܖ̈ܐ ܕܬ̈ܕܝܐ ܕܡܠܝܘܬܐ܂<text:s/></text:span><text:span text:style-name="T1857">11</text:span><text:span text:style-name="T1858"> </text:span><text:span text:style-name="T1859">ܕܗ̇ܘ ܡܕܡ ܕܐܬܓܒܠ ܢܬܪܒܐ̣܂ ܥܕܡܐ ܠܙܒܢܐ ܩܠܝܠ܂ ܘܡܢ ܒܬܪܟܢ ܡܕܒܪ ܐܢܬ ܠܗ ܒܖ̈ܚ̣ܡܝܟ܂<text:s/></text:span><text:span text:style-name="T1860">12</text:span><text:span text:style-name="T1861"> </text:span><text:span text:style-name="T1862">ܘ̇ܙܐܢ ܐܢܬ ܠܗ ܒܙܕܝܩܘܬܟ܂ ܘܪܕ̇ܐ ܐܢܬ ܠܗ ܒܢܡܘܣܟ܂ ܘܡܪܬܐ ܐܢܬ ܠܗ ܒܣܟܘܠܬܢܘܬܟ܂<text:s/></text:span><text:span text:style-name="T1863">13</text:span><text:span text:style-name="T1864"> </text:span><text:span text:style-name="T1865">ܘܡܡܝܬ ܐܢܬ ܠܗ ܐܝܟ ܒ̣ܪܝܬܟ܂ ܘܡܚܐ ܐܢܬ ܠܗ ܐܝܟ ܥܒ̇ܕܟ܂<text:s/></text:span><text:span text:style-name="T1866">14</text:span><text:span text:style-name="T1867"> </text:span><text:span text:style-name="T1868">ܐܢ ܗܟܝܠ ܒܥܓܠ ܘܩܠܝܠܐܝܬ ܡܘܒܕ ܐܢܬ ܠܗ ܠܗܢܐ܂ ܕܒܗܕܐ ܟܠܗ̇ ܠܐܘܬܐ ܣܓܝܐܬܐ ܐܬܓܒܠ ܒܦܘܩܕܢܟ܂ ܘܥܠ ܡܢܐ ܗܟܝܠ ܗ̣ܘܐ ܀ ܀</text:span><text:span text:style-name="T1869"><text:s/></text:span><text:span text:style-name="T1870">15</text:span><text:span text:style-name="T1871"> </text:span><text:span text:style-name="T1872">ܐܦ ܗܫܐ ܡܐܡܪ ܐܡ̇ܪܬ ܥܠ ܟܘܠ ܐܢܫ܂ ܝܬܝܪܐܝܬ ܕܝـ̣ܢ܂ ܐܢܬ ܝܕ̇ܥ ܐܢܬ̣܂ ܕܥܠ ܥܡܟ ܗܘ ܚܐ̇ܫ ܐܢܐ܂<text:s/></text:span><text:span text:style-name="T1873">16</text:span><text:span text:style-name="T1874"> </text:span><text:span text:style-name="T1875">ܘܥܠ ܝܪܬܘܬܟ ܕܥܠܝܗ̇ ܡܬܐܒܠ ܐܢܐ܂ ܘܥܠ ܐܝܣܪܝܠ ܕܥܠܘܗܝ ܟ̣ܪܝܐ ܠܝ܂ ܘܥܠ ܙܪܥܗ ܕܝܥܩܘܒ ܕܥܠܘܗܝ ܡܬܙܝܥ ܐܢܐ܂<text:s/></text:span><text:span text:style-name="T1876">17</text:span><text:span text:style-name="T1877"> </text:span><text:span text:style-name="T1878">ܡܛܠ ܗܕܐ ܐܫ̇ܪܐ ܕܐܒ̇ܥܐ ܘܐܬܟܫܦ ܩܕܡܝܟ ܥܠܝ ܘܥܠܝܗܘܢ܂ ܡܛܠ ܕܗܐ ܚ̇ܙܐ ܐܢܐ ܫܘܖ̈ܥܬܢ ܕܐܝܠܝܢ ܕܥܡ̇ܪܝܢ ܒܥܠܡܐ܂<text:s/></text:span><text:span text:style-name="T1879">18</text:span><text:span text:style-name="T1880"> </text:span><text:span text:style-name="T1881">ܐܠܐ ܐܦ ܗܫܐ ܫܡܥ̣ܬ ܓܙܪܗ ܕܕܝܢ̣ܐ ܕܥܬܝܕ܂<text:s/></text:span><text:span text:style-name="T1882">19</text:span><text:span text:style-name="T1883"> </text:span><text:span text:style-name="T1884">ܡܛܠ ܗܢܐ ܫܡ̣ܥ ܒܩܠܝ܂ ܘܨܘܬ ܠܡ̈ܠܝ ܨܠܘܬܝ̣܂ ܘܐܡ̇ܠܠ ܩܕܡܝܟ ܡܪܝܐ ܐܠܗܝ܂ ܪܝܫ ܡ̈ܠܝ ܨܠܘܬܗ ܕܥܙܪܐ ܕܨ̇ܠܝ ܡܢ ܩܕܡ ܕܢܬܥܠܐ܂܂</text:span><text:span text:style-name="T1885"><text:s/></text:span><text:span text:style-name="T1886">20</text:span><text:span text:style-name="T1887"> </text:span><text:span text:style-name="T1888">ܡܪܝܐ ܕܥ̇ܡܪ ܐܢܬ ܠܥܠܡ܂ ܗ̇ܘ ܕܡܖ̈ܘܡܘܗܝ ܪܡ̇ܝܢ ܘܡܕܝܖ̈ܘܗܝ ܒܐܐܪ܂<text:s/></text:span><text:span text:style-name="T1889">21</text:span><text:span text:style-name="T1890"> </text:span><text:span text:style-name="T1891">ܗ̇ܘ<text:s/></text:span><text:span text:style-name="T1892">ܕܟܘܪܣܝܗ̇<text:s/></text:span><text:span text:style-name="T1893">ܠܐ ܡܣܬܝܟ ܘܬܫܒܘܚܬܗ ܠܐ ܡܬܕܪܟܐ܂ ܗ̇ܘ ܕܚܝ̈ܠܘܬܐ ܒܕܚܠܬܐ ܩܝ̇ܡܝܢ ܩܕܡܘܗܝ܂<text:s/></text:span><text:span text:style-name="T1894">22</text:span><text:span text:style-name="T1895"> </text:span><text:span text:style-name="T1896">ܗܘ<text:s/></text:span><text:span text:style-name="T1897">ܕܒܡܠܬܟ<text:s/></text:span><text:span text:style-name="T1898">ܠܢܘܪܐ ܘܠܪܘܚܐ ܡܬܚܠܦܝܢ܂ ܗ̇ܘ ܕܡܠܬܗ ܡܗܝܡܢܐ܂ ܘܡܐܡܪܗ ܡܩܘܐ܂<text:s/></text:span><text:span text:style-name="T1899">23</text:span><text:span text:style-name="T1900"> </text:span><text:span text:style-name="T1901">ܗ̇ܘ ܕܦܘܩܕܢܗ ܫܪܝܪ܂ ܘܦܬܓ̈ܡܘܗܝ ܕܚܝܠܝܢ܂ ܗ̇ܘ ܕܚܙܘܗ ܡܘܒܫ ܬܗܘܡܐ܂ ܘܟܐܬܗ ܛܘ̣ܖ̈ܐ ܡ̇ܫܚܐ܂ ܗ̇ܘ ܕܫܪܪܗ ܡܣܗܕ̣܂<text:s/></text:span><text:span text:style-name="T1902">24</text:span><text:span text:style-name="T1903"> </text:span><text:span text:style-name="T1904">ܫܡ̣ܥ ܒܩܠܗ ܕܥ̣ܒܕܟ܂ ܘܨܘܬ ܠܒܥܘܬܐ ܕܓܒܝܠܬܟ܂ ܘܚܘܪ ܒܡ̈ܠܝ܂<text:s/></text:span><text:span text:style-name="T1905">25</text:span><text:span text:style-name="T1906"> </text:span><text:span text:style-name="T1907">ܥܕ ܚܝ ܐܢܐ ܓܝܪ ܐܡ̇ܠܠ܂ ܘܥܕ ܐܝܬ ܒܝ ܡܕܥܐ ܐܬܝܒ ܦܬܓܡܐ̣܂<text:s/></text:span><text:span text:style-name="T1908">26</text:span><text:span text:style-name="T1909"> </text:span><text:span text:style-name="T1910">ܠܐ ܬܚܘܪ ܒܫܘܖ̈ܥܬܗ ܕܥܡܟ܂ ܐܠܐ ܒܐܝܠܝܢ ܕܐܫܬܥܒܕܘ ܠܟ ܒܩܘܫܬܐ܂<text:s/></text:span><text:span text:style-name="T1911">27</text:span><text:span text:style-name="T1912"> </text:span><text:span text:style-name="T1913">ܘܠܐ ܬܚܘܪ ܒܣܟ̈ܠܘܬܐ ܕܨܢܥ̈ܬܗܘܢ ܕܥ̈ܘ̇ܠܐ܂ ܐܠܐ ܒܐܝܠܝܢ ܕܒܨܥܪܐ ܢܛܪ̣ܘ ܩܝܡ̈ܝܟ܂<text:s/></text:span><text:span text:style-name="T1914">28</text:span><text:span text:style-name="T1915"> </text:span><text:span text:style-name="T1916">ܘܠܐ ܬܬܚܫܒ ܥܠ ܐܝܠܝܢ ܕܒܝܫ̣ܐܝܬ ܐܬܗܦܟܘ ܩܕܡܝܟ܂ ܐܠܐ ܐܬܕܟܪ ܠܐܝܠܝܢ ܕܒܨܒܝܢܐ ܛ̇ܒܐ ܝܕܥܘ ܕܚܠܬܟ܂<text:s/></text:span><text:soft-page-break/><text:span text:style-name="T1917">29</text:span><text:span text:style-name="T1918"> </text:span><text:span text:style-name="T1919">ܘܠܐ ܬܨܒܐ ܕܬܘܒܕ ܐܢܘܢ ܠܐܝܠܝܢ ܕܐܬܕܡܝܘ ܠܒܥܝܪܐ܂ ܐܠܐ ܚܘܪ ܒܐܝܠܝܢ ܕܩ̇ܒܠܘ ܢܗܝܪܘܬܗ ܕܢܡܘܣܟ܂<text:s/></text:span><text:span text:style-name="T1920">30</text:span><text:span text:style-name="T1921"> </text:span><text:span text:style-name="T1922">ܘܠܐ ܬܪܓܙ ܥܠ ܐܝܠܝܢ ܕܐܒܫܘ ܝܬܝܪ ܡܢ ܚܝ̈ܘܬܐ܂ ܐܠܐ ܐ̣ܚܒ ܠܐܝܠܝܢ ܕܐܡܝܢܐܝܬ ܥܠ ܬܫܒܘܚܬܟ ܬܒܝܠܝܢ ܗܘܘ܂<text:s/></text:span><text:span text:style-name="T1923">31</text:span><text:span text:style-name="T1924"> </text:span><text:span text:style-name="T1925">ܡܛܠ ܕܚܢܢ ܘܐܝܠܝܢ ܕܡܢ ܩܕܡܝܢ ܥ̇ܒ̈ܕܐ ܕܚ̇ܒܠܐ ܥܒܕܢ ܘܦܩܪܢ ܀ ݊ ܐܢܬ ܕܝܢ ܡܛܠܬܢ ܕܝܠܢ ܕܚ̇ܛܝܢ ܡܪܚܡܢܐ ܐܬܩܪܝܬ܂<text:s/></text:span><text:span text:style-name="T1926">32</text:span><text:span text:style-name="T1927"> </text:span><text:span text:style-name="T1928">ܥܠܝܢ ܓܝܪ ܥܠ ܐܝܠܝܢ ܕܠܝܬ ܠܢ ܥ̇ܒ̈ܕܐ܂ ܐܢ ܬܨܒܐ ܕܬܪܚܡ ܚܢ̇ܢܐ ܡܫܬܡܗ ܐܢܬ܂<text:s/></text:span><text:span text:style-name="T1929">33</text:span><text:span text:style-name="T1930"> </text:span><text:span text:style-name="T1931">ܙܕܝܩ̈ܐ ܓܝܪ ܐܝܠܝܢ ܕܐܝܬ ܠܗܘܢ ܥ̇ܒ̈ܕܐ ܕܣܝ̣ܡܝܢ ܠܘܬܟ ܡܢ ܥ̇ܒ̈ܕܝܗܘܢ ܕܝܠܗܘܢ ܐܝܬ ܠܗܘܢ ܕܢܣܒܘܢ܂<text:s/></text:span><text:span text:style-name="T1932">34</text:span><text:span text:style-name="T1933"> </text:span><text:span text:style-name="T1934">ܐܘ ܡܢܐ ܗܘ ܓܝܪ ܒܪܢܫܐ ܕܬܪܓܙ ܥܠܘܗܝ܂ ܐܘ ܓܢܣܐ ܕܡܬܚܒܠ ܕܬܬܚܡܬ ܥܠܘܗܝ܂<text:s/></text:span><text:span text:style-name="T1935">35</text:span><text:span text:style-name="T1936"> </text:span><text:span text:style-name="T1937">ܫܪܝܪܐܝܬ ܓܝܪ ܠܝܬ ܡܢ ܥܠܝ̈ܕܐ ܕܠܐ ܐܥܘܠ܂ ܘܠܐ ܡܢ ܐܝܠܝܢ ܕܗܘܘ ܕܠܐ ܚ̣ܛܐ܂<text:s/></text:span><text:span text:style-name="T1938">36</text:span><text:span text:style-name="T1939"> </text:span><text:span text:style-name="T1940">ܒܗܕܐ ܗܘ ܓܝܪ ܡܬܝܕܥܐ ܛܒܘܬܟ ܡܪܝܐ ܡܪܝ܂ ܐܡܬܝ ܕܡܬܪܚܡ ܐܢܬ ܥܠ ܐܝܠܝܢ ܕܠܝܬ ܠܗܘܢ ܚܝܠܐ ܕܥ̇ܒ̈ܕܐ ܀ ݊<text:s/></text:span><text:span text:style-name="T1941">37</text:span><text:span text:style-name="T1942"> </text:span><text:span text:style-name="T1943">ܘܥ̣ܢܐ ܘܐܡ̣ܪ ܠܝ܂ ܡܢܗܝܢ ܬܪܝܨܐܝܬ ܡܠ̣ܠܬ܂ ܘܝܟ ܡ̈ܠܝܟ ܗܟܢܐ ܢܗܘܐ܂<text:s/></text:span><text:span text:style-name="T1944">38</text:span><text:span text:style-name="T1945"> </text:span><text:span text:style-name="T1946">ܡܛܠ ܕܫܪܝܪܐܝܬ ܠܐ ܡܬܚܫܒ ܐܢܐ ܥܠ ܓܒܝܠܬܗܘܢ ܕܥ̈ܘ̇ܠܐ܂ ܐܘ ܥܠ ܡܘܬܗܘܢ܂ ܐܘ ܥܠ ܕܝܢܗܘܢ܂ ܐܘ ܥܠ ܐܒܕܢܗܘܢ܂<text:s/></text:span><text:span text:style-name="T1947">39</text:span><text:span text:style-name="T1948"> </text:span><text:span text:style-name="T1949">ܐܠܐ ܡܬܒܣܡ ܐܢܐ ܥܠ ܡܐܬܝܬܐ ܕܓܒܝܠܬܗܘܢ ܕܙܕܝ̈ܩܐ܂ ܘܥܠ ܚܝܝ̈ܗܘܢ ܘܥܠ ܦܘܪܥܢܗ ܕܐܓܪܗܘܢ܂<text:s/></text:span><text:span text:style-name="T1950">40</text:span><text:span text:style-name="T1951"> </text:span><text:span text:style-name="T1952">ܐܝܟ̇ܢܐ ܓܝܪ ܕܡ̇ܠܠܬ ܗܟܢܐ ܢܗܘܐ܂<text:s/></text:span><text:span text:style-name="T1953">41</text:span><text:span text:style-name="T1954"> </text:span><text:span text:style-name="T1955">ܐܝܟ̇ܢܐ ܓܝܪ ܐܟܪܐ ܕܙ̇ܪܥ ܙܖ̈ܥܘܢܐ ܣܓܝܐ̈ܐ܂ ܘܢܨܒ̈ܬܐ ܣܓܝܐ̈ܬܐ<text:s/></text:span><text:span text:style-name="T1956">ܢـ̣ܨܒ̣܂<text:s/></text:span><text:span text:style-name="T1957">ܐܠܐ ܠܐ ܗܘܐ ܒܙܒܢ ܟܘܠܗܘܢ ܙܖ̈ܥܘܢܐ ܚܝ̈ܝܢ܂ ܐܦܠܐ ܟܠܗܝܢ ܢܨܒ̈ܬܐ ܝܗ̈ܒܢ ܥ̇ܩ̣ܪܐ܂ ܗܟܢܐ ܐܦ ܐܝܠܝܢ ܕܐܬܘ ܠܥܠܡܐ܂ ܠܐ ܗܘܐ ܟܘܠܗܘܢ ܚܐ̇ܝܢ ܀<text:s/></text:span><text:span text:style-name="T1958">42</text:span><text:span text:style-name="T1959"> </text:span><text:span text:style-name="T1960">ܘܥ̇ܢܝܬ ܘܐܡ̈ܪܬ܂ ܐܢ ܐܫܟ̇ܚܬ ܖ̈ܚ̣ܡܐ ܒܥܝ̈ܢܝܟ ܐ̇ܡܠܠ ܩܕܡܝܟ܂<text:s/></text:span><text:span text:style-name="T1961">43</text:span><text:span text:style-name="T1962"> </text:span><text:span text:style-name="T1963">ܙܪܥܗ ܓܝܪ ܕܐܟܪܐ܂ ܐܢ ܡܣܒ ܠܐ ܢܣ̇ܒ ܡܛܪܟ ܒܙܒܢܗ܂ ܕܠܡܐ ܚܝܐ܂ ܐܦ ܡܢ ܡܛܪܐ ܕܝܢ ܣܓܝܐܐ ܡܬܚܒܠ܂<text:s/></text:span><text:span text:style-name="T1964">44</text:span><text:span text:style-name="T1965"> </text:span><text:span text:style-name="T1966">ܒܪܢܫܐ ܕܝܢ ܕܒܐܝ̈ܕܝܟ ܐܬܓܒܠ ܘܠܝܘܩܢܟ ܐܬܕܡܝ ܕܡܛܠܬܗ ܒܪܝܬ ܟ̇ܠܐ܂ ܕܡܝܬܝܗܝ ܠܙܪܥܗ ܕܐܟܪܐ̣܂<text:s/></text:span><text:span text:style-name="T1967">45</text:span><text:span text:style-name="T1968"> </text:span><text:span text:style-name="T1969">ܠܐ܂ ܒܥ̇ܐ ܐܢܐ ܡܢܟ ܡܪܝܐ ܡܪܝ̣܂ ܚܘܣ ܥܠ ܥܡܟ܂ ܘܐܬܪܚܡ ܥܠ ܝܖ̈ܬܘܬܟ܂ ܥܠ ܒܖ̈ܝܬܟ<text:s/></text:span><text:span text:style-name="T1970">ܗ̇ܘ<text:s/></text:span><text:span text:style-name="T1971">ܓܝܪ ܕܝܠܟ ܡܬܪܚܡ ܐܢܬ ܀<text:s/></text:span><text:span text:style-name="T1972">46</text:span><text:span text:style-name="T1973"> </text:span><text:span text:style-name="T1974">ܘܥ̣ܢܐ ܘܐܡ̣ܪ ܠܝ܂ ܐܝܠܝܢ ܕܗܫܐ ܐ̈ܢܝܢ ܠܐܝܠܝܢ ܕܗܫܐ ܐܢܘܢ܂ ܘܐܝܠܝܢ ܕܥܬܝ̈ܕܢ ܠܐܝܠܝܢ ܕܥܬܝܕܝܢ܂<text:s/></text:span><text:span text:style-name="T1975">47</text:span><text:span text:style-name="T1976"> </text:span><text:span text:style-name="T1977">ܣ̇ܓܝ ܓܝܪ ܚܣܝܪ ܠܟ ܕܬܫܟܚ<text:s/></text:span><text:span text:style-name="T1978">ܬܚܝܒܝܗ̇ ܠܒ̣ܪܝܬܟ<text:s/></text:span><text:span text:style-name="T1979">ܝܬܝܪ ܡܢܝ܂ ܐܢܬ ܕܝܢ ܣ̇ܓܝ ܕܡܝܬ ܢܦܫܟ ܠܖ̈ܫܝܥܐ܂ ܠܐ ܢܗܘܐ ܗܟܢܐ܂<text:s/></text:span><text:span text:style-name="T1980">48</text:span><text:span text:style-name="T1981"> </text:span><text:span text:style-name="T1982">ܐܠܐ ܐܦ ܒܗܕܐ ܬܫܬܒܚ ܩܕܡ ܡܪܝܡܐ܂<text:s/></text:span><text:span text:style-name="T1983">49</text:span><text:span text:style-name="T1984"> </text:span><text:span text:style-name="T1985">ܡܛܠ ܕܐܬܡ̣ܟܟܬ ܐܝܟ ܕܙ̇ܕܩ ܠܟ܂ ܘܠܐ ܦܚ̣ܡܬ ܢܦܫܟ ܥܠ ܙܕܝ̈ܩܐ܂ ܡܛܠ ܗܢܐ ܝܬܝܪܐܝܬ ܬܫܬܒܚ<text:s/></text:span><text:span text:style-name="T1986">50</text:span><text:span text:style-name="T1987"> </text:span><text:span text:style-name="T1988">ܡܛܠ ܕܕܘܝܘܬܐ ܣܓܝܐܬܐ ܢܬܕܘܘܢ ܥܡܘܖ̈ܘܗܝ ܕܥܠܡܐ ܒܐܚܪܝܬܐ܂ ܚܠܦ ܫܘܒܗܪܐ ܣܓܝܐܐ ܕܐܫܬܒܗܪ܂<text:s/></text:span><text:span text:style-name="T1989">51</text:span><text:span text:style-name="T1990"> </text:span><text:span text:style-name="T1991">ܐܢܬ ܕܝܢ ܕܥܠ ܢܦܫܟ ܐܣܬ̣ܟܠ܂ ܘܥܠ ܬܫܒܚ̈ܬܗܘܢ ܕܐܝܠܝܢ ܕܕܡ̇ܝܢ ܠܟ ܒܥܝ܂<text:s/></text:span><text:span text:style-name="T1992">52</text:span><text:span text:style-name="T1993"> </text:span><text:span text:style-name="T1994">ܠܟܘܢ ܓܝܪ ܐܬܦܬܚ ܦܪܕܝܣܐ܂ ܘܐܬܢܨܒ ܐ̇ܝܠܝܐ ܕܚ̈ܝܐ܂ ܘܐܬܥܬܕ ܥܠܡܐ ܕܥܬܝܕ܂ ܘܐܬܛܝܒ ܦܘܢܩܐ܂ ܘܐܬ̤ܒܢܝܬ ܡܕܝܢܬܐ܂ ܘܐܬܬܩܢ ܢܝܚܐ܂ ܘܐܫܬ̤ܟܠܠܬ ܛܒ̇ܘܬܐ ܘܫ̤ܠܡܬ ܚܟܡܬܐ܂<text:s/></text:span><text:span text:style-name="T1995">53</text:span><text:span text:style-name="T1996"> </text:span><text:span text:style-name="T1997">ܘܥܩܪܐ ܐܬܚܬܡ ܡܢܟܘܢ ܘܟܘܪܗܢܐ ܕܥ̇ܟ ܡܢܟܘܢ܂ ܘܡܘܬܐ ܐܬܛܫܝ܂ ܘܫܝܘܠ ܥܪ̤ܩܬ܂ ܘܚ̇ܒܠܐ ܐܬܛܥܝ܂<text:s/></text:span><text:span text:style-name="T1998">54</text:span><text:span text:style-name="T1999"> </text:span><text:span text:style-name="T2000">ܘܟܐ̈ܒܐ ܐܪܚܩܘ ܡܢܟܘܢ܂ ܘܒܫܘܠܡܐ ܐܬܚܙܝ ܣܝܡ̈ܬܐ ܕܚ̈ܝܐ܂<text:s/></text:span><text:span text:style-name="T2001">55</text:span><text:span text:style-name="T2002"> </text:span><text:span text:style-name="T2003">ܠܐ ܗܟܝܠ ܬܘܣܦ ܬܘܒ ܕܬܒܥܐ ܥܠ ܣܓ̈ܝܐܐ ܐܝܠܝܢ ܕܐܒ̇ܕܝܢ܂<text:s/></text:span><text:span text:style-name="T2004">56</text:span><text:span text:style-name="T2005"> </text:span><text:span text:style-name="T2006">ܡܛܠ ܕܗ̣ܢܘܢ ܢܣ̣ܒܘ ܚܐܪܘܬܐ ܘܐܣܠܝܘ ܠܡܪܝܡܐ܂ ܐܦ ܠܢܡܘܣܗ ܐܣܓܝܘ ܫ̣̇ܛܘ܂ ܘܠܐ ܘܖ̈ܚܬܗ ܒܛ̇ܠܘ܂<text:s/></text:span><text:span text:style-name="T2007">57</text:span><text:span text:style-name="T2008"> </text:span><text:span text:style-name="T2009">ܐܦ ܠܚܣ̈ܝܘܗܝ ܕܫ̇ܘ܂<text:s/></text:span><text:span text:style-name="T2010">58</text:span><text:span text:style-name="T2011"> </text:span><text:span text:style-name="T2012">ܘܐܡ̣ܪܘ ܒܠܒܗܘܢ ܕܠܝܬ ܐܠܗܐ܂ ܟܕ ܡܕܥ ܝܕ̇ܥ̇ܝܢ ܕܡܡܬ ܡܝܬܝܢ܂<text:s/></text:span><text:span text:style-name="T2013">59</text:span><text:span text:style-name="T2014"> </text:span><text:span text:style-name="T2015">ܡܛܠ ܗܢܐ ܐܝܟ ܕܡܣܟܝܢ ܠܟܘܢ ܗܠܝܢ ܕܐܬܐܡܪ ܡܢ ܩܕܝܡ܂ ܗܟܢܐ ܐܦ ܠܗ̇ܢܘܢ<text:s/></text:span><text:soft-page-break/><text:span text:style-name="T2016">ܨܗܐ ܬܫܢܝܩܐ<text:s/></text:span><text:span text:style-name="T2017">ܕܥܬܝܕ܂ ܠܐ ܓܝܪ ܨܒ̇ܐ ܡܪܝܡܐ ܕܢܐܒܕܘܢ ܒ̈ܢܝ ܐܢܫܐ܂<text:s/></text:span><text:span text:style-name="T2018">60</text:span><text:span text:style-name="T2019"> </text:span><text:span text:style-name="T2020">ܐܠܐ ܗܢ̇ܘܢ ܕܐܬܒܪܝܘ ܨ̇ܥܪܘ ܫܡܗ ܕܥ̇ܒܘܕܗܘܢ܂ ܘܒܛܝܒܘܬܐ ܟܦܪܘ ܘܠܐ ܐܘܕܝܘ ܠܝ̇܂ ܕܥܬ̣ܕܬ ܠܗܘܢ ܚ̈ܝܐ܂<text:s/></text:span><text:span text:style-name="T2021">61</text:span><text:span text:style-name="T2022"> </text:span><text:span text:style-name="T2023">ܡܛܠ ܗܢܐ ܕܝܢܝ ܩܪ̣ܒ ܠܗ܂<text:s/></text:span><text:span text:style-name="T2024">62</text:span><text:span text:style-name="T2025"> </text:span><text:span text:style-name="T2026">ܗ̇ܘ ܕܠܐ ܐܘ̇ܕܥܬ ܠܣܓ̈ܝܐܐ܂ ܐܠܐ ܐܢ ܠܟ ܘܠܙܥܘܖ̈ܐ ܐܝܠܝܢ ܕܕܡ̇ܝܢ ܠܟ ܀ ܘܥ̇ܢܝܬ ܘܐܡ̇ܪܬ܂<text:s/></text:span><text:span text:style-name="T2027">63</text:span><text:span text:style-name="T2028"> </text:span><text:span text:style-name="T2029">ܗܐ ܗܫܐ ܡܪܝܐ ܐܘ̇ܕܥܬܢܝ ܣܘܓܐܐ ܕܐܬܘ̈ܬܐ ܕܥܬܝܕ ܐܢܬ ܠܡܥܒܕ ܒܝܘܡ̈ܬܐ ܐܚܖ̈ܝܐ܂ ܐܠܐ ܠܐ ܐܘܕܥܬܢܝ ܕܒܐ̇ܝܢܐ ܙܒܢܐ܂ ܀</text:span></text:p>
      </text:section>
      <text:section text:name="Sect7" text:style-name="S7">
        <text:p text:style-name="P2030">9</text:p>
        <text:p text:style-name="P2031"><text:span text:style-name="T2032">1</text:span><text:span text:style-name="T2033"> </text:span><text:span text:style-name="T2034">ܘܥ̣ܢܐ ܘܐܡ̣ܪ ܠܝ܂ ܡܡܫܚ ܡܫܘܚ ܒܢܦܫܟ ܕܟܕ ܬܚܙܐ ܕܥܒ̣ܪܬ ܡܢ̇ܬܐ ܚܕܐ ܡܢ ܐܬܘ̈ܬܐ ܕܐܡܝܖ̈ܢ ܡܢ ܩܕܝܡ܂<text:s/></text:span><text:span text:style-name="T2035">2</text:span><text:span text:style-name="T2036"> </text:span><text:span text:style-name="T2037">ܗ̇ܝܕܝܢ ܐܣܬ ܟܠ ܕܗ̣ܘܝܘ ܙܒܢܐ ܗ̇ܘ ܕܒܗ ܥܬܝܕ ܡܪܝܡܐ ܕܢܦܩܘܕ ܥܠܡܐ ܕܡܢܗ ܐܬܥܒܕ܂<text:s/></text:span><text:span text:style-name="T2038">3</text:span><text:span text:style-name="T2039"> </text:span><text:span text:style-name="T2040">ܘܐܡܬܝ ܕܢܬܚܙܘܢ ܒܥܠܡܐ ܙܘ̈ܥܐ ܕܐܬܖ̈ܘܬܐ ܘܪܘܒܐ ܕܟܢ̈ܫܐ܂ ܘܢܟܠܐ ܕܥܡ̈ܡܐ܂ ܘܫܓܘ̈ܫܝܐ ܕܡܕܒܖ̈ܢܐ܂ ܘܪܗܝܒܘܬܐ ܕܖ̈ܝܫܢܐ܂<text:s/></text:span><text:span text:style-name="T2041">4</text:span><text:span text:style-name="T2042"> </text:span><text:span text:style-name="T2043">ܗܝ̇ܕܝܢ ܐܬܒܝܢ܂ ܕܥܠ ܗܠܝܢ ܗܘ ܡܠܠ ܗܘܐ ܡܪܝܡܐ ܡܢ ܩܕܝܡ܂<text:s/></text:span><text:span text:style-name="T2044">5</text:span><text:span text:style-name="T2045"> </text:span><text:span text:style-name="T2046">ܐܝܟ̇ܢܐ ܓܝܪ ܕܟܠ ܡܕܡ ܕܗ̣ܘܐ ܒܥܠܡܐ܂ ܝܕܝܥ ܪܝܫܗ ܘܫܘܠܡܗ ܓܠ̣ܐ܂<text:s/></text:span><text:span text:style-name="T2047">6</text:span><text:span text:style-name="T2048"> </text:span><text:span text:style-name="T2049">ܗܟܢܐ ܐܦ ܙܒܢ̈ܘܗܝ ܕܡܪܝܡܐ܂ ܖ̈ܝܫܝܗܘܢ ܝܕܝܥܝܢ ܒܢܝ̈ܫܐ ܘܒܐܬ̈ܘܬܐ ܘܒܚ̈ܝܠܐ܂ ܘܫܘܠܡܗܘܢ ܒܬܒܥܬܐ ܘܒܐܬ̈ܘܬܐ܂<text:s/></text:span><text:span text:style-name="T2050">7</text:span><text:span text:style-name="T2051"> </text:span><text:span text:style-name="T2052">ܘܢܗܘܐ ܟܠ ܡ̣ܢܘ ܕܢܚܐ ܘܟܠ ܕܢܫܟܚ ܕܢܥܪܘܩ܂ ܒܥ̇ܒ̈ܕܘܗܝ ܐܘ ܒܗܝܡܢܘܬܗ ܕܗܝܡܢ<text:s/></text:span><text:span text:style-name="T2053">8</text:span><text:span text:style-name="T2054"> </text:span><text:span text:style-name="T2055">ܗ̣ܘ ܢܫܬܚܪ ܡܢ ܩܝܢܕܘܢܘܣ ܕܐܬܐܡܪ ܡܢ ܩܕܝܡ܂ ܘܢܚܙܐ ܦܘܪܩܢܝ܂ ܒܐܪܥܝ ܘܒܬܚ̈ܘܡܝ ܗܠܝܢ ܕܩ̇ܕܫܬ ܠܝ ܡܢ ܥܠܡ܂<text:s/></text:span><text:span text:style-name="T2056">9</text:span><text:span text:style-name="T2057"> </text:span><text:span text:style-name="T2058">ܘܗ̇ܝܕܝܢ ܢܬܕܡܪܘܢ ܐܝܠܝܢ ܕܐܗܡܝܘ ܗܫܐ ܡܢ ܐܘܖ̈ܚܬܝ܂ ܘܒܬܫܢܝܩܐ ܢܗܘܘܢ ܐܝܠܝܢ ܕܒܣܪܘ̇ ܘܫܕܘ ܐܢܘܢ܂<text:s/></text:span><text:span text:style-name="T2059">10</text:span><text:span text:style-name="T2060"> </text:span><text:span text:style-name="T2061">ܟܠ ܐܝܠܝܢ ܓܝܪ ܕܠܐ ܝܕܥܘܢܝ ܒܚܝܝ̈ܗܘܢ ܟܕ ܡܛܐܒ ܗ̇ܘܝܬ ܠܗܘܢ܂<text:s/></text:span><text:span text:style-name="T2062">11</text:span><text:span text:style-name="T2063"> </text:span><text:span text:style-name="T2064">ܘܟܠ ܐܝܠܝܢ ܕܐܫܬܒܗܪܘ ܥܠ ܢܡܘܣܝ܂ ܐܝܠܝܢ ܕܐܝܬ ܗܘܐ ܠܗܘܢ ܚܐܪܘܬܐ܂<text:s/></text:span><text:span text:style-name="T2065">12</text:span><text:span text:style-name="T2066"> </text:span><text:span text:style-name="T2067">ܘܟܕ ܦܬܝܚ ܗܘܐ ܠܗܘܢ ܐܬܪܐ ܕܢܓܝܪܘܬ ܪܘܚܐ܂ ܘܠܐ ܐܣܬܟܠܘ܆ ܐܠܐ ܐܗܡܝܘ܂ ܠܗܠܝܢ<text:s/></text:span><text:span text:style-name="T2068">ܕܡܬܒܥܐ<text:s/></text:span><text:span text:style-name="T2069">ܗܘܐ ܠܗܘܢ ܕܡܢ ܒܬܪ ܡܘܬܐ ܢܕܥܘܢ܂<text:s/></text:span><text:span text:style-name="T2070">13</text:span><text:span text:style-name="T2071"> </text:span><text:span text:style-name="T2072">ܐܢܬ ܗܟܝܠ ܠܐ ܬܥܩܒ ܡܢ ܗܫܐ ܕܐ̇ܝܟܢ ܡܫܬܢܩܝܢ ܖ̈ܫܝܥܐ܂ ܐܠܐ ܒܥܝ̣ ܕܐܝܟ̇ܢܐ ܚܐ̇ܝܢ ܙܕܝܩ̈ܐ ܗܠܝܢ ܕܕܝܠܗܘܢ ܗܘ ܥܠܡܐ܂ ܘܡܛܠܬܗܘܢ ܐܦ ܗ̣ܘܐ ܥܠܡܐ ܀<text:s/></text:span><text:span text:style-name="T2073">14</text:span><text:span text:style-name="T2074"> </text:span><text:span text:style-name="T2075">ܘܥ̇ܢܝܬ ܘܐܡ̇ܪܬ܂<text:s/></text:span><text:span text:style-name="T2076">15</text:span><text:span text:style-name="T2077"> </text:span><text:span text:style-name="T2078">ܐܦ ܗܫܐ ܬܘܒ ܐܡ̇ܪ ܐܢܐ܂ ܘܡܢ ܒܬܪܟܢ ܬܘܒ ܐܡ̇ܪ ܐܢܐ܂ ܕܣܓܝܐܝܢ ܐܢܘܢ ܐܝܠܝܢ ܕܐܒ̇ܕܝܢ ܡܢ ܐܝܠܝܢ ܕܚܐ̇ܝܢ܂<text:s/></text:span><text:span text:style-name="T2079">16</text:span><text:span text:style-name="T2080"> </text:span><text:span text:style-name="T2081">ܐܝܟ ܕܣ̇ܓܝ ܗܘܘ ܓ̈ܠܠܐ ܡܢ ܛܘܦܬܐ ܙܥܘܪܬܐ ܀<text:s/></text:span><text:span text:style-name="T2082">17</text:span><text:span text:style-name="T2083"> </text:span><text:span text:style-name="T2084">ܘܥ̣ܢܐ ܘܐܡ̣ܪ ܠܝ܂ ܐܝܟ ܐܬܪܐ̣ ܗܟܢܐ ܐܦ ܙܖ̈ܥܘܢܘܗܝ܂ ܘܐܝܟ ܗ̈ܒܒܐ̣ ܗܟܢܐ ܐܦ ܨܘ̈ܒܥܢܐ܂ ܘܐܝܟ ܥ̇ܒܕܐ ܗܟܢܐ ܐܦ ܖ̈ܝܚܢܐ܂ ܘܐܝܟ ܐܟܪܐ ܗܟܢܐ ܐܦ ܐܕܪܐ܂<text:s/></text:span><text:span text:style-name="T2085">18</text:span><text:span text:style-name="T2086"> </text:span><text:span text:style-name="T2087">ܡܛܠ ܕܒܙܒܢܗ ܗܘܐ ܕܥܠܡܐ ܟܕ ܥܬ̣ܕܬ ܗ̣ܘܝܬ ܠܐܝܠܝܢ ܕܗܫܐ ܐܢܘܢ܂ ܡܢ ܩܕܡ ܕܢܗܘܘܢ ܥ̈ܠܡܐ ܕܢܥܡܪܘܢ ܒܗ܂ ܘܠܐ ܐܢܫ ܩܡ ܠܘܩܒܠܝ܂ ܐܦ ܠܝܬ ܗܘܐ ܓܝܪ ܐܢܫ܂<text:s/></text:span><text:span text:style-name="T2088">19</text:span><text:span text:style-name="T2089"> </text:span><text:span text:style-name="T2090">ܘܗܫܐ ܕܐܬܒܪܝܘ ܥܠ ܥܠܡܐ ܕܡܬܩܢ܂ ܘܥܠ ܦܬܘܪܐ ܕܠܐ ܚܣ̇ܪ܂ ܘܥܠ ܢܡܘܣܐ ܕܠܐ ܡܬܥܩܒ܂ ܐܬܚܒܠܘ ܒܥ̇ܒ̈ܕܝܗܘܢ܂<text:s/></text:span><text:span text:style-name="T2091">20</text:span><text:span text:style-name="T2092"> </text:span><text:span text:style-name="T2093">ܘܚ̇ܙܝܬܗ ܠܥܠܡܝ ܘܗܐ ܐܒܝܕ܂ ܘܠܬܒܝܠ ܕܝܠܝ ܘܗܐ ܗܘܬ ܒܩܝܢܕܘܢܘܣ܂ ܡܛܘܠ ܗ̇ܖ̈ܦܟܝܗܘܢ ܕܥܡܘܖ̈ܝܗ̇܂<text:s/></text:span><text:span text:style-name="T2094">21</text:span><text:span text:style-name="T2095"> </text:span><text:span text:style-name="T2096">ܘܚܙ̇ܝܬ ܘܚ̇ܣܬ ܥܠ ܩܠܝܠ ܙܥܘܪ܂ ܘܐܚܝܬ ܠܝ ܛܘܛܝܬܐ ܡܢ ܣܓܘܠܐ܂ ܘܢܨܒܬܐ ܡܢ ܥܒܐ ܣܓܝܐܐ ܀ ܀<text:s/></text:span><text:span text:style-name="T2097">22</text:span><text:span text:style-name="T2098"> </text:span><text:span text:style-name="T2099">ܢܐܒܕ ܗܟܝܠ ܣܘܓܐܐ̣܂ ܥܠ ܕܗ̣ܘܐ ܠܣܪܝܩܘܬܐ܂ ܘܬܬܢܛܪ ܛܘܛܝܬܐ ܕܝܠܝ܂ ܘܢܨܒܬܐ ܕܝܠܝ܂ ܗܠܝܢ ܕܒܠܘܬܐ ܣܓܝܐܬܐ ܐܬܥܒܕܘ ݊ ܀<text:s/></text:span><text:span text:style-name="T2100">23</text:span><text:span text:style-name="T2101"> </text:span><text:span text:style-name="T2102">ܐܢܬ ܕܝܢ ܐܢ ܬܦܪܘܫ ܫܒܥܐ ܝܘܡ̈ܝܢܐܚܪܢܝܢ܂ ܐܠܐ ܠܐ ܬܘܒ ܬܨܘܡ ܐܢܘܢ܂<text:s/></text:span><text:span text:style-name="T2103">24</text:span><text:span text:style-name="T2104"> </text:span><text:span text:style-name="T2105">ܘܙܠ ܠܦܩܥܬܐ ܕܗܒ̈ܒܐ܂ ܐܝ̇ܟܐ ܕܒܝܬܐ ܠܐ ܐܬܒܢܝ܂ ܘܐܟܘܠ ܡܢ ܗܒ̈ܒܐ<text:s/></text:span><text:soft-page-break/><text:span text:style-name="T2106">ܕܦܩܥܬܐ ܒܠܚܘܕ܂ ܘܒܣܪܐ ܠܐ ܬܛܥܡ܂ ܘܚܡܪܐ ܠܐ ܬܫܬܐ܂ ܐܠܐ ܗܒ̈ܒܐ ܒܠܚܘܕ<text:s/></text:span><text:span text:style-name="T2107">25</text:span><text:span text:style-name="T2108"> </text:span><text:span text:style-name="T2109">ܘܒܥܝ ܡܢ ܡܪܝܡܐ ܚܦܝܛܐܝܬ܂ ܘܐ̇ܬܐ ܐܢܐ ܠܘܬܟ̣܂ ܘܡܡܠܠ ܐܢܐ ܥܡܟ ܀<text:s/></text:span><text:span text:style-name="T2110">26</text:span><text:span text:style-name="T2111"> </text:span><text:span text:style-name="T2112">ܘܐ̇ܙܠܬ ܐܝܟ ܕܦܩܕܢܝ ܠܦܩܥܬܐ ܕܡܬܩܪܝܐ ܐܪܦܕ ܘܝܬܒ̇ܬ ܬܡܢ ܥܠ ܗܒ̈ܒܐ ܕܐܪܥܐ܂ ܘܐ̇ܟܠܬ ܡܢ ܥܩ̇ܖ̈ܐ ܕܕܒܪܐ܂ ܘܗܘܬ ܠܝ ܡܐܟܘܠܬܗܘܢ ܠܣܒܥܐ ܀<text:s/></text:span><text:span text:style-name="T2113">27</text:span><text:span text:style-name="T2114"> </text:span><text:span text:style-name="T2115">ܘܗ̣ܘܐ ܡܢ ܒܬܪ ܫܒܥܐ ܝܘܡ̈ܝܢ̣܂ ܘܐܢܐ ܪܡ̣ܐ ܗ̇ܘܝܬ ܥܠ ܥܡܝܪܐ܂ ܘܫ̇ܪܝ ܗܘܐ ܬܘܒ ܠܒܝ ܡܫܬܓܫ ܗܘܐ ܥܠܝ ܐܝܟ ܕܡܢ ܩܕܝܡ܂<text:s/></text:span><text:span text:style-name="T2116">28</text:span><text:span text:style-name="T2117"> </text:span><text:span text:style-name="T2118">ܘܐܬܦܬܚ ܦܘܡܝ܂ ܘܫ̇ܪܝܬ ܕܐܡ̇ܠܠ ܩܕܡ ܡܪܝܡܐ܂ ܘܐܡ̇ܕܬ<text:s/></text:span><text:span text:style-name="T2119">29</text:span><text:span text:style-name="T2120"> </text:span><text:span text:style-name="T2121">ܐܘ ܡܪܝܐ ܡܪܝ܂ ܡܬܓܠܝܘ ܐܬܓ̣ܠܝܬ ܠܐܒܗ̈ܬܢ ܒܡܕܒܪܐ ܕܣܝܢܝ ܟܕ ܢܦܩ̣ܘ ܗܘܘ ܡܢ ܡܨܪܝܢ܂ ܘܟܕ ܥܒ̇ܪܝܢ ܗܘܘ ܒܡܕܒܪܐ ܒܐܪܥܐ ܕܠܝܬ ܒܗ̇ ܦܐܖ̈ܐ܂<text:s/></text:span><text:span text:style-name="T2122">ܘܟܕ<text:s/></text:span><text:span text:style-name="T2123">ܥܒ̣ܪ ܒܗ̇ ܐܢܫ ܘܐܡ̣ܪܬ ܠܗܘܢ܂<text:s/></text:span><text:span text:style-name="T2124">30</text:span><text:span text:style-name="T2125"> </text:span><text:span text:style-name="T2126">ܐܢܬ ܐܝܣܪܝܠ ܫܡܥܝܢܝ܂ ܘܙܪܥܗ ܕܝܥܩܘܒ ܨܘܬ ܠܡ̈ܠܝ܂<text:s/></text:span><text:span text:style-name="T2127">31</text:span><text:span text:style-name="T2128"> </text:span><text:span text:style-name="T2129">ܕܗܐ ܓܝܪ ܙ̇ܪܥ ܐܢܐ ܒܟܘܢ ܢܡܘܣܝ̣܂ ܘܢܥܒܕ ܒܟܘܢ ܦܐܖ̈ܐ ܕܙܕܝܩܘܬܐ܂ ܘܬܫܬܒܚܘܢ ܒܗ ܠܥܠܡ܂<text:s/></text:span><text:span text:style-name="T2130">32</text:span><text:span text:style-name="T2131"> </text:span><text:span text:style-name="T2132">ܐܒܗ̈ܬܢ ܕܝܢ ܢܣܒ̣ܘ ܢܡܘܣܐ ܘܠܐ ܢܛܪܘܗܝ܂ ܘܦܘܩ̈ܕܢܐ ܘܠܐ ܥܒ̣ܕܘ ܐܢܘܢ܂ ܘܗܘܘ ܠܗܘܢ ܦܐܖ̈ܘܗܝ ܕܢܡܘܣܟ ܕܠܐ ܐܒ̇ܕܝܢ܂ ܠܐ ܓܝܪ ܡܫܟܚܝܢ ܗܘܘ ܕܢܐܒܕܘܢ ܡܛܘܠ ܕܕܝܠܟ ܗܘ܂<text:s/></text:span><text:span text:style-name="T2133">33</text:span><text:span text:style-name="T2134"> </text:span><text:span text:style-name="T2135">ܗ̇ܢܘܢ ܕܝܢ ܕܢܣܒܘܗܝ ܐܒܕܘ܂ ܡܛܘܠ ܕܠܐ ܢܛ̣ܪܘ ܡܕܡ ܕܐܙܕܪܥ ܒܗܘܢ܂<text:s/></text:span><text:span text:style-name="T2136">34</text:span><text:span text:style-name="T2137"> </text:span><text:span text:style-name="T2138">ܘܗܢܐ ܢܡܘܣܐ ܐܝܬ܂ ܕܟܕ ܬܣܒ ܐܪܥܐ ܙܪܥܐ܂ ܐܘ ܝܡܐ ܐܠܦܐ܂ ܐܘ ܡܐܢܐ ܐܚܪܢܐ ܕܡܬܬܣܝܡܐ ܒܗ ܡܐܟܘܠܬܐ܂ ܐܘ ܡܕܡ ܕܐܬܬܣܝܡ܂ ܐܘ ܡܕܡ ܕܐܬܢܛܪ<text:s/></text:span><text:span text:style-name="T2139">35</text:span><text:span text:style-name="T2140"> </text:span><text:span text:style-name="T2141">ܡܠܝܢ ܡܣܬܪܚܝܢ܂ ܗܠܝܢ ܕܝܢ ܕܩ̇ܒܠܘ ܐܢܘܢ ܡܩܘܝܢ܂ ܠܘܬܢ ܕܝܢ ܠܐ ܗܘܐ ܗܟܢܐ ܗ̣ܘܐ܂<text:s/></text:span><text:span text:style-name="T2142">36</text:span><text:span text:style-name="T2143"> </text:span><text:span text:style-name="T2144">ܐܠܐ ܚܢܢ ܐܝܠܝܢ ܕܢܣܒܢ ܢܡܘܣܐ ܘܚ̇ܛܝܢ ܐܒ̇ܕܝܢܢ ܥܡ ܠܒܢ ܗ̇ܘ ܕܩܒܠܗ܂<text:s/></text:span><text:span text:style-name="T2145">37</text:span><text:span text:style-name="T2146"> </text:span><text:span text:style-name="T2147">ܢܡܘܣܟ ܕܝܢ ܠܐ<text:s/></text:span><text:span text:style-name="T2148">ܐܒ̣ܕ܂<text:s/></text:span><text:span text:style-name="T2149">ܐܠܐ ܡܟܬܪ ܒܬܫܒ̈ܚܬܗ ܀<text:s/></text:span><text:span text:style-name="T2150">38</text:span><text:span text:style-name="T2151"> </text:span><text:span text:style-name="T2152">ܘܟܕ ܗܠܝܢ ܡܡܠܠ ܗ̇ܘܝܬ ܒܠܒܝ̣܂ ܐ̇ܪܝܡܬ ܥܝܢ̈ܝ ܘܚܙ̇ܝܬ ܐܢܬܬܐ ܡܢ ܓܒܐ ܕܝܡܝܢܐ܃ ܟܕ ܡܪܩܕܐ ܗܘܬ̣ ܘܒܟܝܐ ܒܩܠܐ ܪܡ̇ܐ܂ ܘܒܢܦܫܗ̇ ܡܬܬܢܚܐ ܗܘܬ ܘܡܥܩܐ ܣ̇ܓܝ܂ ܘܡܐ̈ܢܝܗ̇ ܡܣܕܩܝܢ ܗܘܘ܂ ܘܥܦܪܐ ܪܡ̣ܐ ܗܘܐ ܥܠ ܪܝܫܗ̇܂<text:s/></text:span><text:span text:style-name="T2153">39</text:span><text:span text:style-name="T2154"> </text:span><text:span text:style-name="T2155">ܘܐܢܐ ܫܒܩ̇ܬ ܡܚܫ̈ܒܬܐ ܕܡܬܚܫܒ ܗܘ̇ܝܬ܂ ܘܐܬ̇ܦܢܝܬ ܠܘܬܗ̇ ܘܐܡ̇ܪܬ ܠܗ̇܂<text:s/></text:span><text:span text:style-name="T2156">40</text:span><text:span text:style-name="T2157"> </text:span><text:span text:style-name="T2158">ܠܡܝܐ ܒܟ̇ܝܐ ܐܢܬܝ ܘܡܥܩܐ ܐܢܬܝ ܒܢܦܫܟܝ܂<text:s/></text:span><text:span text:style-name="T2159">41</text:span><text:span text:style-name="T2160"> </text:span><text:span text:style-name="T2161">ܘܥ̣ܢܬ ܘܐܡ̣ܪܬ ܠܝ܂ ܫܒܘܩܝܢܝ ܡܪܝ ܘܐܒ̇ܟܐ ܥܠ ܢܦܫܝ܂ ܘܐܘܣܦ ܬܘܒ ܕܐܬܬܢܚ̣ ܡܛܠ ܕܣ̇ܓܝ ܡܪܝܪܐ ܠܗ̇ ܠܢܦܫܝ܂ ܘܛܒ ܡܡܟܟܐ ܐܢܐ܂<text:s/></text:span><text:span text:style-name="T2162">42</text:span><text:span text:style-name="T2163"> </text:span><text:span text:style-name="T2164">ܘܐܢܐ ܐܡ̇ܪܬ ܠܗ̇܂ ܐܫܬܥܝ ܠܝ ܕܡܢܐ ܓܕܫܟܝ܂ ܘܥ̈ܢܬ ܘܐܡ̣ܪܬ ܠܝ܂<text:s/></text:span><text:span text:style-name="T2165">43</text:span><text:span text:style-name="T2166"> </text:span><text:span text:style-name="T2167">ܥܩܪܬܐ ܗ̇ܘܝܬ ܐܢܐ ܐܡܬܟ̣ ܘܠܐ ܝ̇ܠܕܬ̇܂ ܟܕ ܗܘܝܬ ܥܡ ܓܒܪܝ ܬܠܬܝܢ ܫܢ̈ܝܢ܂<text:s/></text:span><text:span text:style-name="T2168">44</text:span><text:span text:style-name="T2169"> </text:span><text:span text:style-name="T2170">ܘܐܢܐ ܕܝܢ ܒܟܠܝܘܡ ܘܒܟܠ ܫܥ̈ܝܢ ܒܗܝܢ ܒܗܠܝܢ ܬܠܬܝܢ ܫܢ̈ܝܢ ܒܥ̇ܝܐ ܗܘ̇ܝܬ ܘܡܬܟܫܦܐ ܡܢ ܡܪܝܡܐ܂ ܒܐܝܡܡܐ ܘܒܠܠܝܐ܂<text:s/></text:span><text:span text:style-name="T2171">45</text:span><text:span text:style-name="T2172"> </text:span><text:span text:style-name="T2173">ܘܗ̣ܘܐ ܡܢ ܒܬܪܗܝܢ ܕܗܠܝܢ ܬܠܬܝܢ ܫܢ̈ܝܢ̣܂ ܫܡ̣ܥ ܐܠܗܐ ܒܩܠܗ̇ ܕܐܡܬܟ܂ ܘܚ̣ܙܐ ܡܘܟܟܗ̇܂ ܘܚܪ ܒܐܘ̈ܠܨܢܝ ܘܝܗ̣ܒ ܠܝ ܒܪܐ܂ ܘܚ̇ܕܝܬ ܘܐܬܒ̇ܣܡܬ ܒܗ̣ ܣ̇ܓܝ ܐܢܐ ܘܓܒܪܝ̣ ܘܟܠܗܘܢ ܒܢ̈ܝ ܡܕܝܢܬܝ܂ ܘܫܒܚܢܝܗܝ ܠܚܝܠܬܢܐ܂<text:s/></text:span><text:span text:style-name="T2174">46</text:span><text:span text:style-name="T2175"> </text:span><text:span text:style-name="T2176">ܘܪܒܝܬܗ ܒܠܐܘܬܐ ܣܓܝܐܬܐ܂<text:s/></text:span><text:span text:style-name="T2177">47</text:span><text:span text:style-name="T2178"> </text:span><text:span text:style-name="T2179">ܘܟܕ ܪܒܐ̣܂ ܐܬ̇ܝܬ ܕܐ̇ܣܒ ܠܗ ܐܢܬܬܐ܂ ܘܥ̇ܒܕܬ ܝܘܡܐ ܕܡܫܪܝܐ ܘܒܣܡܐ ܪܒܐ܂</text:span></text:p>
      </text:section>
      <text:section text:name="Sect8" text:style-name="S8">
        <text:p text:style-name="P2180">10</text:p>
        <text:p text:style-name="P2181"><text:span text:style-name="T2182">1</text:span><text:span text:style-name="T2183"> </text:span><text:span text:style-name="T2184">ܘܗ̣ܘܐ ܕܟܕ ܥܠ ܒܪܝ ܠܓܢܘܢܗ̣܂ ܢܦ̣ܠ ܘܡ̣ܝܬ܂<text:s/></text:span><text:span text:style-name="T2185">2</text:span><text:span text:style-name="T2186"> </text:span><text:span text:style-name="T2187">ܘܐܢܐ ܕܝܢ ܣܚ̇ܦܬ ܐܢܘܢ ܠܫܖ̈ܓܐ܂ ܘܩܡ̇ܘ ܟܠܗܘܢ ܒܢ̈ܝ ܡܕܝܢܬܝ ܕܢܒܝܐܘܢܢܝ܂ ܘܐܢܐ ܫ̇ܠܝܬ ܠܝ ܥܕܡܐ ܠܝܘܡܐ ܐܚܪܝܐ ܘܥܕܡܐ ܠܠܠܝܐ܂<text:s/></text:span><text:span text:style-name="T2188">3</text:span><text:span text:style-name="T2189"> </text:span><text:span text:style-name="T2190">ܘܡܢ ܒܬܪ ܕܕܡܟܘ ܟܘܠܗܘܢ ܘܣ̇ܒܪܝܢ ܗܘܘ ܕܐܦ ܐܢܐ ܕܡܟܐ ܗ̇ܘܝܬ܂ ܘܩ̇ܡܬ ܒܠܠܝܐ ܘܥ̇ܪܩܬ܂ ܘܐܬ̇ܝܬ ܐܝܟ ܕܗܐ ܚ̇ܙܐ ܐܢܬ<text:s/></text:span><text:soft-page-break/><text:span text:style-name="T2191">ܠܦܩܥܬܐ ܗܕܐ܂<text:s/></text:span><text:span text:style-name="T2192">4</text:span><text:span text:style-name="T2193"> </text:span><text:span text:style-name="T2194">ܘܡܬܚܫܒܐ ܐܢܐ ܕܬܘܒ ܠܐ ܐܥ̇ܘܠ ܠܗ̇ ܠܡܕܝܢܬܐ܂ ܐܠܐ ܕܗܪܟܐ ܐܗ̇ܘܐ̣܂ ܘܠܐ ܐܟܘܠ ܘܠܐ ܐܫ̇ܬܐ܂ ܐܠܐ ܕܐܡܝܢܐܝܬ ܐܗ̇ܘܐ ܡܬܐܒܠܐ ܘܨܝܡ̇ܐ ܥܕܡܐ ܕܐܡ̇ܘܬ ܀ ݊<text:s/></text:span><text:span text:style-name="T2195">5</text:span><text:span text:style-name="T2196"> </text:span><text:span text:style-name="T2197">ܘܐܢܐ ܕܝܢ ܫܒ̇ܩܬ ܡܚ̈ܫܒܬܝ ܗܠܝܢ ܕܡܬܚܫܒ ܗ̇ܘܝܬ܂ ܘܥ̇ܢܝܬ ܒܪܘܓܙܐ ܘܐܡ̇ܪܬ ܠܗ̇܂<text:s/></text:span><text:span text:style-name="T2198">6</text:span><text:span text:style-name="T2199"> </text:span><text:span text:style-name="T2200">ܛܒ ܦܟܝܗܬܝ ܐܢܬܬܐ܂ ܡܢ ܟܘܠܗܝܢ ܢܫ̈ܐ܂ ܠܐ ܚ̇ܙܝܐ ܐܢܬܝ ܠܐܒܠܢ ܘܠܡܕܡ ܕܓܕܫܢ܂<text:s/></text:span><text:span text:style-name="T2201">7</text:span><text:span text:style-name="T2202"> </text:span><text:span text:style-name="T2203">ܕܗܐ ܨܗܝܘܢ ܐܡܐ ܕܟܠܢ ܐܝܬܝܗ̇ ܒܥܩܬܐ ܣܓܝܐܬܐ܂ ܘܒܡܘܟܟܐ ܪܒܐ ܡܡܟܟܐ܂<text:s/></text:span><text:span text:style-name="T2204">8</text:span><text:span text:style-name="T2205"> </text:span><text:span text:style-name="T2206">ܗܫܐ ܕܝܢ ܠܡܬܐܒܠܘ ܡܬܒܥܐ̣܂ ܟܠܢ ܡܬܐܒܠܝܢܢ܂ ܐܢܬ ܓܝܪ ܡܥܩܐ ܐܢܬܝ ܥܠ ܒܪܐ ܚܕ܂ ܚܢܢ ܕܝܢ ܟܠܗ ܥܠܡܐ ܥܠ ܐܡܢ܂<text:s/></text:span><text:span text:style-name="T2207">9</text:span><text:span text:style-name="T2208"> </text:span><text:span text:style-name="T2209">ܫܐܠܝܗ̇ ܕܝܢ ܠܐܪܥܐ ܘܬܐܡܪ ܠܟܝ܂ ܡܛܠ ܕܗ̣ܝ ܚܝ̇ܒܐ ܕܬܬܐܒܠ܂ ܡܛܠ ܕܣܓ̈ܝܐܝܢ ܐܢܘܢ ܕܗܘܘ ܥܠܝܗ̇܂<text:s/></text:span><text:span text:style-name="T2210">10</text:span><text:span text:style-name="T2211"> </text:span><text:span text:style-name="T2212">ܘܡܢ ܪܝܫ ܟܘܠܗܘܢ ܐܝܠܝܢ ܕܗܘܘ ܥܠܝܗ̇܂ ܘܐܚܖ̈ܢܐ ܐܝܠܝܢ ܕܐ̇ܬܝܢ̇ ܗܐ ܟܠܗܘܢ ܠܐܒܕܢܐ ܐ̇ܙܠܝܢ܂ ܘܠܚ̇ܒܠܐ ܗ̇ܘܐ ܣܘܓܐܗܘܢ܂<text:s/></text:span><text:span text:style-name="T2213">11</text:span><text:span text:style-name="T2214"> </text:span><text:span text:style-name="T2215">ܡ̣ܢܘ ܗܟܝܠ ܚ̇ܝܒ ܕܝܬܝܪܐ̣ܝܬ ܢܬܐܒܠ ܗ̈ܝ ܕܗܢܐ ܟܘܠܗ ܣܘܓܐܐ ܐܘܒܕܬܝ̣܂ ܐܘ ܐܢܬ ܕܥܠ ܚܕ ܡܬܐܒܠܐ ܐܢܬܝ܂<text:s/></text:span><text:span text:style-name="T2216">12</text:span><text:span text:style-name="T2217"> </text:span><text:span text:style-name="T2218">ܘܐܢ ܕܝܢ ܬܐܡܪ ܠܝ ܕܠܐ ܕܡ̇ܐ ܐܒܠܝ ܕܝܠܝ ܠܕܐܪܥܐ܂ ܡܛܠ ܕܐܢܐ<text:s/></text:span><text:span text:style-name="T2219">ܦܐܖ̈ܝܗ̇<text:s/></text:span><text:span text:style-name="T2220">ܕܟܪܣܝ ܐܘܒ̇ܕܬ܂ ܗ̇ܘ ܕܒܚܒ̈ܠܐ ܝ̇ܠܕܬ ܘܒܟܐ̈ܒܐ ܪܒܝ̇ܬ܂<text:s/></text:span><text:span text:style-name="T2221">13</text:span><text:span text:style-name="T2222"> </text:span><text:span text:style-name="T2223">ܐܪܥܐ ܓܝܪ ܐܝܟ ܟܝܢܗ̇ ܕܐܪ ܥܐ ܐܙܠ ܣܘܓܐܐ܂ ܕܐܬ̣ܐ ܠܗ̇ ܐܝܟ ܕܐܬ̣ܐ܂ ܘܐܢܐ ܕܝܢ ܬܘܒ ܐܡ̇ܪ ܐܢܐ ܠܟܝ܂<text:s/></text:span><text:span text:style-name="T2224">14</text:span><text:span text:style-name="T2225"> </text:span><text:span text:style-name="T2226">ܐܝܟ̇ܢܐ ܕܐܢܬܝ ܒܠܐܘܬܐ ܝܠܕܬܝ̣܂ ܗܟܢܐ ܐܦ ܐܪܥܐ ܝܗ̤ܒܬ ܦܐܖ̈ܝܗ̇܂ ܡܢ ܪܝܫ ܒܪܢܫܐ̣ ܠܗ̇ܘ ܕܥܒܕܗ܂<text:s/></text:span><text:span text:style-name="T2227">15</text:span><text:span text:style-name="T2228"> </text:span><text:span text:style-name="T2229">ܗܫܐ ܗܟܝܠ ܐܚܘܕܝ ܒܓܘܟܝ ܚܫܟܝ܂ ܘܒܚܝܠܐ ܣܝܒܪܝ ܒܝܫܬܐ ܕܓܕܫܬܟܝ܂<text:s/></text:span><text:span text:style-name="T2230">16</text:span><text:span text:style-name="T2231"> </text:span><text:span text:style-name="T2232">ܡܛܠ ܕܐܢ ܬܙܕܩܝܢܝܘܗܝ ܠܓܙܪ ܕܝܢ̣ܗ ܕܡܪܝܡܐ̣܂ ܐܦ ܠܒܪܟܝ ܬܩܒܠܝܢ ܒܙܒܢ܂ ܘܬܫܬܒܚܝܢ ܒܢܫ̈ܐ܂<text:s/></text:span><text:span text:style-name="T2233">17</text:span><text:span text:style-name="T2234"> </text:span><text:span text:style-name="T2235">ܥܘܠ ܗܟܝܠ ܠܡܕܝܢܬܐ ܠܘܬ ܓܒܪܟܝ܂ ܘܥܢܬ ܘܐܡ̇ܪܐ ܠܝ܂<text:s/></text:span><text:span text:style-name="T2236">18</text:span><text:span text:style-name="T2237"> </text:span><text:span text:style-name="T2238">ܕܠܐ ܐܥ̇ܒܕ ܗܟܢܐ܂ ܘܠܐ ܐ̇ܥܘܠ ܠܡܕܝܢܬܐ܂ ܘܠܐ ܠܘܬ ܓܒܪܝ܂ ܐܠܐ ܗܪܟܐ ܐܡ̇ܘܬ ܀<text:s/></text:span><text:span text:style-name="T2239">19</text:span><text:span text:style-name="T2240"> </text:span><text:span text:style-name="T2241">ܘܐܘܣ̇ܦܬ ܬܘܒ ܕܐܡ̇ܠܠ ܥܡܗ̇܂ ܘܐܡ̇ܪܬ ܠܗ̇܂<text:s/></text:span><text:span text:style-name="T2242">20</text:span><text:span text:style-name="T2243"> </text:span><text:span text:style-name="T2244">ܠܐ ܐܢܬܬܐ ܠܐ ܐܢܬܬܐ ܠܐ ܬܥܒܕܝܢ ܦܬܓܡܐ ܗܢܐ܂ ܐܠܐ ܐܬܛܦܝܣܝ ܠܒ̇ܝܫܬܐ ܕܨܗܝܘܢ ܘܐܬܒܝܐܝ ܡܛܠ ܟܐܒܗ̇ ܕܐܘܪܫܠܡ܂<text:s/></text:span><text:span text:style-name="T2245">21</text:span><text:span text:style-name="T2246"> </text:span><text:span text:style-name="T2247">ܗܐ ܓܝܪ ܚܙܝܬܝ ܡܩܕ̈ܫܝܢ ܕܚܪܒܘ܃ ܘܡܕ̈ܒܚܝܢ ܕܐܣܬܚܦܘ܃ ܘܗܝܟܠܢ ܕܐܣܬܬܪ<text:s/></text:span><text:span text:style-name="T2248">22</text:span><text:span text:style-name="T2249"> </text:span><text:span text:style-name="T2250">ܘܬܫܡܫܬܢ ܕܒܛܠ̤ܬ܃ ܘܬܫܒܘܚܬܢ ܕܐܫܬ̤ܩܠܬ܃ ܘܫܘܒܗܪܢ ܕܢܦ̣ܠ܃ ܘܢܘܗܪܗ̇ ܕܡܢܪܬܢ ܕܕܥ̣ܟ܃ ܘܩܒܘܬܐ ܕܕܝܬܩܐ ܕܐܬܚܛܦ̤ܬ܃ ܘܩܕ̈ܝܫܝܢ ܕܐܬܛܡܐܘ܂ ܘܫܡܐ ܕܐܬܩܪܝ ܥܠܝܢ ܕܐܣܬܝܒ܃ ܘܒ̈ܢܝ ܚܐܖ̈ܝܢ ܕܐܨܛܥܪܘ܃ ܘܟܗ̈ܢܝܢ ܕܝܩ̣ܕܘ ܒܢܘܪܐ܃ ܘܠܘ̈ܝܝܢ ܕܐܫܬܒܝܘ܃ ܘܒ̈ܬܘܠܬܢ ܕܐܬܛܡܐܘ܃܁ ܘܢܫ̈ܝ̇ܢ ܐܨܛܥܖ̈ܝ ܒܩܛܝܪܐ܃ ܘܚܙ̈ܝܝܢ ܐܬܚܛܦܘ܃<text:s/></text:span><text:span text:style-name="T2251">ܘܕܝ̈ܩܝܢ<text:s/></text:span><text:span text:style-name="T2252">ܐܬܒܕܪܘ܃ ܘܐܫܬܥܒܕܘ ܥܠܝܡܝܢ܃ ܘܚܢ̈ܠܬܢܝܢ ܐܬܕܘܝܘ܂<text:s/></text:span><text:span text:style-name="T2253">23</text:span><text:span text:style-name="T2254"> </text:span><text:span text:style-name="T2255">ܘܕܪܒܐ ܕܝܢ ܡܢ ܟܠܗܝܢ ܥܠ ܚܬܡܗ̇ ܕܨܗܝܘܢ܂ ܕܐܫܬܩܠ ܚܬܡܐ ܕܬܫܒܘܚܬܗ̇ ܗܫܐ̣܂ ܘܐܫܬ̤ܠܡܬ ܒܐ̣ܝܕܐ ܕܐܝܠܝܢ ܕܣ̇ܢܝܢ ܠܢ܂<text:s/></text:span><text:span text:style-name="T2256">24</text:span><text:span text:style-name="T2257"> </text:span><text:span text:style-name="T2258">ܐܢܬ ܗܟܝܠ̣܂ ܫܕܝ ܡܢܟܝ ܣܘܓܐܐ ܕܟܐܒ̈ܝܟܝ܂ ܐܝܟ ܕܢܬܪܥܐ ܠܟܝ ܚܝܠܬܢܐ܂ ܘܕܢܢܝܚ ܡܢܟܝ ܡܪܝܡܐ ܟܐܒ̈ܐ ܕܠܐܘܬܟܝ܂<text:s/></text:span><text:span text:style-name="T2259">25</text:span><text:span text:style-name="T2260"> </text:span><text:span text:style-name="T2261">ܘܗ̣ܘܐ ܕܟܕ ܡܡ̇ܠܠ ܗ̇ܘܝܬ ܥܡܗ̣̇܂ ܘܗܐ ܐ̈ܦܝܗ̇ ܢܗܖ̈ܢ ܗ̈ܘܝ ܣܓܝ܂ ܘܐܝܟ ܕܡܘܬܐ ܕܒܪܩܐ ܗ̣ܘܐ ܠܗ ܚܙܘܐ ܕܦܪܨܘܦܗ̇܂ ܘܕܚ̇ܠܬ ܣܓ̇ܝ ܕܐܬܩܪܒ ܠܘܬܗ̇܂ ܘܠܒܝ ܛܒ ܬܡܝܗ ܗܘܐ܂ ܘܟܕ ܡܬܚܫܒ ܐܢܐ ܕܡ̇ܢܘ ܗܢܐ ܚܙܘܐ̣܂<text:s/></text:span><text:span text:style-name="T2262">26</text:span><text:span text:style-name="T2263"> </text:span><text:span text:style-name="T2264">ܡܢ ܫܠܝܐ ܩܥܬ ܒܩܠܐ ܪܡ̇ܐ ܘܕܚܝܠܐ̣܂ ܐܝܟ ܕܬܙܘܥ ܟܠܗ̇ ܐܪܥܐ ܡܢ ܩܠܗ̇܂<text:s/></text:span><text:span text:style-name="T2265">27</text:span><text:span text:style-name="T2266"> </text:span><text:span text:style-name="T2267">ܘܚܙܝܬ ܘܗܐ ܬܘܒ ܠܐ ܡܬܚܙܝܐ ܗܘܬ ܠܝ ܐܢܬܬܐ܂ ܐܠܐ ܡܕܝܢܬܐ ܕܡܬܒܢܝܐ܂ ܘܐܬܪܐ ܡܬܚܙܐ ܗܘܐ ܐܝܟ ܕܡܢ ܫܬܐ̈ܣܐ ܕܖ̈ܘܪܒܢ܂ ܘܕܚ̇ܠܬ ܘܩܥ̇ܝܬ ܒܩܠܐ ܪܡܐ ܘܐܡ̇ܪܬ܂<text:s/></text:span><text:span text:style-name="T2268">28</text:span><text:span text:style-name="T2269"> </text:span><text:span text:style-name="T2270">ܐܝ̇ܟܘ ܐܘܪܐܝܠ ܡܠܐܟܐ܂ ܗ̇ܘ ܕܡܢ ܝܘܡܐ ܩܕܡܝܐ ܐܬ̣ܐ ܗܘܐ ܠܘܬܝ܂ ܡܛܠ ܕܗ̣ܘ ܥܒ̣ܕ ܠܝ ܕܐ̇ܬܐ ܠܣܘܓܐܐ ܕܙܘܥܬܐ ܗܕܐ܂ ܘܗܘܬ ܚܪܬܝ ܠܚܒܠܐ܂ ܘܒܥܘܬܝ ܠܚܣܕܐ ܀<text:s/></text:span><text:span text:style-name="T2271">29</text:span><text:span text:style-name="T2272"> </text:span><text:span text:style-name="T2273">ܘܥܕ ܡܠܝܢ ܡܡܠܠ ܗ̇ܘܝܬ܂ ܟܕ ܪܡ̣ܐ ܐܢܐ ܐܝܟ ܡܝܬܐ ܥܠ ܐܪܥܐ̣܂ ܐ̣ܬܐ ܠܘܬܝ ܡܠܐܟܐ̇܂ ܗ̇ܘ ܕܐ̇ܬܐ ܗܘܐ ܠܘܬܝ ܡܢ ܩܕܝܡ܂<text:s/></text:span><text:soft-page-break/><text:span text:style-name="T2274">ܘܚܙܢܝ<text:s/></text:span><text:span text:style-name="T2275">30</text:span><text:span text:style-name="T2276"> </text:span><text:span text:style-name="T2277">ܟܕ ܪܡ̣ܐ ܐܢܐ ܥܠ ܐܪܥܐ܂ ܐܝܟ ܡܝܬܐ܂ ܘܡܕܥܝ ܡܫܢܝ ܗܘܐ܂ ܘܐܚܕܢܝ ܒܝܡܝܢܝ ܘܚܝܠܢܝ ܘܐܩܝܡܢܝ ܥܠ ܖ̈ܓܠܝ܂ ܘܐܡ̣ܪ ܠܝ<text:s/></text:span><text:span text:style-name="T2278">31</text:span><text:span text:style-name="T2279"> </text:span><text:span text:style-name="T2280">ܡܐ ܠܟ܂ ܘܥܠ ܡܢܐ ܡܬܙܝܥ ܐܢܬ܂ ܘܠܡܢܐ ܐܫܬܢܝ ܪܥܝܢܟ̇܂ ܘܡܕܥܗ ܕܠܒܟ܂ ܘܐܡ̇ܪܬ ܠܗ܂<text:s/></text:span><text:span text:style-name="T2281">32</text:span><text:span text:style-name="T2282"> </text:span><text:span text:style-name="T2283">ܡܛܘܠ ܕܫܒܩܬܢܝ܂ ܐܢܐ ܓܝܪ ܥܒ̇ܕܬ ܐܝܟ ܕܐܡ̣ܪܬ ܠܝ܂ ܐܦ ܠܦܩܥܬܐ܂ ܘܗܐ ܚ̇ܙܝܬ ܘܚ̇ܙܐ ܐܢܐ ܡܕܡ ܕܠܐ ܡܫܟܚ ܐܢܐ ܕܐ̇ܦܫܩ܂ ܘܥ̣ܢܐ ܘܐܡ̣ܪ ܠܝ܂<text:s/></text:span><text:span text:style-name="T2284">33</text:span><text:span text:style-name="T2285"> </text:span><text:span text:style-name="T2286">ܩܘܡ ܥܠ ܖ̈ܓܠܝܟ ܘܐܘ̇ܕܥܟ܂ ܘܐܡ̇ܪܬ ܠܗ<text:s/></text:span><text:span text:style-name="T2287">34</text:span><text:span text:style-name="T2288"> </text:span><text:span text:style-name="T2289">ܡܠܠ ܡܪܝ܂ ܘܒܠܚܘܕ ܠܐ ܬܫܒܩܢܝ ܕܠܐ ܐܡܘܬ ܕܠܐ ܒܙܒܢܝ܂<text:s/></text:span><text:span text:style-name="T2290">35</text:span><text:span text:style-name="T2291"> </text:span><text:span text:style-name="T2292">ܡܛܠ ܕܚ̇ܙܝܬ ܡܕܡ ܕܠܐ ܝܕ̇ܥ ܗ̇ܘܝܬ܂ ܘܫܡ̇ܥ ܐܢܐ ܡܕܡ ܕܠܐ ܡܦܣ ܐܢܐ܂<text:s/></text:span><text:span text:style-name="T2293">36</text:span><text:span text:style-name="T2294"> </text:span><text:span text:style-name="T2295">ܐܘ ܕܠܡܐ ܡܕܥܝ ܡܟܕܒ ܒܝ܂ ܘܢܦܫܝ ܚܠܡܐ ܗܘ ܚܙ̇ܝܐ܂<text:s/></text:span><text:span text:style-name="T2296">37</text:span><text:span text:style-name="T2297"> </text:span><text:span text:style-name="T2298">ܗܫܐ ܕܝܢ ܒܥ̇ܐ ܐܢܐ ܡܢܟ ܡܪܝ̣܂ ܐܘܕܥܝܗܝ ܠܥ̣ܒܕܟ ܥܠ ܚܙܘܐ ܗܢܐ ܕܚܝܠܐ ܀ ݊ ݊<text:s/></text:span><text:span text:style-name="T2299">38</text:span><text:span text:style-name="T2300"> </text:span><text:span text:style-name="T2301">ܘܥ̣ܢܐ ܘܐܡܪ ܠܝ܂ ܫܡܥܝܢܝ ܘܐ̇ܠܦܟ܂ ܘܐ̇ܓܠܐ ܠܟ ܥܠ ܐܝܠܝܢ ܕܕܚ̇ܠ ܐܢܬ܂ ܡܛܠ ܕܡܪܝܡܐ ܓܠ̣ܐ̇ ܠܟ ܖ̈ܐܙܐ ܣܓ̈ܝܐܐ܂<text:s/></text:span><text:span text:style-name="T2302">39</text:span><text:span text:style-name="T2303"> </text:span><text:span text:style-name="T2304">ܚܙܗ̇ ܓܝܪ ܠܬܪܝܨܘܬܟ ܕܣܓܝ ܡܥܩ ܐܢܬ ܥܠ ܥܡܟ܂ ܘܣ̇ܓܝ ܡܬܐܒܠ ܐܢܬ ܥܠ ܥܡܟ܂ ܘܣ̇ܓܝ ܡܬܐܒܠ ܐܢܬ ܥܠ ܨܗܝܘܢ܂<text:s/></text:span><text:span text:style-name="T2305">40</text:span><text:span text:style-name="T2306"> </text:span><text:span text:style-name="T2307">ܗܕܐ ܗܝ ܗܟܝܠ ܡܠܬܐ܂ ܐܢܬܬܐ ܗ̇ܝ ܕܐܬܚ̤ܙܝܬ ܠܟ ܡܢ ܩܕܡ ܩܠܝܠ<text:s/></text:span><text:span text:style-name="T2308">41</text:span><text:span text:style-name="T2309"> </text:span><text:span text:style-name="T2310">ܕܡܬܐܒܠܐ ܗܘܬ܂ ܘܫܪ̣ܝܬ<text:s/></text:span><text:span text:style-name="T2311">ܠܡܒܝܐܘܬܗ̣܂<text:s/></text:span><text:span text:style-name="T2312">42</text:span><text:span text:style-name="T2313"> </text:span><text:span text:style-name="T2314">ܘܗܫܐ ܠܐ ܗܘܐ ܐܝܟ ܐܢܬܬܐ ܡܬܚܙܝܐ ܠܟ܂ ܐܠܐ ܐܬܚ̤ܙܝܬ ܠܟ ܐܝܟ ܡܕܝܢܬܐ ܕܡܬܒܢܝܐ܂<text:s/></text:span><text:span text:style-name="T2315">43</text:span><text:span text:style-name="T2316"> </text:span><text:span text:style-name="T2317">ܘܕܡܬܢܝܐ ܡܘܬ ܠܟ ܥܠ ܒܝ̣ܫܬܗ ܕܒܪܗ̇܂ ܗܢܐ ܗܘ ܦܘܫܩܐ܂<text:s/></text:span><text:span text:style-name="T2318">4</text:span><text:span text:style-name="T2319"> </text:span><text:span text:style-name="T2320">ܐܢܬܬܐ ܗ̇ܝ ܕܚ̣ܙܝܬ ܗܕܐ ܗܝ ܨܗܝܘܢ܂ ܕܗܫܐ ܚ̇ܙܐ ܐܢܬ ܕܐܝܟ ܡܕܝܢܬܐ ܡܬܒܢܝܐ܂<text:s/></text:span><text:span text:style-name="T2321">45</text:span><text:span text:style-name="T2322"> </text:span><text:span text:style-name="T2323">ܘܕܐܡ̤ܪܬ܁ ܠܟ ܥܠ ܢܦܫܗ̇ ܕܥܩܪܬ̇ܐ ܗܘܬ܂ ܬܠܬܝܢ ܫܢ̈ܝܢ܂ ܡܛܠ ܕܗܘܬ ܒܥܠܡܐ ܬܠܬܐ ܐ̈ܠܦܝܢ ܫ̈ܢܝܢ܂ ܟܕ ܠܐ ܡܬܩܪܒ ܗܘܐ ܒܗ̇ ܩܘܪܒܢܐ܂<text:s/></text:span><text:span text:style-name="T2324">46</text:span><text:span text:style-name="T2325"> </text:span><text:span text:style-name="T2326">ܘܗ̣ܘܐ ܡܢ ܒܬܪ ܬܠܬܐ ܐܠܦܝܢ ܫܢ̈ܝܢ̣܂ ܫܠܝܡܘܢ ܒ̣ܢܐ ܡܕܝܢܬܐ܂ ܘܩܪܒ ܒܗ̇ ܩܘܪܒܢܐ܂ ܗܝ̇ܕܝܢ ܗ̣ܘ ܗ̣ܘܐ ܕܝ̤ܠܕܬ ܥܩܪܬܐ ܒܪܐ܂<text:s/></text:span><text:span text:style-name="T2327">47</text:span><text:span text:style-name="T2328"> </text:span><text:span text:style-name="T2329">ܘܕܐܡ̣ܪܬ ܠܟ ܕܪܒܝܬܗ<text:s/></text:span><text:span text:style-name="T2330">ܒܥܠܡܐ ܗܢܐ̣܂<text:s/></text:span><text:span text:style-name="T2331">ܗ̣ܘܐ ܥܘܡܪܗ̇ ܕܐܘܪܫܠܡ܂<text:s/></text:span><text:span text:style-name="T2332">48</text:span><text:span text:style-name="T2333"> </text:span><text:span text:style-name="T2334">ܘܕܐܡܪܬ ܠܟ ܕܒܪܝ ܥܠ ܠܓܘ ܓܢܘܢܗ ܘܡܝܬ̣܂ ܗܕܐ ܗܝ ܡܦܘܠܬܗ̇ ܘܒܝ̣ܫܬܗ̇ ܕܐܘܪܫܠܡ܂<text:s/></text:span><text:span text:style-name="T2335">49</text:span><text:span text:style-name="T2336"> </text:span><text:span text:style-name="T2337">ܘܕܚ̣ܙܝܬ ܕܡܘܬܗ̇ ܕܐܝ̇ܟܢܐ ܡܬܐܒܠܐ ܥܠ ܒ̈ܢܝܗ̇܂ ܘܐܢܬ ܫ̣ܪܝܬ ܠܡܒܝܐܘܬܗ̇ ܥܠ ܡܕܡ ܕܓܕܫܗ̇܂ ܀<text:s/></text:span><text:span text:style-name="T2338">50</text:span><text:span text:style-name="T2339"> </text:span><text:span text:style-name="T2340">ܘܗܫܐ ܚ̣ܙܐ ܡܪܝܡܐ ܕܡܢ ܟܠܗ̇ ܢܦܫܟ ܡܥܩ ܐܢܬ܂ ܘܡܢ ܟܘܠܗ ܠܒܟ ܟܐ̇ܒ ܠܟ ܥܠܝܗ̇܂ ܘܚܘܝܟ ܢܘܗܪܐ ܕܬܫܒܘܚܬܐ ܘܫܘܦܪܗ̇<text:s/></text:span><text:span text:style-name="T2341">ܕܝܐܝܘܬܗ܂<text:s/></text:span><text:span text:style-name="T2342">51</text:span><text:span text:style-name="T2343"> </text:span><text:span text:style-name="T2344">ܡܛܠ ܗܢܐ ܐܡ̇ܪܬ ܠܟ ܕܬܩܘܐ ܠܝ ܒܦܩܥܬܐ܂ ܐܝ̇ܟܐ ܕܒܝܬܐ ܠܐ ܐܬܒܢܝ܂<text:s/></text:span><text:span text:style-name="T2345">52</text:span><text:span text:style-name="T2346"> </text:span><text:span text:style-name="T2347">ܝܕ̇ܥ ܗ̇ܘܝܬ ܓܝܪ ܕܥܬܝܕ ܗܘܐ ܡܪܝܡܐ ܕܢܚܘܐ ܠܟ ܗܠܝܢ ܟܠܗܝܢ܂<text:s/></text:span><text:span text:style-name="T2348">53</text:span><text:span text:style-name="T2349"> </text:span><text:span text:style-name="T2350">ܡܛܠ ܗܢܐ ܐܡ̇ܪܬ ܠܟ ܕܬܐܬܐ ܠܐܬܪܐ ܐܝ̇ܟܐ ܕܠܝܬ ܫܬܐܣܬܐ ܕܒܢܝܢܐ܂<text:s/></text:span><text:span text:style-name="T2351">54</text:span><text:span text:style-name="T2352"> </text:span><text:span text:style-name="T2353">ܠܐ ܓܝܪ ܡܫܟܚ ܗܘܐ ܥܒ̇ܕܐ ܕܒܪܢܫܐ ܕܢܩܘܐ ܒܐܬܪܐ ܐܝ̇ܟܐ ܕܥܬܝܕܐ ܗܘܬ ܡܕܝܢܬܐ ܕܡܪܝܡܐ ܕܬܬܚܙܐ ܀<text:s/></text:span><text:span text:style-name="T2354">55</text:span><text:span text:style-name="T2355"> </text:span><text:span text:style-name="T2356">ܐܢܬ ܕܝܢ ܠܐ ܬܕܚܠ܂ ܘܠܐ ܢܬܬܙܝܥ ܠܒܟ܂ ܐܠܐ ܥܘܠ ܘܚܙܝ ܢܘܗܪܐ ܕܬܫܒܘܚܬܗ̇ ܘܪܒܘܬܗ ܕܒܢܝܢܗ̇ ܐܝܟ ܡܐ ܕܣ̇ܦܩܐ ܚܙܬܐ ܕܥܝ̈ܢܝܟ ܕܬܚܙܐ܂<text:s/></text:span><text:span text:style-name="T2357">56</text:span><text:span text:style-name="T2358"> </text:span><text:span text:style-name="T2359">ܘܡܢ ܒܬܪ ܗܠܝܢ ܬܫܡܥ ܐܝܟ ܡܐ ܕܣ̇ܦܩ ܫܡܥܐ ܕܐܕ̈ܢܝܟ ܕܬܫܡܥ܂<text:s/></text:span><text:span text:style-name="T2360">57</text:span><text:span text:style-name="T2361"> </text:span><text:span text:style-name="T2362">ܐܢܬ ܓܝܪ ܗ̣ܘܝܬ ܛܘܒܢܐ ܝܬܝܪ ܡܢ ܣܓ̈ܝܐܐ܂ ܘܐܫܬܡ̣ܗܬ ܠܘܬ ܡܪܝܡܐ ܐܝܟ ܙܥܘܖ̈ܐ܂<text:s/></text:span><text:span text:style-name="T2363">58</text:span><text:span text:style-name="T2364"> </text:span><text:span text:style-name="T2365">ܠܠܝܐ ܕܝܢ ܕܡܚܪ ܬܩܘܐ ܗܪܟܐ܂<text:s/></text:span><text:span text:style-name="T2366">59</text:span><text:span text:style-name="T2367"> </text:span><text:span text:style-name="T2368">ܘܢܚܘܐ ܠܟ ܡܪܝܡܐ ܚܙܘܐ ܕܓ̈ܠܝܢܐ܂ ܗܠܝܢ ܕܥ̇ܒܕ ܡܪܝܡܐ ܠܥܡܘܖ̈ܝܗ̇ ܕܐܪܥܐ ܒܝܘܡ̈ܬܐ ܐܚܖ̈ܝܐ܂<text:s/></text:span><text:span text:style-name="T2369">60</text:span><text:span text:style-name="T2370"> </text:span><text:span text:style-name="T2371">ܘܕܡ̇ܟܬ ܬܡܢ ܠܠܝܐ ܐܚܪܢܐ ܐܝܟ ܕܦܩܕܢܝ܂</text:span></text:p>
      </text:section>
      <text:section text:name="Sect9" text:style-name="S9">
        <text:soft-page-break/>
        <text:p text:style-name="P2372">11</text:p>
        <text:p text:style-name="P2373"><text:span text:style-name="T2374">1</text:span><text:span text:style-name="T2375"> </text:span><text:span text:style-name="T2376">ܘܗ̣ܘܐ ܒܠܠܝܐ ܬܢܝܢܐ ܚ̇ܙܝܬ ܚܙܘܐ܂ ܘܗܐ ܣ̇ܠܩ ܗܘܐ ܡܢ ܝܡܐ ܢܫܪܐ ܕܪܒ ܒܪܒܘܬܗ ܣ̇ܓܝ܂ ܘܐܝܬ ܗܘܘ ܠܗ ܬܪܥܣܪ ܓ̈ܦܝܢ ܘܬܠܬܐ ܖ̈ܝܫܝܢ܂<text:s/></text:span><text:span text:style-name="T2377">2</text:span><text:span text:style-name="T2378"> </text:span><text:span text:style-name="T2379">ܘܚܙ̇ܝܬ ܘܗܐ ܡܬ̣ܚ ܓܦ̈ܘܗܝ ܒܟܠܗ̇ ܐܪܥܐ܂ ܘܟܘܠܗܝܢ ܖ̈ܘܚܐ ܕܫܡܝܐ ܠܘܬܗ ܢܫܒ̈ܢ ܗ̈ܘܝ܂ ܘܥܢ̈ܢܐ ܠܘܬܗ ܡ̈ܬܟܢܫܢ ܗ̈ܘܝ܂<text:s/></text:span><text:span text:style-name="T2380">3</text:span><text:span text:style-name="T2381"> </text:span><text:span text:style-name="T2382">ܘܚ̇ܙܝܬ ܡܢ ܓܦ̈ܘܗܝ ܕܡܬܝܠܕܝܢ ܗܘܘ ܓ̈ܦܐ ܕܩܕܩ̈ܐ ܘܩܛܝܢ̈ܐ ܘܙܥܘܖ̈ܐ܂<text:s/></text:span><text:span text:style-name="T2383">4</text:span><text:span text:style-name="T2384"> </text:span><text:span text:style-name="T2385">ܘܖ̈ܝܫܘܗܝ ܕܝܢ ܫ̣ܠܝܢ ܗܘܘ܂ ܪܝܫܐ ܕܝܢ ܡܨܥܝܐ ܪܒ ܗܘܐ ܡܢ ܗܠܝܢ ܐܚܖ̈ܢܐ܂ ܒܪܡ ܕܝܢ ܐܦ ܗ̣ܘ ܫ̣ܠܐ ܗܘܐ ܥܡܗܘܢ܂<text:s/></text:span><text:span text:style-name="T2386">5</text:span><text:span text:style-name="T2387"> </text:span><text:span text:style-name="T2388">ܘܚܙ̇ܝܬ ܘܗܐ ܢܫܪܐ ܦ̣ܩܕ ܠܓܦܘ̈ܗܝ ܐܝܟ ܕܢܫܬܠܛܘܢ ܥܠ ܟܠܗ̇ ܐܪܥܐ ܘܥܠ ܥ̇ܡܘܖ̈ܝܗ̇܂<text:s/></text:span><text:span text:style-name="T2389">6</text:span><text:span text:style-name="T2390"> </text:span><text:span text:style-name="T2391">ܘܚ̇ܙܝܬ ܕܐܝ̇ܟܢ ܡܫܬܥܒܕ ܗܘܐ ܠܗ ܟܠܡܕܡ ܕܬܚܝܬ ܫܡܝܐ܂ ܘܡܕܡ ܠܐ ܥ̇ܨܐ ܗܘܐ ܠܗ ܡܢ ܒܖ̣̈ܝܬܐ ܕܥܠ ܐܪܥܐ܂<text:s/></text:span><text:span text:style-name="T2392">7</text:span><text:span text:style-name="T2393"> </text:span><text:span text:style-name="T2394">ܘܚ̇ܙܝܬ ܘܗܐ ܩܡ ܢܫܪܐ ܥܠ ܛܦܖ̈ܘܗܝ܂ ܘܫܒ̣ܩ ܩܠܐ ܠܓܦܖ̈ܗܝ ܘܐܡ̣ܪ ܠܗܘܢ܂ ܙܠܘ ܐܫܬܠܛܘ ܥܠ ܟܠܗ̇ ܐܪܥܐ܂ ܗܫܐ ܕܝܢ ܫܠܘ܂<text:s/></text:span><text:span text:style-name="T2395">8</text:span><text:span text:style-name="T2396"> </text:span><text:span text:style-name="T2397">ܘܠܐ ܬܨܒܘܢ ܕܬܬܥܝܪܘܢ ܟܠܟܘܢ ܐܟܚܕܐ܂ ܐܠܐ ܕܡܟܘ ܟܠ ܚܕ ܚܕ ܡܢܟܘܢ ܒܕܘܟܬܗ܂ ܘܒܙܒܢ ܙܒܢ ܬܬܥܝܪܘܢ܂<text:s/></text:span><text:span text:style-name="T2398">9</text:span><text:span text:style-name="T2399"> </text:span><text:span text:style-name="T2400">ܖ̈ܝܫܐ ܕܝܢ ܠܐܚܪܝܬܐ ܢܬܢܛܪܘܢ ܀<text:s/></text:span><text:span text:style-name="T2401">10</text:span><text:span text:style-name="T2402"> </text:span><text:span text:style-name="T2403">ܘܚ̇ܙܝܬ ܕܩܠܗ ܠܐ ܢܦ̇ܩ ܗܘܐ ܡܢ ܖ̈ܝܫܘܗܝ܂ ܐܠܐ ܡܢ ܡܨܥܬ ܦܓܪܗ܂<text:s/></text:span><text:span text:style-name="T2404">11</text:span><text:span text:style-name="T2405"> </text:span><text:span text:style-name="T2406">ܘܡ̇ܢܝܬ ܐܢܘܢ ܠܓܦ̈ܘܗܝ ܙܥܘܖ̈ܐ܂ ܘܐܦ ܗ̣ܢܘܢ ܗ̇ܘܝܢ ܗܘܘ ܬܡܢܝܐ܂ ܀<text:s/></text:span><text:span text:style-name="T2407">12</text:span><text:span text:style-name="T2408"> </text:span><text:span text:style-name="T2409">ܘܚ̇ܙܝܬ ܘܗܐ ܩܡ ܡܢ ܓܒܐ ܕܝܡܝܢܐ ܓܦܐ ܚܕ܂ ܘܐܫܬܠܛ ܥܠ ܟܘܠܗ̇ ܐܪܥܐ܂<text:s/></text:span><text:span text:style-name="T2410">13</text:span><text:span text:style-name="T2411"> </text:span><text:span text:style-name="T2412">ܘܚ̇ܙܝܬ ܕܐܬ̣ܐ ܫܘܠܡܗ ܘܐܬܚܒܠ̣܂ ܐܝܟ ܕܠܐ ܬܬܝܕܥ ܐܦ ܠܐ ܕܘܟܬܗ ܀ ܘܚ̇ܙܝܬ ܘܗܐ ܩܡ ܓܦܐ ܬܢܝܢܐ܂ ܘܐܫܬܠܛ ܐܦ ܗ̣ܘ ܒܟܠܗ̇ ܐܪܥܐ̣܂ ܙܒܢܐ ܣܓܝܐܐ܂<text:s/></text:span><text:span text:style-name="T2413">14</text:span><text:span text:style-name="T2414"> </text:span><text:span text:style-name="T2415">ܘܗ̣ܘܐ ܕܟܕ ܐܫܬܠܛ ܐܬ̣ܐ ܫܘܠܡܗ ܕܢܬܚܒܠ ܐܝܟ ܩܕܡܝܐ ܀<text:s/></text:span><text:span text:style-name="T2416">15</text:span><text:span text:style-name="T2417"> </text:span><text:span text:style-name="T2418">ܘܗܐ ܩܠܐ ܐܫܬܡܥ ܠܗ ܕܐܡ̇ܪ<text:s/></text:span><text:span text:style-name="T2419">16</text:span><text:span text:style-name="T2420"> </text:span><text:span text:style-name="T2421">ܫܡ̣ܥ܂ ܐܢܬ ܗܘ ܕܟܘܠܗ ܙܒܢܐ ܗܢܐ ܐܚܕܬܗ̇ ܠܐܪܥܐ܂ ܗܕܐ ܣܒܪܬܐ ܐܣܬܒܪ܂ ܡܢ ܩܕܡ ܕܬܬܚܒܠ܂<text:s/></text:span><text:span text:style-name="T2422">17</text:span><text:span text:style-name="T2423"> </text:span><text:span text:style-name="T2424">ܠܐ ܐܢܫ ܡܢ ܐܝܠܝܢ ܕܒܬܪܟ ܢܐܚܘܕ ܐܝܟ ܗܢܐ ܟܠܗ ܙܒܢܐ ܐܦ ܠܐ ܐܝܟ ܦܠܓܗ܂<text:s/></text:span><text:span text:style-name="T2425">18</text:span><text:span text:style-name="T2426"> </text:span><text:span text:style-name="T2427">ܘܚ̇ܙܝܬ ܘܗܐ ܩܡ̇ ܓܦܐ ܬܠܝܬܝܐ ܘܐܫܬܠܛ ܐܦ ܗ̣ܘ ܐܝܟ ܚܒܖ̈ܘܗܝ ܩܕܡ̈ܝܐ ܥܠ ܟܠܗ̇ ܐܪܥܐ܂ ܘܐܬܚܒܠ ܐܦ ܗ̣ܘ ܐܝܟ ܩܕܡ̈ܝܐ܂<text:s/></text:span><text:span text:style-name="T2428">19</text:span><text:span text:style-name="T2429"> </text:span><text:span text:style-name="T2430">ܘܗܟܢܐ<text:s/></text:span><text:span text:style-name="T2431">ܓ̣ܕܫ<text:s/></text:span><text:span text:style-name="T2432">ܗܘܐ ܠܟܠܗܘܢ ܓ̈ܦܐ ܕܚܕ ܚܕ ܡܢܗܘܢ ܢܫܬܠܛܘܢ ܘܬܘܒ ܢܬܚܒܠܘܢ ܀<text:s/></text:span><text:span text:style-name="T2433">20</text:span><text:span text:style-name="T2434"> </text:span><text:span text:style-name="T2435">ܘܚ̇ܙܝܬ ܘܗܐ ܒܙܒܢ ܓ̈ܦܐ ܙܥܘܖ̈ܐ ܐܦ ܗ̣ܢܘܢ ܩܡ̇ܘ ܡܢ ܓܒܐ ܕܝܡܝܢܐ܂ ܐܝܟ ܕܢܐܚܕܘܢܗ̇ ܠܐܪܥܐ܂ ܘܡܢܗܘܢ ܐܚ̇ܕܝܢ ܗܘܘ܂ ܐܠܐ ܕܝܢ ܒܥܓܠ ܡܬܚܒܠܝܢ ܗܘܘ܂<text:s/></text:span><text:span text:style-name="T2436">21</text:span><text:span text:style-name="T2437"> </text:span><text:span text:style-name="T2438">ܘܡܢܗܘܢ ܩܝ̇ܡܝܢ ܗܘܘ ܐܠܐ ܠܐ ܐܚܝܕܝܢ ܗܘܘ ܫܘܠܛܢܐ܂<text:s/></text:span><text:span text:style-name="T2439">22</text:span><text:span text:style-name="T2440"> </text:span><text:span text:style-name="T2441">ܘܚ̇ܙܝܬ ܡܢ ܒܬܪ ܗܠܝ̣ܢ܂ ܘܬܪܥܣܪ ܓܦ̈ܘܗܝ ܐܬܚܒܠܘ ܗܘܘ܂ ܘܬܪܝܢ ܡܢ ܓ̈ܦܐ ܙܥܘܖ̈ܐ܂<text:s/></text:span><text:span text:style-name="T2442">23</text:span><text:span text:style-name="T2443"> </text:span><text:span text:style-name="T2444">ܘܠܐ ܐܫܬܚܪ ܡܕܡ ܡܢ ܦܓܪܗ ܕܢܫܪܐ܂ ܐܠܐ ܒܠܚܘܕ ܬܠܬܝܗܘܢ ܖ̈ܫܐ ܕܫ̣ܠܝܢ ܗܘܘ܂ ܘܫܬܐ ܓ̈ܦܐ ܙܥܘܖ̈ܐ܂<text:s/></text:span><text:span text:style-name="T2445">24</text:span><text:span text:style-name="T2446"> </text:span><text:span text:style-name="T2447">ܘܚ̇ܙܝܬ ܘܗܐ ܡܢܗܘܢ ܡܢ ܓܦ̈ܐ ܙܥܘܖ̈ܐ ܐܬܦܪܫܘ ܬܖ̈ܝܢ ܓ̈ܦܐ܂ ܘܐܙܠܘ ܘܩ̇ܡܘ ܬܚܝܬ ܪܝܫܐ ܕܒܓܒܐ ܕܝܡܝܢܐ܂ ܐܪܒܥܐ ܕܝܢ ܩܘܝܘ ܒܕܘܟܬܗܘܢ܂<text:s/></text:span><text:span text:style-name="T2448">25</text:span><text:span text:style-name="T2449"> </text:span><text:span text:style-name="T2450">ܘܚ̇ܙܝܬ ܘܗܐ ܗ̇ܢܘܢ ܐܪܒܥܐ ܓ̈ܦܐ ܙܥܘܖ̈ܐ ܡܬܚܫܒܝܢ ܗܘܘ ܕܢܩܘܡܘܢ ܘܢܐܚܕܘܢ ܫܘܠܛܢܐ܂<text:s/></text:span><text:span text:style-name="T2451">26</text:span><text:span text:style-name="T2452"> </text:span><text:span text:style-name="T2453">ܘܚ̇ܙܝܬ ܘܗܐ ܩܡ ܚܕ܂ ܐܠܐ ܒܥܓܠ ܐܬܚܒܠ܂<text:s/></text:span><text:span text:style-name="T2454">27</text:span><text:span text:style-name="T2455"> </text:span><text:span text:style-name="T2456">ܘܬܘܒ ܬܢܝܢܐ܂ ܐܠܐ ܐܦ ܗ̣ܘ ܐܬܚܒܠ ܒܥܓܠ ܩܕܡܝܐ܂<text:s/></text:span><text:span text:style-name="T2457">28</text:span><text:span text:style-name="T2458"> </text:span><text:span text:style-name="T2459">ܘܚ̇ܙܝܬ ܘܗܐ ܗ̇ܢܘܢ ܬܪܝܢ ܕܡܢܗܘܢ ܐܫܬܚܪܘ܂ ܡܬܚܫܒܝܢ ܗܘܘ ܡܢܗܘܢ ܐܦ ܗ̣ܢܘܢ ܕܢܐܚܕܘܢ ܪܝܫܢܘܬܐ܂<text:s/></text:span><text:span text:style-name="T2460">29</text:span><text:span text:style-name="T2461"> </text:span><text:span text:style-name="T2462">ܘܥܕܗ̣ܢܘܢ ܡܬܚܫܒܝܢ ܗܘܘ ܕܢܫܬܠܛܘܢ ܥܠ ܐܪܥܐ܂ ܚܙ̇ܝܬ ܘܗܐ ܚܕ ܡܢ ܖ̈ܝܫܐ ܕܫ̣ܠܝܢ ܗܘܘ܂ ܡܨܥܝܐ ܐܬܬܥܝܪ܂ ܗ̣ܘ ܕܝܢ ܪܒ ܗܘܐ ܡܢ ܬܖ̈ܝܗܘܢ ܖ̈ܝܫܐ ܐܚܖ̈ܢܐ<text:s/></text:span><text:span text:style-name="T2463">30</text:span><text:span text:style-name="T2464"> </text:span><text:span text:style-name="T2465">܅܅ ܠܬܖ̈ܝܗܢ ܥܡܗ܂<text:s/></text:span><text:span text:style-name="T2466">31</text:span><text:span text:style-name="T2467"> </text:span><text:span text:style-name="T2468">ܘܥܡ ܬܪܝܗܘܢ ܕܥܡܗ ܐܬܗܟܟ܂ ܘܐܟ̣ܠ ܐܢܘܢ ܠܬܖ̈ܝܗܘܢ ܓ̈ܦܐ ܙܥܘܖ̈ܐ ܗܠܝܢ<text:s/></text:span><text:soft-page-break/><text:span text:style-name="T2469">ܕܡܬܚܫܒܝܢ ܗܘܘ ܕܢܫܬܠܛܘܢ܂<text:s/></text:span><text:span text:style-name="T2470">32</text:span><text:span text:style-name="T2471"> </text:span><text:span text:style-name="T2472">ܗ̣ܘ ܕܝܢ ܗ̇ܘ ܪܝܫܐ ܐܚܕܗ̇ ܠܟܠܗ̇ ܐܪܥܐ܂ ܘܡܟܟ ܐܢܘܢ ܠܥܡܘܖ̈ܝܗ̇ ܒܥܡܠܐ ܣܓܝܐܐ܂ ܘܐܬܚܝܠ ܥܠ ܬܒܝܠ ܝܬܝܪ ܡܢ ܟܠܗܘܢ ܓ̈ܦܐ ܕܗܘܘ܂<text:s/></text:span><text:span text:style-name="T2473">33</text:span><text:span text:style-name="T2474"> </text:span><text:span text:style-name="T2475">ܘܚ̇ܙܝܬ ܡܢ ܒܬܪ ܗܠܝܢ܂ ܘܗܐ ܡܢ ܫܠܝܐ ܪܝܫܐ ܗ̇ܘ ܡܨܥܝܐ ܐܬܚܒܠ܆ ܐܦ ܗ̣ܘ ܐܝܟ ܕܐܦ<text:s/></text:span><text:span text:style-name="T2476">ܓܦܐ܂<text:s/></text:span><text:span text:style-name="T2477">34</text:span><text:span text:style-name="T2478"> </text:span><text:span text:style-name="T2479">ܐܫܬܚܪܘ ܕܝܢ ܬܪܝܢ ܖ̈ܝܫܐ܂ ܐܦ ܗܢ̣ܘܢ ܐܫܬܠܛܘ ܥܠ ܟܘܠܗ̇ ܐܪܥܐ ܘܠܐ ܥܡ̈ܘܪܝܗ̇܂<text:s/></text:span><text:span text:style-name="T2480">35</text:span><text:span text:style-name="T2481"> </text:span><text:span text:style-name="T2482">ܘܚ̇ܙܝܬ ܘܗܐ ܐܟ̣ܠ ܪܝܫܐ ܕܒܓܒܐ ܕܝܡܝܢܐ ܠܗ̇ܘ ܕܒܣܡܠܐ ܀<text:s/></text:span><text:span text:style-name="T2483">36</text:span><text:span text:style-name="T2484"> </text:span><text:span text:style-name="T2485">ܘܫܡ̇ܥܬ ܩܠܐ ܕܐܡ̇ܪ ܠܝ܂ ܚܘܪ ܠܩܘܒܠܟ ܥܙܪܐ܂ ܘܚܙܝ ܡܢܐ ܚ̇ܙܐ ܐܢܬ ܫܘܠܡܐ܂܂<text:s/></text:span><text:span text:style-name="T2486">37</text:span><text:span text:style-name="T2487"> </text:span><text:span text:style-name="T2488">ܘܚ̇ܙܝܬ ܘܗܐ ܐܝܟ ܐܪܝܐ ܕܐܬܥܝܪ ܡܢ<text:s/></text:span><text:span text:style-name="T2489">ܓܒܐ<text:s/></text:span><text:span text:style-name="T2490">ܕܓ̇ܥܐ ܘܢܗ̇ܡ܂ ܘܫܡ̇ܥܬ ܕܐܝ̇ܟܢܐ ܫܒ̣ܩ ܩܠܐ ܕܒܪܢܫܐ ܠܘܬ ܢܫܐ܂ ܘܡܠܠ ܘܐܡ̣ܪ ܠܗ܂<text:s/></text:span><text:span text:style-name="T2491">38</text:span><text:span text:style-name="T2492"> </text:span><text:span text:style-name="T2493">ܫܡ̣ܥ ܐܢܬ ܢܫܪܐ ܘܐ̇ܡܪ ܠܟ܂ ܐܡ̇ܪ ܠܟ ܡܪܝܡܐ܂<text:s/></text:span><text:span text:style-name="T2494">39</text:span><text:span text:style-name="T2495"> </text:span><text:span text:style-name="T2496">ܠܐ ܗܘܐ ܐܢܬ ܗܘ ܕܐܫܬ̣ܚܪܬ ܡܢ ܐܖ̈ܒܥܬܝܗܝܢ ܚܝ̈ܘܬܐ ܗܠܝܢ ܕܥܒ̣ܕܬ ܗ̣ܘܝܬ ܕܢܫܬܠܛܢ ܥܠ ܥܠܡܝ܂ ܘܕܒܐ̈ܝܕܝܗܝܢ ܢܐܬܐ ܫܘܠܡܗܘܢ ܕܙܒ̈ܢܐ܂<text:s/></text:span><text:span text:style-name="T2497">40</text:span><text:span text:style-name="T2498"> </text:span><text:span text:style-name="T2499">ܐܢܬ ܕܝܢ ܪܒܝܥܝܐ ܐ̣ܬܝܬ܂ ܘܙܟ̣ܝܬ ܠܟܠܗܝܢ ܚܝܘ̈ܬܐ ܕܥ̣ܒܪ܂ ܘܐܬܚ̣ܝܠܬ ܥܠ ܥܠܡܐ ܒܥܡ̈ܠܐ ܣܓܝܐ̈ܐ܂ ܘܥܠ ܟܠܗ̇ ܬܒܝܠ ܒܩܛܝܪܐ ܡܪܝܪܐ܂ ܘܒܢܟܠܐ ܥܡ̣ܪܬ ܒܬܒܝܠ ܙܒܢܐ ܣܓܝܐܐ܂<text:s/></text:span><text:span text:style-name="T2500">41</text:span><text:span text:style-name="T2501"> </text:span><text:span text:style-name="T2502">ܘܕܢܬܗ̇ ܠܐܪܥܐ ܕܠܐ ܒܩܘܫܬܐ܂<text:s/></text:span><text:span text:style-name="T2503">42</text:span><text:span text:style-name="T2504"> </text:span><text:span text:style-name="T2505">ܒܙܬ ܓܝܪ ܘܚܛܦ̣ܬ ܠܥܢ̈ܘܝܐ ܘܫܪܝܖ̈ܐ܂ ܘܐܒܐ̣ܫܬ ܠܡܟ̈ܝܟܐ܂ ܘܣܢܝܬ ܠܬܖ̈ܝܨܐ܂ ܘܪܚ̣ܡܬ ܠܕܓ̈ܠܐ܂ ܘܣܚ̣ܦܬ ܚܣ̈ܢܐ ܕܐܝܠܝܢ ܕܟܗܝܢܝܢ܂ ܘܡ̣ܟܟܬ ܫܘܖ̈ܐ ܕܐܝܠܝܢ ܕܠܐ ܐܗܪܘܟ܂<text:s/></text:span><text:span text:style-name="T2506">43</text:span><text:span text:style-name="T2507"> </text:span><text:span text:style-name="T2508">ܘܣ̣ܠܩ ܨܥܪܟ ܠܘܬ ܡܪܝܡܐ܂ ܘܠܘܬ ܚܝܠܬܢܐ܂<text:s/></text:span><text:span text:style-name="T2509">44</text:span><text:span text:style-name="T2510"> </text:span><text:span text:style-name="T2511">ܘܚܪ ܡܪܝܡܐ ܒܙܒ̈ܢܘܗܝ ܘܗܐ ܫܠ̣ܡܘ܂ ܘܥܠܡ̈ܘܗܝ ܐܬܡܠܝܘ܂<text:s/></text:span><text:span text:style-name="T2512">45</text:span><text:span text:style-name="T2513"> </text:span><text:span text:style-name="T2514">ܡܛܠ ܗܢܐ ܡܬܚܒܠܘ ܬܬܚܒܠ ܐܢܬ ܢܫܪܐ܂ ܘܓ̈ܦܝܟ ܡܖ̈ܝܡܐ܂ ܘܓ̈ܦܝܟ ܙܥܘܖ̈ܐ ܘܒܝ̣̈ܫܐ܂ ܘܖ̈ܝܫܝܟ ܡܖ̈ܝܪܐ ܘܛܦܖ̈ܝܟ ܒܝ̣̈ܫܬܐ܂ ܘܟܘܠܗ ܦܓܪܟ ܣ̣ܢܝܐ ܘܒܝ̣ܫܐ܂<text:s/></text:span><text:span text:style-name="T2515">46</text:span><text:span text:style-name="T2516"> </text:span><text:span text:style-name="T2517">ܡܛܠ ܕܬܬܢܝܚ ܘܬܬܩܠܠ ܟܠܗ̇ ܐܪܥܐ܂ ܡܐ ܕܝܢ ܕܐܬ̤ܦܨܝܬ ܡܢ ܩܛܝܪܐ ܕܡܣܟܝܐ ܠܕܝ̣ܢܐ ܘܠܖ̈ܚ̣ܡܘܗܝ ܕܥ̇ܒܘܕܗ̇ ܀</text:span></text:p>
      </text:section>
      <text:section text:name="Sect10" text:style-name="S10">
        <text:p text:style-name="P2518">12</text:p>
        <text:p text:style-name="P2519"><text:span text:style-name="T2520">1</text:span><text:span text:style-name="T2521"> </text:span><text:span text:style-name="T2522">ܘܗ̣ܘܐ ܕܟܕ ܡܠܠ ܗܘܐ ܐܪܝܐ ܡ̈ܠܐ ܗܠܝܢ ܠܘܬ ܢܫܪܐ̣܂ ܚܙܝ̇ܬ<text:s/></text:span><text:span text:style-name="T2523">2</text:span><text:span text:style-name="T2524"> </text:span><text:span text:style-name="T2525">ܘܗܐ ܪܝܫܐ ܗ̇ܘ ܕܐܫܬܚܪ ܐܬܚܒܠ ܡܢ ܫܠܝܐ܂ ܘܗ̇ܝܕܝܢ ܗ̇ܢܘܢ ܬܪܝܢ ܓܦ̈ܐ ܕܐܙ̣ܠܘ ܠܘܬܗ̣܂ ܩܡ̇ܘ ܐܝܟ ܕܢܫܬܠܛܘܢ ܘܠܖ̈ܝܫܢܘܬܗܘܢ ܢܗܘܐ ܫܘܠܡܐ܂ ܘܫܓܘܫܝܐ ܬܗܘܐ ܡܠܝ̣ܐ܂<text:s/></text:span><text:span text:style-name="T2526">3</text:span><text:span text:style-name="T2527"> </text:span><text:span text:style-name="T2528">ܘܚ̇ܙܝܬ ܕܐܦ ܗ̣ܢܘܢ ܐܬܚܒܠܘ܂ ܘܟܠܗ ܦܓܪܗ ܕܢܫܪܐ ܝܩ̇ܕ ܗܘܐ܂ ܐܪܥܐ ܕܝܢ ܬܡܝܗܐ ܗܘܬ ܣ̇ܓܝ܂ ܐܢܐ ܕܝܢ ܡܢ ܣܘܓܐܐ ܕܙܘܥܬܐ ܘܡܢ ܕܚܠܬܐ ܪܒܬܐ ܐܬ̇ܬܥܝܪܬ܂ ܘܐܡ̇ܪܬ ܠܪܘܚܝ܂<text:s/></text:span><text:span text:style-name="T2529">4</text:span><text:span text:style-name="T2530"> </text:span><text:span text:style-name="T2531">ܕܐܢܬܝ ܥܒ̣ܕܬܝ ܠܝ ܗܠܝܢ ܟܠܗܝܢ̇ ܡܛܠ ܕܡܥܩܒܐ ܐܢܬ ܥܠ ܐܘܖ̈ܚܬܗ ܕܡܪܝܡܐ܂<text:s/></text:span><text:span text:style-name="T2532">5</text:span><text:span text:style-name="T2533"> </text:span><text:span text:style-name="T2534">ܘܗܐ ܡܫܪܝ ܐܢܐ ܒܢܦܫܝ܂ ܘܪܘܚܝ ܒܨܪܬ ܣ̇ܓܝ܂ ܘܠܐ ܐܫܬܚܪ ܒܝ ܚܝܠܐ ܐܦܠܐ ܩܠܝܠ ܡܢ ܕܚܠܬܐ ܣܓܝܐܬܐ ܕܕܚ̇ܠܬ ܒܗܢܐ ܠܠܝܐ ܀<text:s/></text:span><text:span text:style-name="T2535">6</text:span><text:span text:style-name="T2536"> </text:span><text:span text:style-name="T2537">ܘܗܫܐ ܐܒ̇ܥܐ ܡܢ ܡܪܝܡܐ ܘܢܚܝܠܢܝ ܥܕܡܐ ܠܚܪܬܐ܂<text:s/></text:span><text:span text:style-name="T2538">7</text:span><text:span text:style-name="T2539"> </text:span><text:span text:style-name="T2540">ܘܐܡ̇ܪܬ܂ ܐܘ ܡܪܝܐ ܡܪܝ܂ ܐܢ ܐܫܟ̇ܚܬ ܖ̈ܚ̣ܡܐ ܒܥ̈ܝܢܝܟ܃ ܘܐܢ ܫܪܝܪܐܝܬ ܐܝܬ ܠܝ ܛܘܒܐ ܠܘܬܟ ܝܬܝܪ ܡܢ ܣܓ̈ܝܐܐ܃ ܘܐܢ ܒܩܘܫܬܐ ܣܠ̤ܩܬ ܒܥܘܬܝ ܩܕܡ ܪܒܘܬܐ ܕܦܪܨܘܦܟ̣܂<text:s/></text:span><text:span text:style-name="T2541">8</text:span><text:span text:style-name="T2542"> </text:span><text:span text:style-name="T2543">ܚܝܠܝܢܝ ܘܐܘܕܥܝܢܝ ܠܝ ܠܥ̣ܒܕܟ ܦܘܫܩܗ ܘܦܘܪܫܢܗ ܕܚܙܘܐ ܗܢܐ ܕܚ̇ܙܝܬ܂ ܡܛܠ ܕܡܠܝܐܝܬ ܬܒܝܐܗ̇ ܠܢܦܫܝ܂<text:s/></text:span><text:span text:style-name="T2544">9</text:span><text:span text:style-name="T2545"> </text:span><text:span text:style-name="T2546">ܠܘ ܓܝܪ ܕܫ̇ܘܐ ܐܢܐ̇܂ ܚܫܒܬܢܝ ܕܬܓܠܐ ܠܝ ܫܘܠܡܗܘܢ ܕܙܒ̈ܢܐ܂ ܘܚܪܬܗܘܢ ܕܥܕ̈ܢܐ ݊ ܀ ܘܥܢ̣ܐ ܘܐܡ̣ܪ ܠܝ܂<text:s/></text:span><text:span text:style-name="T2547">10</text:span><text:span text:style-name="T2548"> </text:span><text:span text:style-name="T2549">ܗܢܘ ܦܘܫܩܗ ܕܚܙܘܐ ܕܚ̣ܙܝܬ܂<text:s/></text:span><text:span text:style-name="T2550">11</text:span><text:span text:style-name="T2551"> </text:span><text:span text:style-name="T2552">ܢܫܪܐ ܕܚܙ̣ܝܬ ܕܣܠ̣ܩ ܡܢ ܝܡܐ̣܂ ܗܕܐ ܗܝ ܡ̇ܠܟܘܬܐ ܪܒܝܥܝܬܐ ܗ̇ܝ ܕܐܬ̤ܚܙܝܬ ܒܚܙܘܐ ܠܐܚܘܟ ܕܢܝܐܝܠ܂<text:s/></text:span><text:span text:style-name="T2553">12</text:span><text:span text:style-name="T2554"> </text:span><text:span text:style-name="T2555">ܐܠܐ ܠܐ ܐܬܦܫ̤ܩܬ<text:s/></text:span><text:soft-page-break/><text:span text:style-name="T2556">ܠܗ ܐܝܟ ܕܡܦܫܩ ܐܢܐ ܠܟ ܗܫܐ܂ ܐܘ̣ ܐܝܟ ܕܦܫ̇ܩܬ ܠܟ ݊ ܀ ݊<text:s/></text:span><text:span text:style-name="T2557">13</text:span><text:span text:style-name="T2558"> </text:span><text:span text:style-name="T2559">ܗܐ ܝܘܡ̈ܬܐ ܐܬ̇ܝܢ܂ ܘܬܩܘܡ ܡܠܟܘܬܐ ܥܠ ܐܪܥܐ܂ ܘܬܗܘܐ ܕܚܝܠܐ ܡܢ ܟܠܗܝܢ ܡܠܟܘ̈ܬܐ ܕܗ̈ܘܝ ܡܢ ܩܕܡܝܗ̇܂<text:s/></text:span><text:span text:style-name="T2560">14</text:span><text:span text:style-name="T2561"> </text:span><text:span text:style-name="T2562">ܘܢܡܠܟܘܢ ܒܗ̇ ܬܪܥܣܪ ܡ̈ܠܟ̇ܝܢ ܚܕ ܒܬܪ ܚܕ܂<text:s/></text:span><text:span text:style-name="T2563">15</text:span><text:span text:style-name="T2564"> </text:span><text:span text:style-name="T2565">ܬܢܝܢܐ ܕܝܢ ܟܕ ܢܡܠܟ̣܂ ܗ̣ܘ ܢܐܚܘܕ ܙܒܢܐ ܝܬܝܪ ܡܢ ܗ̇ܢܘܢ ܬܪܥܣܪ܂<text:s/></text:span><text:span text:style-name="T2566">16</text:span><text:span text:style-name="T2567"> </text:span><text:span text:style-name="T2568">ܣܢܘ ܦܘܫܩܐ ܕܬܪܥܣܪ ܓ̈ܦܐ ܕܚ̣ܙܝܬ܂<text:s/></text:span><text:span text:style-name="T2569">17</text:span><text:span text:style-name="T2570"> </text:span><text:span text:style-name="T2571">ܘܡܛܠ ܕܚ̣ܙܝܬ ܩܠܐ ܕܡܡܠܠ ܗܘܐ ܘܠܐ ܢܦ̇ܩ ܗܘܐ ܡܢ ܪܝܫܗ ܕܢܫܪܐ ܐܠܐ ܡܢ ܡܨܥܬܗ ܕܦܓܪܗ̣܂<text:s/></text:span><text:span text:style-name="T2572">18</text:span><text:span text:style-name="T2573"> </text:span><text:span text:style-name="T2574">ܗܕܐ ܗܝ ܡܠܬܐ܂ ܡܛܠ ܕܒܝܢܬ ܙܒܢܗ̇ ܕܡܠܟܘܬܐ ܗ̇ܝ̣ ܗ̈ܘܝܢ ܦܠܓܘ̈ܬܐ ܣܓܝܐ̈ܬܐ܂ ܘܩܝܢܕܘܢܘܣ ܬܥܒܕ܂ ܕܬܦ̣ܠ ܠܐ ܬܦ̣ܠ܂ ܗܝ̇ܕܝܢ ܐܠܐ ܕܬܘܒ ܬܬܩܢ ܠܪܝܫܢܘܬܗ̇ ܩܕܡܝܬܐ܂<text:s/></text:span><text:span text:style-name="T2575">19</text:span><text:span text:style-name="T2576"> </text:span><text:span text:style-name="T2577">ܘܡܛܠ ܕܚ̣ܙܝܬ ܓ̈ܦܐ ܙܥܘܖ̈ܐ ܬܡܢܝܐ ܕܝܥܘ ܬܚܝܬ ܓܦܘ̈ܗܝ̣܂<text:s/></text:span><text:span text:style-name="T2578">20</text:span><text:span text:style-name="T2579"> </text:span><text:span text:style-name="T2580">ܗܕܐ ܗܝ ܡܠܬܐ܂ ܢܩܘܡܘܢ ܒܗ̇ ܓܝܪ ܬܡܢܝܐ ܡ̈ܠܟ̇ܝܢ̇܂ ܗܠܝܢ ܕܗ̇ܘܝܢ ܙܒܢܝ̈ܗܘܢ ܩܠܝܠܝܢ܂ ܘܥܕܢ̈ܝܗܘܢ ܡܣܪܗܒܝܢ܂ ܘܬܪܝܢ ܡܢܗܘܢ ܢܐܒܕܘܢ<text:s/></text:span><text:span text:style-name="T2581">21</text:span><text:span text:style-name="T2582"> </text:span><text:span text:style-name="T2583">ܟܕ ܢܡܛܐ ܙܒܢܐ ܕܢܦܠܓ܂ ܘܐܪܒܥܐ ܢܬܢܛܪܘܢ ܠܙܒܢܐ܂ ܕܟܕ ܢܡܛܐ ܙܒܢܗ ܕܢܫܠܡ܂ ܬܪܝܢ ܕܝܢ ܢܬܢܛܪܘܢ ܠܫܘܠܡܐ܂<text:s/></text:span><text:span text:style-name="T2584">22</text:span><text:span text:style-name="T2585"> </text:span><text:span text:style-name="T2586">ܘܡܛܠ ܕܚ̣ܙܝܬ ܒܗ ܬܠܬܐ ܖ̈ܝܫܝܢ ܕܫ̣ܠܝܢ̣܂<text:s/></text:span><text:span text:style-name="T2587">23</text:span><text:span text:style-name="T2588"> </text:span><text:span text:style-name="T2589">ܗܕܐ ܗܝ ܡܠܬܐ܂ ܒܚܪܬܗܘܢ ܕܙܒ̈ܢܐ ܢܩܝܡ ܡܪܝܡܐ ܬܠܬܐ ܡ̈ܠܟ̇ܝܢ܂ ܘܢܚܕܬܘܢ ܒܗ̇ ܣܓܝܐ̈ܬܐ܂ ܘܢܫܚܩܘܢܝܗ̇ ܠܐܪܥܐ<text:s/></text:span><text:span text:style-name="T2590">24</text:span><text:span text:style-name="T2591"> </text:span><text:span text:style-name="T2592">ܠܥܡܘܖ̈ܝܗ̇ ܒܥܡܠܐ ܣܓܝܐܐ܂ ܝܬܝܪ ܡܢ ܟܠܗܘܢ ܐܝܠܝܢ ܕܗܘܘ ܡܢ ܩܕܡܝܗܘܢ܂ ܡܛܠ ܗܢܐ ܗ̣ܢܘܢ ܐܬܩܪܝܘ ܖ̈ܝܫܘܗܝ ܕܢܫܪܐ܂<text:s/></text:span><text:span text:style-name="T2593">25</text:span><text:span text:style-name="T2594"> </text:span><text:span text:style-name="T2595">ܗ̣ܢܘܢ ܐܢܘܢ ܓܝܪ ܕܡܚܕܬܝܢ ܪܘܫܥܗ܂ ܘܗ̣ܢܘܢ ܡܫܠܡܝܢ ܠܗ ܠܚܪܬܗ܂<text:s/></text:span><text:span text:style-name="T2596">26</text:span><text:span text:style-name="T2597"> </text:span><text:span text:style-name="T2598">ܘܡܛܠ ܕܚ̣ܙܝܬ ܠܗ̇ܘ ܚܕ ܪܫܐ ܪܒܐ ܕܐܬܚܒܠ̣܂ ܡܛܠ ܕܚܕ ܡܢܗܘܢ ܢܡܘܬ ܒܠܚܘܕ ܥܠ ܥܪܣܗ܂ ܐܦ ܗ̣ܘ ܕܝܢ ܟܕ ܡܫܬܢܩ܂<text:s/></text:span><text:span text:style-name="T2599">27</text:span><text:span text:style-name="T2600"> </text:span><text:span text:style-name="T2601">ܗ̇ܢܘܢ ܕܝܢ ܬܪܝܢ ܕܐܫܬܚܪܘ̣ ܚܪܒܐ ܬܐܟܘܠ ܐܢܘܢ܂<text:s/></text:span><text:span text:style-name="T2602">28</text:span><text:span text:style-name="T2603"> </text:span><text:span text:style-name="T2604">ܡܛܠ ܕܚܪܒܗ ܕܚܕ ܬܐܟܘܠ<text:s/></text:span><text:span text:style-name="T2605">ܠܚܪܒܗ܂<text:s/></text:span><text:span text:style-name="T2606">ܐܠܐ ܕܝܢ ܐܦ ܗ̣ܘ ܒܚܪܬܐ ܒܚܪܒܐ ܢ̇ܦܠ܂<text:s/></text:span><text:span text:style-name="T2607">29</text:span><text:span text:style-name="T2608"> </text:span><text:span text:style-name="T2609">ܘܡܛܠ ܕܚܙ̣ܝܬ ܓ̈ܦܐ ܬܪܝܢ ܕܐܙܠܘ ܠܘܬ ܪܝܫܐ ܕܒܓܒܐ ܕܝܡܝܢܐ܂<text:s/></text:span><text:span text:style-name="T2610">30</text:span><text:span text:style-name="T2611"> </text:span><text:span text:style-name="T2612">ܗܕܐ ܗܝ ܡܠܬܐ܂ ܗܠܝܢ ܐܢܘܢ ܕܦ̣ܪܫ ܡܪܝܡܐ ܠܫܘܠܡܗ܂ ܘܠܡܠܟܘܬܗܘܢ ܢܗܘܐ ܫܘܠܡܐ܂ ܘܫܓܘܫܝܐ ܬܗܘܐ ܡܠ̣ܝܐ<text:s/></text:span><text:span text:style-name="T2613">31</text:span><text:span text:style-name="T2614"> </text:span><text:span text:style-name="T2615">ܐܝܟ ܕܚ̣ܙܝܬ ݊ ܀ ܘܕܚܙܝܬ ܐܪܝܐ ܕܐܬܬܥܝܪ ܡܢ ܥܒܐ܂ ܕ̇ܓܥܐ ܘܢܗ̇ܡ ܘܡܡܠܠ ܠܘܬ ܢܫܪܐ܂ ܘܡܟܣ ܗܘܐ ܠܗ ܥܠ ܥ̣ܘܠܗ܂ ܘܟܠܗܝܢ ܡ̈ܠܐ ܐܝܟ ܕܫܡ̣ܥܬ܂<text:s/></text:span><text:span text:style-name="T2616">32</text:span><text:span text:style-name="T2617"> </text:span><text:span text:style-name="T2618">ܗ̣ܘܝܘ ܡܫܝܚܐ̇܂ ܗ̇ܘ ܕܢܛ̇ܪ ܡܪܝܡܐ ܠܫܘܠܡܗܘܢ ܕܝܘܡ̈ܬܐ܂ ܗ̇ܘ ܕܕܢ̇ܚ ܡܢ ܙܪܥܗ ܕܕܘܝܕ܂ ܘܢܐܬܐ ܘܢܡܠܠ ܥܡܗܘܢ܂ ܘܢܟܣ ܐܢܘܢ ܥܠ ܪܘܫܥܗܘܢ܂ ܘܥܠ ܡܒܐܫܢܘܬܗܘܢ ܢܟܘܢ ܐܢܘܢ܂ ܘܢܣܕܘܪ ܩܕܡܝܗܘܢ ܥ̣ܘܠܗܘܢ܂<text:s/></text:span><text:span text:style-name="T2619">33</text:span><text:span text:style-name="T2620"> </text:span><text:span text:style-name="T2621">ܢܩܝܡ ܐܢܘܢ ܓܝܪ ܩܕܡܝ ܒܕܝ̣ܢܗܘܢ ܟܕ ܚ̈ܝܝܢ܂ ܘܢܗܘܐ ܟܕ ܢܟܣ ܐܢܘܢ ܗ̇ܝܕܝܢ ܢܚ̇ܒܠ ܐܢܘܢ܂<text:s/></text:span><text:span text:style-name="T2622">34</text:span><text:span text:style-name="T2623"> </text:span><text:span text:style-name="T2624">ܠܥܡܝ ܕܝܢ ܕܐܫܬܚܪ ܢܦܪܘܩ ܒ̣ܖ̈ܚܡܐ ܠܐܝܠܝܢ ܕܩ̣ܘܝܘ ܒܬܚ̈ܘܡܝ܂ ܘܢܒܣܡ ܐܢܘܢ ܥܕܡܐ ܕܢܐܬܐ ܫܘܠܡܐ ܕܝܘܡܗ ܕܕܝ̣ܢܐ ܥܠ ܗ̇ܘ ܕܡ̇ܠܠܬ ܥܡܟ ܡܢ ܩܕܝܡ̣܂<text:s/></text:span><text:span text:style-name="T2625">35</text:span><text:span text:style-name="T2626"> </text:span><text:span text:style-name="T2627">ܗܢܘ ܚܙܘܐ ܕܚܙ̣ܝܬ܂ ܘܗܢܘ ܦܘܫܩܗ܂<text:s/></text:span><text:span text:style-name="T2628">36</text:span><text:span text:style-name="T2629"> </text:span><text:span text:style-name="T2630">ܘܐܢܬ ܗܘ ܒܠܚܘܕܝܟ ܐܫܬܘ̣ܝܬ ܕܬܕܥ ܪܐܙܗ ܕܡܪܝܡܐ܂<text:s/></text:span><text:span text:style-name="T2631">37</text:span><text:span text:style-name="T2632"> </text:span><text:span text:style-name="T2633">ܟܬܘܒ ܗܟܝܠ ܒܣܦܪܐ ܗܠܝܢ ܟܠܗܝܢ ܕܚܙ̣ܝܬ܂ ܘܣ̣ܝܡ ܐ̈ܢܝܢ ܒܕܘܟܬܐ ܕܟܣܝܐ܂<text:s/></text:span><text:span text:style-name="T2634">38</text:span><text:span text:style-name="T2635"> </text:span><text:span text:style-name="T2636">ܘܐܠܦ ܐ̈ܢܝܢ ܠܚܟܝ̈ܡܘܗܝ ܕܥܡܟ܂ ܐܝܠܝܢ ܕܝ̣ܕܥܬ ܕܡܫܟܚܝܢ ܠܒܘ̈ܬܗܘܢ ܐܚ̇ܕܝܢ ܠܡܛܪ ܖ̈ܐܙܐ ܗܠܝܢ܂<text:s/></text:span><text:span text:style-name="T2637">39</text:span><text:span text:style-name="T2638"> </text:span><text:span text:style-name="T2639">ܐܢܬ ܕܝܢ ܣܝܒܪ ܗܪܟܐ ܬܘܒ ܫܒܥܐ ܝܘܡ̈ܝܢ ܐܚܖ̈ܢܝܢ܃ ܡܛܠ ܕܢܬܓܠܐ ܠܟ ܡܕܡ ܕܨ̇ܒܐ ܡܪܝܡܐ ܕܢܓܠܐ ܠܟ܂<text:s/></text:span><text:span text:style-name="T2640">40</text:span><text:span text:style-name="T2641"> </text:span><text:span text:style-name="T2642">ܘܐ̣ܙܠ ܠܗ ܡܢ ܠܘܬܝ܀ ܘܗ̣ܘܐ ܕܟܕ ܚܙܘ ܥܡܐ ܕܥ̣ܒܪܘ ܫܒܥܐ ܝܘܡ̈ܝܢ܃ ܘܠܐ ܐ̇ܬܝܬ ܠܡܕܝܢܬܐ̣܂ ܐܬܟܢܫܘ ܟܠܗ ܥܡܐ܂ ܡܢ ܙܥܘܪܐ̣ ܥܕܡܐ ܠܪܒܐ܂ ܘܩ̇ܡܘ ܘܐܬܘ ܠܘܬܝ܂ ܘܥܢܘ ܘܐܡ̇ܪܝܢ ܠܝ܂<text:s/></text:span><text:span text:style-name="T2643">41</text:span><text:span text:style-name="T2644"> </text:span><text:span text:style-name="T2645">ܡܢܐ ܚ̇ܛܝܢܢ ܠܟ܂ ܐܘ ܐܢܐ ܐܒܫܢܢ ܠܟ̇܂ ܕܫܒܩܬܢ ܘܝܬ̣ܒܬ ܠܟ ܒܐܬܪܐ ܗܢܐ܂<text:s/></text:span><text:span text:style-name="T2646">42</text:span><text:span text:style-name="T2647"> </text:span><text:span text:style-name="T2648">ܐܢܬ ܗܘ ܓܝܪ ܐܫܬܚ̣ܪܬ ܠܢ ܡܢ ܟܘܠܗܘܢ ܢܒ̈ܝܐ̣܂ ܐܝܟ ܣܓܘܠܐ ܡܢ ܩܛܦܐ܂ ܘܐܝܟ ܫܪܓܐ ܒܐܬܪܐ ܚܫܘܟܐ܂ ܘܐܝܟ<text:s/></text:span><text:soft-page-break/><text:span text:style-name="T2649">ܠܡܐܢܐ ܕܚ̈ܝܐ ܠܐܠܦܐ ܡܐ ܕܩܝ̇ܡܐ ܒܡܚܫܘܠܐ܂<text:s/></text:span><text:span text:style-name="T2650">43</text:span><text:span text:style-name="T2651"> </text:span><text:span text:style-name="T2652">ܐܘ ܠܐ ܣ̇ܦܩܢ ܠܢ ܒܝ̈ܫ̣ܬܐ ܕܓܕ̈ܫܢ܂ ܐܠܐ ܕܐܦ ܐܢܬ ܬܫܒܩܢ܂<text:s/></text:span><text:span text:style-name="T2653">44</text:span><text:span text:style-name="T2654"> </text:span><text:span text:style-name="T2655">ܘܐܢ ܕܝܢ ܫܒ̇ܩ ܐܢܬ ܠܢ܂ ܦܩܚ ܗܘܐ ܠܢ ܕܐܠܘ ܝܩ̈ܕܢ ܐܦ ܚܢܢ ܒܝܩܕܢܗ̇ ܕܨܗܝܘܢ܂<text:s/></text:span><text:span text:style-name="T2656">45</text:span><text:span text:style-name="T2657"> </text:span><text:span text:style-name="T2658">ܠܐ ܗܘܐ ܓܝܪ ܡܝܬ̇ܪܝܢܢ ܡܢ ܗ̇ܢܘܢ ܕܡܝܬܘ ܬܡܢ܂܂ ܘܒ̇ܟܝܬ ܒܩܠܐ ܪܡ̇ܐ܂ ܘܥ̇ܢܝܬ ܘܐܡ̇ܪܬ ܠܗܘܢ܂<text:s/></text:span><text:span text:style-name="T2659">46</text:span><text:span text:style-name="T2660"> </text:span><text:span text:style-name="T2661">ܐܬܠܒܒ ܐܝܣܪܝܠ܂ ܘܠܐ ܬܟܪܐ ܠܟ ܒܝܬܗ ܕܝܥܩܘܒ܂<text:s/></text:span><text:span text:style-name="T2662">47</text:span><text:span text:style-name="T2663"> </text:span><text:span text:style-name="T2664">ܐܝܬܘܗܝ ܓܝܪ ܕܘܟܪܢܟܘܢ ܩܕܡ ܡܪܝܡܐ܂ ܘܚܝܠܬܢܐ ܠܐ ܛܥ̇ܐ ܠܟܘܢ ܠܥܠܡ܂<text:s/></text:span><text:span text:style-name="T2665">48</text:span><text:span text:style-name="T2666"> </text:span><text:span text:style-name="T2667">ܐܢܐ ܕܝܢ ܠܐ ܫܒܩܬܟܘܢ܂ ܘܠܐ ܫ̇ܒܩ ܐܢܐ ܠܟܘܢ܂ ܐܠܐ ܐ̇ܬܝܬ ܠܐܬܪܐ ܗܢܐ ܕܐܒ̇ܥܐ ܥܠ ܚܘܪܒܗ̇ ܕܨܗܝܘܢ܂ ܘܕܐܫܐܠ ܖ̈ܚ̣ܡܐ ܥܠ ܡܘܟܟܗ ܕܒܝܬ ܡܩܕܫܢ܂<text:s/></text:span><text:span text:style-name="T2668">49</text:span><text:span text:style-name="T2669"> </text:span><text:span text:style-name="T2670">ܘܗܫܐ̣ ܩܠ̣ܘ ܟܘܠ ܐܢܫ ܠܒܝܬܗ܂ ܘܐܢܐ ܐ̇ܬܐ ܐܢܐ ܠܘܬܟܘܢ ܡܢ ܒܬܪ ܗܠܝܢ ܝܘܡ̈ܬܐ܂<text:s/></text:span><text:span text:style-name="T2671">50</text:span><text:span text:style-name="T2672"> </text:span><text:span text:style-name="T2673">ܘܐܙܠܘ ܥܡܐ ܠܡܕܝܢܬܐ ܐܝܟ ܕܐܡ̇ܪܬ ܠܗܘܢ܂<text:s/></text:span><text:span text:style-name="T2674">51</text:span><text:span text:style-name="T2675"> </text:span><text:span text:style-name="T2676">ܐܢܐ ܕܝܢ ܝܬ̇ܒܬ ܒܦܩܥܬܐ̣ ܫܒܥܐ ܝ̇ܘܡܝܢ܂ ܐܝܟ ܕܦܩܕܢܝ܂ ܘܐ̇ܟܠ ܗ̇ܘܝܬ ܡܢ ܗܒ̈ܒܐ ܕܕܒܪܐ ܒܠܚܘܕ܂ ܘܡܢ ܥ̇ܩܖ̈ܐ ܗ̣ܘܐ ܡܙܘܢܝ ܒܗ̇ܢܘܢ ܝܘܡ̈ܬܐ܀</text:span><text:span text:style-name="T2677"><text:s/></text:span></text:p>
      </text:section>
      <text:section text:name="Sect11" text:style-name="S11">
        <text:p text:style-name="P2678"><text:span text:style-name="T2679">܁</text:span><text:span text:style-name="T2680">13</text:span></text:p>
        <text:p text:style-name="P2681"><text:span text:style-name="T2682">1</text:span><text:span text:style-name="T2683"> </text:span><text:span text:style-name="T2684">ܘܗ̣ܘܐ ܡܢ ܒܬܪ ܫܒܥܐ ܝܘܡ̈ܝ̣ܢ ܘܚ̇ܙܝܬ ܚܙܘܐ ܒܠܠܝܐ܂<text:s/></text:span><text:span text:style-name="T2685">2</text:span><text:span text:style-name="T2686"> </text:span><text:span text:style-name="T2687">ܘܗܐ ܪܘܚܐ ܪܒܬܐ ܩܡ̤ܬ ܒܝܡܐ ܐܝܟ ܕܬܫܓܘܫ ܐܢܘܢ ܠܟܠܗܘܢ ܓܠܠܘ̈ܗܝ܂<text:s/></text:span><text:span text:style-name="T2688">3</text:span><text:span text:style-name="T2689"> </text:span><text:span text:style-name="T2690">ܘܚ̇ܙܝܬ ܘܗܐ ܗ̣ܝ ܪܘܚܐ ܐܣܩ̤ܬ ܡܢ ܠܒܗ ܕܝܡܐ ܐܝܟ ܕܡܘܬܐ ܕܒܪܢܫܐ܂ ܘܚ̇ܙܝܬ ܘܗܐ ܦ̣ܪܚ ܗܘܐ ܗ̣ܘ ܗ̇ܘ ܒܪܢܫܐ ܥܡ ܥܢ̈ܢܐ ܕܫܡܝܐ܂ ܘܠܐ̇ܝܟܐ ܕܡܦܢܐ ܗܘܐ ܐܦܘ̈ܗܝ ܕܢܚܘܪ ܘܢܚܙܐ̣܂ ܪܐ̇ܬ ܗܘܐ ܟܘܠ ܡܕܡ ܡܢ ܩܕܡ ܚܙܘܗ܂<text:s/></text:span><text:span text:style-name="T2691">4</text:span><text:span text:style-name="T2692"> </text:span><text:span text:style-name="T2693">ܘܠܐܝ̇ܟܐ ܕܢܦ̇ܩ ܗܘܐ ܩܠܐ ܕܦܘܡܗ̣܂ ܫܝ̇ܚܝܢ ܗܘܘ ܟܘܠܗܘܢ ܐܝܠܝܢ ܕܫ̇ܡܥܝܢ ܗܘܘ ܩܠܗ ܐܝܟ ܕܫ̇ܝܚܐ ܩܪܘܬܐ ܡܐ ܕܡܪܝܚܐ ܒܗ̇ ܢܘܪܐ܂<text:s/></text:span><text:span text:style-name="T2694">5</text:span><text:span text:style-name="T2695"> </text:span><text:span text:style-name="T2696">ܘܚܙ̇ܝܬ ܡܢ ܒܬܪ ܗܠܝܢ̣܂ ܘܗܐ ܐܬܟܢܫܘ ܣܘܓܐܐ ܕܒܢܝ̈ܢܫܐ ܕܠܝܬ ܠܗܘܢ ܡܢܝܢܐ܂ ܡܢ ܐܪܒܥ ܖ̈ܘܚܝ ܫܡܝܐ̣܂ ܐܝܟ ܕܢܩܪܒܘܢ ܥܡ ܒܪܢܫܐ ܗ̇ܘ ܕܣ̣ܠܩ ܡܢ ܝܡܐ܂<text:s/></text:span><text:span text:style-name="T2697">6</text:span><text:span text:style-name="T2698"> </text:span><text:span text:style-name="T2699">ܘܚܙ̇ܝܬ ܕܝܢ ܕܓ̣ܙܪ ܠܗ ܛܘ̣ܪܐ ܪܡ̇ܐ ܘܦ̣ܪܚ ܘܩܡ ܥܠܘܗܝ܂<text:s/></text:span><text:span text:style-name="T2700">7</text:span><text:span text:style-name="T2701"> </text:span><text:span text:style-name="T2702">ܐܢܐ ܕܝܢ ܒܥ̇ܝܬ ܕܐܚܙܐ ܐܬܪܐ ܐܘ ܕܘܟܬܐ ܡܢ ܐܝ̇ܟܐ ܕܐܬܓܙܪ ܛܘ̣ܪܐ ܗ̇ܘ̣܂ ܘܠܐ ܐܫ̇ܟܚܬ܂<text:s/></text:span><text:span text:style-name="T2703">8</text:span><text:span text:style-name="T2704"> </text:span><text:span text:style-name="T2705">ܘܡܢ ܒܬܪ ܗܠܝܢ ܚ̇ܙܝܬ̣܂ ܘܗܐ ܟܘܠܗܘܢ ܗ̇ܢܘܢ ܕܐܬܟܢܫܘ ܕܢܩܪܒܘܢ ܥܡܗ ܕܚ̇ܠܝܢ ܗܘܘ ܣܓܝ܂ ܒܪܡ ܕܝܢ ܡܡܪܚܝܢ ܗܘܘ ܐܝܟ ܕܢܩܪܒܘܢ܂<text:s/></text:span><text:span text:style-name="T2706">9</text:span><text:span text:style-name="T2707"> </text:span><text:span text:style-name="T2708">ܘܟܕ ܚ̣ܙܐ ܚܐܦܐ ܕܡܬܝܗ ܕܣܘܓܗܘܢ ܕܐ̣ܬܐ̣܂ ܠܐ ܐܪܝܡ ܐܝ̇ܕܗ ܐܦ ܠܐ ܪܘܡܚܐ ܐܚܝܕ ܗܘܐ܂ ܘܠܐ ܡܕܡ ܡܢ ܟܠ ܡܐ̈ܢܐ ܕܩܪܒܐ܂ ܐܠܐ ܚ̣ܙܝܬ<text:s/></text:span><text:span text:style-name="T2709">10</text:span><text:span text:style-name="T2710"> </text:span><text:span text:style-name="T2711">ܕܐܝ̇ܟܢܐ ܫܒ̇ܩ ܗܘܐ ܡܢ ܦܘܡܗ ܒܠܚܘܕ ܐܝܟ ܓ̈ܠܠܐ ܕܢܘܪܐ܂ ܘܡܢ ܣܦܘ̈ܬܗ ܪܘܚܐ ܕܫܠܗܒܝܬܐ܂ ܘܡܢ ܠܫܢܗ ܪܡ̇ܐ ܗܘܐ ܓܘܡܖ̈ܐ ܕܥܠܥܠܐ܂ ܘܗܠܝܢ ܐܬܚܠܛܘ ܟܠܗܘܢ ܐܟܚܕܐ ܓ̈ܠܠܐ ܕܢܘܪܐ ܘܪܘܚܐ ܕܫܠܗܒܝܬܐ܂ ܘܣܘܓܐܐ ܕܥܠܥܠܐ܂<text:s/></text:span><text:span text:style-name="T2712">11</text:span><text:span text:style-name="T2713"> </text:span><text:span text:style-name="T2714">ܘܢܦ̣ܠܘ ܥܠ ܚܐܦܐ ܕܡܐܬܝܗ ܕܗ̇ܘ ܥܡܐ ܣܓܝܐܐ܂ ܕܡܛܝܒ ܗܘܐ ܕܢܩܪܒ܂ ܘܐܘܩܕ ܐܢܘܢ ܠܟܘܠܗܘܢ ܐܝܟ ܕܡܢ ܫܠܝܐ̣܂ ܡܕܡ ܠܐ ܢܬܚܙܐ ܡܢ ܗ̇ܘ ܣܘܓܐ ܕܟܢܫܐ ܕܠܝܬ ܗܘܐ ܠܗ ܡܢܝܢܐ܂ ܐܠܐ ܐܢ ܒܠܚܘܕ ܚܠ̣ܐ ܕܩܛܡܐ̇܂ ܘܪܝܚܐ ܕܬܢܢܐ܂ ܘܚ̇ܙܝܬ ܘܬܡ̇ܗܬ܀<text:s/></text:span><text:span text:style-name="T2715">12</text:span><text:span text:style-name="T2716"> </text:span><text:span text:style-name="T2717">ܘܡܢ ܒܬܪ ܗܠܝܢ̣܂ ܚܙ̇ܝܬ ܠܗ̇ܘ ܒܪܢܫܐ ܕܢܚ̣ܬ ܡܢ ܛܘ̣ܪܐ ܗ̇ܘ܂ ܘܩ̇ܪܐ ܗܘܐ ܠܘܬܗ ܣܘܓܐܐ ܕܟܢܫܐ ܐܚܪܢܐ ܕܫܠܡܐ܂<text:s/></text:span><text:span text:style-name="T2718">13</text:span><text:span text:style-name="T2719"> </text:span><text:span text:style-name="T2720">ܘܗܘܘ ܡܬܩܪܒܝܢ ܗܘܘ<text:s/></text:span><text:span text:style-name="T2721">ܠܘܬܗ ܕܡ̈ܘܬܐ ܕܒܢܝܢ̈ܫܐ ܣܓ̈ܝܐܐ܂ ܡܢܗܘܢ ܚ̇ܕܝܢ ܗܘܘ ܕܝܢ܂ ܘܡܢܗܘܢ ܟܡܝܕܝܢ ܘܡܢܗܘܢ ܐܣܝܪܝܢ܂ ܘܡܢܗܘܢ ܡܝܬܝܢ ܠܐܝܠܝܢ ܕܡܬܩܪܒܝܢ܂ ܘܐܢܐ ܕܝܢ ܡܢ ܣܘܓܐܐ ܕܙܘܥܬܐ ܐܬܬܥܝܪܬ ܀ ܘܒܥ̇ܝܬ ܡܢ ܡܪܝܡܐ ܘܐܡ̇ܪܬ܂<text:s/></text:span><text:span text:style-name="T2722">14</text:span><text:span text:style-name="T2723"> </text:span><text:span text:style-name="T2724">ܐܢܬ ܗܘ ܕܡܢ ܒܪܫܝܬ ܚܘܝܬܝܗܝ ܠܥ̣ܒܕܟ ܬܡܝ̈ܗܬܐ ܗܠܝܢ܂<text:s/></text:span><text:soft-page-break/><text:span text:style-name="T2725">ܘܟܕ ܠܐ ܫ̇ܘܐ ܐܢܐ ܚܫܒܬܢܝ ܕܬܩܒܠܝܗ̇ ܠܒܥܘܬܝ܂<text:s/></text:span><text:span text:style-name="T2726">15</text:span><text:span text:style-name="T2727"> </text:span><text:span text:style-name="T2728">ܘܗܫܐ ܓܠܝ ܠܝ ܬܘܒ ܦܘܫܩܗ ܕܚܙܘܐ ܗܢܐ܂<text:s/></text:span><text:span text:style-name="T2729">16</text:span><text:span text:style-name="T2730"> </text:span><text:span text:style-name="T2731">ܐܝܟ ܕܡܬܚܫܒ ܐܢܐ ܓܝܪ ܒܡܕܥܝ̣܂ ܘܝ ܠܐܝܠܝܢ ܕܡܫܬܚܪܝܢ ܒܗ̇ܢܘܢ ܝܘܡ̈ܬܐ܂ ܘܣ̇ܓܝ ܬܘܒ ܝܬܝܪܐܝܬ̣܂ ܘܝ ܠܐܝܠܝܢ ܕܠܐ ܡܫܬܚܪܝܢ܂<text:s/></text:span><text:span text:style-name="T2732">17</text:span><text:span text:style-name="T2733"> </text:span><text:span text:style-name="T2734">ܡܛܠ ܓܝܪ ܕܠܐ<text:s/></text:span><text:span text:style-name="T2735">ܐܫܬܚܪ<text:s/></text:span><text:span text:style-name="T2736">ܢܬܬܥܝܩܘܢ<text:s/></text:span><text:span text:style-name="T2737">18</text:span><text:span text:style-name="T2738"> </text:span><text:span text:style-name="T2739">ܒܡܕܡ ܕܢܛܝܪ ܠܐܝܠܝܢ ܕܡܫܬܚܪܝܢ ܒܝܘ̈ܡܬܐ ܐܚܖ̈ܝܐ܂ ܘܗ̣ܢܘܢ ܕܝܢ ܠܐ ܡܡܛܝܢ ܠܗܝܢ܂ ܐܦ ܠܐܝܠܝܢ ܕܐܫܬܚܪܘ܂<text:s/></text:span><text:span text:style-name="T2740">19</text:span><text:span text:style-name="T2741"> </text:span><text:span text:style-name="T2742">ܡܛܠ ܗܢܐ ܘܝ܂ ܚ̇ܙܝܢ ܓܝܪ ܩܘܢܕܝܢܘܣ ܖ̈ܘܪܒܐ̣܂ ܥܡ ܐܘ̈ܠܨܢܐ ܣܓ̈ܝܐܐ ܐܝܟ ܕܡܚܘܝܢ ܚ̈ܙܘܐ ܗܠܝܢ܂<text:s/></text:span><text:span text:style-name="T2743">20</text:span><text:span text:style-name="T2744"> </text:span><text:span text:style-name="T2745">ܒܪܡ ܕܝܢ ܦܩܚ ܗܘ ܕܢܩܘܡ ܐܢܫ ܒܩܝܢܕܘܢܣ ܘܢܐܬܐ ܠܗܝܢ ܠܗܠܝܢ܂ ܐܘ ܕܢܥܒܪ ܐܝܟ ܥܢܢܐ ܡܢ ܥܠܡܐ܂ ܘܠܐ ܢܚܙܐ ܡܕܡ ܕܓ̇ܕܫ ܒܫܘܠܡܗܘܢ ܕܙܒܢ̈ܐ ܀<text:s/></text:span><text:span text:style-name="T2746">21</text:span><text:span text:style-name="T2747"> </text:span><text:span text:style-name="T2748">ܘܥ̣ܢܐ ܘܐܡ̣ܪ ܠܝ ܐܦ ܦܘܫܩܗ ܕܚܙܘܟ ܐܡ̇ܪ ܠܟ܂ ܐܦ ܥܠ ܐܝܠܝܢ ܕܡܠ̣ܠܬ ܐܓ̇ܠܐ ܠܟ܂<text:s/></text:span><text:span text:style-name="T2749">22</text:span><text:span text:style-name="T2750"> </text:span><text:span text:style-name="T2751">ܡܛܠ ܕܐܡ̣ܪܬ ܥܠ ܐܝܠܝܢ ܕܡܫܬܚܪܝܢ ܘܥܠ ܐܝܠܝܢ ܕܠܐ ܡܫܬܚܪܝ̣ܢ܂ ܗܕܐ ܗܝ ܐܠܬܐ܂<text:s/></text:span><text:span text:style-name="T2752">23</text:span><text:span text:style-name="T2753"> </text:span><text:span text:style-name="T2754">ܗ̇ܘ ܕܡܣܝܒܪ ܩܘܢܕܘܢܘܣ ܒܗ̇ܘ ܙܒܢܐ̣܂ ܗ̣ܘ ܡܢܛܪ ܠܐܝܠܝܢ<text:s/></text:span><text:span text:style-name="T2755">ܕܒܝܢܕܘܢܘܣ<text:s/></text:span><text:span text:style-name="T2756">ܪܡ̣ܝܢ ܠܐܝܠܝܢ ܕܐܝܬ ܠܗܘܢ ܥ̇ܒ̈ܕܐ ܘܗܝܡܢܘܬܐ ܠܘܬ ܡܪܝܡܐ ܘܚܝܠܬܢܐ܂<text:s/></text:span><text:span text:style-name="T2757">24</text:span><text:span text:style-name="T2758"> </text:span><text:span text:style-name="T2759">ܚܙܝ ܗܟܝܠ ܕܐܬܝܗܒ ܛܘܒܐ ܠܐܝܠܝܢ ܕܐܫܬܚܪܘ ܝܬܝܪ ܡܢ ܐܝܠܝܢ ܕܡܝܬܘ܂<text:s/></text:span><text:span text:style-name="T2760">25</text:span><text:span text:style-name="T2761"> </text:span><text:span text:style-name="T2762">ܦܘܫܩܗ ܕܝܢ ܕܚܙܘܟ ܗܢܘ܂ ܂ ܡܛܠ ܕܚܙ̣ܝܬ ܓܒܪܐ ܕܣ̇ܠܩ ܡܢ ܠܒܗ ܕܝܡܐ܂<text:s/></text:span><text:span text:style-name="T2763">26</text:span><text:span text:style-name="T2764"> </text:span><text:span text:style-name="T2765">ܗ̣ܘܝܘ ܘ̇ܘ ܕܢܛ̇ܪ ܡܪܝܡܐ ܠܙܒ̈ܢܐ ܣܓܝܐ̈ܐ܂ ܗ̇ܘ ܕܒܐܝܕܗ ܢܦܪܩܝܗ̇ ܠܒܪܝܬܗ܂ ܘܗ̣ܘ ܢܥܒܪ ܠܐܝܠܝܢ ܕܐܫܬܚܪܘ܂<text:s/></text:span><text:span text:style-name="T2766">27</text:span><text:span text:style-name="T2767"> </text:span><text:span text:style-name="T2768">ܘܕܚ̣ܙܝܬ ܕܡܢ ܦܘܡܗ ܢܦ̇ܩܐ ܗܘܬ ܪܘܚܐ ܕܢܘܪܐ ܘܕܥܠܥܠܐ܂<text:s/></text:span><text:span text:style-name="T2769">28</text:span><text:span text:style-name="T2770"> </text:span><text:span text:style-name="T2771">ܘܕܠܐ ܕܝܢ ܐܚܝܕ ܗܘܐ ܒܐ̣ܝܕܗ ܪܘܡܚܐ ܘܠܐ ܡܐܢܐ ܕܩܪܒܐ܂ ܘܚ̇ܒܠ ܠܣܘܓܐܐ ܕܡܬܝܬܗ ܕܗ̇ܘ ܟܢܫܐ ܕܐ̇ܬܐ ܕܢܥܒܕ ܥܡܗ ܩܪܒܐ܂ ܗܕܐ ܗܝ ܡܠܬܐ܂<text:s/></text:span><text:span text:style-name="T2772">29</text:span><text:span text:style-name="T2773"> </text:span><text:span text:style-name="T2774">ܗܐ ܝܘܡ̈ܬܐ ܐ̇ܬܝܢ܂ ܐܡܬܝ ܕܢܥܒܕ ܡܪܝܡܐ ܕܢܦܪܘܩ ܠܐܝܠܝܢ ܕܥܠ ܐܪܥܐ܂<text:s/></text:span><text:span text:style-name="T2775">30</text:span><text:span text:style-name="T2776"> </text:span><text:span text:style-name="T2777">ܬܐܬܐ ܬܘܗܬܐ ܣܓܝܐܬܐ ܥܠ ܥܡܘܖ̈ܝܗ̇ ܕܐܪܥܐ܂<text:s/></text:span><text:span text:style-name="T2778">31</text:span><text:span text:style-name="T2779"> </text:span><text:span text:style-name="T2780">ܘܢܬܚܫܒܘܢ ܕܢܩܪܒܘܢ ܚܕ ܥܡ ܚܕ܂ ܡܕܝܢܬܐ ܥܡ ܡܕܝܢܬܐ܂ ܘܐܬܪܐ ܥܡ ܐܬܪܐ܂ ܘܥܡܐ ܥܡ ܥܡܐ܂ ܘܡܠܟ̇ܘܬܐ ܥܡ ܡܠܟܘܬܐ܂<text:s/></text:span><text:span text:style-name="T2781">32</text:span><text:span text:style-name="T2782"> </text:span><text:span text:style-name="T2783">ܘܢܗ̇ܘܐ ܟܕ ܢܗ̈ܘܝܢ ܗܠܝܢ ܐܬܘ̈ܬܐ ܕܩܕ̇ܡܬ ܐܡ̇ܪܬ ܠܟ܂ ܗ̇ܝܕܝܢ ܢܬܓܠܐ ܒܪܝ ܗ̇ܘ ܕܚܙ̣ܝܬ ܐܝܟ ܓܒܪܐ ܕܣ̇ܠܩ܂<text:s/></text:span><text:span text:style-name="T2784">33</text:span><text:span text:style-name="T2785"> </text:span><text:span text:style-name="T2786">ܘܟܕ ܢܫܡܥܘܢ ܥܡܡ̈ܐ ܟܠܗܘܢ ܩܠܗ ܢܫܒܩܘܢ ܟܠ ܐܢܫ ܡܢܗܘܢ ܐܬܪܗ ܘܩܪܒܐ ܕܒܝܢܬܗܘܢ<text:s/></text:span><text:span text:style-name="T2787">34</text:span><text:span text:style-name="T2788"> </text:span><text:span text:style-name="T2789">ܘܢܬܟܢܫܘܢ ܐܟܚܕܐ ܟܢܫܐ ܕܠܝܬ ܠܗ ܡܢܝܢܐ܂ ܐܝܟ ܕܚ̣ܙܝܬ ܕܨ̇ܒܝܢ ܕܢܐܬܘܢ ܘܢܥܒܕܘܢ ܩܪܒܐ ܥܡ ܓܒܪܐ ܗ̇ܘ܂<text:s/></text:span><text:span text:style-name="T2790">35</text:span><text:span text:style-name="T2791"> </text:span><text:span text:style-name="T2792">ܗ̣ܘ ܕܝܢ ܢܩܘܡ ܥܠ ܪܝܫ ܛܘ̣ܪܐ ܕܨܗܝܘܢ܂<text:s/></text:span><text:span text:style-name="T2793">36</text:span><text:span text:style-name="T2794"> </text:span><text:span text:style-name="T2795">ܘܨܗܝܘܢ ܕܝܢ ܬܐܬܐ܂ ܘܬܬܓܠܐ ܠܟܘܠ ܟܕ ܡܥܬܕܐ ܘܒܢ̣ܝܐ܂ ܐܝܟ ܕܚ̣ܙܝܬ ܛܘ̣ܪܐ ܕܐܬܓܙܪ ܕܠܐ ܒܐܝܕ̈ܝܢ܂<text:s/></text:span><text:span text:style-name="T2796">37</text:span><text:span text:style-name="T2797"> </text:span><text:span text:style-name="T2798">ܗ̣ܘ ܕܝܢ ܒܪܝ̣܂ ܢܟܣ ܠܥܡ̈ܡܐ ܗܠܝܢ ܕܐܬܘ ܥܠ ܪܘܫܥܗܘܢ܂ ܗ̇ܢܘܢ ܕܐܬܕܡܝܘ ܠܥܠܥܠܐ܂ ܘܢܣܕܘܪ ܩܕܡܝܗܘܢ ܥ̇ܒ̈ܕܝܗܘܢ ܒܝ̣̈ܫܐ܂ ܘܬܫܢܝܩܐ ܗ̇ܘ ܕܥܬܝܕܝܢ ܕܢܫܬܢܩܘܢ܂܂<text:s/></text:span><text:span text:style-name="T2799">38</text:span><text:span text:style-name="T2800"> </text:span><text:span text:style-name="T2801">ܡܢ ܒܬܪܟܢ ܕܝܢ ܗ̇ܘ ܕܐܬܕܡܝ ܠܫܠܗܒܝܬܐ̣܂ ܢܘܒܕ ܐܢܘܢ ܕܠܐ ܥܡܠܐ܂ ܒܢܡܘܣܗ ܕܗ̇ܘ ܕܐܬܕܡܝ ܠܢܘܪܐ ܀<text:s/></text:span><text:span text:style-name="T2802">39</text:span><text:span text:style-name="T2803"> </text:span><text:span text:style-name="T2804">ܘܕܚܙܝܬܝܗܝ ܕܩ̇ܪܐ ܘܡܟܢܫ ܠܘܬܗ ܣܘܓܐܐ ܕܟܢܫܐ ܐܚܪܢܐ ܕܫܠܡܐ̣܂<text:s/></text:span><text:span text:style-name="T2805">40</text:span><text:span text:style-name="T2806"> </text:span><text:span text:style-name="T2807">ܗ̣ܢܘܢ ܐܢܘܢ ܬܫܥܐ ܫܒ̈ܛܝܢ ܘܦܠܓܗ܂ ܗܠܝܢ ܕܐܫܬܒܝܘ ܗܘܘ ܡܢ ܐܪܥܗܘܢ ܒܝܘ̈ܡܬܗ ܕܝܘܫܝܐ ܡ̇ܠܟܐ܂ ܗܠܝܢ ܕܫ̣ܒܐ ܣܠܒܢܣܪ ܡ̇ܠܟܐ ܕܐܬܘܖ̈ܝܐ܂ ܘܐܝܬܝ ܐܢܘܢ ܠܥܒܪܗ ܕܢܗܪܐ ܦܪܬ܇ ܘܐܫܬܒܝܘ ܠܐܪܥܐ ܐܚܪܬܐ<text:s/></text:span><text:span text:style-name="T2808">41</text:span><text:span text:style-name="T2809"> </text:span><text:span text:style-name="T2810">ܐܬܚܫܒܘ ܗܘܘ ܓܝܪ ܗ̣ܢܘܢ ܒܝܢܬܗܘܢ܂ ܘܐܬܡܠܟܘ ܗܢܐ ܡܠ̣ܟܐ̣܂ ܕܢܫܒܩܘܢ ܣܘܓܐܐ ܕܥܡ̈ܡܐ ܘܢܐܙܠܘܢ ܠܐܬܪܐ ܓܘܝܐ܂ ܐܝܟܐ ܕܡܢ ܝܘܡ̈ܘܗܝ ܠܐ ܥܡ̤ܪܬ ܬܡܢ ܫܪܒܬܐ ܕܒ̈ܢܝܢܫܐ<text:s/></text:span><text:span text:style-name="T2811">42</text:span><text:span text:style-name="T2812"> </text:span><text:span text:style-name="T2813">ܕܐܦܢ ܬܡܢ ܢܛܪܘܢ ܢܡܘܣܗܘܢ ܗ̇ܘ ܕܠܐ ܢܛܪܘܗܝ ܗܘܘ ܒܐܪܥܗܘܢ܀<text:s/></text:span><text:span text:style-name="T2814">43</text:span><text:span text:style-name="T2815"> </text:span><text:span text:style-name="T2816">ܘܥܠܘ ܗܘܘ ܕܝܢ ܒܡ̈ܥܠܢܐ ܐ̈ܠܝܨܐ ܕܦܪܬ܂<text:s/></text:span><text:span text:style-name="T2817">44</text:span><text:span text:style-name="T2818"> </text:span><text:span text:style-name="T2819">ܥ̣ܒܕ ܠܗܘܢ ܓܝܪ ܡܪܝܡܐ ܗܝ̇ܕܝܢ ܬܕܡܖ̈ܬܐ܂ ܟ̇ܠܐ ܗܘܐ ܓܝܪ ܡܦܩܢ̈ܘܗܝ ܕܢܗܪܐ ܥܕܡܐ<text:s/></text:span><text:soft-page-break/><text:span text:style-name="T2820">ܕܥ̣ܒܪܘ ܟܘܠܗܘܢ܂<text:s/></text:span><text:span text:style-name="T2821">45</text:span><text:span text:style-name="T2822"> </text:span><text:span text:style-name="T2823">ܕܢܐܙܠܘܢ ܗܘܘ ܕܝܢ ܒܝ̣ܫܐ܂ ܐܘܪܚܐ ܣܓܝܐܐ ܗܘܬ ܠܡܐܙܠ̣ ܡܪܕܐ ܫܢܬܐ ܚܕܐ ܘܦܠܓܗ̇܂ ܗ̣ܘ ܕܝܢ ܗ̇ܘ ܐܬܪܐ ܡܬܩܪܐ ܐܪܙܦ܂ ܣܘܦܗ ܕܥܠܡܐ܂<text:s/></text:span><text:span text:style-name="T2824">46</text:span><text:span text:style-name="T2825"> </text:span><text:span text:style-name="T2826">ܘܥܡ̣ܪܘ ܬܡܢ ܥܕܡܐ ܠܙܒܢܐ ܐܚܪܝܐ܂ ܘܗܝ̇ܕܝܢ ܬܘܒ ܕܥܬܝܕܝܢ ܕܢܐܬܘܢ̣܂<text:s/></text:span><text:span text:style-name="T2827">47</text:span><text:span text:style-name="T2828"> </text:span><text:span text:style-name="T2829">ܬܘܒ ܡܪܝܡܐ ܢܟܠܐ ܡܦܩ̈ܢܘܗܝ ܕܢܗܪܐ ܦܪܬ܂ ܐܝܟ ܕܢܫܟܚܘܢ ܢܥܒܪܘܢ܂ ܡܛܠ ܗܢܐ ܗܘ ܚܙ̣ܝܬ ܣܘܓܐܐ ܕܟܢܫܐ ܕܡܬܟܢܫ ܒܫܠܡܐ܂<text:s/></text:span><text:span text:style-name="T2830">48</text:span><text:span text:style-name="T2831"> </text:span><text:span text:style-name="T2832">ܐܠܐ ܐܦ ܐܝܠܝܢ ܕܐܫܬܚܪܘ ܡܢ ܥܡܟ ܢܐܚܘܢ܂ ܐܝܠܝܢ ܕܡܫܬܟܚܝܢ ܒܬܚ̈ܘܡܝ ܩܕ̈ܝܫܐ܂<text:s/></text:span><text:span text:style-name="T2833">49</text:span><text:span text:style-name="T2834"> </text:span><text:span text:style-name="T2835">ܘܢܗܘܐ ܕܝܢ ܕܟܕ ܢܘܒܕ ܣܘܓܐܐ ܕܥܡ̈ܡܐ ܕܐܬܟܢܫܘ̣ ܢܛܢ ܥܠ ܥܡܐ ܕܐܫܬܚܪ܂<text:s/></text:span><text:span text:style-name="T2836">50</text:span><text:span text:style-name="T2837"> </text:span><text:span text:style-name="T2838">ܘܗ̇ܝܕܝܢ ܢܚܘܐ ܐܢܘܢ ܬܕܡܖ̈ܬܐ ܝܬܝܖ̈ܬܐ ܀<text:s/></text:span><text:span text:style-name="T2839">51</text:span><text:span text:style-name="T2840"> </text:span><text:span text:style-name="T2841">ܘܐܢܐ ܬܘܒ ܐܡ̇ܪܬ ܠܗ܂ ܐܘ ܡܪܝܐ ܡܪܝ܂ ܗܕܐ ܐܘܕܥܝܢܝ܂ ܡܛܠ ܡܢܐ ܚܙ̇ܝܬܗ ܠܓܒܪܐ ܕܡܢ ܠܒܗ ܕܝܡܐ ܣܠܩ ݊ ݊ ܀ ܘܥ̣ܢܐ ܘܐ̣ܡܪ ܠܝ܂<text:s/></text:span><text:span text:style-name="T2842">52</text:span><text:span text:style-name="T2843"> </text:span><text:span text:style-name="T2844">ܐܝ̇ܟܢܐ ܕܠܐ ܡ̣ܨܐ ܐܢܫ ܕܢܒܨܐ ܘܢܫܟܚ ܐܘ ܢܕܥ ܡܕܡ ܕܒܥܘܡ̈ܩܘܗܝ ܕܝܡܐ̣܂ ܗܟܢܐ ܠܐ ܡܫܟܚ ܐܢܫ ܡܢ ܐܝܠܝܢ ܕܥܠ ܐܪܥܐ ܕܢܚܙܝܘܗܝ ܠܒܪܝ ܐܘ ܠܐܝܠܝܢ ܕܥܡܗ̇܂ ܐܠܐ ܐܢ ܒܗ̇ܘ ܙܒܢܐ ܒܝܘܡܗ܂<text:s/></text:span><text:span text:style-name="T2845">53</text:span><text:span text:style-name="T2846"> </text:span><text:span text:style-name="T2847">ܗܢܘ ܦܘܫܩܗ ܕܚܙܘܐ ܕܚ̣ܙܝܬ܂ ܡܛܠ ܗܢܐ ܐܬܓܠܝ ܠܟ ܗܠܝܢ̇ ܠܟ ܒܠܚܘܕܝܟ܂<text:s/></text:span><text:span text:style-name="T2848">54</text:span><text:span text:style-name="T2849"> </text:span><text:span text:style-name="T2850">ܡܛܠ ܕܫܒ̣ܩܬ ܐܝܠܝܢ ܕܕܝܠܟ ܐ̈ܢܝܢ܂ ܘܐܬܒܛܠ ܠܟ ܥܠ ܐܝܠܝܢ<text:s/></text:span><text:span text:style-name="T2851">ܕܕܝܠܢ<text:s/></text:span><text:span text:style-name="T2852">ܐ̈ܢܝܢ܂ ܘܐܝܠܝܢ ܕܕܢܡܘܣܐ ܐ̈ܢܝܢ ܒܥ̣ܝܬ<text:s/></text:span><text:span text:style-name="T2853">55</text:span><text:span text:style-name="T2854"> </text:span><text:span text:style-name="T2855">ܚܝ̈ܝܟ ܓܝܪ ܒܚܟܡܬܐ ܕܒ̣ܪܬ܂ ܘܠܣܟܘܠܬܢܘܬܐ ܩܪ̣ܝܬ ܐܡܝ܂<text:s/></text:span><text:span text:style-name="T2856">56</text:span><text:span text:style-name="T2857"> </text:span><text:span text:style-name="T2858">ܡܛܠ ܗܢܐ ܚܘܝܬܟ ܗܠܝܢ܂ ܐܓܪܐ ܓܝܪ ܠܘܬ ܡܪܝܡܐ ܢܗܘܐ ܕܝܢ ܡܢ ܒܬܪ ܬܠܬܐ ܝܘܡ̈ܝܢ ܐܡܠܠ ܥܡܟ ܐܚܖ̈ܢܝܬܐ܂ ܘܐܦܫܩ ܠܟ ܬܕܡܖ̈ܬܐ ܐܚܖ̈ܝܬܐ ܀܀<text:s/></text:span><text:span text:style-name="T2859">57</text:span><text:span text:style-name="T2860"> </text:span><text:span text:style-name="T2861">ܘܐ̇ܙܠܬ ܘܗ̇ܠܟܬ ܒܦܩܥܬܐ ܣ̇ܓܝ܂ ܘܡܫܒܚ ܗܘ̇ܝܬ ܘܡܘܕܐ ܠܡܪܝܡܐ̇܂ ܥܠ ܬܕܡܖ̈ܬܐ ܕܥܒ̣ܕ ܒܙܒܢ ܙܒܢ܂<text:s/></text:span><text:span text:style-name="T2862">58</text:span><text:span text:style-name="T2863"> </text:span><text:span text:style-name="T2864">ܘܡܕܒܪ ܙܒ̈ܢܐ ܘܡܕܡ ܕܐ̇ܬܐ ܒܙܒ̈ܢܐ܂ ܘܝܬ̇ܒܬ ܬܡܢ ܬܠܬܐ ܝܘܡ̈ܝܢ܂</text:span></text:p>
      </text:section>
      <text:section text:name="Sect12" text:style-name="S12">
        <text:p text:style-name="P2865">14</text:p>
        <text:p text:style-name="P2866"><text:span text:style-name="T2867">1</text:span><text:span text:style-name="T2868"> </text:span><text:span text:style-name="T2869">ܘܗ̣ܘܐ ܡܢ ܒܬܪ ܗܠܝܢ̣܂ ܘܐܢܐ ܝܬ̇ܒ ܗ̇ܘܝܬ ܬܚܝܬ ܒܠܘܛܐ܂<text:s/></text:span><text:span text:style-name="T2870">2</text:span><text:span text:style-name="T2871"> </text:span><text:span text:style-name="T2872">ܘܗܐ ܩܠܐ ܢܦܩ̣ ܡܢ ܣܢܝܐ ܕܠܘܩܒܠܝ̣ ܘܥܢܐ ܘܐܡ̣ܪ ܠܝ܂ ܥܙܪܐ ܥܙܪܐ̣܂ ܘܐܡ̇ܪܬ ܗܐ ܐܢܐ܂ ܘܩܡ̇ܬ ܥܠ ܖ̈ܓܠܝ܂ ܘܐܡ̣ܪ ܠܝ܂<text:s/></text:span><text:span text:style-name="T2873">3</text:span><text:span text:style-name="T2874"> </text:span><text:span text:style-name="T2875">ܡܬܓܠܝܘ ܐܬ̇ܓܠܝܬ ܡܢ ܣܢܝܐ̇܂ ܘܡ̇ܠܠܬ ܥܡ ܡܘܫܐ ܟܕ ܡܫܥܒܕ ܗܘܐ ܥܡܝ ܒܡܨܪܝܢ܂<text:s/></text:span><text:span text:style-name="T2876">4</text:span><text:span text:style-name="T2877"> </text:span><text:span text:style-name="T2878">ܘܫ̇ܕܪܬܗ ܘܐܦܩܗ ܠܥܡܝ ܡܢ ܡܨܪܝܢ܂ ܘܐܝܬܝܗ ܠܡܕܒܪܐ ܘܐܣܩܗ ܠܛܘܪ ܣܝܢܝ܂ ܘܐܚ̇ܕܬܗ ܠܘܬܝ ܝܘܡ̈ܬܐ ܣܓܝܐ̈ܐ܂<text:s/></text:span><text:span text:style-name="T2879">5</text:span><text:span text:style-name="T2880"> </text:span><text:span text:style-name="T2881">ܘܦܫ̇ܩܬ ܠܗ ܬܕܡܖ̈ܬܐ ܣܓܝܐ̈ܬܐ܂ ܘܐܘ̇ܕܥܬܗ ܖ̈ܐܙܐ ܕܙܒ̈ܢܐ܂ ܘܚ̇ܘܝܬܗ ܫܘܠܡܗܘܢ ܕܥ̈ܕܢܐ܂ ܘܦ̇ܩܕܬܗ ܘܐܡ̇ܪܬ ܠܗ܂<text:s/></text:span><text:span text:style-name="T2882">6</text:span><text:span text:style-name="T2883"> </text:span><text:span text:style-name="T2884">ܕܗܠܝܢ ܡ̈ܠܐ̣܂ ܡܢܗܝܢ ܬܟܣܐ ܘܡܢܗܝܢ ܬܓܠܐ ܀<text:s/></text:span><text:span text:style-name="T2885">7</text:span><text:span text:style-name="T2886"> </text:span><text:span text:style-name="T2887">ܘܗܫܐ ܠܟ ܐܡ̇ܪ ܐܢܐ ܥܙܪܐ܂<text:s/></text:span><text:span text:style-name="T2888">8</text:span><text:span text:style-name="T2889"> </text:span><text:span text:style-name="T2890">ܐܬ̈ܘܬܐ ܕܩܕܡܬ ܚ̇ܘܝܬܟ܂ ܘܚܙ̈ܘܢܐ ܕܚܙ̣ܝܬ ܘܦܘܫܩܗܘܢ ܕܫܡ̣ܥܬ܂ ܣܝ̣ܡ ܐܢܘܢ ܒܠܒܟ ܘܛܫܐ ܐܢܘܢ܂<text:s/></text:span><text:span text:style-name="T2891">9</text:span><text:span text:style-name="T2892"> </text:span><text:span text:style-name="T2893">ܐܢܬ ܓܝܪ ܡܫܬܩܠ ܐܢܬ ܡܢ ܒܢܝ̈ܢܫܐ܂ ܘܬܗܘܐ ܡܟܝܠ ܥܡ ܒܪܝ܂ ܘܥܡ ܐܝܠܝܢ ܕܕܡ̇ܝܢ ܠܟ ܥܕܡܐ ܕܢܫܠܡܘܢ ܙܒ̈ܢܐ܂<text:s/></text:span><text:span text:style-name="T2894">10</text:span><text:span text:style-name="T2895"> </text:span><text:span text:style-name="T2896">ܥܠܡܐ ܓܝܪ ܐܘܒܕܗ̇ ܠܥܠܝܡܘܬܗ܂ ܘܙܒ̈ܢܐ ܩ̣ܪܒܘ ܠܡܐܣܒ܂<text:s/></text:span><text:span text:style-name="T2897">13</text:span><text:span text:style-name="T2898"> </text:span><text:span text:style-name="T2899">ܗܫܐ ܗܟܝܠ ܦܩܕܝܗܝ ܠܒܝܬܟ܂ ܘܐܪܬܝܗܝ ܠܥܡܟ܂ ܘܒܝܐܐ ܐܢܘܢ ܠܥܢܘܝ̈ܝܗܘܢ܂ ܘܣܟܠ ܠܚܟܝܡ̈ܝܗܘܢ܂ ܘܫܒܘܩ ܡܟܝܠ ܚ̈ܝܐ ܗܠܝܢ ܕܚܒܠܐ܂<text:s/></text:span><text:span text:style-name="T2900">14</text:span><text:span text:style-name="T2901"> </text:span><text:span text:style-name="T2902">ܘܫܪܝ ܡܢܟ ܝܘܩܪܐ ܕܒܢܝ̈ܢܫܐ܂ ܘܫܕܝ ܡܚܫ̈ܒܬܐ ܕܡܘܬܐ܂ ܘܫܠܘܚ ܡܟܝܠ ܟܝܢܐ ܕܟܪܝܗܘܬܐ܂ ܘܣ̣ܝܡ ܠܚܕ ܓܒܐ ܡܚܫ̈ܒܬܐ ܗܠܝܢ ܕܐ̈ܠܨܢ ܠܟ܂ ܘܐܣܬܪܗܒ ܕܬܫܢܐ ܡܢ ܗܠܝܢ ܙܒ̈ܢܐ܂<text:s/></text:span><text:span text:style-name="T2903">15</text:span><text:span text:style-name="T2904"> </text:span><text:span text:style-name="T2905">ܒܝܫ̣̈ܬܐ ܓܝܪ ܕܚ̣ܙܝܬ ܕܗ̈ܘܝ ܗܫܐ̣܂ ܬܘܒ ܡܢ ܒܬܪܟܢ ܕܒܝ̈ܫܢ ܡܢܗܝܢ ܗ̈ܘܝܢ܂<text:s/></text:span><text:span text:style-name="T2906">16</text:span><text:span text:style-name="T2907"> </text:span><text:span text:style-name="T2908">ܟܡܐ ܓܝܪ ܕܒܨܪ ܥܠܡܐ ܡܢ ܣܝܒܘܬܗ̣܂ ܗܟܢܐ ܣ̈ܓܝܢ ܒܝܫ̣̈ܬܐ ܥܠ ܥܡܘܖ̈ܝܗ̇ ܕܐܪܥܐ܂<text:s/></text:span><text:span text:style-name="T2909">17</text:span><text:span text:style-name="T2910"> </text:span><text:span text:style-name="T2911">ܝܬܝܪܐܝܬ ܓܝܪ ܡܬܪܚܩ ܫܪܪܐ܂ ܘܕܓܠܘܬܐ<text:s/></text:span><text:soft-page-break/><text:span text:style-name="T2912">ܡܬܩܪܒܐ܂ ܡܢ ܟܕܘ ܓܝܪ ܗܐ ܡܣܬܪܗ̣ܒ ܕܢܐܬܐ ܢܫܪܐ ܗ̇ܘ ܕܚܙܝܬ ܒܚܙܘܐ ܀<text:s/></text:span><text:span text:style-name="T2913">18</text:span><text:span text:style-name="T2914"> </text:span><text:span text:style-name="T2915">ܘܥܢ̇ܝܬ ܘܐܡ̇ܪܬ܂ ܐܡ̇ܠܠ ܩܕܡܝܟ ܡܪܝܐ܂<text:s/></text:span><text:span text:style-name="T2916">19</text:span><text:span text:style-name="T2917"> </text:span><text:span text:style-name="T2918">ܗܐ ܐܢܐ ܐܙ̇ܠ ܐܢܐ ܐܝܟ ܕܦܩܕܬܢܝ܂ ܘܐܪܬܝܘܗܝ ܠܥܡܐ ܗܢܐ ܕܩ̇ܝܡ܂ ܠܐܝܠܝܢ ܕܝܢ ܕܬܘܒ ܡܬܝܠܕܝܢ̣܂ ܡ̣ܢܘ ܡܪܬܐ ܠܗܘܢ܂<text:s/></text:span><text:span text:style-name="T2919">20</text:span><text:span text:style-name="T2920"> </text:span><text:span text:style-name="T2921">ܥܠܡܐ ܓܝܪ ܣ̣ܝܡ ܒܚܫܘܟܐ܂ ܘܥܡܘܖ̈ܘܗܝ ܕܠܐ ܢܘܗܪܐ܂<text:s/></text:span><text:span text:style-name="T2922">21</text:span><text:span text:style-name="T2923"> </text:span><text:span text:style-name="T2924">ܢܡܘܣܟ ܓܝܪ ܐܝܩܪ܂ ܘܐܢܫ ܠܐ ܝܕ̇ܥ ܥ̇ܒ̈ܕܐ ܕܥܒ̣ܕܬ܂ ܐܘ ܡܕܡ ܕܥܬܝܕ ܐܢܬ ܕܬܥܒܕ܂<text:s/></text:span><text:span text:style-name="T2925">22</text:span><text:span text:style-name="T2926"> </text:span><text:span text:style-name="T2927">ܐܢ ܗܟܝܠ ܐܫܟ̇ܚܬ ܖ̈ܚܡܐ ܩܕܡܝܟ̣܂ ܐܪܡܐ ܒܝ ܡܪܝ ܪܘܚܐ ܩܕܝܫܐ܂ ܘܐܟܬܘܒ ܟܘܠ ܡܕܡ ܕܗ̣ܘܐ ܒܥܠܡܐ܂ ܡܢ ܪܝܫ ܟܠ ܕܟܬܝܒ ܗܘܐ ܒܢܡܘܣܟ ܕܢܬܡܨܘܢ ܒ̈ܢܝ ܐܢܫܐ ܢܫܟܚܘܢ ܫܒܝܠܐ܂ ܘܐܝܠܝܢ ܕܨ̇ܒܝܢ ܕܢܐܚܘܢ̣ ܒܐܚܪܝܬܐ ܢܕܥܘܢ ܐܘܪܚܐ ܀<text:s/></text:span><text:span text:style-name="T2928">23</text:span><text:span text:style-name="T2929"> </text:span><text:span text:style-name="T2930">ܘܥ̣ܢܐ ܘܐܡ̣ܪ ܠܝ܂ ܙܠ ܘܟܢܫܝܗܝ ܠܥܡܟ ܘܐܡ̣ܪ ܠܗܘܢ̣܂ ܕܠܐ ܢܒܥܘܢܟ ܐܪܒܥܝܢ ܝܘܡ̈ܝܢ܂<text:s/></text:span><text:span text:style-name="T2931">24</text:span><text:span text:style-name="T2932"> </text:span><text:span text:style-name="T2933">ܐܢܬ ܕܝܢ ܥܬܕ ܠܟ<text:s/></text:span><text:span text:style-name="T2934">ܠܘܚܐ<text:s/></text:span><text:span text:style-name="T2935">ܣܓܝܐ̈ܬܐ܂ ܘܕܒ̣ܪ ܥܡܟ ܠܣܪܝܐ ܘܠܕܪܝܐ ܘܠܫܠܡܝܐ ܥܡ ܗܠܩܢܐ܂ ܘܠܫܝܐܝܠ܂ ܠܗܠܝܢ ܚܡܫܐ ܓܒܖ̈ܝܢ܂ ܡܛܠ ܕܥܬܝܕܝܢ ܐܢܘܢ ܠܡܟܬܒ ܩܠܝܠܐܝܬ܂<text:s/></text:span><text:span text:style-name="T2936">25</text:span><text:span text:style-name="T2937"> </text:span><text:span text:style-name="T2938">ܘܬܐܬܐ ܠܗܪܟܐ܂ ܘܐܢܐ ܐܕܠܩ ܒܠܒܟ ܫܪܓܐ ܕܒܘܝܢܐ܂ ܗ̇ܘ ܕܠܐ ܢܕܥܟ ܥܕܡܐ ܕܬܫ̇ܠܡ ܡܕܡ ܕܥܬܝܕ ܐܢܬ ܠܡܟܬܒ܂<text:s/></text:span><text:span text:style-name="T2939">26</text:span><text:span text:style-name="T2940"> </text:span><text:span text:style-name="T2941">ܘܡܐ ܕܫܠ̣ܡܬ̣܂ ܡܢܗܘܢ ܬܣܝܡ ܒܓܠܝܐ ܘܡܢܗܘܢ ܬܟܣܐ܂ ܘܬܫܠܡ ܐܢܘܢ ܠܚܟܝܡ̈ܐ܂ ܠܡܚܪ ܓܝܪ ܒܗܢܐ ܥܕܢܐ ܡܫܪܐ ܐܢܬ ܠܡܟܬܒ ܀<text:s/></text:span><text:span text:style-name="T2942">27</text:span><text:span text:style-name="T2943"> </text:span><text:span text:style-name="T2944">ܘܐ̇ܙܠܬ ܐܝܟ ܕܦܩܕܢܝ܂ ܘܟܢܫܬܗ ܠܟܠܗ ܥܡܐ܂ ܘܐܡ̇ܪܬ ܠܗܘܢ܂<text:s/></text:span><text:span text:style-name="T2945">28</text:span><text:span text:style-name="T2946"> </text:span><text:span text:style-name="T2947">ܫܡ̣ܥܘ ܐܝܣܪܐܝܠ ܦܬܓ̈ܡܐ ܗܠܝܢ܂<text:s/></text:span><text:span text:style-name="T2948">29</text:span><text:span text:style-name="T2949"> </text:span><text:span text:style-name="T2950">ܬܘ̈ܬܒܐ ܗܘܘ ܐܒܗ̈ܬܢ ܡܢ ܩܕܝܡ ܒܐܪܥܐ ܕܡܨܪܝܢ ܘܐܬܦܪܩܘ ܡܢ ܬܡܢ̇܂<text:s/></text:span><text:span text:style-name="T2951">30</text:span><text:span text:style-name="T2952"> </text:span><text:span text:style-name="T2953">ܘܢܣܒܘ ܢܡܘܣܐ ܕܚ̈ܝܐ܂ ܘܠܐ ܢܛܪܘܗܝ܂ ܗ̇ܘ ܕܐܦ ܐܢܬܘܢ ܡܢ ܒܬܪܗܘܢ ܐܥܒܪܬܘܢܝܗܝ܂<text:s/></text:span><text:span text:style-name="T2954">31</text:span><text:span text:style-name="T2955"> </text:span><text:span text:style-name="T2956">ܘܐܬܝܗ̤ܒܬ ܠܟܘܢ ܐܪܥܐ ܠܝܪܬܘܬܐ܂ ܒܐܪܥܗ̇ ܕܨܗܝܘܢ܂ ܘܐܢܬܘܢ ܕܝܢ ܘܐܒܗ̈ܝܟܘܢ ܐܥܘܠܬܘܢ܂ ܘܠܐ ܢܛܪܬܘܢ ܐܘܖ̈ܚܬܐ ܕܦܩܕܟܘܢ ܡܘܫܐ<text:s/></text:span><text:span text:style-name="T2957">ܥ̣ܒܪܗ<text:s/></text:span><text:span text:style-name="T2958">ܕܡܪܝܐ܂<text:s/></text:span><text:span text:style-name="T2959">32</text:span><text:span text:style-name="T2960"> </text:span><text:span text:style-name="T2961">ܡܪܝܡܐ ܕܝܢ ܕܐܝܬܘܗܝ ܕܝ̇ܢܐ ܕܩܘܫܬܐ ܐܪܝܡ ܡܢܟܘܢ ܡܕܡ ܕܠܙܒܢܐ ܐܬܝܗܒ ܠܟܘܢ܂<text:s/></text:span><text:span text:style-name="T2962">33</text:span><text:span text:style-name="T2963"> </text:span><text:span text:style-name="T2964">ܘܗܫܐ ܐܢܬܘܢ ܐܝܬܝܟܘܢ ܗܪܟܐ ܒܐܘܠܨܢܐ ܘܐܚ̈ܝܟܘܢ ܠܓܘ ܡܢܟܘܢ ܒܐܪܥܐ ܐܚܪܬܐ܂<text:s/></text:span><text:span text:style-name="T2965">34</text:span><text:span text:style-name="T2966"> </text:span><text:span text:style-name="T2967">ܐܢ ܗܟܝܠ ܐܬܪܬܘܢ ܢܦܫܟܘܢ ܘܬܪܕܘܢ ܠܒܟܘܢ ܒܚܝ̈ܝܟܘܢ ܬܬܢܛܪܘܢ܂ ܘܡܢ ܒܬܪ ܡܘܬܐ ܢܗܘܘܢ ܥܠܝܟܘܢ ܖ̈ܚ̣ܡܐ܂<text:s/></text:span><text:span text:style-name="T2968">35</text:span><text:span text:style-name="T2969"> </text:span><text:span text:style-name="T2970">ܕܝ̣ܢܐ ܓܝܪ ܐ̇ܬܐ ܡܢ ܒܬܪ ܡܘܬܐ ܐܡܬܝ ܕܬܘܒ ܚܝܝܢ ܚܢܢ܂ ܘܗܝ̇ܕܝܢ ܫܡܐ ܕܙܕܝܩ̈ܐ ܢܬܓܠܐ܂ ܘܥ̇ܒ̈ܕܝܗܘܢ ܕܖ̈ܫܝܥܐ ܢܬܚܙܘܢ܂<text:s/></text:span><text:span text:style-name="T2971">36</text:span><text:span text:style-name="T2972"> </text:span><text:span text:style-name="T2973">ܠܘܬܝ ܕܝܢ ܐܢܫ ܠܐ ܢܬܩܪܒ܂ ܘܠܐ ܬܒܥܘܢܢܝ ܥܕܡܐ ܠܐܪܒܥܝܢ ܝܘܡ̈ܝܢ ܀<text:s/></text:span><text:span text:style-name="T2974">37</text:span><text:span text:style-name="T2975"> </text:span><text:span text:style-name="T2976">ܐܢܐ ܕܝܢ ܕܒ̇ܪܬ ܠܗܠܝܢ ܚܡܫܐ ܓܒܪܝܢ ܐܝܟ ܕܦܩܕܢܝ܂ ܘܐܙ̇ܠܬ ܠܦܩܥܬܐ܂ ܘܟܬܪܢ ܬܡܢ ܐܝ̇ܟܢܐ ܕܐܡ̣ܪ ܠܝ ܀<text:s/></text:span><text:span text:style-name="T2977">38</text:span><text:span text:style-name="T2978"> </text:span><text:span text:style-name="T2979">ܘܗ̣ܘܐ ܠܝܘܡܐ ܕܡܚܕ̇܂ ܘܗܐ ܩܠܐ ܩ̇ܪܐ ܠܝ ܘܐܡ̣ܪ܂ ܥܙܪܐ ܥܙܪܐ܂ ܦܬ̣ܚ ܦܘܡܟ ܘܐܫܬܝ ܡܕܡ ܕܡܫܩܐ ܐܢܐ ܠܟ܂<text:s/></text:span><text:span text:style-name="T2980">39</text:span><text:span text:style-name="T2981"> </text:span><text:span text:style-name="T2982">ܘܦܬ̇ܚܬ ܦܘܡܝ ܘܚ̇ܙܝܬ ܻ ܻ ܗܘܐ ܠܝ ܟܣܐ ܕܡ̣ܠܐ܂ ܡܠ̣ܐ ܗܘܐ ܕܝܢ ܐܝܟ ܡ̈ܝܐ܂ ܘܕܡܘܬܗ ܕܡ̇ܝܐ ܗܘܬ ܠܢܘܪܐ܂<text:s/></text:span><text:span text:style-name="T2983">40</text:span><text:span text:style-name="T2984"> </text:span><text:span text:style-name="T2985">ܘܢܣ̇ܒܬ ܘܐܫ̇ܬܝܬ܂ ܘܗ̣ܘܐ ܕܟܕ ܫܬ̇ܐ ܗ̇ܘܝܬ ܠܗ܆ ܗܐ ܠܒܝ ܡܒܥ ܗܘܐ ܒܘܝܢܐ܂ ܘܚܕܝ ܕܝܢ ܓܣܐ ܗܘܐ ܚܟܡܬܐ܂ ܘܪܘܚܝ ܢܛ̇ܪܐ ܗܘܬ ܥܘܗܕܢܐ܂<text:s/></text:span><text:span text:style-name="T2986">41</text:span><text:span text:style-name="T2987"> </text:span><text:span text:style-name="T2988">ܘܦܘܡܝ ܐܬܦܬܚ ܘܠܐ ܐܬܬܚܕ܂<text:s/></text:span><text:span text:style-name="T2989">42</text:span><text:span text:style-name="T2990"> </text:span><text:span text:style-name="T2991">ܡܪܝܡܐ ܕܝܢ ܝܗ̣ܒ ܣܘܟܠܐ ܠܗ̇ܢܘܢ ܚܡܫܐ ܓܒܖ̈ܝܢ܂ ܘܟܬ̇ܒܝܢ ܗܘܘ ܐܝܠܝܢ ܕܡܬܡ̈ܠܠܢ ܗ̈ܘܝ ܒܝܘܒܠܐ̣ ܒܟܬ̈ܝܒܬܐ ܕܐܬ̈ܘܬܐ ܐܝܠܝܢ ܕܠܐ ܝܕ̇ܥܝܢ ܗܘܘ ܘܝܬ̇ܒܬ ܬܡܢ ܐܪܒܥܝܢ ܝܘܡ̈ܝܢ܂ ܗ̣ܢܘܢ ܕܝܢ ܒܐܝܡܡܐ ܟܬ̇ܒܝܢ ܗܘܘ܂<text:s/></text:span><text:span text:style-name="T2992">43</text:span><text:span text:style-name="T2993"> </text:span><text:span text:style-name="T2994">ܘܒܠܠܝܐ ܐ̇ܟܠܝܢ ܗܘܘ ܠܚܡܐ ܒܠܚܘܕ܂ ܐܢܐ ܕܝܢ ܒܐܝܡܡܐ ܡܡܠܠ ܗ̇ܘܝܬ܂ ܘܒܠܠܝܐ ܠܐ ܫ̇ܠܐ ܗ̇ܘܝܬ ܀<text:s/></text:span><text:span text:style-name="T2995">44</text:span><text:span text:style-name="T2996"> </text:span><text:span text:style-name="T2997">ܐܬܟܬܒܘ ܕܝܢ ܒܗ̇ܢܘܢ ܐܪܒܥܝܢ ܝܘܡ̈ܝܢ̣܂ ܬܫܥܝܢ ܘܐܪܒܥܐ ܟܬ̈ܒܝܢ ܀ ݊ ݊<text:s/></text:span><text:span text:style-name="T2998">45</text:span><text:span text:style-name="T2999"> </text:span><text:span text:style-name="T3000">ܘܗ̣ܘܐ ܕܟܕ ܫܠܡܘ ܐܖ̈ܒܥܝܢ ܝܘܡ̈ܝܢ̣܂ ܡܠܠ ܥܡܝ ܡܪܝܡܐ ܘܐܡ̣ܪ ܠܝ܂ ܡܠܝܢ ܥܣܪܝܢ ܘܐܪܒܥܐ ܟܬ̇ܒܝܢ ܕܟܬ̣ܒܬܘܢ<text:s/></text:span><text:soft-page-break/><text:span text:style-name="T3001">ܩܕܡܝ̣܂ ܣܝ̣ܡ ܒܓܠܝܐ܂ ܘܢܩܪܘܢ ܒܗܘܢ ܐܝܠܝܢ ܕܫ̇ܘܝܢ ܘܐܝܠܝܢ ܕܠܐ ܫ̇ܘܝܢ ܡܢ ܥܡܐ܂<text:s/></text:span><text:span text:style-name="T3002">46</text:span><text:span text:style-name="T3003"> </text:span><text:span text:style-name="T3004">ܗܠܝܢ ܕܝܢ ܫܒܥܝܢ ܬܛܪ܂ ܘܬܫܠܡ ܐܢܘܢ ܠܚܟܝ̈ܡܘܗܝ ܕܥܡܟ܂<text:s/></text:span><text:span text:style-name="T3005">47</text:span><text:span text:style-name="T3006"> </text:span><text:span text:style-name="T3007">ܒܗܘܢ ܐܢܘܢ ܓܝܪ ܫܖ̈ܝܢܐ ܕܣܟܘܠܬܢܘܬܐ܂ ܘܡܒܘ̈ܥܐ ܕܚܟܡܬܐ܂ ܘܢܘܗܪܐ ܕܝܕܥܬܐ ܀܀</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Gentium" svg:font-family="Gentium" style:font-family-generic="system" style:font-pitch="variable" svg:panose-1="2 0 5 3 6 0 0 2 0 4"/>
    <style:font-face style:name="Estrangelo Edessa" svg:font-family="Estrangelo Edessa" style:font-family-generic="script" style:font-pitch="variable" svg:panose-1="0 0 0 0 0 0 0 0 0 0"/>
    <style:font-face style:name="Arial" svg:font-family="Arial" style:font-family-generic="swiss" style:font-pitch="variable" svg:panose-1="2 11 6 4 2 2 2 2 2 4"/>
    <style:font-face style:name="DejaVu Sans" svg:font-family="DejaVu Sans" style:font-family-generic="swiss" style:font-pitch="variable" svg:panose-1="2 11 6 3 3 8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he" style:country-complex="IL"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number" style:display-name="number" style:family="text" style:parent-style-name="DefaultParagraphFont"/>
    <style:style style:name="division" style:display-name="division" style:family="text" style:parent-style-name="DefaultParagraphFont"/>
    <style:style style:name="syriacunit" style:display-name="syriac unit" style:family="text" style:parent-style-name="DefaultParagraphFont"/>
    <style:style style:name="syriacvariant" style:display-name="syriac variant" style:family="text" style:parent-style-name="DefaultParagraphFont"/>
    <style:style style:name="Hyperlink1" style:display-name="Hyperlink1" style:family="text" style:parent-style-name="DefaultParagraphFont">
      <style:text-properties fo:color="#0000FF" style:text-underline-type="single" style:text-underline-style="solid" style:text-underline-width="auto" style:text-underline-mode="continuous"/>
    </style:style>
    <style:style style:name="versenumber1" style:display-name="versenumber1" style:family="text" style:parent-style-name="DefaultParagraphFont">
      <style:text-properties fo:color="#FF0000"/>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refmarker" style:display-name="refmarker" style:family="text" style:parent-style-name="DefaultParagraphFont"/>
    <style:style style:name="syriac" style:display-name="syriac" style:family="text" style:parent-style-name="DefaultParagraphFont"/>
    <style:style style:name="Hyperlink" style:display-name="Hyperlink" style:family="text">
      <style:text-properties fo:color="#000080" style:text-underline-type="single" style:text-underline-style="solid" style:text-underline-width="auto" style:text-underline-mode="continuous"/>
    </style:style>
    <style:style style:name="Normal1" style:display-name="Normal1" style:family="paragraph">
      <style:text-properties fo:font-size="12pt" style:font-size-asian="12pt" style:font-size-complex="12pt" style:language-asian="en" style:country-asian="US" style:language-complex="ar" style:country-complex="SA" fo:hyphenate="false"/>
    </style:style>
    <style:style style:name="NormalWeb" style:display-name="Normal (Web)" style:family="paragraph" style:parent-style-name="Normal1">
      <style:paragraph-properties fo:margin-top="0.0694in" fo:margin-bottom="0.0694in"/>
      <style:text-properties style:language-complex="he" style:country-complex="I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8a303" draw:opacity="100%" draw:stroke="none"/>
    </style:default-style>
  </office:styles>
  <office:automatic-styles>
    <style:page-layout style:name="PL0">
      <style:page-layout-properties fo:page-width="11.693in" fo:page-height="8.268in" style:print-orientation="landscape"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he Second Book of Esdras</dc:title>
    <dc:creator>Adrian Hills</dc:creator>
    <meta:creation-date>2025-07-16T19:18:00Z</meta:creation-date>
    <dc:date>2025-07-16T19:18:00Z</dc:date>
    <meta:template xlink:href="Normal.dotm" xlink:type="simple"/>
    <meta:editing-cycles>2</meta:editing-cycles>
    <meta:editing-duration>PT0S</meta:editing-duration>
    <meta:user-defined meta:name="Document number">F402</meta:user-defined>
    <meta:user-defined meta:name="Source">Online Critical Pseudepigrapha</meta:user-defined>
    <meta:document-statistic meta:page-count="27" meta:paragraph-count="123" meta:word-count="9272" meta:character-count="62001" meta:row-count="440" meta:non-whitespace-character-count="52852"/>
  </office:meta>
</office:document-meta>
</file>